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1.5917in"/>
    </style:style>
    <style:style style:name="co9" style:family="table-column">
      <style:table-column-properties fo:break-before="auto" style:column-width="0.7626in"/>
    </style:style>
    <style:style style:name="co10" style:family="table-column">
      <style:table-column-properties fo:break-before="auto" style:column-width="1.7165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728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9236in" fo:break-before="auto" style:use-optimal-row-height="true"/>
    </style:style>
    <style:style style:name="ro5" style:family="table-row">
      <style:table-row-properties style:row-height="1.2736in" fo:break-before="auto" style:use-optimal-row-height="true"/>
    </style:style>
    <style:style style:name="ro6" style:family="table-row">
      <style:table-row-properties style:row-height="1.2874in" fo:break-before="auto" style:use-optimal-row-height="true"/>
    </style:style>
    <style:style style:name="ro7" style:family="table-row">
      <style:table-row-properties style:row-height="1.1055in" fo:break-before="auto" style:use-optimal-row-height="true"/>
    </style:style>
    <style:style style:name="ro8" style:family="table-row">
      <style:table-row-properties style:row-height="0.7409in" fo:break-before="auto" style:use-optimal-row-height="true"/>
    </style:style>
    <style:style style:name="ro9" style:family="table-row">
      <style:table-row-properties style:row-height="0.9299in" fo:break-before="auto" style:use-optimal-row-height="true"/>
    </style:style>
    <style:style style:name="ro10" style:family="table-row">
      <style:table-row-properties style:row-height="0.748in" fo:break-before="auto" style:use-optimal-row-height="true"/>
    </style:style>
    <style:style style:name="ro11" style:family="table-row">
      <style:table-row-properties style:row-height="0.7547in" fo:break-before="auto" style:use-optimal-row-height="true"/>
    </style:style>
    <style:style style:name="ro12" style:family="table-row">
      <style:table-row-properties style:row-height="1.1118in" fo:break-before="auto" style:use-optimal-row-height="true"/>
    </style:style>
    <style:style style:name="ro13" style:family="table-row">
      <style:table-row-properties style:row-height="0.9366in" fo:break-before="auto" style:use-optimal-row-height="true"/>
    </style:style>
    <style:style style:name="ro14" style:family="table-row">
      <style:table-row-properties style:row-height="1.1189in" fo:break-before="auto" style:use-optimal-row-height="true"/>
    </style:style>
    <style:style style:name="ro15" style:family="table-row">
      <style:table-row-properties style:row-height="0.7598in" fo:break-before="auto" style:use-optimal-row-height="true"/>
    </style:style>
    <style:style style:name="ro16" style:family="table-row">
      <style:table-row-properties style:row-height="0.7437in" fo:break-before="auto" style:use-optimal-row-height="true"/>
    </style:style>
    <style:style style:name="ro17" style:family="table-row">
      <style:table-row-properties style:row-height="0.9063in" fo:break-before="auto" style:use-optimal-row-height="true"/>
    </style:style>
    <style:style style:name="ro18" style:family="table-row">
      <style:table-row-properties style:row-height="1.2547in" fo:break-before="auto" style:use-optimal-row-height="true"/>
    </style:style>
    <style:style style:name="ro19" style:family="table-row">
      <style:table-row-properties style:row-height="1.0693in" fo:break-before="auto" style:use-optimal-row-height="true"/>
    </style:style>
    <style:style style:name="ro20" style:family="table-row">
      <style:table-row-properties style:row-height="1.4409in" fo:break-before="auto" style:use-optimal-row-height="true"/>
    </style:style>
    <style:style style:name="ro21" style:family="table-row">
      <style:table-row-properties style:row-height="2.3528in" fo:break-before="auto" style:use-optimal-row-height="true"/>
    </style:style>
    <style:style style:name="ro22" style:family="table-row">
      <style:table-row-properties style:row-height="2.528in" fo:break-before="auto" style:use-optimal-row-height="true"/>
    </style:style>
    <style:style style:name="ro23" style:family="table-row">
      <style:table-row-properties style:row-height="1.6382in" fo:break-before="auto" style:use-optimal-row-height="true"/>
    </style:style>
    <style:style style:name="ro24" style:family="table-row">
      <style:table-row-properties style:row-height="2.8783in" fo:break-before="auto" style:use-optimal-row-height="true"/>
    </style:style>
    <style:style style:name="ro25" style:family="table-row">
      <style:table-row-properties style:row-height="2.1709in" fo:break-before="auto" style:use-optimal-row-height="true"/>
    </style:style>
    <style:style style:name="ro26" style:family="table-row">
      <style:table-row-properties style:row-height="3.2362in" fo:break-before="auto" style:use-optimal-row-height="true"/>
    </style:style>
    <style:style style:name="ro27" style:family="table-row">
      <style:table-row-properties style:row-height="1.8134in" fo:break-before="auto" style:use-optimal-row-height="true"/>
    </style:style>
    <style:style style:name="ro28" style:family="table-row">
      <style:table-row-properties style:row-height="1.2807in" fo:break-before="auto" style:use-optimal-row-height="true"/>
    </style:style>
    <style:style style:name="ro29" style:family="table-row">
      <style:table-row-properties style:row-height="1.9953in" fo:break-before="auto" style:use-optimal-row-height="true"/>
    </style:style>
    <style:style style:name="ro30" style:family="table-row">
      <style:table-row-properties style:row-height="2.7098in" fo:break-before="auto" style:use-optimal-row-height="true"/>
    </style:style>
    <style:style style:name="ro31" style:family="table-row">
      <style:table-row-properties style:row-height="2.8854in" fo:break-before="auto" style:use-optimal-row-height="true"/>
    </style:style>
    <style:style style:name="ro32" style:family="table-row">
      <style:table-row-properties style:row-height="2.5217in" fo:break-before="auto" style:use-optimal-row-height="true"/>
    </style:style>
    <style:style style:name="ro33" style:family="table-row">
      <style:table-row-properties style:row-height="2.7035in" fo:break-before="auto" style:use-optimal-row-height="true"/>
    </style:style>
    <style:style style:name="ro34" style:family="table-row">
      <style:table-row-properties style:row-height="3.0543in" fo:break-before="auto" style:use-optimal-row-height="true"/>
    </style:style>
    <style:style style:name="ro35" style:family="table-row">
      <style:table-row-properties style:row-height="2.3457in" fo:break-before="auto" style:use-optimal-row-height="true"/>
    </style:style>
    <style:style style:name="ro36" style:family="table-row">
      <style:table-row-properties style:row-height="1.0984in" fo:break-before="auto" style:use-optimal-row-height="true"/>
    </style:style>
    <style:style style:name="ro37" style:family="table-row">
      <style:table-row-properties style:row-height="0.9165in" fo:break-before="auto" style:use-optimal-row-height="true"/>
    </style:style>
    <style:style style:name="ro38" style:family="table-row">
      <style:table-row-properties style:row-height="1.4563in" fo:break-before="auto" style:use-optimal-row-height="true"/>
    </style:style>
    <style:style style:name="ro39" style:family="table-row">
      <style:table-row-properties style:row-height="3.5866in" fo:break-before="auto" style:use-optimal-row-height="true"/>
    </style:style>
    <style:style style:name="ro40" style:family="table-row">
      <style:table-row-properties style:row-height="2.1638in" fo:break-before="auto" style:use-optimal-row-height="true"/>
    </style:style>
    <style:style style:name="ro41" style:family="table-row">
      <style:table-row-properties style:row-height="3.0602in" fo:break-before="auto" style:use-optimal-row-height="true"/>
    </style:style>
    <style:style style:name="ro42" style:family="table-row">
      <style:table-row-properties style:row-height="1.989in" fo:break-before="auto" style:use-optimal-row-height="true"/>
    </style:style>
    <style:style style:name="ro43" style:family="table-row">
      <style:table-row-properties style:row-height="3.2291in" fo:break-before="auto" style:use-optimal-row-height="true"/>
    </style:style>
    <style:style style:name="ro44" style:family="table-row">
      <style:table-row-properties style:row-height="1.6311in" fo:break-before="auto" style:use-optimal-row-height="true"/>
    </style:style>
    <style:style style:name="ro45" style:family="table-row">
      <style:table-row-properties style:row-height="3.7618in" fo:break-before="auto" style:use-optimal-row-height="true"/>
    </style:style>
    <style:style style:name="ro46" style:family="table-row">
      <style:table-row-properties style:row-height="3.411in" fo:break-before="auto" style:use-optimal-row-height="true"/>
    </style:style>
    <style:style style:name="ro47" style:family="table-row">
      <style:table-row-properties style:row-height="2.6965in" fo:break-before="auto" style:use-optimal-row-height="true"/>
    </style:style>
    <style:style style:name="ro48" style:family="table-row">
      <style:table-row-properties style:row-height="3.9366in" fo:break-before="auto" style:use-optimal-row-height="true"/>
    </style:style>
    <style:style style:name="ro49" style:family="table-row">
      <style:table-row-properties style:row-height="3.4043in" fo:break-before="auto" style:use-optimal-row-height="true"/>
    </style:style>
    <style:style style:name="ro50" style:family="table-row">
      <style:table-row-properties style:row-height="1.4626in" fo:break-before="auto" style:use-optimal-row-height="true"/>
    </style:style>
    <style:style style:name="ro51" style:family="table-row">
      <style:table-row-properties style:row-height="3.0673in" fo:break-before="auto" style:use-optimal-row-height="true"/>
    </style:style>
    <style:style style:name="ro52" style:family="table-row">
      <style:table-row-properties style:row-height="1.9819in" fo:break-before="auto" style:use-optimal-row-height="true"/>
    </style:style>
    <style:style style:name="ro53" style:family="table-row">
      <style:table-row-properties style:row-height="1.4492in" fo:break-before="auto" style:use-optimal-row-height="true"/>
    </style:style>
    <style:style style:name="ro54" style:family="table-row">
      <style:table-row-properties style:row-height="2.1772in" fo:break-before="auto" style:use-optimal-row-height="true"/>
    </style:style>
    <style:style style:name="ro55" style:family="table-row">
      <style:table-row-properties style:row-height="2.8717in" fo:break-before="auto" style:use-optimal-row-height="true"/>
    </style:style>
    <style:style style:name="ro56" style:family="table-row">
      <style:table-row-properties style:row-height="1.8063in" fo:break-before="auto" style:use-optimal-row-height="true"/>
    </style:style>
    <style:style style:name="ro57" style:family="table-row">
      <style:table-row-properties style:row-height="2.339in" fo:break-before="auto" style:use-optimal-row-height="true"/>
    </style:style>
    <style:style style:name="ro58" style:family="table-row">
      <style:table-row-properties style:row-height="0.2083in" fo:break-before="auto" style:use-optimal-row-height="true"/>
    </style:style>
    <style:style style:name="ro59" style:family="table-row">
      <style:table-row-properties style:row-height="0.1917in" fo:break-before="auto" style:use-optimal-row-height="true"/>
    </style:style>
    <style:style style:name="ro60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55" table:default-cell-style-name="ce9"/>
        <table:table-column table:style-name="co5" table:number-columns-repeated="960" table:default-cell-style-name="ce9"/>
        <table:table-column table:style-name="co5" table:number-columns-repeated="5" table:default-cell-style-name="ce18"/>
        <table:table-row table:style-name="ro1">
          <table:table-cell table:style-name="ce2" office:value-type="string" calcext:value-type="string">
            <text:p>Entry #</text:p>
          </table:table-cell>
          <table:table-cell table:style-name="ce7" office:value-type="string" calcext:value-type="string">
            <text:p>Character</text:p>
          </table:table-cell>
          <table:table-cell table:style-name="ce19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車 ・ せんしゃ ・ carwash</text:p>
            <text:p/>
            <text:p>洗う ・ あらう ・ [vt] wash, cleanse</text:p>
            <text:p/>
            <text:p>手洗い ・ てあらい ・ lavatory, restroom</text:p>
            <text:p/>
            <text:p>洗練 ・ せんれん ・ refinement, polishing, elegance</text:p>
            <text:p/>
            <text:p>水洗 ・ すいせん ・ flushing, washing</text:p>
            <text:p/>
            <text:p>洗浄 ・ せんじょう ・ washing, irrigation</text:p>
            <text:p/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気 ・ げんき ・ vigor, energy; spirits; health</text:p>
            <text:p/>
            <text:p>元々 ・ もともと ・ originally, from the first; by nature</text:p>
            <text:p/>
            <text:p>火の元 ・ ひのもと ・ origin of a fire</text:p>
            <text:p/>
            <text:p>元素 ・ げんそ ・ element, chemical element</text:p>
            <text:p/>
            <text:p>元日 ・ がんじつ ・ New Year’s Day</text:p>
            <text:p/>
            <text:p>元来 ・ がんらい ・ originally, primarily, essentially</text:p>
            <text:p/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る ・ ひかる ・ [vi] shine, emit light</text:p>
            <text:p/>
            <text:p>日光 ・ にっこう ・ sunshine, sunlight</text:p>
            <text:p/>
            <text:p>光 ・ ひかり ・ light; ray; gleam</text:p>
            <text:p/>
            <text:p>光年 ・ こうねん ・ light year</text:p>
            <text:p/>
            <text:p>月光 ・ げっこう ・ moonligh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去年 ・ きょねん ・ last year</text:p>
            <text:p/>
            <text:p>去る ・ さる ・ [vi] go away, leave; go by, elapse; get rid of</text:p>
            <text:p/>
            <text:p>立ち去る ・ たちさる ・ leave, walk out</text:p>
            <text:p/>
            <text:p>置き去りにする ・ おきざりにする ・ leave so. behind</text:p>
            <text:p/>
            <text:p>忘れ去る ・ わすれさる ・ forget completely</text:p>
            <text:p/>
            <text:p>退去する ・ たいきょする ・ retreat, withdraw, evacuate</text:p>
            <text:p/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案 ・ ほうあん ・ bill, legislative proposal</text:p>
            <text:p/>
            <text:p>法学 ・ ほうがく ・ law, jurisprudence</text:p>
            <text:p/>
            <text:p>生活法 ・ せいかつほう ・ way of life, art of living</text:p>
            <text:p/>
            <text:p>法学部 ・ ほうがくぶ ・ law department [school] </text:p>
            <text:p/>
            <text:p>法 ・ のり ・ law, rule, regulation; model, pattern; religious doctrine, Buddha's teachings</text:p>
            <text:p/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行 ・ そうこう ・ traveling, driving</text:p>
            <text:p/>
            <text:p>走る ・ はしる ・ [vi] run</text:p>
            <text:p/>
            <text:p>走り ・ はしり ・ season’s first supply of tomatoes ; running</text:p>
            <text:p/>
            <text:p>走り書き ・ はしりがき ・ running script, cursive writing</text:p>
            <text:p/>
            <text:p>独走 ・ どくそう ・ running alone; easy victory, walkover</text:p>
            <text:p/>
            <text:p>暴走 ・ ぼうそう ・ reckless driving; running wild</text:p>
            <text:p/>
            <text:p>逃走 ・ とうそう ・ flight, escape</text:p>
            <text:p/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 office:value-type="string" calcext:value-type="string">
            <text:p>当日 ・ とうじつ ・ the appointed day, that day</text:p>
            <text:p/>
            <text:p>当たる ・ あたる ・ [vi] hit the mark </text:p>
            <text:p/>
            <text:p>本当の ・ ほんとうの ・ true, real, genuine</text:p>
            <text:p/>
            <text:p>一日当たり千円 ・ いちにちあたりせんえん ・ 1000 yen a day</text:p>
            <text:p/>
            <text:p>日当り ・ ひあたり ・ exposure to the su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 office:value-type="string" calcext:value-type="string">
            <text:p>思案する ・ しあんする ・ think, consider, reflect</text:p>
            <text:p/>
            <text:p>思う ・ おもう ・ [vt] think, feel; wish</text:p>
            <text:p/>
            <text:p>思い付く ・ おもいつく ・ think of, hit upon</text:p>
            <text:p/>
            <text:p>思い出 ・ おもいで ・ recollections, memo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 office:value-type="string" calcext:value-type="string">
            <text:p>早々 ・ そうそう ・ quickly, without delay; early</text:p>
            <text:p/>
            <text:p>早口 ・ はやくち ・ fast talking</text:p>
            <text:p/>
            <text:p>早めに ・ はやめに ・ a little early, with time to spare</text:p>
            <text:p/>
            <text:p>お早う ・ おはよう ・ Good morning!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木 ・ そうもく ・ trees &amp; plants, vegetation</text:p>
            <text:p/>
            <text:p>草書 ・ そうしょ ・ cursive writing</text:p>
            <text:p/>
            <text:p>毒草 ・ どくそう ・ poisonous plant</text:p>
            <text:p/>
            <text:p>草 ・ くさ ・ grass, weeds</text:p>
            <text:p/>
            <text:p>干し草 ・ ほしくさ ・ hay, dry grass</text:p>
            <text:p/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 office:value-type="string" calcext:value-type="string">
            <text:p>毎朝 ・ まいあさ ・ every morning</text:p>
            <text:p/>
            <text:p>王朝 ・ おうちょう ・ dynasty, Imperial regime</text:p>
            <text:p/>
            <text:p>朝日 ・ あさひ ・ rising sun, morning sun(light)</text:p>
            <text:p/>
            <text:p>朝早く ・ あさはやく ・ early in the morn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潮水 ・ しおみず ・ seawater</text:p>
            <text:p/>
            <text:p>潮入り ・ しおいり ・ rise of the tide</text:p>
            <text:p/>
            <text:p>初潮 ・ しょちょう ・ first menstruation</text:p>
            <text:p/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体形 ・ たいけい ・ form, figure</text:p>
            <text:p/>
            <text:p>人形 ・ にんぎょう ・ doll</text:p>
            <text:p/>
            <text:p>形だけ ・ かたちだけ ・ merely for form's sake</text:p>
            <text:p/>
            <text:p>形 ・ かたち ・ form, shape</text:p>
            <text:p/>
            <text:p>形見 ・ かたみ ・ keepsake, memento</text:p>
            <text:p/>
            <text:p>形見 ・ かたみ ・ keepsake, memento</text:p>
            <text:p/>
            <text:p>手形 ・ てがた ・ promissory note; hand print</text:p>
            <text:p/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つ ・ たつ ・ [vi] start on a journey , depart</text:p>
            <text:p/>
            <text:p>発する ・ はっする ・ emit, radiate, send forth</text:p>
            <text:p/>
            <text:p>発見 ・ はっけん ・ discovery, revelation</text:p>
            <text:p/>
            <text:p>発明 ・ はつめい ・ invention, contrivance</text:p>
            <text:p/>
            <text:p>発する ・ はっする ・ emit, radiate</text:p>
            <text:p/>
            <text:p>発行する ・ はっこうする ・ publish, issue</text:p>
            <text:p/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止する ・ はいしする ・ abandon, abolish</text:p>
            <text:p/>
            <text:p>廃れる ・ すたれる ・ [vi] fall into disuse, go out of fashion</text:p>
            <text:p/>
            <text:p>廃れた ・ すたれた ・ disused, out of date, obsolete</text:p>
            <text:p/>
            <text:p>廃案 ・ はいあん ・ rejected bill / project</text:p>
            <text:p/>
            <text:p>全廃 ・ ぜんぱい ・ abolition total </text:p>
            <text:p/>
            <text:p>廃り ・ すたり ・ waste, wastage, waster</text:p>
            <text:p/>
            <text:p>廃品 ・ はいひん ・ waste articles, junk</text:p>
            <text:p/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母音 ・ ぼいん ・ vowel</text:p>
            <text:p/>
            <text:p>足音 ・ あしおと ・ sound of footsteps</text:p>
            <text:p/>
            <text:p>発音 ・ はつおん ・ pronunciation</text:p>
            <text:p/>
            <text:p>本音 ・ ほんね ・ one's real intentions</text:p>
            <text:p/>
            <text:p>音 ・ おと ・ sound</text:p>
            <text:p/>
            <text:p>音節 ・ おんせつ ・ syllable</text:p>
            <text:p/>
            <text:p>五十音 ・ ごじゅうおん ・ the Japanese syllabary</text:p>
            <text:p/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見 ・ いけん ・ opinion, view</text:p>
            <text:p/>
            <text:p>用意する ・ よういする ・ prepare, make arrangements</text:p>
            <text:p/>
            <text:p>好意 ・ こうい ・ goodwill, favor, kindness</text:p>
            <text:p/>
            <text:p>意図 ・ いと ・ intention, aim</text:p>
            <text:p/>
            <text:p>意に介する ・ いにかいする ・ mind, take sth. to heart</text:p>
            <text:p/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 office:value-type="string" calcext:value-type="string">
            <text:p>作る ・ つくる ・ [vt] make, create; grow</text:p>
            <text:p/>
            <text:p>作成する ・ さくせいする ・ make, produce, prepare</text:p>
            <text:p/>
            <text:p>作用 ・ さよう ・ action, operation, function; effec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日 ・ きのう ・ yesterday</text:p>
            <text:p/>
            <text:p>一昨日 ・ おととい ・ the day before yesterday</text:p>
            <text:p/>
            <text:p>一昨年 ・ おととし ・ the year before last</text:p>
            <text:p/>
            <text:p>昨紙 ・ さくし ・ yesterday’s paper</text:p>
            <text:p/>
            <text:p>昨今 ・ さっこん ・ these days</text:p>
            <text:p/>
            <text:p>昨年 ・ さくねん ・ last yea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 office:value-type="string" calcext:value-type="string">
            <text:p>雨水 ・ あまみず ・ rainwater</text:p>
            <text:p/>
            <text:p>雨が止んだ ・ あめがやんだ ・ It stopped raining</text:p>
            <text:p/>
            <text:p>小雨 ・ こさめ ・ drizzle</text:p>
            <text:p/>
            <text:p>大雨 ・ おおあめ ・ heavy ra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 office:value-type="string" calcext:value-type="string">
            <text:p>電気 ・ でんき ・ electricity; electric light</text:p>
            <text:p/>
            <text:p>電話 ・ でんわ ・ telephone; phone call</text:p>
            <text:p/>
            <text:p>電車 ・ でんしゃ ・ train, electric train, trolley</text:p>
            <text:p/>
            <text:p>電力 ・ でんりょく ・ electric power, electricity</text:p>
            <text:p/>
            <text:p>発電 ・ はつでん ・ generation of electric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一頁 ・ いちぺーじ ・ page 1</text:p>
            <text:p/>
            <text:p>頁岩 ・ けつがん ・ shale</text:p>
            <text:p/>
            <text:p>頁数 ・ ぺーじすう ・ number of pages</text:p>
            <text:p/>
            <text:p>頁付け ・ ぺーじづけ ・ pagination</text:p>
            <text:p/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部首 ・ ぶしゅ ・ radical of a Chinese character </text:p>
            <text:p/>
            <text:p>手首 ・ てくび ・ wrist</text:p>
            <text:p/>
            <text:p>元首 ・ げんしゅ ・ ruler, sovereign</text:p>
            <text:p/>
            <text:p>首 ・ くび ・ neck, head</text:p>
            <text:p/>
            <text:p>首席 ・ しゅせき ・ head, chief; top student, head of class</text:p>
            <text:p/>
            <text:p>首都圏 ・ しゅとけん ・ capital city area often Tōkyō's center + 50 km </text:p>
            <text:p/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書道 ・ しょどう ・ calligraphy, penmanship</text:p>
            <text:p/>
            <text:p>道 ・ みち ・ road, way, path</text:p>
            <text:p/>
            <text:p>水道 ・ すいどう ・ water works / supply; channel</text:p>
            <text:p/>
            <text:p>気道 ・ きどう ・ air passage</text:p>
            <text:p/>
            <text:p>北海道 ・ ほっかいどう ・ Hokkaidō island and prefectur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学 ・ つうがく ・ attending school; commuting to school</text:p>
            <text:p/>
            <text:p>通る ・ とおる ・ [vi] pass by , get through</text:p>
            <text:p/>
            <text:p>通す ・ とおす ・ [vt] let pass by ; admit; carry through</text:p>
            <text:p/>
            <text:p>通信 ・ つうしん ・ correspondence, communication</text:p>
            <text:p/>
            <text:p>交通 ・ こうつう ・ traffic; communication; transportation; navigation</text:p>
            <text:p/>
            <text:p>通過 ・ つうか ・ passing, passage</text:p>
            <text:p/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牛乳 ・ ぎゅうにゅう ・ cow's milk</text:p>
            <text:p/>
            <text:p>乳首 ・ ちくび ・ teat, nipple</text:p>
            <text:p/>
            <text:p>乳 ・ ちち ・ breast; breast milk</text:p>
            <text:p/>
            <text:p>乳母 ・ うば ・ wet nurse</text:p>
            <text:p/>
            <text:p>乳母車 ・ うばぐるま ・ baby carriage</text:p>
            <text:p/>
            <text:p>母乳 ・ ぼにゅう ・ mother's milk</text:p>
            <text:p/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大豆 ・ だいず ・ soybean</text:p>
            <text:p/>
            <text:p>豆本 ・ まめほん ・ miniature book</text:p>
            <text:p/>
            <text:p>豆乳 ・ とうにゅう ・ soybean milk</text:p>
            <text:p/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先頭 ・ せんとう ・ forefront, head, top</text:p>
            <text:p/>
            <text:p>頭に入れる ・ あたまにいれる ・ keep in mind</text:p>
            <text:p/>
            <text:p>目頭 ・ めがしら ・ eye inner corner </text:p>
            <text:p/>
            <text:p>頭 ・ あたま ・ head, top, beginning</text:p>
            <text:p/>
            <text:p>頭部 ・ とうぶ ・ head</text:p>
            <text:p/>
            <text:p>頭上 ・ ずじょう ・ overhead</text:p>
            <text:p/>
            <text:p>旗頭 ・ はたがしら ・ leader, boss</text:p>
            <text:p/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定 ・ よてい ・ schedule, prearrangement, plan; estimate; expectation</text:p>
            <text:p/>
            <text:p>予言 ・ よげん ・ prediction, forecast</text:p>
            <text:p/>
            <text:p>予言者 ・ よげんしゃ ・ prophet, prognosticator</text:p>
            <text:p/>
            <text:p>予め ・ あらかじめ ・ in advance</text:p>
            <text:p/>
            <text:p>予期 ・ よき ・ expectation, anticipation, hope</text:p>
            <text:p/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先 ・ ほこさき ・ spearhead; the aim of an attack ; the brunt of an argument </text:p>
            <text:p/>
            <text:p>矛 ・ ほこ ・ halberd; arms</text:p>
            <text:p/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金 ・ よきん ・ deposit, bank account</text:p>
            <text:p/>
            <text:p>預かる ・ あずかる ・ [vt] receive on deposit, take charge of</text:p>
            <text:p/>
            <text:p>預ける ・ あずける ・ [vt] deposit, entrust</text:p>
            <text:p/>
            <text:p>預け入れる ・ あずけいれる ・ make a deposit</text:p>
            <text:p/>
            <text:p>預かり ・ あずかり ・ custody; undecided match, draw, tie</text:p>
            <text:p/>
            <text:p>保護預かり ・ ほごあずかり ・ safe deposit</text:p>
            <text:p/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文句 ・ もんく ・ phrase, expression; complaint</text:p>
            <text:p/>
            <text:p>成句 ・ せいく ・ set phrase, idiom</text:p>
            <text:p/>
            <text:p>語句 ・ ごく ・ words and phrases</text:p>
            <text:p/>
            <text:p>俳句 ・ はいく ・ haiku poem 17 syllables </text:p>
            <text:p/>
            <text:p>慣用句 ・ かんようく ・ idiom, common phrase</text:p>
            <text:p/>
            <text:p>句集 ・ くしゅう ・ collection of haiku</text:p>
            <text:p/>
            <text:p>句読点 ・ くとうてん ・ punctuation marks</text:p>
            <text:p/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上旬 ・ じょうじゅん ・ first ten days of a month</text:p>
            <text:p/>
            <text:p>中旬 ・ ちゅうじゅん ・ middle ten days of a month</text:p>
            <text:p/>
            <text:p>下旬 ・ げじゅん ・ final ten days of a month</text:p>
            <text:p/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 office:value-type="string" calcext:value-type="string">
            <text:p>一勺 ・ いっしゃく ・ 1 shaku ⅒ of a go 合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公的 ・ こうてき ・ public, official</text:p>
            <text:p/>
            <text:p>目的 ・ もくてき ・ object, purpose</text:p>
            <text:p/>
            <text:p>的に当たる ・ まとにあたる ・ hit the target</text:p>
            <text:p/>
            <text:p>全体的に ・ ぜんたいてきに ・ in general, on the whole</text:p>
            <text:p/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約三年 ・ やくさんねん ・ about three years</text:p>
            <text:p/>
            <text:p>予約 ・ よやく ・ reservation, preengagement</text:p>
            <text:p/>
            <text:p>公約 ・ こうやく ・ public pledge</text:p>
            <text:p/>
            <text:p>条約 ・ じょうやく ・ treaty</text:p>
            <text:p/>
            <text:p>集約的な ・ しゅうやくてきな ・ intensive</text:p>
            <text:p/>
            <text:p>要約 ・ ようやく ・ summary, abridged statement</text:p>
            <text:p/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/>
            <text:p>勿体無い ・ もったいない ・ wasteful; be more than one deserves</text:p>
            <text:p/>
            <text:p>勿れ ・ なかれ ・ must not, do not</text:p>
            <text:p/>
            <text:p>勿論 ・ もちろん ・ of course, no doubt, naturally</text:p>
            <text:p/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事 ・ ものごと ・ things, matter; everything</text:p>
            <text:p/>
            <text:p>好物 ・ こうぶつ ・ favorite dish</text:p>
            <text:p/>
            <text:p>書物 ・ しょもつ ・ book, volume</text:p>
            <text:p/>
            <text:p>物的な ・ ぶってきな ・ material, physical</text:p>
            <text:p/>
            <text:p>物 ・ もの ・ thing, object, stuff; something; property</text:p>
            <text:p/>
            <text:p>本物 ・ ほんもの ・ real thing [stuff] , genuine artic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方言 ・ ほうげん ・ dialect, regional speech</text:p>
            <text:p/>
            <text:p>方法 ・ ほうほう ・ method, way; system; means; process</text:p>
            <text:p/>
            <text:p>正方形 ・ せいほうけい ・ square</text:p>
            <text:p/>
            <text:p>…の方に ・ のほうに ・ in the direction of, towards …</text:p>
            <text:p/>
            <text:p>あの方 ・ あのかた ・ that gentleman / lady, he, she</text:p>
            <text:p/>
            <text:p>夕方 ・ ゆうがた ・ evening</text:p>
            <text:p/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予防 ・ よぼう ・ prevention, precaution, protection</text:p>
            <text:p/>
            <text:p>防ぐ ・ ふせぐ ・ [vt] prevent, ward off, protect</text:p>
            <text:p/>
            <text:p>国防 ・ こくぼう ・ national defense</text:p>
            <text:p/>
            <text:p>防音 ・ ぼうおん ・ soundproof</text:p>
            <text:p/>
            <text:p>防止する ・ ぼうしする ・ prevent, hold in check</text:p>
            <text:p/>
            <text:p>防備 ・ ぼうび ・ defense, defensive preparations</text:p>
            <text:p/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白い ・ おもしろい ・ interesting, amusing</text:p>
            <text:p/>
            <text:p>正面 ・ しょうめん ・ façade, front</text:p>
            <text:p/>
            <text:p>方面 ・ ほうめん ・ direction, district; field, sphere</text:p>
            <text:p/>
            <text:p>面する ・ めんする ・ face, front on</text:p>
            <text:p/>
            <text:p>法的な面 ・ ほうてきなめん ・ the legal aspect</text:p>
            <text:p/>
            <text:p>面影 ・ おもかげ ・ face; traces</text:p>
            <text:p/>
            <text:p>細面 ・ ほそおもて ・ slender face</text:p>
            <text:p/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面 ・ がめん ・ picture; television field; screen</text:p>
            <text:p/>
            <text:p>画する ・ かくする ・ mark off, demarcate; plan, map out</text:p>
            <text:p/>
            <text:p>山水画 ・ さんすいが ・ landscape painting</text:p>
            <text:p/>
            <text:p>字画 ・ じかく ・ kanji strokes; stroke count</text:p>
            <text:p/>
            <text:p>画用紙 ・ がようし ・ drawing paper</text:p>
            <text:p/>
            <text:p>画一的な ・ かくいつてきな ・ uniform, standardized</text:p>
            <text:p/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 office:value-type="string" calcext:value-type="string">
            <text:p>両方 ・ りょうほう ・ both</text:p>
            <text:p/>
            <text:p>両面 ・ りょうめん ・ both sides</text:p>
            <text:p/>
            <text:p>車両 ・ しゃりょう ・ vehicle, car; rolling stock</text:p>
            <text:p/>
            <text:p>両手 ・ りょうて ・ both hands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山 ・ おかやま ・ Okayama city and prefecture </text:p>
            <text:p/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足 ・ まんぞく ・ satisfaction, contentment</text:p>
            <text:p/>
            <text:p>コップを水で満たす ・ コップをみずでみたす ・ fill a glass with water</text:p>
            <text:p/>
            <text:p>満ちる ・ みちる ・ [vi] be filled, become full</text:p>
            <text:p/>
            <text:p>満つ ・ みつ ・ [vi] be full, reach a limit [in neg. constructions] </text:p>
            <text:p/>
            <text:p>満たす ・ みたす ・ [vt] fill; satisfy</text:p>
            <text:p/>
            <text:p>満月 ・ まんげつ ・ full moon</text:p>
            <text:p/>
            <text:p>満潮 ・ まんちょう ・ high tide</text:p>
            <text:p/>
            <text:p>円満な ・ えんまんな ・ perfect, harmonious, well-round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素顔 ・ すがお ・ face without makeup</text:p>
            <text:p/>
            <text:p>顔面 ・ がんめん ・ face</text:p>
            <text:p/>
            <text:p>丸顔 ・ まるがお ・ round face</text:p>
            <text:p/>
            <text:p>顔を洗う ・ かおをあらう ・ wash one's face</text:p>
            <text:p/>
            <text:p>顔 ・ かお ・ face</text:p>
            <text:p/>
            <text:p>顔付き ・ かおつき ・ countenance; expression, look</text:p>
            <text:p/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生産 ・ せいさん ・ production, manufacture</text:p>
            <text:p/>
            <text:p>産む ・ うむ ・ [vt] give birth to , bear; produce</text:p>
            <text:p/>
            <text:p>出産する ・ しゅっさんする ・ give birth to , bear</text:p>
            <text:p/>
            <text:p>国産 ・ こくさん ・ domestic production</text:p>
            <text:p/>
            <text:p>産まれる ・ うまれる ・ [vi] be produced, born</text:p>
            <text:p/>
            <text:p>産声 ・ うぶごえ ・ baby’s first cry</text:p>
            <text:p/>
            <text:p>産毛 ・ うぶげ ・ downy hair</text:p>
            <text:p/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 office:value-type="string" calcext:value-type="string">
            <text:p>同じ ・ おなじ ・ same, similar</text:p>
            <text:p/>
            <text:p>同意 ・ どうい ・ consent, approval</text:p>
            <text:p/>
            <text:p>同上 ・ どうじょう ・ as above, ditto</text:p>
            <text:p/>
            <text:p>同一 ・ どういつ ・ sameness, identity</text:p>
            <text:p/>
            <text:p>同好 ・ どうこう ・ similar tast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 office:value-type="string" calcext:value-type="string">
            <text:p>方向 ・ ほうこう ・ direction, bearing; course</text:p>
            <text:p/>
            <text:p>向かう ・ むかう ・ [vi] face; head toward</text:p>
            <text:p/>
            <text:p>意向 ・ いこう ・ intention, inclination</text:p>
            <text:p/>
            <text:p>向く ・ むく ・ [vi] face; turn toward</text:p>
            <text:p/>
            <text:p>向こう ・ むこう ・ the other side; the other part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の事 ・ なおのこと ・ all the more, still more</text:p>
            <text:p/>
            <text:p>尚又 ・ なおまた ・ moreover, also</text:p>
            <text:p/>
            <text:p>尚更 ・ なおさら ・ still / all the more</text:p>
            <text:p/>
            <text:p>尚早 ・ しょうそう ・ premature</text:p>
            <text:p/>
            <text:p>尚武 ・ しょうぶ ・ militarism, warlike spirit</text:p>
            <text:p/>
            <text:p>この方が尚良い ・ このほうがなおよい ・ This is still better</text:p>
            <text:p/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 office:value-type="string" calcext:value-type="string">
            <text:p>背が高い ・ せがたかい ・ [s]he is tall</text:p>
            <text:p/>
            <text:p>高まる ・ たかまる ・ [vi] rise, be raised; increase</text:p>
            <text:p/>
            <text:p>高校 ・ こうこう ・ high school</text:p>
            <text:p/>
            <text:p>生産高 ・ せいさんだか ・ output, yield amount of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力 ・ あつりょく ・ pressure</text:p>
            <text:p/>
            <text:p>圧勝 ・ あっしょう ・ overwhelming victory</text:p>
            <text:p/>
            <text:p>圧巻 ・ あっかん ・ the best part, masterpiece</text:p>
            <text:p/>
            <text:p>汽圧 ・ きあつ ・ steam pressure</text:p>
            <text:p/>
            <text:p>電圧 ・ でんあつ ・ voltage, electric pressure</text:p>
            <text:p/>
            <text:p>大気圧 ・ たいきあつ ・ atmospheric pressu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土地 ・ とち ・ land</text:p>
            <text:p/>
            <text:p>地元 ・ じもと ・ local area, … </text:p>
            <text:p/>
            <text:p>地下の ・ ちかの ・ underground, subterranean</text:p>
            <text:p/>
            <text:p>地方 ・ ちほう ・ district, region, area</text:p>
            <text:p/>
            <text:p>地道な ・ じみちな ・ steady, straight, fair</text:p>
            <text:p/>
            <text:p>地力 ・ じりき ・ one’s own strength</text:p>
            <text:p/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用水池 ・ ようすいいけ ・ reservoir</text:p>
            <text:p/>
            <text:p>池 ・ いけ ・ pond</text:p>
            <text:p/>
            <text:p>古池 ・ ふるいけ ・ old pond</text:p>
            <text:p/>
            <text:p>電池 ・ でんち ・ electric cell, battery</text:p>
            <text:p/>
            <text:p>養殖池 ・ ようしょくち ・ fish pond</text:p>
            <text:p/>
            <text:p>貯水池 ・ ちょすいち ・ reservoir</text:p>
            <text:p/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その他 ・ そのた ・ the others, the rest</text:p>
            <text:p/>
            <text:p>他人 ・ たにん ・ another person, other people; stranger</text:p>
            <text:p/>
            <text:p>他の ・ ほかの ・ an other, different, else</text:p>
            <text:p/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まる ・ あつまる ・ [vi] gather, meet, crowd; be collected money ; converge, center, focus</text:p>
            <text:p/>
            <text:p>集める ・ あつめる ・ [vt] collect, assemble, recruit; raise funds ; focus, concentrate</text:p>
            <text:p/>
            <text:p>集中する ・ しゅうちゅうする ・ concentrate, focus; converge</text:p>
            <text:p/>
            <text:p>集金 ・ しゅうきん ・ collecting money</text:p>
            <text:p/>
            <text:p>集落 ・ しゅうらく ・ community, settlement, town, village; colony</text:p>
            <text:p/>
            <text:p>結集する ・ けっしゅうする ・ concentrate, marshal</text:p>
            <text:p/>
            <text:p>招集する ・ しょうしゅうする ・ call, summon, convene</text:p>
            <text:p/>
            <text:p>集う ・ つどう ・ [vi] collect, gather, mee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 office:value-type="string" calcext:value-type="string">
            <text:p>進化 ・ しんか ・ evolution, progress</text:p>
            <text:p/>
            <text:p>進む ・ すすむ ・ [vi] advance, make progress, go forward</text:p>
            <text:p/>
            <text:p>進める ・ すすめる ・ [vt] advance, move forward</text:p>
            <text:p/>
            <text:p>進学 ・ しんがく ・ advancing to the next level of schooling</text:p>
            <text:p/>
            <text:p>進行する ・ しんこうする ・ advance, make progress, go forwar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込む ・ こむ ・ [vi] put into; go into; be crowded</text:p>
            <text:p/>
            <text:p>込める ・ こめる ・ [vt] put into, include</text:p>
            <text:p/>
            <text:p>人込み ・ ひとごみ ・ crowd / throng of people </text:p>
            <text:p/>
            <text:p>入り込む ・ はいりこむ ・ go into, penetrate</text:p>
            <text:p/>
            <text:p>心を込めて ・ こころをこめて ・ with all one's heart</text:p>
            <text:p/>
            <text:p>持ち込む ・ もちこむ ・ carry / bring in; propose, refer to; bring a matter to</text:p>
            <text:p/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  ・ きんりょう ・ weight</text:p>
            <text:p/>
            <text:p>一斤 ・ いっきん ・ 1 loaf of bread, 1 k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道 ・ ちかみち ・ shortcut</text:p>
            <text:p/>
            <text:p>近代 ・ きんだい ・ modern [recent] times</text:p>
            <text:p/>
            <text:p>近い ・ ちかい ・ near, close</text:p>
            <text:p/>
            <text:p>身近な ・ みぢかな ・ close to one, familiar</text:p>
            <text:p/>
            <text:p>付近 ・ ふきん ・ neighborhood, environs, vicinit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 office:value-type="string" calcext:value-type="string">
            <text:p>川辺 ・ かわべ ・ riverside</text:p>
            <text:p/>
            <text:p>一昨年辺り ・ いっさくねんあたり ・ the year before last or thereabouts</text:p>
            <text:p/>
            <text:p>どの辺? ・ どのへん? ・ Where about ?</text:p>
            <text:p/>
            <text:p>近辺 ・ きんぺん ・ vicinity, neighborhoo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後の ・ さいごの ・ last, final</text:p>
            <text:p/>
            <text:p>最も大事な事 ・ もっともだいじなこと ・ most important thing</text:p>
            <text:p/>
            <text:p>最近 ・ さいきん ・ recently</text:p>
            <text:p/>
            <text:p>最大の ・ さいだいの ・ biggest, largest, greatest</text:p>
            <text:p/>
            <text:p>最も ・ もっとも ・ the most</text:p>
            <text:p/>
            <text:p>最高の ・ さいこうの ・ maximum, supreme, highest</text:p>
            <text:p/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洗い ・ さらあらい ・ dishwashing; dishwasher</text:p>
            <text:p/>
            <text:p>皿 ・ さら ・ dish, plate</text:p>
            <text:p/>
            <text:p>受け皿 ・ うけざら ・ sauc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出血 ・ しゅっけつ ・ bleeding; hemorrhage</text:p>
            <text:p/>
            <text:p>血だらけ ・ ちだらけ ・ covered in blood</text:p>
            <text:p/>
            <text:p>血 ・ ち ・ blood</text:p>
            <text:p/>
            <text:p>高血圧 ・ こうけつあつ ・ high blood pressure</text:p>
            <text:p/>
            <text:p>血止め ・ ちどめ ・ styptic</text:p>
            <text:p/>
            <text:p>血眼 ・ ちまなこ ・ bloodshot eye</text:p>
            <text:p/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気温 ・ きおん ・ atmospheric temperature</text:p>
            <text:p/>
            <text:p>温血 ・ おんけつ ・ warm-blooded</text:p>
            <text:p/>
            <text:p>温める ・ あたためる ・ [vt] warm, heat</text:p>
            <text:p/>
            <text:p>日光で温まる ・ にっこうであたたまる ・ be warmed in the sun</text:p>
            <text:p/>
            <text:p>体温 ・ たいおん ・ body temperature</text:p>
            <text:p/>
            <text:p>水温 ・ すいおん ・ water temperatur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気 ・ しっけ ・ humidity, moisture</text:p>
            <text:p/>
            <text:p>湿す ・ しめす ・ [vt] dampen, moisten</text:p>
            <text:p/>
            <text:p>湿っぽい ・ しめっぽい ・ damp, humid; gloomy, depressing</text:p>
            <text:p/>
            <text:p>湿る ・ しめる ・ [vi] become moist</text:p>
            <text:p/>
            <text:p>湿度 ・ しつど ・ humidity</text:p>
            <text:p/>
            <text:p>防湿 ・ ぼうしつ ・ dampproofing, prevention of moisture</text:p>
            <text:p/>
            <text:p>湿地 ・ しっち ・ damp ground, swamp</text:p>
            <text:p/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切り ・ つめきり ・ nail clipper</text:p>
            <text:p/>
            <text:p>爪先 ・ つまさき ・ tip of a toe, tiptoe</text:p>
            <text:p/>
            <text:p>爪 ・ つめ ・ claw, nail, plectrum</text:p>
            <text:p/>
            <text:p>爪弾く ・ つまびく ・ pluck the strings of a guitar </text:p>
            <text:p/>
            <text:p>爪牙 ・ そうが ・ claws and tusks; devious design; right-hand man</text:p>
            <text:p/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二つ ・ うりふたつ ・ as alike as two melons</text:p>
            <text:p/>
            <text:p>瓜 ・ うり ・ melon</text:p>
            <text:p/>
            <text:p>水瓜 ・ すいか ・ watermelon</text:p>
            <text:p/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頭巾 ・ ずきん ・ hood, kerchief</text:p>
            <text:p/>
            <text:p>巾着 ・ きんちゃく ・ purse</text:p>
            <text:p/>
            <text:p>布巾 ・ ふきん ・ dishcloth, napkin</text:p>
            <text:p/>
            <text:p>雑巾 ・ ぞうきん ・ rag; mop</text:p>
            <text:p/>
            <text:p>半巾 ・ はんはば ・ half-width ~ 18 cm </text:p>
            <text:p/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画布 ・ がふ ・ canvas</text:p>
            <text:p/>
            <text:p>布地 ・ ぬのじ ・ cloth, fabric</text:p>
            <text:p/>
            <text:p>布 ・ ぬの ・ cloth, fabric</text:p>
            <text:p/>
            <text:p>分布 ・ ぶんぷ ・ distribution</text:p>
            <text:p/>
            <text:p>布告する ・ ふこくする ・ proclaim, declare</text:p>
            <text:p/>
            <text:p>配布 ・ はいふ ・ wide distribution</text:p>
            <text:p/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立 ・ しりつ ・ municipal</text:p>
            <text:p/>
            <text:p>朝市 ・ あさいち ・ morning market</text:p>
            <text:p/>
            <text:p>市 ・ いち ・ market</text:p>
            <text:p/>
            <text:p>市販 ・ しはん ・ marketing</text:p>
            <text:p/>
            <text:p>市場¹ ・ いちば ・ market(place) [physical] </text:p>
            <text:p/>
            <text:p>市場² ・ しじょう ・ market, mart [abstract] </text:p>
            <text:p/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吊る ・ つる ・ hang, suspend</text:p>
            <text:p/>
            <text:p>首吊り ・ くびつり ・ hanging by the neck </text:p>
            <text:p/>
            <text:p>懸吊 ・ けんちょう ・ suspension</text:p>
            <text:p/>
            <text:p>吊るす ・ つるす ・ [vt] hang up </text:p>
            <text:p/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温泉 ・ おんせん ・ hot spring</text:p>
            <text:p/>
            <text:p>泉 ・ いずみ ・ spring, fountain</text:p>
            <text:p/>
            <text:p>知識の泉 ・ ちしきのいずみ ・ source of knowledge</text:p>
            <text:p/>
            <text:p>冷泉 ・ れいせん ・ cold water spring</text:p>
            <text:p/>
            <text:p>鉱泉 ・ こうせん ・ mineral spring</text:p>
            <text:p/>
            <text:p>源泉 ・ げんせん ・ fountainhead, source</text:p>
            <text:p/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子 ・ げんし ・ atom</text:p>
            <text:p/>
            <text:p>高原 ・ こうげん ・ plateau</text:p>
            <text:p/>
            <text:p>原っぱ ・ はらっぱ ・ open field, empty lot</text:p>
            <text:p/>
            <text:p>野原 ・ のはら ・ field, plain</text:p>
            <text:p/>
            <text:p>海原 ・ うなばら ・ sea, ocean</text:p>
            <text:p/>
            <text:p>原子力 ・ げんしりょく ・ atomic energy</text:p>
            <text:p/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川の源 ・ かわのみなもと ・ headwaters</text:p>
            <text:p/>
            <text:p>電源 ・ でんげん ・ power source, electrical outlet</text:p>
            <text:p/>
            <text:p>源泉 ・ げんせん ・ fountainhead, source</text:p>
            <text:p/>
            <text:p>根源 ・ こんげん ・ root, origin, source</text:p>
            <text:p/>
            <text:p>起源 ・ きげん ・ origin, beginning</text:p>
            <text:p/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電線 ・ でんせん ・ electric wire</text:p>
            <text:p/>
            <text:p>前線 ・ ぜんせん ・ front lines; weather front</text:p>
            <text:p/>
            <text:p>光線 ・ こうせん ・ ray of light , beam</text:p>
            <text:p/>
            <text:p>無線 ・ むせん ・ wireless, radio</text:p>
            <text:p/>
            <text:p>東海道線 ・ とうかいどうせん ・ Tokaido Line railway </text:p>
            <text:p/>
            <text:p>水平線 ・ すいへいせん ・ horizon</text:p>
            <text:p/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木綿 ・ もめん ・ cotton (cloth)</text:p>
            <text:p/>
            <text:p>綿を入れる ・ わたをいれる ・ wad with cotton</text:p>
            <text:p/>
            <text:p>綿 ・ わた ・ cotton</text:p>
            <text:p/>
            <text:p>綿菓子 ・ わたがし ・ cotton candy</text:p>
            <text:p/>
            <text:p>綿羊 ・ めんよう ・ sheep</text:p>
            <text:p/>
            <text:p>原綿 ・ げんめん ・ raw cotton</text:p>
            <text:p/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糸 ・ けんし ・ silk thread</text:p>
            <text:p/>
            <text:p>絹 ・ きぬ ・ silk, silk cloth</text:p>
            <text:p/>
            <text:p>人絹 ・ じんけん ・ artificial silk; rayon</text:p>
            <text:p/>
            <text:p>正絹 ・ しょうけん ・ pure silk</text:p>
            <text:p/>
            <text:p>絹地 ・ きぬじ ・ silk fabrics</text:p>
            <text:p/>
            <text:p>絹糸 ・ きぬいと ・ silk threa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絹の錦 ・ きぬのにしき ・ silk brocade</text:p>
            <text:p/>
            <text:p>錦旗 ・ きんき ・ gold-brocade flag; pennant</text:p>
            <text:p/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出願 ・ しゅつがん ・ application</text:p>
            <text:p/>
            <text:p>願う ・ ねがう ・ [vt] wish, hope for; pray; request</text:p>
            <text:p/>
            <text:p>願い事 ・ ねがいごと ・ one's wish / request</text:p>
            <text:p/>
            <text:p>宿願 ・ しゅくがん ・ long-cherished desire</text:p>
            <text:p/>
            <text:p>願望 ・ がんぼう ・ wish, desire, aspiration</text:p>
            <text:p/>
            <text:p>念願する ・ ねんがんする ・ desire, wish / pray for </text:p>
            <text:p/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部 ・ ないぶ ・ interior, inner parts</text:p>
            <text:p/>
            <text:p>早い内 ・ はやいうち ・ while it is early</text:p>
            <text:p/>
            <text:p>内 ・ うち ・ inside; within</text:p>
            <text:p/>
            <text:p>内耳 ・ ないじ ・ inner ear</text:p>
            <text:p/>
            <text:p>内線 ・ ないせん ・ internal (phone) line, extension</text:p>
            <text:p/>
            <text:p>以内 ・ いない ・ within, less than</text:p>
            <text:p/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牛肉 ・ ぎゅうにく ・ beef</text:p>
            <text:p/>
            <text:p>肉体 ・ にくたい ・ body, flesh</text:p>
            <text:p/>
            <text:p>肉付けする ・ にくづけする ・ flesh out</text:p>
            <text:p/>
            <text:p>肉親 ・ にくしん ・ blood relationship / relative</text:p>
            <text:p/>
            <text:p>皮肉 ・ ひにく ・ irony, sarcasm, cynicism</text:p>
            <text:p/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/>
            <text:p>猪首 ・ いくび ・ bull neck</text:p>
            <text:p/>
            <text:p>野猪 ・ やちょ ・ wild boar</text:p>
            <text:p/>
            <text:p>猪武者 ・ いのししむしゃ ・ foolhardy warrior; hotspu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カツ ・ とんカツ ・ pork cutlet</text:p>
            <text:p/>
            <text:p>豚肉 ・ ぶたにく ・ pork</text:p>
            <text:p/>
            <text:p>豚 ・ ぶた ・ pig, hog</text:p>
            <text:p/>
            <text:p>養豚 ・ ようとん ・ swine keeping</text:p>
            <text:p/>
            <text:p>豚舎 ・ とんしゃ ・ pigsty, pigpen</text:p>
            <text:p/>
            <text:p>豚箱 ・ ぶたばこ ・ police cell, jug [slang] </text:p>
            <text:p/>
            <text:p>子豚 ・ こぶた ・ pigle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家の人 ・ うちのひと ・ my husband; one's family</text:p>
            <text:p/>
            <text:p>自分の家 ・ じぶんのいえ ・ one's own house</text:p>
            <text:p/>
            <text:p>家事 ・ かじ ・ household affairs, housework</text:p>
            <text:p/>
            <text:p>家宝 ・ かほう ・ family treasure, heirloom</text:p>
            <text:p/>
            <text:p>作家 ・ さっか ・ writer, novelist, author</text:p>
            <text:p/>
            <text:p>一軒家 ・ いっけんや ・ solitary house; private home</text:p>
            <text:p/>
            <text:p>家家 ・ いえいえ ・ houses</text:p>
            <text:p/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/>
            <text:p>吾輩 ・ わがはい ・ I</text:p>
            <text:p/>
            <text:p>吾子 ・ あこ ・ my child</text:p>
            <text:p/>
            <text:p>吾人 ・ ごじん ・ we litera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 office:value-type="string" calcext:value-type="string">
            <text:p>我が家 ・ わがや ・ our home / household</text:p>
            <text:p/>
            <text:p>自我 ・ じが ・ self, ego</text:p>
            <text:p/>
            <text:p>我々 ・ われわれ ・ we</text:p>
            <text:p/>
            <text:p>我が国 ・ わがくに ・ our countr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言語 ・ げんご ・ language</text:p>
            <text:p/>
            <text:p>用語 ・ ようご ・ terminology; diction, wording; vocab</text:p>
            <text:p/>
            <text:p>語る ・ かたる ・ [vt] tell, speak</text:p>
            <text:p/>
            <text:p>語らう ・ かたらう ・ [vt] talk together, chat</text:p>
            <text:p/>
            <text:p>物語 ・ ものがたり ・ story, tale, legend</text:p>
            <text:p/>
            <text:p>語源 ・ ごげん ・ word source, etymology</text:p>
            <text:p/>
            <text:p>語の意味 ・ ごのいみ ・ meaning of a word</text:p>
            <text:p/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電気を伝える ・ でんきをつたえる ・ conduct electricity</text:p>
            <text:p/>
            <text:p>伝言 ・ でんごん ・ verbal message, word</text:p>
            <text:p/>
            <text:p>伝わる ・ つたわる ・ [vi]be transmitted; spread, circulate</text:p>
            <text:p/>
            <text:p>伝える ・ つたえる ・ [vt] transmit; convey, tell</text:p>
            <text:p/>
            <text:p>手伝う ・ てつだう ・ [vt] help, assist, lend a hand</text:p>
            <text:p/>
            <text:p>伝う ・ つたう ・ go along, follow</text:p>
            <text:p/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回転する ・ かいてんする ・ revolve, rotate, turn</text:p>
            <text:p/>
            <text:p>転がる ・ ころがる ・ [vi] roll over</text:p>
            <text:p/>
            <text:p>転ぶ ・ ころぶ ・ [vi] fall over</text:p>
            <text:p/>
            <text:p>自転車 ・ じてんしゃ ・ bicycle</text:p>
            <text:p/>
            <text:p>転向 ・ てんこう ・ turn, conversion; about-face</text:p>
            <text:p/>
            <text:p>転がす ・ ころがす ・ [vt] roll; roll over, tumble over</text:p>
            <text:p/>
            <text:p>車を転がす ・ くるまをころがす ・ drive a car</text:p>
            <text:p/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者 ・ げいしゃ ・ geisha girl</text:p>
            <text:p/>
            <text:p>芸をする ・ げいをする ・ do tricks</text:p>
            <text:p/>
            <text:p>文芸 ・ ぶんげい ・ literature, art &amp; literature</text:p>
            <text:p/>
            <text:p>手芸 ・ しゅげい ・ handicrafts, manual arts</text:p>
            <text:p/>
            <text:p>園芸 ・ えんげい ・ gardening, horticulture</text:p>
            <text:p/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話 ・ かいわ ・ conversation</text:p>
            <text:p/>
            <text:p>学会 ・ がっかい ・ academic society</text:p>
            <text:p/>
            <text:p>会長 ・ かいちょう ・ president, chairman</text:p>
            <text:p/>
            <text:p>会見 ・ かいけん ・ interview, audience</text:p>
            <text:p/>
            <text:p>会う ・ あう ・ [vi] meet, encounter</text:p>
            <text:p/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合う ・ あう ・ [vi] fit, come together</text:p>
            <text:p/>
            <text:p>合意 ・ ごうい ・ mutual agreement consent </text:p>
            <text:p/>
            <text:p>集合する ・ しゅうごうする ・ gather, assemble; call together</text:p>
            <text:p/>
            <text:p>話し合う ・ はなしあう ・ [vt] speak together, talk over</text:p>
            <text:p/>
            <text:p>合わせる ・ あわせる ・ [vt] combine, join; match; collate</text:p>
            <text:p/>
            <text:p>歩合 ・ ぶあい ・ rate, percentage; commission</text:p>
            <text:p/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日 irreg. reading ・ きょう ・ today</text:p>
            <text:p/>
            <text:p>今日 reg. reading ・ こんにち ・ today, these days</text:p>
            <text:p/>
            <text:p>今まで ・ いままで ・ till now, so far, up to the present</text:p>
            <text:p/>
            <text:p>今 ・ いま ・ now, at present; current, existing</text:p>
            <text:p/>
            <text:p>今月 ・ こんげつ ・ this month</text:p>
            <text:p/>
            <text:p>今回 ・ こんかい ・ this time; latel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発令 ・ はつれい ・ pronouncement</text:p>
            <text:p/>
            <text:p>法令 ・ ほうれい ・ laws &amp; ordinances, statute</text:p>
            <text:p/>
            <text:p>政令 ・ せいれい ・ government ordinance, cabinet order</text:p>
            <text:p/>
            <text:p>辞令 ・ じれい ・ written appointment; wording, phraseology</text:p>
            <text:p/>
            <text:p>指令 ・ しれい ・ order, instruction</text:p>
            <text:p/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念入りな ・ ねんいりな ・ careful, elaborate</text:p>
            <text:p/>
            <text:p>一念 ・ いちねん ・ wholehearted wish, determined soul</text:p>
            <text:p/>
            <text:p>念願 ・ ねんがん ・ one's heart's desire</text:p>
            <text:p/>
            <text:p>失念 ・ しつねん ・ lapse of memory, oblivion</text:p>
            <text:p/>
            <text:p>記念 ・ きねん ・ commemoration, memory</text:p>
            <text:p/>
            <text:p>断念する ・ だんねんする ・ give up an idea , abandon, relinquish</text:p>
            <text:p/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無印 ・ むじるし ・ unbranded, generic</text:p>
            <text:p/>
            <text:p>ゴム印 ・ ゴムいん ・ rubber stamp</text:p>
            <text:p/>
            <text:p>日印 ・ にちいん ・ Japan &amp; India, Indian-Japanese</text:p>
            <text:p/>
            <text:p>印 ・ しるし ・ mark, sign</text:p>
            <text:p/>
            <text:p>目印 ・ めじるし ・ mark, sign, landmark</text:p>
            <text:p/>
            <text:p>矢印 ・ やじるし ・ arrow (mark)</text:p>
            <text:p/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生命 ・ せいめい ・ life</text:p>
            <text:p/>
            <text:p>命令 ・ めいれい ・ command, order; edict, decree</text:p>
            <text:p/>
            <text:p>命取りの ・ いのちとりの ・ fatal, deadly</text:p>
            <text:p/>
            <text:p>命 ・ いのち ・ life</text:p>
            <text:p/>
            <text:p>本命 ・ ほんめい ・ probable winner, most likely candidate</text:p>
            <text:p/>
            <text:p>命中 ・ めいちゅう ・ hit, on-target impact</text:p>
            <text:p/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命 ・ ぼうめい ・ exile</text:p>
            <text:p/>
            <text:p>亡き人 ・ なきひと ・ the deceased</text:p>
            <text:p/>
            <text:p>亡くす ・ なくす ・ [vt] lose a parent , be bereft of</text:p>
            <text:p/>
            <text:p>亡くなる ・ なくなる ・ [vi] die, pass away, breathe one’s last</text:p>
            <text:p/>
            <text:p>亡国 ・ ぼうこく ・ ruined country, national ruin</text:p>
            <text:p/>
            <text:p>存亡 ・ そんぼう ・ destiny; life or death</text:p>
            <text:p/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国 ・ べいこく ・ U.S.A.</text:p>
            <text:p/>
            <text:p>白米 ・ はくまい ・ white / polished rice</text:p>
            <text:p/>
            <text:p>米を作る ・ こめをつくる ・ grow rice</text:p>
            <text:p/>
            <text:p>米作 ・ べいさく ・ rice crop</text:p>
            <text:p/>
            <text:p>日米 ・ にちべい ・ Japan &amp; the USA, Japanese-American</text:p>
            <text:p/>
            <text:p>米屋 ・ こめや ・ rice merchant</text:p>
            <text:p/>
            <text:p>配給米 ・ はいきゅうまい ・ rationed rice</text:p>
            <text:p/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子 ・ りゅうし ・ particle, grain</text:p>
            <text:p/>
            <text:p>雨粒 ・ あまつぶ ・ raindrop</text:p>
            <text:p/>
            <text:p>米粒 ・ こめつぶ ・ grain of rice</text:p>
            <text:p/>
            <text:p>粒 ・ つぶ ・ grain, drop</text:p>
            <text:p/>
            <text:p>粒状の ・ りゅうじょうの ・ granular</text:p>
            <text:p/>
            <text:p>粒粒の ・ つぶつぶの ・ granulated, lumpy</text:p>
            <text:p/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やかな ・ なごやかな ・ peaceful, mild, gentle</text:p>
            <text:p/>
            <text:p>和合 ・ わごう ・ harmony, concord; union</text:p>
            <text:p/>
            <text:p>大和 ・ やまと ・ Yamato old name for Japan </text:p>
            <text:p/>
            <text:p>和む ・ なごむ ・ be softened, calm down</text:p>
            <text:p/>
            <text:p>和らぐ ・ やわらぐ ・ [vi] soften; abate, lessen; calm down</text:p>
            <text:p/>
            <text:p>和らげる ・ やわらげる ・ [vt] soften, tone down, calm; lessen, mitigate, relieve</text:p>
            <text:p/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立 ・ しりつ ・ private, nongovernmental</text:p>
            <text:p/>
            <text:p>私の ・ わたしの ・ my</text:p>
            <text:p/>
            <text:p>私 ・ わたし ・ I</text:p>
            <text:p/>
            <text:p>私生活 ・ しせいかつ ・ one's private life</text:p>
            <text:p/>
            <text:p>私書箱 ・ ししょばこ ・ post office box</text:p>
            <text:p/>
            <text:p>私鉄 ・ してつ ・ nongovt [private] railroad line</text:p>
            <text:p/>
            <text:p>私物 ・ しぶつ ・ private proper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広大な ・ こうだいな ・ vast, expansive, grand</text:p>
            <text:p/>
            <text:p>広い ・ ひろい ・ wide, spacious, extensive; generous</text:p>
            <text:p/>
            <text:p>お広め ・ おひろめ ・ début</text:p>
            <text:p/>
            <text:p>本を広げる ・ ほんをひろげる ・ open a book</text:p>
            <text:p/>
            <text:p>広がる ・ ひろがる ・ [vi] extend, expand, stretch</text:p>
            <text:p/>
            <text:p>広広とした ・ ひろびろとした ・ spacious, open, extensive</text:p>
            <text:p/>
            <text:p>手広く ・ てびろく ・ extensively, widely, on an extensive scale</text:p>
            <text:p/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かい金 ・ こまかいかね ・ small change</text:p>
            <text:p/>
            <text:p>細い糸 ・ ほそいいと ・ fine thread</text:p>
            <text:p/>
            <text:p>明細 ・ めいさい ・ particulars, details</text:p>
            <text:p/>
            <text:p>細工 ・ さいく ・ work, craftsmanship; artifice, tactics</text:p>
            <text:p/>
            <text:p>細る ・ ほそる ・ get thin, taper off</text:p>
            <text:p/>
            <text:p>細面 ・ ほそおもて ・ slender face</text:p>
            <text:p/>
            <text:p>事細かに ・ ことこまかに ・ minutely, in detail</text:p>
            <text:p/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立 ・ りんりつ ・ standing in close proximity as of buildings </text:p>
            <text:p/>
            <text:p>雨林 ・ うりん ・ rain forest</text:p>
            <text:p/>
            <text:p>林 ・ はやし ・ woods, forest</text:p>
            <text:p/>
            <text:p>原生林 ・ げんせいりん ・ virgin fores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林 ・ しんりん ・ forest, woodland</text:p>
            <text:p/>
            <text:p>森 ・ もり ・ woods, forest</text:p>
            <text:p/>
            <text:p>青森 ・ あおもり ・ Aomori city and prefecture </text:p>
            <text:p/>
            <text:p>森の都 ・ もりのみやこ ・ tree-clad town</text:p>
            <text:p/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/>
            <text:p>松本 ・ まつもと ・ Matsumoto city in Nagano Prefecture </text:p>
            <text:p/>
            <text:p>松原 ・ まつばら ・ pine grove</text:p>
            <text:p/>
            <text:p>松竹梅 ・ しょうちくばい ・ pine-bamboo-plum; congratulatory tree decorations</text:p>
            <text:p/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林 ・ ちくりん ・ bamboo grove</text:p>
            <text:p/>
            <text:p>竹刀 ・ しない ・ bamboo sword</text:p>
            <text:p/>
            <text:p>竹細工 ・ たけざいく ・ bamboo work / crafts</text:p>
            <text:p/>
            <text:p>竹の子 ・ たけのこ ・ bamboo shoots</text:p>
            <text:p/>
            <text:p>竹材 ・ ちくざい ・ bamboo</text:p>
            <text:p/>
            <text:p>竹細工 ・ たけざいく ・ bamboo work</text:p>
            <text:p/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会 ・ とかい ・ city, town</text:p>
            <text:p/>
            <text:p>都合 ・ つごう ・ convenience, circumstances; in all, altogether</text:p>
            <text:p/>
            <text:p>都 ・ みやこ ・ capital</text:p>
            <text:p/>
            <text:p>都立 ・ とりつ ・ metropolitan; controlled by Tōkyō M. gov't</text:p>
            <text:p/>
            <text:p>都内で ・ とないで ・ in Tōkyō Metropolis</text:p>
            <text:p/>
            <text:p>都度 ・ つど ・ each time, whenever</text:p>
            <text:p/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 office:value-type="string" calcext:value-type="string">
            <text:p>京都 ・ きょうと ・ Kyōto</text:p>
            <text:p/>
            <text:p>北京 ・ ぺきん ・ Beijing, Peking</text:p>
            <text:p/>
            <text:p>東京 ・ とうきょう ・ Tōkyō</text:p>
            <text:p/>
            <text:p>上京する ・ じょうきょうする ・ go to Tōkyō</text:p>
            <text:p/>
            <text:p>京大 ・ きょうだい ・ University of Kyōto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行政 ・ ぎょうせい ・ administration</text:p>
            <text:p/>
            <text:p>家政 ・ かせい ・ home economy</text:p>
            <text:p/>
            <text:p>政  ・ まつりごと ・ administration, gov't, state affairs</text:p>
            <text:p/>
            <text:p>政局 ・ せいきょく ・ political situation</text:p>
            <text:p/>
            <text:p>政経 ・ せいけい ・ politics and economics</text:p>
            <text:p/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政府 ・ せいふ ・ government, administration</text:p>
            <text:p/>
            <text:p>京都府 ・ きょうとふ ・ Kyōto Prefecture</text:p>
            <text:p/>
            <text:p>府警 ・ ふけい ・ prefectural police</text:p>
            <text:p/>
            <text:p>府立の ・ ふりつの ・ prefectural</text:p>
            <text:p/>
            <text:p>府下 ・ ふか ・ suburban districts of a metropolis </text:p>
            <text:p/>
            <text:p>首府 ・ しゅふ ・ capital, metropolis</text:p>
            <text:p/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口 ・ とぐち ・ door, doorway</text:p>
            <text:p/>
            <text:p>一戸 ・ いっこ ・ one house</text:p>
            <text:p/>
            <text:p>雨戸 ・ あまど ・ shutter</text:p>
            <text:p/>
            <text:p>ガラス戸 ・ がらすど ・ glass door</text:p>
            <text:p/>
            <text:p>戸惑う ・ とまどう ・ [vi] be puzzled, perplexed</text:p>
            <text:p/>
            <text:p>井戸 ・ いど ・ water well</text:p>
            <text:p/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近所 ・ きんじょ ・ neighborhood</text:p>
            <text:p/>
            <text:p>今の所 ・ いまのところ ・ at present</text:p>
            <text:p/>
            <text:p>長所 ・ ちょうしょ ・ strong point</text:p>
            <text:p/>
            <text:p>所 ・ ところ ・ place</text:p>
            <text:p/>
            <text:p>預かり所 ・ あずかりじょ ・ cloakroom</text:p>
            <text:p/>
            <text:p>所信 ・ しょしん ・ one's belief, one's opin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上 ・ しじょう ・ supremacy</text:p>
            <text:p/>
            <text:p>至る ・ いたる ・ [vi] come to, reach; lead to</text:p>
            <text:p/>
            <text:p>至り ・ いたり ・ extremity, utmost limit; result</text:p>
            <text:p/>
            <text:p>至東京 ・ いたるとうきょう ・ """to Tokyo"" like an arrow on a map's edge "</text:p>
            <text:p/>
            <text:p>至る処 ・ いたるところ ・ everywhere, all over</text:p>
            <text:p/>
            <text:p>乃至 ・ ないし ・ from … to, between … and; or</text:p>
            <text:p/>
            <text:p>必至だ ・ ひっしだ ・ be inevitable</text:p>
            <text:p/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お願い致します ・ おねがいいたします ・ I humbly request</text:p>
            <text:p/>
            <text:p>一致 ・ いっち ・ accord, agreement</text:p>
            <text:p/>
            <text:p>致す ・ いたす ・ [vt] do humble </text:p>
            <text:p/>
            <text:p>合致 ・ がっち ・ agreement, concurrence</text:p>
            <text:p/>
            <text:p>致命的 ・ ちめいてき ・ fatal</text:p>
            <text:p/>
            <text:p>招致 ・ しょうち ・ summons, invitation</text:p>
            <text:p/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肉屋 ・ にくや ・ butcher shop, butcher</text:p>
            <text:p/>
            <text:p>家屋 ・ かおく ・ house, building</text:p>
            <text:p/>
            <text:p>部屋 ・ へや ・ room, chamber</text:p>
            <text:p/>
            <text:p>屋台 ・ やたい ・ stall, stand; float, festival car</text:p>
            <text:p/>
            <text:p>屋上 ・ おくじょう ・ roof</text:p>
            <text:p/>
            <text:p>母屋 ・ おもや ・ main house / wing</text:p>
            <text:p/>
            <text:p>不動産屋 ・ ふどうさんや ・ real estate agent, realtor</text:p>
            <text:p/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内 ・ しつない ・ indoors</text:p>
            <text:p/>
            <text:p>室温 ・ しつおん ・ room temperature</text:p>
            <text:p/>
            <text:p>温室 ・ おんしつ ・ greenhouse</text:p>
            <text:p/>
            <text:p>皇室 ・ こうしつ ・ Imperial Family / Household</text:p>
            <text:p/>
            <text:p>和室 ・ わしつ ・ Japanese style room</text:p>
            <text:p/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代 ・ こだい ・ ancient times, antiquity</text:p>
            <text:p/>
            <text:p>古い ・ ふるい ・ old, outdated</text:p>
            <text:p/>
            <text:p>古本屋 ・ ふるほんや ・ used book store</text:p>
            <text:p/>
            <text:p>古新聞 ・ ふるしんぶん ・ old newspapers</text:p>
            <text:p/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る ・ いる ・ [vi] be present, home</text:p>
            <text:p/>
            <text:p>別居する ・ べっきょする ・ live separately</text:p>
            <text:p/>
            <text:p>同居する ・ どうきょする ・ live together</text:p>
            <text:p/>
            <text:p>皇居 ・ こうきょ ・ Imperial Palace</text:p>
            <text:p/>
            <text:p>居所 ・ いどころ ・ one’s address residence , one’s whereabouts</text:p>
            <text:p/>
            <text:p>長居 ・ ながい ・ long visit / stay</text:p>
            <text:p/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当局 ・ とうきょく ・ the authorities concerned</text:p>
            <text:p/>
            <text:p>政局 ・ せいきょく ・ political situation</text:p>
            <text:p/>
            <text:p>局部 ・ きょくぶ ・ limited part, localized area</text:p>
            <text:p/>
            <text:p>局地的 ・ きょくちてき ・ local</text:p>
            <text:p/>
            <text:p>結局 ・ けっきょく ・ after all, finally, in conclusion</text:p>
            <text:p/>
            <text:p>局面 ・ きょくめん ・ situation, aspect of an affair; position in a chess game </text:p>
            <text:p/>
            <text:p>時局 ・ じきょく ・ situation, circumstances</text:p>
            <text:p/>
            <text:p>局所 ・ きょくしょ ・ limited part, sec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に ・ ゆえに ・ therefore, accordingly</text:p>
            <text:p/>
            <text:p>故事 ・ こじ ・ tradition; historical fact, origin</text:p>
            <text:p/>
            <text:p>事故 ・ じこ ・ accident, incident, trouble</text:p>
            <text:p/>
            <text:p>故意 ・ こい ・ intention, purpose, bad faith</text:p>
            <text:p/>
            <text:p>世故 ・ せこ ・ worldly affairs</text:p>
            <text:p/>
            <text:p>故人 ・ こじん ・ the deceased</text:p>
            <text:p/>
            <text:p>故実 ・ こじつ ・ ancient customs</text:p>
            <text:p/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国 ・ ここく ・ ancient non-Han countries north/west of China; barbarous country</text:p>
            <text:p/>
            <text:p>胡瓜 ・ きゅうり ・ cucumber</text:p>
            <text:p/>
            <text:p>胡麻 ・ ごま ・ sesame</text:p>
            <text:p/>
            <text:p>胡散臭い ・ うさんくさい ・ suspicious-looking, shady, questionable</text:p>
            <text:p/>
            <text:p>胡乱な ・ うろんな ・ suspicious-looking, questionable; in disorder</text:p>
            <text:p/>
            <text:p>胡椒 ・ こしょう ・ pepp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/>
            <text:p>五大湖 ・ ごだいこ ・ The Great Lakes Superior, Michigan, Huron, Ontario &amp; Erie </text:p>
            <text:p/>
            <text:p>湖上 ・ こじょう ・ on the lake</text:p>
            <text:p/>
            <text:p>湖畔 ・ こはん ・ lake shore, lakeside</text:p>
            <text:p/>
            <text:p>湖沼 ・ こしょう ・ lakes and marshes</text:p>
            <text:p/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い ・ かたい ・ firm, stiff, fast</text:p>
            <text:p/>
            <text:p>固体 ・ こたい ・ solid, solid matter</text:p>
            <text:p/>
            <text:p>固さ ・ かたさ ・ stiffness</text:p>
            <text:p/>
            <text:p>固定 ・ こてい ・ fixed, stationary</text:p>
            <text:p/>
            <text:p>固める ・ かためる ・ [vt] harden, solidify; strengthen</text:p>
            <text:p/>
            <text:p>固まる ・ かたまる ・ [vi] harden, solidify, congeal</text:p>
            <text:p/>
            <text:p>固まり ・ かたまり ・ lump, mass, clod; ingot</text:p>
            <text:p/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一箇月 ・ いっかげつ ・ one month</text:p>
            <text:p/>
            <text:p>箇条 ・ かじょう ・ items, articles</text:p>
            <text:p/>
            <text:p>箇条書き ・ かじょうがき ・ itemization</text:p>
            <text:p/>
            <text:p>二箇所 ・ にかしょ ・ two places</text:p>
            <text:p/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人 ・ こじん ・ individual</text:p>
            <text:p/>
            <text:p>個と全 ・ ことぜん ・ individual and the whole</text:p>
            <text:p/>
            <text:p>個性 ・ こせい ・ individuality</text:p>
            <text:p/>
            <text:p>個室 ・ こしつ ・ private room</text:p>
            <text:p/>
            <text:p>りんご一個 ・ りんごいっこ ・ one apple</text:p>
            <text:p/>
            <text:p>個所 ・ かしょ ・ place, spot, point; part</text:p>
            <text:p/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/>
            <text:p>尚且つ ・ なおかつ ・ and yet</text:p>
            <text:p/>
            <text:p>且つ又 ・ かつまた ・ moreover</text:p>
            <text:p/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組合 ・ くみあい ・ union, guild, association</text:p>
            <text:p/>
            <text:p>組成 ・ そせい ・ composition, formation, construction</text:p>
            <text:p/>
            <text:p>仕組み ・ しくみ ・ construction; arrangement; plan, plot</text:p>
            <text:p/>
            <text:p>手を組む ・ てをくむ ・ join hands</text:p>
            <text:p/>
            <text:p>組み立てる ・ くみたてる ・ assemble, erect</text:p>
            <text:p/>
            <text:p>労組 ・ ろうそ ・ labor union</text:p>
            <text:p/>
            <text:p>職組 ・ しょくそ ・ employees’ union</text:p>
            <text:p/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方 ・ ゆうがた ・ evening</text:p>
            <text:p/>
            <text:p>今夕 ・ こんせき ・ this evening, tonight</text:p>
            <text:p/>
            <text:p>夕べ ・ ゆうべ ・ evening</text:p>
            <text:p/>
            <text:p>夕日 ・ ゆうひ ・ setting sun</text:p>
            <text:p/>
            <text:p>夕闇 ・ ゆうやみ ・ dusk, twilight</text:p>
            <text:p/>
            <text:p>夕暮れ ・ ゆうぐれ ・ evening, twilight</text:p>
            <text:p/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す ・ はずす ・ [vt] take off, remove; miss, dodge</text:p>
            <text:p/>
            <text:p>外人 [外国人] ・ がいじん [がいこくじん] ・ foreigner, alien</text:p>
            <text:p/>
            <text:p>その外 ・ そのほか ・ besides, in addition; the rest, others</text:p>
            <text:p/>
            <text:p>外交 ・ がいこう ・ diplomacy, foreign relations</text:p>
            <text:p/>
            <text:p>外 ・ そと ・ the outside</text:p>
            <text:p/>
            <text:p>以外に ・ いがいに ・ except for, excluding</text:p>
            <text:p/>
            <text:p>外れる ・ はずれる ・ [vi] get out of place, slip out, come off, be separated; miss, go wide, fail</text:p>
            <text:p/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 office:value-type="string" calcext:value-type="string">
            <text:p>多分 ・ たぶん ・ probably, perhaps, maybe</text:p>
            <text:p/>
            <text:p>多い ・ おおい ・ many, much</text:p>
            <text:p/>
            <text:p>多面 ・ ためん ・ many sides, many phases</text:p>
            <text:p/>
            <text:p>多目的 ・ たもくてき ・ multipurpose</text:p>
            <text:p/>
            <text:p>多くの人 ・ おおくのひと ・ most peopl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が満ちる前に ・ しおがみちるまえに ・ before the tide comes in</text:p>
            <text:p/>
            <text:p>潮汐 ・ ちょうせき ・ ebb &amp; flow, tide</text:p>
            <text:p/>
            <text:p>汐 ・ しお ・ evening tide</text:p>
            <text:p/>
            <text:p>汐干狩り ・ しおひがり ・ shell gathering at low tide </text:p>
            <text:p/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 office:value-type="string" calcext:value-type="string">
            <text:p>名物 ・ めいぶつ ・ specialty, noted product</text:p>
            <text:p/>
            <text:p>名前 ・ なまえ ・ name, given name</text:p>
            <text:p/>
            <text:p>名字 ・ みょうじ ・ surname, family name [苗 1823] </text:p>
            <text:p/>
            <text:p>名付ける ・ なづける ・ name, give a name to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 office:value-type="string" calcext:value-type="string">
            <text:p>天の川 ・ あまのがわ ・ Milky Way</text:p>
            <text:p/>
            <text:p>天気 ・ てんき ・ weather, atmospheric conditions; fine weather</text:p>
            <text:p/>
            <text:p>天皇 ・ てんのう ・ Emperor of Japan</text:p>
            <text:p/>
            <text:p>天文学 ・ てんもんがく ・ astronom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だ¹ ・ まだ ・ not yet, still; more, besides</text:p>
            <text:p/>
            <text:p>未だ² ・ いまだ ・ as yet; up to now</text:p>
            <text:p/>
            <text:p>未定の ・ みていの ・ undecided, pending</text:p>
            <text:p/>
            <text:p>未明 ・ みめい ・ before dawn, dawn</text:p>
            <text:p/>
            <text:p>未開の ・ みかいの ・ primitive, uncivilized; savage</text:p>
            <text:p/>
            <text:p>未然に ・ みぜんに ・ before it happens, beforehand, previously</text:p>
            <text:p/>
            <text:p>未満 ・ みまん ・ less than</text:p>
            <text:p/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三月の末 ・ さんがつのすえ ・ end of March</text:p>
            <text:p/>
            <text:p>年末 ・ ねんまつ ・ end of the year</text:p>
            <text:p/>
            <text:p>本末 ・ ほんまつ ・ root and branch, means and end</text:p>
            <text:p/>
            <text:p>末 ・ すえ ・ last part, end</text:p>
            <text:p/>
            <text:p>末っ子 ・ すえっこ ・ youngest child</text:p>
            <text:p/>
            <text:p>三月の末 ・ さんがつのすえ ・ end of March</text:p>
            <text:p/>
            <text:p>議論の末に ・ ぎろんのすえに ・ after heated discussion</text:p>
            <text:p/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う ・ あじわう ・ [vt] taste, savor; appreciate, enjoy</text:p>
            <text:p/>
            <text:p>味わい ・ あじわい ・ taste, flavor</text:p>
            <text:p/>
            <text:p>意味 ・ いみ ・ meaning, intention; significance, purport</text:p>
            <text:p/>
            <text:p>地味な ・ じみな ・ plain, sober, unpretentious</text:p>
            <text:p/>
            <text:p>後味 ・ あとあじ ・ aftertaste</text:p>
            <text:p/>
            <text:p>味 ・ あじ ・ flavor, taste; style</text:p>
            <text:p/>
            <text:p>味な ・ あじな ・ clever, witty, original</text:p>
            <text:p/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月 ・ らいげつ ・ next month, this coming month</text:p>
            <text:p/>
            <text:p>来る¹ ・ くる ・ [vi] come, become</text:p>
            <text:p/>
            <text:p>来る² ・ きたる ・ [vi] come, arrive</text:p>
            <text:p/>
            <text:p>来す ・ きたす ・ [vt] bring about, cause, give rise to; result in</text:p>
            <text:p/>
            <text:p>外来語 ・ がいらいご ・ loanword, foreign word</text:p>
            <text:p/>
            <text:p>来日 ・ らいにち ・ coming to Japan</text:p>
            <text:p/>
            <text:p>本来 ・ ほんらい ・ originally, essentially, naturally</text:p>
            <text:p/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たに ・ あらたに ・ newly, afresh; again</text:p>
            <text:p/>
            <text:p>新しい ・ あたらしい ・ new</text:p>
            <text:p/>
            <text:p>新人 ・ しんじん ・ new talent, rookie; newcomer</text:p>
            <text:p/>
            <text:p>新年 ・ しんねん ・ New Year</text:p>
            <text:p/>
            <text:p>最新の ・ さいしんの ・ newest, latest</text:p>
            <text:p/>
            <text:p>新手 ・ あらて ・ fresh supply of troops; newcomer; new method</text:p>
            <text:p/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子 ・ おやこ ・ parent &amp; child</text:p>
            <text:p/>
            <text:p>両親 ・ りょうしん ・ parents</text:p>
            <text:p/>
            <text:p>親しい ・ したしい ・ intimate, familiar, friendly</text:p>
            <text:p/>
            <text:p>肉親 ・ にくしん ・ blood relations</text:p>
            <text:p/>
            <text:p>親切な ・ しんせつな ・ kind, friendly, obliging</text:p>
            <text:p/>
            <text:p>親方 ・ おやかた ・ master, boss; craftsman, artisan</text:p>
            <text:p/>
            <text:p>親類 ・ しんるい ・ relation, kin</text:p>
            <text:p/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無欠 ・ むけつ ・ flawless</text:p>
            <text:p/>
            <text:p>欠ける ・ かける ・ [vi] lack, be deficient, vacant; broken off</text:p>
            <text:p/>
            <text:p>欠かせない ・ かかせない ・ indispensable</text:p>
            <text:p/>
            <text:p>欠かす ・ かかす ・ [vt] miss, fail to attend</text:p>
            <text:p/>
            <text:p>欠く ・ かく ・ [vt] lack, be short of; neglect, omit; break off, chip</text:p>
            <text:p/>
            <text:p>ガス欠 ・ ガスけつ ・ running out of gas</text:p>
            <text:p/>
            <text:p>不可欠な ・ ふかけつな ・ indispensable</text:p>
            <text:p/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ぐ ・ つぐ ・ [vi] rank next to, come next / after</text:p>
            <text:p/>
            <text:p>次回 ・ じかい ・ next time</text:p>
            <text:p/>
            <text:p>次男 ・ じなん ・ second son</text:p>
            <text:p/>
            <text:p>目次 ・ もくじ ・ table of contents</text:p>
            <text:p/>
            <text:p>次 ・ つぎ ・ next</text:p>
            <text:p/>
            <text:p>次次に ・ つぎつぎに ・ one after another, in succession</text:p>
            <text:p/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欠席 ・ けっせき ・ absence, nonattendance</text:p>
            <text:p/>
            <text:p>出席 ・ しゅっせき ・ attendance, presence</text:p>
            <text:p/>
            <text:p>席次 ・ せきじ ・ seating order / precedence; class standing</text:p>
            <text:p/>
            <text:p>席上で ・ せきじょうで ・ at the meeting; on the occasion</text:p>
            <text:p/>
            <text:p>会席 ・ かいせき ・ meeting place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見る度に ・ みるたびに ・ whenever each time one sees it </text:p>
            <text:p/>
            <text:p>温度 ・ おんど ・ temperature</text:p>
            <text:p/>
            <text:p>湿度 ・ しつど ・ humidity</text:p>
            <text:p/>
            <text:p>毎度 ・ まいど ・ every time, always</text:p>
            <text:p/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渡来 ・ とらい ・ importation, influx</text:p>
            <text:p/>
            <text:p>渡る ・ わたる ・ [vi] cross, ford</text:p>
            <text:p/>
            <text:p>渡す ・ わたす ・ [vt] carry across a river ; hand over</text:p>
            <text:p/>
            <text:p>過渡期 ・ かとき ・ transitional period / stage</text:p>
            <text:p/>
            <text:p>渡航 ・ とこう ・ crossing, passage, voyage</text:p>
            <text:p/>
            <text:p>手渡す ・ てわたす ・ [vt] hand over to , give, deliver</text:p>
            <text:p/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最小限 ・ さいしょうげん ・ minimum</text:p>
            <text:p/>
            <text:p>最大限 ・ さいだいげん ・ maximum</text:p>
            <text:p/>
            <text:p>出来る限り ・ できるかぎり ・ as far as possible</text:p>
            <text:p/>
            <text:p>限定する ・ げんていする ・ limit, restrict, define</text:p>
            <text:p/>
            <text:p>限る ・ かぎる ・ [vi, vt] limit, restrict to ; be the best, only way</text:p>
            <text:p/>
            <text:p>局限する ・ きょくげんする ・ localize, limit, set limits to</text:p>
            <text:p/>
            <text:p>門限 ・ もんげん ・ closing-time, lockup</text:p>
            <text:p/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行 ・ ぎんこう ・ bank</text:p>
            <text:p/>
            <text:p>水銀 ・ すいぎん ・ mercury, quicksilver</text:p>
            <text:p/>
            <text:p>日銀 [日本銀行] ・ にちぎん [にっぽんぎんこう] ・ BOJ [Bank of Japan] </text:p>
            <text:p/>
            <text:p>銀メダル ・ ぎんメダル ・ silver medal</text:p>
            <text:p/>
            <text:p>銀河 ・ ぎんが ・ Milky Way; galaxy</text:p>
            <text:p/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回し ・ ねまわし ・ digging around the roots; maneuvering behind the scenes</text:p>
            <text:p/>
            <text:p>根気 ・ こんき ・ perseverance, patience, energy</text:p>
            <text:p/>
            <text:p>根性 ・ こんじょう ・ nature, temper; will power; guts</text:p>
            <text:p/>
            <text:p>根本 ・ こんぽん ・ basis, foundation; origin, source</text:p>
            <text:p/>
            <text:p>屋根 ・ やね ・ roof</text:p>
            <text:p/>
            <text:p>根 ・ ね ・ roo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最良の ・ さいりょうの ・ best, most excellent</text:p>
            <text:p/>
            <text:p>良い ・ よい ・ good</text:p>
            <text:p/>
            <text:p>良心 ・ りょうしん ・ conscience</text:p>
            <text:p/>
            <text:p>不良 ・ ふりょう ・ badness, inferiority; delinquency</text:p>
            <text:p/>
            <text:p>良かったら ・ よかったら ・ if you like</text:p>
            <text:p/>
            <text:p>良い気味だ ・ いいきみだ ・ Serves you right!</text:p>
            <text:p/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 office:value-type="string" calcext:value-type="string">
            <text:p>一郎 ・ いちろう ・ Ichirō name of eldest son </text:p>
            <text:p/>
            <text:p>次郎 ・ じろう ・ Jirō name of second son </text:p>
            <text:p/>
            <text:p>新郎 ・ しんろう ・ bridegroo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 office:value-type="string" calcext:value-type="string">
            <text:p>廊下 ・ ろうか ・ corridor, hallway</text:p>
            <text:p/>
            <text:p>回廊 ・ かいろう ・ corridor, gallery</text:p>
            <text:p/>
            <text:p>画廊 ・ がろう ・ picture galle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事 ・ しょくじ ・ meal, dinner</text:p>
            <text:p/>
            <text:p>食べる ・ たべる ・ [vt] eat</text:p>
            <text:p/>
            <text:p>食う ・ くう ・ [vt] eat colloq. ; hold on to in one’s mouth , not let go</text:p>
            <text:p/>
            <text:p>食後に ・ しょくごに ・ after meals</text:p>
            <text:p/>
            <text:p>和食 ・ わしょく ・ Japanese-style food</text:p>
            <text:p/>
            <text:p>食らう ・ くらう ・ [vt] eat, drink vulgar </text:p>
            <text:p/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飲食 ・ いんしょく ・ eating &amp; drinking</text:p>
            <text:p/>
            <text:p>飲む ・ のむ ・ [vt] drink</text:p>
            <text:p/>
            <text:p>飲み物 ・ のみもの ・ beverage</text:p>
            <text:p/>
            <text:p>飲み屋 ・ のみや ・ bar, tavern</text:p>
            <text:p/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 office:value-type="string" calcext:value-type="string">
            <text:p>長官 ・ ちょうかん ・ director, administrator, chief</text:p>
            <text:p/>
            <text:p>外交官 ・ がいこうかん ・ diplomat, foreign service offic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/>
            <text:p>会館 ・ かいかん ・ hall, assembly hall</text:p>
            <text:p/>
            <text:p>館内 ・ かんない ・ in the building</text:p>
            <text:p/>
            <text:p>本館 ・ ほんかん ・ main building; this building</text:p>
            <text:p/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る ・ やどる ・ [vi] lodge; dwell in</text:p>
            <text:p/>
            <text:p>合宿する ・ がっしゅくする ・ lodge together; stay in a training camp</text:p>
            <text:p/>
            <text:p>宿命 ・ しゅくめい ・ fate, destiny</text:p>
            <text:p/>
            <text:p>下宿 ・ げしゅく ・ lodging, boarding house</text:p>
            <text:p/>
            <text:p>宿 ・ やど ・ lodge</text:p>
            <text:p/>
            <text:p>宿す ・ やどす ・ [vt] conceive, be pregnant with</text:p>
            <text:p/>
            <text:p>子を宿す ・ こをやどす ・ be pregnant with a child</text:p>
            <text:p/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一犬 ・ いっけん ・ one dog</text:p>
            <text:p/>
            <text:p>小犬 ・ こいぬ ・ puppy, little dog</text:p>
            <text:p/>
            <text:p>犬小屋 ・ いぬごや ・ doghouse</text:p>
            <text:p/>
            <text:p>犬 ・ いぬ ・ do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 office:value-type="string" calcext:value-type="string">
            <text:p>太い ・ ふとい ・ thick; fat</text:p>
            <text:p/>
            <text:p>太子 ・ たいし ・ Crown Prince</text:p>
            <text:p/>
            <text:p>太る ・ ふとる ・ [vi] grow fat</text:p>
            <text:p/>
            <text:p>太古 ・ たいこ ・ ancient times, remote age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武器 ・ ぶき ・ weapon</text:p>
            <text:p/>
            <text:p>食器 ・ しょっき ・ tableware</text:p>
            <text:p/>
            <text:p>ガラスの器 ・ ガラスのうつわ ・ glass vessel / container</text:p>
            <text:p/>
            <text:p>器官 ・ きかん ・ organ of the body </text:p>
            <text:p/>
            <text:p>器用な ・ きような ・ skillful, ingenious</text:p>
            <text:p/>
            <text:p>器 ・ うつわ ・ vessel, container</text:p>
            <text:p/>
            <text:p>注射器 ・ ちゅうしゃき ・ syringe</text:p>
            <text:p/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行 ・ きょうこう ・ violence, murder, crime</text:p>
            <text:p/>
            <text:p>凶器 ・ きょうき ・ murder weapon</text:p>
            <text:p/>
            <text:p>凶事 ・ きょうじ ・ calamity, misfortune</text:p>
            <text:p/>
            <text:p>凶変 ・ きょうへん ・ calamity, disaster; tragic accident</text:p>
            <text:p/>
            <text:p>凶暴な ・ きょうぼうな ・ atrocious, ferocious, brutal</text:p>
            <text:p/>
            <text:p>凶漢 ・ きょうかん ・ villain, ruffian, assailant</text:p>
            <text:p/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地区 ・ ちく ・ district, area, region, lot</text:p>
            <text:p/>
            <text:p>区別する ・ くべつする ・ distinguish; classify</text:p>
            <text:p/>
            <text:p>区分する ・ くぶんする ・ divide, subdivide</text:p>
            <text:p/>
            <text:p>区切る ・ くぎる ・ [vt] punctuate, mark off by comma</text:p>
            <text:p/>
            <text:p>大田区 ・ おおたく ・ Ōta Ward</text:p>
            <text:p/>
            <text:p>区域 ・ くいき ・ sphene, domain, zone</text:p>
            <text:p/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意図 ・ いと ・ intention, aim, plan</text:p>
            <text:p/>
            <text:p>地図 ・ ちず ・ map</text:p>
            <text:p/>
            <text:p>図る ・ はかる ・ [vt] strive, work for, bring about; provide for, promote; look to, seek, attempt</text:p>
            <text:p/>
            <text:p>合図 ・ あいず ・ signal, sign</text:p>
            <text:p/>
            <text:p>図書 ・ としょ ・ books</text:p>
            <text:p/>
            <text:p>図書館 ・ としょかん ・ library</text:p>
            <text:p/>
            <text:p>公益を図る ・ こうえきをはかる ・ labor for the public good</text:p>
            <text:p/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交番 ・ こうばん ・ police box</text:p>
            <text:p/>
            <text:p>一番 ・ いちばん ・ first, first place; most, best</text:p>
            <text:p/>
            <text:p>番犬 ・ ばんけん ・ watchdog</text:p>
            <text:p/>
            <text:p>番に当たる ・ ばんにあたる ・ be on duty; have one's turn</text:p>
            <text:p/>
            <text:p>番狂わせ ・ ばんくるわせ ・ upsetting of arrangements, upset, surprise</text:p>
            <text:p/>
            <text:p>先番 ・ せんばん ・ one’s turn to make the first move</text:p>
            <text:p/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信号 ・ しんごう ・ signal; traffic light</text:p>
            <text:p/>
            <text:p>番号 ・ ばんごう ・ number, serial number</text:p>
            <text:p/>
            <text:p>年号 ・ ねんごう ・ name of era, reign title</text:p>
            <text:p/>
            <text:p>暗号 ・ あんごう ・ code, password</text:p>
            <text:p/>
            <text:p>負号 ・ ふごう ・ negative sign</text:p>
            <text:p/>
            <text:p>屋号 ・ やごう ・ name of a store; stage title</text:p>
            <text:p/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物 ・ しなもの ・ article, thing, goods</text:p>
            <text:p/>
            <text:p>作品 ・ さくひん ・ piece of work, product</text:p>
            <text:p/>
            <text:p>上品 ・ じょうひん ・ elegance, refinement</text:p>
            <text:p/>
            <text:p>品目 ・ ひんもく ・ list of articles / items</text:p>
            <text:p/>
            <text:p>品の良い人 ・ ひんのいいひと ・ person of refined manners</text:p>
            <text:p/>
            <text:p>品切れ ・ しなぎれ ・ absence / exhaustion of stock </text:p>
            <text:p/>
            <text:p>品種 ・ ひんしゅ ・ kind, variety, description, brand</text:p>
            <text:p/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 office:value-type="string" calcext:value-type="string">
            <text:p>音楽 ・ おんがく ・ music</text:p>
            <text:p/>
            <text:p>楽な ・ らくな ・ easy, light; comfortable</text:p>
            <text:p/>
            <text:p>楽しむ ・ たのしむ ・ take pleasure in, enjoy oneself </text:p>
            <text:p/>
            <text:p>楽器 ・ がっき ・ musical instrument</text:p>
            <text:p/>
            <text:p>安楽な ・ あんらくな ・ comfortable, carefree, coz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屋 ・ くすりや ・ drugstore</text:p>
            <text:p/>
            <text:p>薬局 ・ やっきょく ・ drugstore, pharmacy</text:p>
            <text:p/>
            <text:p>薬品 ・ やくひん ・ medicine, drug; chemicals</text:p>
            <text:p/>
            <text:p>火薬 ・ かやく ・ gunpowder</text:p>
            <text:p/>
            <text:p>丸薬 ・ がんやく ・ pill</text:p>
            <text:p/>
            <text:p>薬 ・ くすり ・ drug, medicine</text:p>
            <text:p/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周りの人 ・ まわりのひと ・ the people around one</text:p>
            <text:p/>
            <text:p>周辺 ・ しゅうへん ・ environs, outskirts; circumference</text:p>
            <text:p/>
            <text:p>周回 ・ しゅうかい ・ circumference, girth, surroundings</text:p>
            <text:p/>
            <text:p>四周 ・ ししゅう ・ circumference, periphery</text:p>
            <text:p/>
            <text:p>周波 ・ しゅうは ・ cycle</text:p>
            <text:p/>
            <text:p>周遊 ・ しゅうゆう ・ circular tour, pleasure / round trip</text:p>
            <text:p/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 office:value-type="string" calcext:value-type="string">
            <text:p>先週 ・ せんしゅう ・ last week</text:p>
            <text:p/>
            <text:p>週末 ・ しゅうまつ ・ weekend</text:p>
            <text:p/>
            <text:p>週に三回 ・ しゅうにさんかい ・ three times a week</text:p>
            <text:p/>
            <text:p>今週 ・ こんしゅう ・ this week</text:p>
            <text:p/>
            <text:p>来週 ・ らいしゅう ・ next week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夕食を調える ・ ゆうしょくをととのえる ・ prepare supper</text:p>
            <text:p/>
            <text:p>調子 ・ ちょうし ・ tone, tune; key, note; health condition; manner</text:p>
            <text:p/>
            <text:p>調べる ・ しらべる ・ [vt] investigate, look into</text:p>
            <text:p/>
            <text:p>調べ ・ しらべ ・ investigation, examination</text:p>
            <text:p/>
            <text:p>調合 ・ ちょうごう ・ compounding, mixing, preparation</text:p>
            <text:p/>
            <text:p>口調 ・ くちょう ・ tone, expression</text:p>
            <text:p/>
            <text:p>調う ・ ととのう ・ [vi] be prepared ready , fully equipped</text:p>
            <text:p/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約束する ・ やくそくする ・ promise, vow</text:p>
            <text:p/>
            <text:p>束ねる ・ たばねる ・ [vt] tie up in a bundle</text:p>
            <text:p/>
            <text:p>束ね ・ たばね ・ bundle; management</text:p>
            <text:p/>
            <text:p>花束 ・ はなたば ・ bundle of flowers</text:p>
            <text:p/>
            <text:p>束の間 ・ つかのま ・ brief space of time, moment</text:p>
            <text:p/>
            <text:p>一束十円 ・ ひとたばじゅうえん ・ 10 ¥ a bundle</text:p>
            <text:p/>
            <text:p>束になって ・ たばになって ・ in a bunch; in a group</text:p>
            <text:p/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う ・ ととのう ・ [vi] be in order, made up properly; adjusted regulated </text:p>
            <text:p/>
            <text:p>整える ・ ととのえる ・ [vt] arrange, tidy up, adjust clothes); regulate</text:p>
            <text:p/>
            <text:p>調整 ・ ちょうせい ・ regulation, adjustment</text:p>
            <text:p/>
            <text:p>整数 ・ せいすう ・ integer</text:p>
            <text:p/>
            <text:p>整形 ・ せいけい ・ orthopedics</text:p>
            <text:p/>
            <text:p>整地 ・ せいち ・ leveling of ground, soil preparation</text:p>
            <text:p/>
            <text:p>整列する ・ せいれつする ・ stand in a row, line up</text:p>
            <text:p/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学 ・ すうがく ・ mathematics</text:p>
            <text:p/>
            <text:p>数える ・ かぞえる ・ [vt] count, calculate, enumerate</text:p>
            <text:p/>
            <text:p>数字 ・ すうじ ・ figure, numeral</text:p>
            <text:p/>
            <text:p>整数 ・ せいすう ・ integer, whole number</text:p>
            <text:p/>
            <text:p>数 ・ かず ・ number numerical quantity </text:p>
            <text:p/>
            <text:p>数多く ・ かずおおく ・ in large numbe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/>
            <text:p>分類 ・ ぶんるい ・ classification</text:p>
            <text:p/>
            <text:p>人類 ・ じんるい ・ man-, humankind</text:p>
            <text:p/>
            <text:p>食肉類 ・ しょくにくるい ・ Carnivora, -ous animals</text:p>
            <text:p/>
            <text:p>類語 ・ るいご ・ synonym, related word</text:p>
            <text:p/>
            <text:p>類い希な ・ たぐいまれな ・ unique, rare</text:p>
            <text:p/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公示 ・ こうじ ・ public / official announcement</text:p>
            <text:p/>
            <text:p>示す ・ しめす ・ [vt] show, display; indicate</text:p>
            <text:p/>
            <text:p>予示する ・ よじする ・ foreshadow</text:p>
            <text:p/>
            <text:p>指示 ・ しじ ・ instruction; indication</text:p>
            <text:p/>
            <text:p>暗示 ・ あんじ ・ hint, suggestion</text:p>
            <text:p/>
            <text:p>告示 ・ こくじ ・ notification, bulletin</text:p>
            <text:p/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 office:value-type="string" calcext:value-type="string">
            <text:p>禁止する ・ きんしする ・ prohibit, ban</text:p>
            <text:p/>
            <text:p>禁じる ・ きんじる ・ prohibit</text:p>
            <text:p/>
            <text:p>禁物 ・ きんもつ ・ taboo; prohibited object</text:p>
            <text:p/>
            <text:p>立入禁止 ・ たちいりきんし ・ Keep Ou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無礼 ・ ぶれい ・ impolite, rude</text:p>
            <text:p/>
            <text:p>礼金 ・ れいきん ・ reward, fee, honorarium</text:p>
            <text:p/>
            <text:p>礼法 ・ れいほう ・ etiquette</text:p>
            <text:p/>
            <text:p>お礼 ・ おれい ・ thanks; reward; return present</text:p>
            <text:p/>
            <text:p>礼をする ・ れいをする ・ salute, make a bow; reward, remunerate</text:p>
            <text:p/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 office:value-type="string" calcext:value-type="string">
            <text:p>会社 ・ かいしゃ ・ company, corporation, firm</text:p>
            <text:p/>
            <text:p>社会 ・ しゃかい ・ society, the world</text:p>
            <text:p/>
            <text:p>社長 ・ しゃちょう ・ president of a company </text:p>
            <text:p/>
            <text:p>社交的な ・ しゃこうてきな ・ sociable, friendly</text:p>
            <text:p/>
            <text:p>お社 ・ おやしろ ・ village shrin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す ・ もうす ・ [vt] say, tell (humble) </text:p>
            <text:p/>
            <text:p>上申する ・ じょうしんする ・ report to a superior </text:p>
            <text:p/>
            <text:p>申し上げる ・ もうしあげる ・ [vt] say, tell, speak humbly; have the honor to do</text:p>
            <text:p/>
            <text:p>申し込む ・ もうしこむ ・ [vt] apply; propose</text:p>
            <text:p/>
            <text:p>申し訳 ・ もうしわけ ・ excuse, apology, explanation</text:p>
            <text:p/>
            <text:p>申し述べる ・ もうしのべる ・ [vt] state, mention, tell</text:p>
            <text:p/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海の神 ・ うみのかみ ・ god of the sea</text:p>
            <text:p/>
            <text:p>神道 ・ しんとう ・ Shintō, the Way of the Gods</text:p>
            <text:p/>
            <text:p>神主 ・ かんぬし ・ Shintō priest</text:p>
            <text:p/>
            <text:p>神官 ・ しんかん ・ Shintō priest</text:p>
            <text:p/>
            <text:p>神 ・ かみ ・ god, God</text:p>
            <text:p/>
            <text:p>神社 ・ じんじゃ ・ Shintō shrine</text:p>
            <text:p/>
            <text:p>神話 ・ しんわ ・ myth, mythology</text:p>
            <text:p/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会員 ・ かいいん ・ member</text:p>
            <text:p/>
            <text:p>全員 ・ ぜんいん ・ all members, entire staff</text:p>
            <text:p/>
            <text:p>会社員 ・ かいしゃいん ・ company employee, office worker</text:p>
            <text:p/>
            <text:p>満員電車 ・ まんいんでんしゃ ・ train filled to capacity</text:p>
            <text:p/>
            <text:p>党員 ・ とういん ・ party member</text:p>
            <text:p/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性質 ・ せいしつ ・ nature, character; property, quality</text:p>
            <text:p/>
            <text:p>物質 ・ ぶっしつ ・ matter, substance</text:p>
            <text:p/>
            <text:p>体質 ・ たいしつ ・ physical constitution</text:p>
            <text:p/>
            <text:p>本質 ・ ほんしつ ・ essence, reality</text:p>
            <text:p/>
            <text:p>品質 ・ ひんしつ ・ quality</text:p>
            <text:p/>
            <text:p>対質する ・ たいしつする ・ confront, cross-examine</text:p>
            <text:p/>
            <text:p>人質 ・ ひとじち ・ hostage, prisoner</text:p>
            <text:p/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政党 ・ せいとう ・ political party</text:p>
            <text:p/>
            <text:p>野党 ・ やとう ・ opposition party</text:p>
            <text:p/>
            <text:p>社会党 ・ しゃかいとう ・ Socialist Party</text:p>
            <text:p/>
            <text:p>共和党 ・ きょうわとう ・ Republican Party</text:p>
            <text:p/>
            <text:p>党員 ・ とういん ・ party member</text:p>
            <text:p/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食堂 ・ しょくどう ・ dining hall, canteen</text:p>
            <text:p/>
            <text:p>法堂 ・ ほうどう ・ lecture hall in a Buddhist temple </text:p>
            <text:p/>
            <text:p>堂々とした ・ どうどうとした ・ dignified, imposing, majestic</text:p>
            <text:p/>
            <text:p>公会堂 ・ こうかいどう ・ town hall</text:p>
            <text:p/>
            <text:p>堂塔 ・ どうとう ・ temple buildings, temple</text:p>
            <text:p/>
            <text:p>音楽堂 ・ おんがくどう ・ concert hal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に ・ つねに ・ always, at all times</text:p>
            <text:p/>
            <text:p>日常の ・ にちじょうの ・ daily, everyday</text:p>
            <text:p/>
            <text:p>常用 ・ じょうよう ・ common use, daily use</text:p>
            <text:p/>
            <text:p>正常 ・ せいじょう ・ normality, normalcy</text:p>
            <text:p/>
            <text:p>通常の ・ つうじょうの ・ common, ordinary, usual</text:p>
            <text:p/>
            <text:p>常夏の国 ・ とこなつのくに ・ land of everlasting summer</text:p>
            <text:p/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ノーベル賞 ・ ノーベルしょう ・ Nobel Prize</text:p>
            <text:p/>
            <text:p>賞を受ける ・ しょうをうける ・ receive a prize</text:p>
            <text:p/>
            <text:p>賞品 ・ しょうひん ・ prize, trophy</text:p>
            <text:p/>
            <text:p>受賞者 ・ じゅしょうしゃ ・ prizewinner</text:p>
            <text:p/>
            <text:p>激賞 ・ げきしょう ・ high praise, unbounded admiration</text:p>
            <text:p/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償う ・ つぐなう ・ [vt] recompense, make up, atone for</text:p>
            <text:p/>
            <text:p>無償 ・ むしょう ・ gratuitous, free</text:p>
            <text:p/>
            <text:p>弁償 ・ べんしょう ・ compensation, indemnification</text:p>
            <text:p/>
            <text:p>代償 ・ だいしょう ・ vicarious compensation</text:p>
            <text:p/>
            <text:p>償い ・ つぐない ・ recompense, indemnity, atonement</text:p>
            <text:p/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車掌 ・ しゃしょう ・ conductor</text:p>
            <text:p/>
            <text:p>合掌する ・ がっしょうする ・ join one's hands as in prayer </text:p>
            <text:p/>
            <text:p>掌理する ・ しょうりする ・ take charge of, preside over, manage</text:p>
            <text:p/>
            <text:p>指掌紋 ・ ししょうもん ・ hand print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覚える ・ おぼえる ・ [vt] commit to memory, learn</text:p>
            <text:p/>
            <text:p>自覚する ・ じかくする ・ be conscious of, realize</text:p>
            <text:p/>
            <text:p>覚める ・ さめる ・ [vi] awake, wake up</text:p>
            <text:p/>
            <text:p>覚ます ・ さます ・ [vt] awake, wake up</text:p>
            <text:p/>
            <text:p>物覚え ・ ものおぼえ ・ memory</text:p>
            <text:p/>
            <text:p>覚え易い ・ おぼえやすい ・ be easy to learn</text:p>
            <text:p/>
            <text:p>覚る ・ さとる ・ [vt] perceive, discern, realize awake to, be aware of</text:p>
            <text:p/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り ・ さとり ・ satori, spiritual awakening</text:p>
            <text:p/>
            <text:p>覚悟する ・ かくごする ・ be ready for; be resigned; make up one's mind</text:p>
            <text:p/>
            <text:p>悟道 ・ ごどう ・ spiritual enlightenment; philosophy</text:p>
            <text:p/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る ・ かんじる ・ be conscious of, feel</text:p>
            <text:p/>
            <text:p>感じ ・ かんじ ・ feel(ing), sensation, touch, sense; impression, sentiment</text:p>
            <text:p/>
            <text:p>感心 ・ かんしん ・ admiration</text:p>
            <text:p/>
            <text:p>五感 ・ ごかん ・ the five senses</text:p>
            <text:p/>
            <text:p>感覚 ・ かんかく ・ sense, sensation, feeling</text:p>
            <text:p/>
            <text:p>感電 ・ かんでん ・ electric shock</text:p>
            <text:p/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中央 ・ ちゅうおう ・ center</text:p>
            <text:p/>
            <text:p>中央口 ・ ちゅうおうぐち ・ Central Exit</text:p>
            <text:p/>
            <text:p>震央 ・ しんおう ・ epicenter of an earthquake </text:p>
            <text:p/>
            <text:p>道央 ・ どうおう ・ central Hokkaidō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画 ・ えいが ・ film, movie</text:p>
            <text:p/>
            <text:p>映画をスクリーンに映す ・ えいがをスクリーンにうつす ・ screen a motion picture</text:p>
            <text:p/>
            <text:p>上映する ・ じょうえいする ・ screen, show</text:p>
            <text:p/>
            <text:p>湖に山が映る ・ みずうみにやまがうつる ・ a mountain reflects on the lake surface</text:p>
            <text:p/>
            <text:p>映える ・ はえる ・ [vi] shine; excel in brilliance</text:p>
            <text:p/>
            <text:p>夕映え ・ ゆうばえ ・ evening / sunset glow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意 ・ けつい ・ resolution, determination</text:p>
            <text:p/>
            <text:p>決める ・ きめる ・ [vt] decide, fix, settle</text:p>
            <text:p/>
            <text:p>決して ・ けっして ・ never, by no means, not at all</text:p>
            <text:p/>
            <text:p>決心 ・ けっしん ・ determination, resolution, decision</text:p>
            <text:p/>
            <text:p>未決 ・ みけつ ・ undecided, to be determined</text:p>
            <text:p/>
            <text:p>決定 ・ けってい ・ decision, settlement, conclusion</text:p>
            <text:p/>
            <text:p>決まり ・ きまり ・ settlement, conclusion; rule, regulation; custom</text:p>
            <text:p/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く ・ こころよく ・ cheerfully, comfortably; gladly, willingly</text:p>
            <text:p/>
            <text:p>快楽 ・ かいらく ・ pleasure, enjoyment</text:p>
            <text:p/>
            <text:p>快い ・ こころよい ・ pleasant</text:p>
            <text:p/>
            <text:p>不快な ・ ふかいな ・ unpleasant, disagreeable</text:p>
            <text:p/>
            <text:p>全快 ・ ぜんかい ・ complete recovery</text:p>
            <text:p/>
            <text:p>快足の ・ かいそくの ・ quick of foot, fast</text:p>
            <text:p/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 office:value-type="string" calcext:value-type="string">
            <text:p>英語 ・ えいご ・ English</text:p>
            <text:p/>
            <text:p>英国 ・ えいこく ・ England, Great Britain, the U.K.</text:p>
            <text:p/>
            <text:p>英会話 ・ えいかいわ ・ English conversation</text:p>
            <text:p/>
            <text:p>和英 ・ わえい ・ Japanese-English dictionary, translation, …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行 ・ へいこう ・ parallel, going side by side; occurring together</text:p>
            <text:p/>
            <text:p>並べる ・ ならべる ・ [vt] line up, place in order; enumerate</text:p>
            <text:p/>
            <text:p>並の ・ なみの ・ ordinary, average, mediocre</text:p>
            <text:p/>
            <text:p>並木 ・ なみき ・ row of trees, roadside trees</text:p>
            <text:p/>
            <text:p>並ぶ ・ ならぶ ・ [vi] line up, form a line, stand in a row, be parallel</text:p>
            <text:p/>
            <text:p>並びに ・ ならびに ・ and also , besides, in addition</text:p>
            <text:p/>
            <text:p>並肉 ・ なみにく ・ meat of medium quality</text:p>
            <text:p/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らな道 ・ たいらなみち ・ level road</text:p>
            <text:p/>
            <text:p>平社員 ・ ひらしゃいん ・ ordinary clerk</text:p>
            <text:p/>
            <text:p>平和 ・ へいわ ・ peace</text:p>
            <text:p/>
            <text:p>平年並み ・ へいねんなみ ・ normal average year</text:p>
            <text:p/>
            <text:p>公平 ・ こうへい ・ impartiality, fairness</text:p>
            <text:p/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 office:value-type="string" calcext:value-type="string">
            <text:p>半分 ・ はんぶん ・ half</text:p>
            <text:p/>
            <text:p>月半ばに ・ つきなかばに ・ mid-month</text:p>
            <text:p/>
            <text:p>前半 ・ ぜんはん ・ first half</text:p>
            <text:p/>
            <text:p>後半 ・ こうはん ・ second half</text:p>
            <text:p/>
            <text:p>二年半 ・ にねんはん ・ two &amp; a half year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小屋 ・ うまごや ・ stable</text:p>
            <text:p/>
            <text:p>馬車 ・ ばしゃ ・ horse-drawn carriage, coach, wagon</text:p>
            <text:p/>
            <text:p>馬力 ・ ばりき ・ horsepower; energy, effort; cart, wagon</text:p>
            <text:p/>
            <text:p>馬 ・ うま ・ horse</text:p>
            <text:p/>
            <text:p>馬子 ・ まご ・ packhorse driver</text:p>
            <text:p/>
            <text:p>馬が合う ・ うまがあう ・ get on well with a person </text:p>
            <text:p/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 office:value-type="string" calcext:value-type="string">
            <text:p>尺八 ・ しゃくはち ・ end-blown bamboo flute 1.8 s. long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力 ・ じんりょく ・ efforts, assistance</text:p>
            <text:p/>
            <text:p>尽くす ・ つくす ・ [vt] use up, exhaust; make utmost efforts</text:p>
            <text:p/>
            <text:p>尽かす ・ つかす ・ [vt] run out of, use up</text:p>
            <text:p/>
            <text:p>尽きる ・ つきる ・ [vi] be exhausted; come to an end</text:p>
            <text:p/>
            <text:p>言い尽くす ・ いいつくす ・ tell all, exhaust a subject</text:p>
            <text:p/>
            <text:p>国尽くし ・ くにづくし  ・ enumerated country names</text:p>
            <text:p/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 office:value-type="string" calcext:value-type="string">
            <text:p>駅前の ・ えきまえの ・ in front of the station</text:p>
            <text:p/>
            <text:p>当駅 ・ とうえき ・ this station</text:p>
            <text:p/>
            <text:p>駅長 ・ えきちょう ・ stationmast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肉 ・ とりにく ・ chicken</text:p>
            <text:p/>
            <text:p>鳥類 ・ ちょうるい ・ birds, fowl</text:p>
            <text:p/>
            <text:p>鳥 ・ とり ・ bird</text:p>
            <text:p/>
            <text:p>鳥居 ・ とりい ・ torii, Shintō shrine archwa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国 ・ しまぐに ・ island nation</text:p>
            <text:p/>
            <text:p>半島 ・ はんとう ・ peninsula</text:p>
            <text:p/>
            <text:p>島 ・ しま ・ island</text:p>
            <text:p/>
            <text:p>広島 ・ ひろしま ・ Hiroshima city and prefecture </text:p>
            <text:p/>
            <text:p>無人島 ・ むじんとう ・ uninhabited island</text:p>
            <text:p/>
            <text:p>離れ島 ・ はなれじま ・ solitary island</text:p>
            <text:p/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度 ・ かくど ・ angle, angular measure, degree</text:p>
            <text:p/>
            <text:p>四つ角 ・ よつかど ・ street corner, intersection</text:p>
            <text:p/>
            <text:p>角¹ ・ かど ・ corner; angle</text:p>
            <text:p/>
            <text:p>角² ・ つの ・ horn, antler, antenna</text:p>
            <text:p/>
            <text:p>三角 ・ さんかく ・ triangle</text:p>
            <text:p/>
            <text:p>角の有る ・ かどのある ・ angular, angled</text:p>
            <text:p/>
            <text:p>角に切る ・ かくにきる ・ cut into squares / cub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取り ・ むしとり ・ bug catching</text:p>
            <text:p/>
            <text:p>防虫 ・ ぼうちゅう ・ insect proof, insect repelling</text:p>
            <text:p/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る ・ さわる ・ [vi] touch, feel</text:p>
            <text:p/>
            <text:p>触れる ・ ふれる ・ [vi] touch, feel; come into contact with</text:p>
            <text:p/>
            <text:p>触覚 ・ しょっかく ・ sense of touch</text:p>
            <text:p/>
            <text:p>触角 ・ しょっかく ・ feeler, antenna</text:p>
            <text:p/>
            <text:p>感触 ・ かんしょく ・ touch, feeling sense of </text:p>
            <text:p/>
            <text:p>触れ ・ ふれ ・ proclamation, official notice; touch</text:p>
            <text:p/>
            <text:p>目に触れる ・ めにふれる ・ catch the eye, attract attention</text:p>
            <text:p/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分解する ・ ぶんかいする ・ take apart; analyze, decompose</text:p>
            <text:p/>
            <text:p>解ける ・ とける ・ [vi] come loose / undone; be solved</text:p>
            <text:p/>
            <text:p>解かす ・ とかす ・ [vt] melt snow, ice , thaw out ; comb one’s hair </text:p>
            <text:p/>
            <text:p>解く ・ とく ・ undo, unfasten, unloosen, unsew; solve, work out</text:p>
            <text:p/>
            <text:p>解体 ・ かいたい ・ dismantling; dissolution; dissection</text:p>
            <text:p/>
            <text:p>解禁 ・ かいきん ・ removal of a ban</text:p>
            <text:p/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日独 ・ にちどく ・ Japan &amp; Germany, Japanese-German</text:p>
            <text:p/>
            <text:p>独立 ・ どくりつ ・ independence, self-reliance</text:p>
            <text:p/>
            <text:p>独学 ・ どくがく ・ self-study, self-teaching</text:p>
            <text:p/>
            <text:p>独り ・ ひとり ・ alone, by oneself</text:p>
            <text:p/>
            <text:p>独身 ・ どくしん ・ single life; celibacy</text:p>
            <text:p/>
            <text:p>独断 ・ どくだん ・ arbitrary decision, dogmatism</text:p>
            <text:p/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 office:value-type="string" calcext:value-type="string">
            <text:p>お店 ・ おみせ ・ shop, your shop</text:p>
            <text:p/>
            <text:p>店員 ・ てんいん ・ clerk</text:p>
            <text:p/>
            <text:p>店長 ・ てんちょう ・ shop manager</text:p>
            <text:p/>
            <text:p>本店 ・ ほんてん ・ main store, head office</text:p>
            <text:p/>
            <text:p>書店 ・ しょてん ・ bookstor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める ・ しめる ・ [vt] occupy, hold</text:p>
            <text:p/>
            <text:p>占う ・ うらなう ・ [vt] divine, tell so.'s fortune</text:p>
            <text:p/>
            <text:p>独占 ・ どくせん ・ exclusive possession, monopoly</text:p>
            <text:p/>
            <text:p>占拠 ・ せんきょ ・ occupation of sth. , exclusive possession</text:p>
            <text:p/>
            <text:p>占星術 ・ せんせいじゅつ ・ astrology</text:p>
            <text:p/>
            <text:p>買い占める ・ かいしめる ・ [vt] buy up</text:p>
            <text:p/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 office:value-type="string" calcext:value-type="string">
            <text:p>出発点 ・ しゅっぱつてん ・ starting point</text:p>
            <text:p/>
            <text:p>同点 ・ どうてん ・ tie, draw; tie score</text:p>
            <text:p/>
            <text:p>その点について ・ そのてんについて ・ on that point, in that respec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 office:value-type="string" calcext:value-type="string">
            <text:p>武士 ・ ぶし ・ samurai, warrior</text:p>
            <text:p/>
            <text:p>武士道 ・ ぶしどう ・ the way of the warrior</text:p>
            <text:p/>
            <text:p>力士 ・ りきし ・ sumo wrestl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商品 ・ しょうひん ・ commodities, goods, products</text:p>
            <text:p/>
            <text:p>商う ・ あきなう ・ [vt] sell, trade in</text:p>
            <text:p/>
            <text:p>商店 ・ しょうてん ・ shop, store</text:p>
            <text:p/>
            <text:p>商工 ・ しょうこう ・ commerce and industry</text:p>
            <text:p/>
            <text:p>商い中 ・ あきないちゅう ・ Open store sign </text:p>
            <text:p/>
            <text:p>大商い ・ おおあきない ・ heavy turnover / trading</text:p>
            <text:p/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う ・ かう ・ [vt] buy</text:p>
            <text:p/>
            <text:p>買い物 ・ かいもの ・ shopping; purchases</text:p>
            <text:p/>
            <text:p>買い手 ・ かいて ・ buyer, customer</text:p>
            <text:p/>
            <text:p>買収 ・ ばいしゅう ・ buying up, purchasing; bribing</text:p>
            <text:p/>
            <text:p>買い上げる ・ かいあげる ・ buy, buy up; bid up</text:p>
            <text:p/>
            <text:p>買い気 ・ かいき ・ bullish [buying] sentiment</text:p>
            <text:p/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る ・ うる ・ [vt] sell</text:p>
            <text:p/>
            <text:p>商売 ・ しょうばい ・ trade, business, commerce</text:p>
            <text:p/>
            <text:p>売り切れ ・ うりきれ ・ sellout; sold out</text:p>
            <text:p/>
            <text:p>売店 ・ ばいてん ・ booth, stand; store</text:p>
            <text:p/>
            <text:p>売買 ・ ばいばい ・ buying &amp; selling, trade</text:p>
            <text:p/>
            <text:p>売れる ・ うれる ・ [vi] sell, be in demand, enjoy a large sale</text:p>
            <text:p/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行 ・ ぞっこう ・ continuation</text:p>
            <text:p/>
            <text:p>続く ・ つづく ・ [vi] continue, follow, ensue</text:p>
            <text:p/>
            <text:p>続ける ・ つづける ・ [vt] continue, keep up, go ahead</text:p>
            <text:p/>
            <text:p>手続き ・ てつづき ・ procedure, formalities</text:p>
            <text:p/>
            <text:p>話し続ける ・ はなしつづける ・ keep talking</text:p>
            <text:p/>
            <text:p>続出する ・ ぞくしゅつする ・ appear in succession</text:p>
            <text:p/>
            <text:p>続続 ・ ぞくぞく ・ in rapid succession, one after another</text:p>
            <text:p/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読書 ・ どくしょ ・ reading a book, reading</text:p>
            <text:p/>
            <text:p>読む ・ よむ ・ [vt] read</text:p>
            <text:p/>
            <text:p>立ち読み ・ たちよみ ・ browsing in a bookstore </text:p>
            <text:p/>
            <text:p>読み方 ・ よみかた ・ way of reading; reading of a kanji </text:p>
            <text:p/>
            <text:p>読者 ・ どくしゃ ・ reader, subscriber</text:p>
            <text:p/>
            <text:p>読解力 ・ どっかいりょく ・ ability to read and understand</text:p>
            <text:p/>
            <text:p>愛読書 ・ あいどくしょ ・ one’s favorite book</text:p>
            <text:p/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通の ・ きょうつうの ・ common, mutual</text:p>
            <text:p/>
            <text:p>母子共に ・ ぼしともに ・ both mother &amp; child</text:p>
            <text:p/>
            <text:p>共和国 ・ きょうわこく ・ republic</text:p>
            <text:p/>
            <text:p>公共の ・ こうきょうの ・ public, common</text:p>
            <text:p/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える ・ そなえる ・ [vt] offer to a god , make an offering</text:p>
            <text:p/>
            <text:p>供する ・ きょうする ・ [vt] offer, submit; supply</text:p>
            <text:p/>
            <text:p>子供 ・ こども ・ child, kid; son, daughter</text:p>
            <text:p/>
            <text:p>供回り ・ ともまわり ・ train of attendants, retinue</text:p>
            <text:p/>
            <text:p>供え物 ・ そなえもの ・ offering</text:p>
            <text:p/>
            <text:p>供養 ・ くよう ・ memorial service</text:p>
            <text:p/>
            <text:p>供物 ・ くもつ ・ offering</text:p>
            <text:p/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水 ・ こうずい ・ flood, inundation</text:p>
            <text:p/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今昔 ・ こんじゃく ・ past and present, yesterday and today</text:p>
            <text:p/>
            <text:p>大昔 ・ おおむかし ・ long ago</text:p>
            <text:p/>
            <text:p>昔年 ・ せきねん ・ antiquity, former years</text:p>
            <text:p/>
            <text:p>昔々 ・ むかしむかし ・ Once upon a time</text:p>
            <text:p/>
            <text:p>昔話 ・ むかしばなし ・ legend, old tale</text:p>
            <text:p/>
            <text:p>昔風 ・ むかしふう ・ old-fashioned</text:p>
            <text:p/>
            <text:p>昔時 ・ せきじ ・ former / old times</text:p>
            <text:p/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休み ・ ふゆやすみ ・ winter vacation</text:p>
            <text:p/>
            <text:p>冬めく ・ ふゆめく ・ become wintry</text:p>
            <text:p/>
            <text:p>冬物 ・ ふゆもの ・ winter clothing / goods</text:p>
            <text:p/>
            <text:p>初冬 ・ しょとう ・ early winter</text:p>
            <text:p/>
            <text:p>立冬 ・ りっとう ・ first day of winter</text:p>
            <text:p/>
            <text:p>冬山 ・ ふゆやま ・ mountain in winter</text:p>
            <text:p/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い ・ さむい ・ cold, chilly</text:p>
            <text:p/>
            <text:p>寒気 ・ かんき ・ cold, cold weather</text:p>
            <text:p/>
            <text:p>防寒する ・ ぼうかんする ・ protect from cold</text:p>
            <text:p/>
            <text:p>寒暖計 ・ かんだんけい ・ thermometer</text:p>
            <text:p/>
            <text:p>寒波 ・ かんぱ ・ cold wave</text:p>
            <text:p/>
            <text:p>寒流 ・ かんりゅう ・ cold current</text:p>
            <text:p/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休み ・ はるやすみ ・ spring vacation</text:p>
            <text:p/>
            <text:p>売春 ・ ばいしゅん ・ prostitution</text:p>
            <text:p/>
            <text:p>青春 ・ せいしゅん ・ bloom of youth</text:p>
            <text:p/>
            <text:p>春分 ・ しゅんぶん ・ vernal equinox</text:p>
            <text:p/>
            <text:p>春雨 ・ はるさめ ・ spring rain; sticks of bean jelly</text:p>
            <text:p/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休み ・ なつやすみ ・ summer vacation</text:p>
            <text:p/>
            <text:p>夏至 ・ げし ・ summer solstice</text:p>
            <text:p/>
            <text:p>夏季 ・ かき ・ summer season </text:p>
            <text:p/>
            <text:p>真夏 ・ まなつ ・ midsummer</text:p>
            <text:p/>
            <text:p>夏向き ・ なつむき ・ for summer</text:p>
            <text:p/>
            <text:p>常夏 ・ とこなつ ・ everlasting summ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春夏秋冬 ・ しゅんかしゅうとう ・ four seasons, all year round</text:p>
            <text:p/>
            <text:p>この秋 ・ このあき ・ this [next] autumn</text:p>
            <text:p/>
            <text:p>秋分 ・ しゅうぶん ・ autumnal equinox</text:p>
            <text:p/>
            <text:p>秋 ・ あき ・ autumn</text:p>
            <text:p/>
            <text:p>秋思 ・ しゅうし ・ lonely feeling of fall</text:p>
            <text:p/>
            <text:p>晩秋 ・ ばんしゅう ・ late fall</text:p>
            <text:p/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家主 ・ やぬし ・ landlord, landlady</text:p>
            <text:p/>
            <text:p>主に ・ おもに ・ mainly, chiefly; mostly</text:p>
            <text:p/>
            <text:p>主人 ・ しゅじん ・ master, proprietor; husband</text:p>
            <text:p/>
            <text:p>主語 ・ しゅご ・ subject [grammar] </text:p>
            <text:p/>
            <text:p>買い主 ・ かいぬし ・ buyer, purchaser</text:p>
            <text:p/>
            <text:p>主として ・ しゅとして ・ mainly, chiefly</text:p>
            <text:p/>
            <text:p>主立った ・ おもだった ・ principal, leading, chief, main</text:p>
            <text:p/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所 ・ じゅうしょ ・ one's dwelling, address</text:p>
            <text:p/>
            <text:p>住み家 ・ すみか ・ residence</text:p>
            <text:p/>
            <text:p>どこに住ん でいますか ・ どこにすん でいますか ・ Where do you live?</text:p>
            <text:p/>
            <text:p>住居 ・ じゅうきょ ・ house, dwelling, address</text:p>
            <text:p/>
            <text:p>住まい ・ すまい ・ living; dwelling, house</text:p>
            <text:p/>
            <text:p>住む ・ すむ ・ [vi] live, reside, dwell of people </text:p>
            <text:p/>
            <text:p>住まう ・ すまう ・ [vi] dwell, live, reside in</text:p>
            <text:p/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 office:value-type="string" calcext:value-type="string">
            <text:p>駐車する ・ ちゅうしゃする ・ park a car</text:p>
            <text:p/>
            <text:p>駐日 ・ ちゅうにち ・ stationed in Japan</text:p>
            <text:p/>
            <text:p>駐車禁止 ・ ちゅうしゃきんし ・ No Park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 ・ ちゅうい ・ attention, care, advice</text:p>
            <text:p/>
            <text:p>注ぎ込む ・ そそぎこむ ・ [vt] pour into, instill</text:p>
            <text:p/>
            <text:p>注意を注ぐ ・ ちゅういをそそぐ ・ pay attention</text:p>
            <text:p/>
            <text:p>注ぐ ・ そそぐ ・ pour into ; concentrate on</text:p>
            <text:p/>
            <text:p>注目 ・ ちゅうもく ・ attention, notice</text:p>
            <text:p/>
            <text:p>注入する ・ ちゅうにゅうする ・ pour into, inject</text:p>
            <text:p/>
            <text:p>注文する ・ ちゅうもんする ・ place an order; request</text:p>
            <text:p/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意志 ・ いし ・ will, volition</text:p>
            <text:p/>
            <text:p>志す ・ こころざす ・ [vt] aim, have ambition for</text:p>
            <text:p/>
            <text:p>大志 ・ たいし ・ lofty ambition, aspiration</text:p>
            <text:p/>
            <text:p>志向 ・ しこう ・ intention, aim</text:p>
            <text:p/>
            <text:p>同志 ・ どうし ・ like-minded person; comrade</text:p>
            <text:p/>
            <text:p>志を立てる ・ こころざしをたてる ・ set one's mind on sth. </text:p>
            <text:p/>
            <text:p>志願する ・ しがんする ・ volunteer, apply for</text:p>
            <text:p/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誌上で ・ しじょうで ・ in a magazine</text:p>
            <text:p/>
            <text:p>日誌 ・ にっし ・ diary</text:p>
            <text:p/>
            <text:p>誌面 ・ しめん ・ page of a magazine</text:p>
            <text:p/>
            <text:p>雑誌 ・ ざっし ・ magazine, journal</text:p>
            <text:p/>
            <text:p>週刊誌 ・ しゅうかんし ・ weekly magazine</text:p>
            <text:p/>
            <text:p>地誌 ・ ちし ・ topography, geographical descrip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える ・ つかえる ・ [vi] serve under </text:p>
            <text:p/>
            <text:p>仕事 ・ しごと ・ work, employment, business</text:p>
            <text:p/>
            <text:p>仕方 ・ しかた ・ way, method, means</text:p>
            <text:p/>
            <text:p>仕舞い ・ しまい ・ end, conclusion, close</text:p>
            <text:p/>
            <text:p>仕手 ・ して ・ doer; protagonist noh drama </text:p>
            <text:p/>
            <text:p>神に仕える ・ かみにつかえる ・ serve God</text:p>
            <text:p/>
            <text:p>仕送りする ・ しおくりする ・ supply, provide; send money to</text:p>
            <text:p/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せる ・ まかせる ・ [vt] leave up to, entrust with; leave alone</text:p>
            <text:p/>
            <text:p>任命 ・ にんめい ・ appointment, nomination</text:p>
            <text:p/>
            <text:p>任意の ・ にんいの ・ optional, voluntary; arbitrary</text:p>
            <text:p/>
            <text:p>後任 ・ こうにん ・ successor, replacement</text:p>
            <text:p/>
            <text:p>任す ・ まかす ・ same as 任せる</text:p>
            <text:p/>
            <text:p>任務 ・ にんむ ・ duty, part, function; mission</text:p>
            <text:p/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店 ・ してん ・ branch office / store </text:p>
            <text:p/>
            <text:p>支える¹ ・ ささえる ・ [vt] support, prop up</text:p>
            <text:p/>
            <text:p>支える*² ・ つかえる ・ [vi] be blocked, obstructed</text:p>
            <text:p/>
            <text:p>支う ・ かう ・ [vt] support, prop up</text:p>
            <text:p/>
            <text:p>支出 ・ ししゅつ ・ expenditure, disbursement</text:p>
            <text:p/>
            <text:p>屋根を支える ・ やねをささえる ・ hold up the roof</text:p>
            <text:p/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反発 ・ はんぱつ ・ repulse, repel; oppose</text:p>
            <text:p/>
            <text:p>反る ・ そる ・ [vi] bend, warp, lean backward</text:p>
            <text:p/>
            <text:p>反らす ・ そらす ・ [vt] bend backward , warp</text:p>
            <text:p/>
            <text:p>反日 ・ はんにち ・ anti-Japanese</text:p>
            <text:p/>
            <text:p>反する ・ はんする ・ oppose; act contrary to</text:p>
            <text:p/>
            <text:p>謀反 ・ むほん ・ rebellion, revolt, treason</text:p>
            <text:p/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上り坂 ・ のぼりざか ・ uphill, upward slope</text:p>
            <text:p/>
            <text:p>下り坂 ・ くだりざか ・ downhill, downward slope</text:p>
            <text:p/>
            <text:p>坂道 ・ さかみち ・ incline, sloping road</text:p>
            <text:p/>
            <text:p>坂 ・ さか ・ slope</text:p>
            <text:p/>
            <text:p>急坂 ・ きゅうはん ・ steep hill / slope</text:p>
            <text:p/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 office:value-type="string" calcext:value-type="string">
            <text:p>大阪 ・ おおさか ・ Ōsaka city and prefecture </text:p>
            <text:p/>
            <text:p>阪神 ・ はんしん ・ Ōsaka &amp; Kōbe</text:p>
            <text:p/>
            <text:p>大阪府 ・ おおさかふ ・ Ōsaka Prefecture</text:p>
            <text:p/>
            <text:p>阪大 ・ はんだい ・ Ōsaka Univers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ご飯 ・ ごはん ・ boiled rice; meal</text:p>
            <text:p/>
            <text:p>赤飯 ・ せきはん ・ cooked rice and red beans</text:p>
            <text:p/>
            <text:p>昼飯 ・ ひるめし ・ lunch; midday meal</text:p>
            <text:p/>
            <text:p>炊飯器 ・ すいはんき ・ rice cooker</text:p>
            <text:p/>
            <text:p>夕飯 ・ ゆうはん ・ evening meal, supper</text:p>
            <text:p/>
            <text:p>飯場 ・ はんば ・ bunkhouse, workers’ living quarters</text:p>
            <text:p/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返事 ・ へんじ ・ reply, answer</text:p>
            <text:p/>
            <text:p>返す ・ かえす ・ [vt] return, send back</text:p>
            <text:p/>
            <text:p>言い返す ・ いいかえす ・ [vt] talk back, retort</text:p>
            <text:p/>
            <text:p>返る ・ かえる ・ [vi] be restored to, return</text:p>
            <text:p/>
            <text:p>返金 ・ へんきん ・ repayment</text:p>
            <text:p/>
            <text:p>返信 ・ へんしん ・ reply, answer</text:p>
            <text:p/>
            <text:p>返上する ・ へんじょうする ・ return, send back</text:p>
            <text:p/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誌 ・ ざっし ・ magazine, journal</text:p>
            <text:p/>
            <text:p>雑な ・ ざつな ・ coarse, rough, crude</text:p>
            <text:p/>
            <text:p>雑音 ・ ざつおん ・ noise; interference, static</text:p>
            <text:p/>
            <text:p>雑種 ・ ざっしゅ ・ mixed breed, hybrid</text:p>
            <text:p/>
            <text:p>雑煮 ・ ぞうに ・ soup with rice cakes and vegetables New Year's dish </text:p>
            <text:p/>
            <text:p>雑木 ・ ぞうき ・ miscellaneous tree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反乱 ・ はんらん ・ rebellion, revolt</text:p>
            <text:p/>
            <text:p>乱れる ・ みだれる ・ [vi] be disordered, confused; chaotic</text:p>
            <text:p/>
            <text:p>乱す ・ みだす ・ [vt] put into disorder, disturb, throw into confusion; dishevel</text:p>
            <text:p/>
            <text:p>乱雑 ・ らんざつ ・ disorder, confusion</text:p>
            <text:p/>
            <text:p>乱用 ・ らんよう ・ abuse, misuse, misappropriation</text:p>
            <text:p/>
            <text:p>乱造 ・ らんぞう ・ excessive production, careless manufacture</text:p>
            <text:p/>
            <text:p>動乱 ・ どうらん ・ upheaval, disturbance, agitation</text:p>
            <text:p/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前に ・ すんぜんに ・ immediately before</text:p>
            <text:p/>
            <text:p>寸法 ・ すんぽう ・ measurements, size; plan</text:p>
            <text:p/>
            <text:p>寸時 ・ すんじ ・ a moment, a minute</text:p>
            <text:p/>
            <text:p>原寸 ・ げんすん ・ full / actual size</text:p>
            <text:p/>
            <text:p>寸描 ・ すんびょう ・ thumbnail, brief sketch</text:p>
            <text:p/>
            <text:p>寸断する ・ すんだんする ・ cut into pieces / shreds</text:p>
            <text:p/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お寺 ・ おてら ・ Buddhist temple</text:p>
            <text:p/>
            <text:p>国分寺 ・ こくぶんじ ・ provincial temple state-established </text:p>
            <text:p/>
            <text:p>古寺 ・ こじ ・ old temple</text:p>
            <text:p/>
            <text:p>山寺 ・ やまでら ・ mountain temple</text:p>
            <text:p/>
            <text:p>尼寺 ・ あまでら ・ nunnery, convent</text:p>
            <text:p/>
            <text:p>寺院 ・ じいん ・ temple</text:p>
            <text:p/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同時に ・ どうじに ・ simultaneously, at the same time</text:p>
            <text:p/>
            <text:p>時 ・ とき ・ time; moment, occasion</text:p>
            <text:p/>
            <text:p>時代 ・ じだい ・ age, era, period; antiquit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支持する ・ しじする ・ support, maintain, back up</text:p>
            <text:p/>
            <text:p>持つ ・ もつ ・ hold, have; keep, maintain</text:p>
            <text:p/>
            <text:p>金持ち ・ かねもち ・ wealthy person</text:p>
            <text:p/>
            <text:p>気持ち ・ きもち ・ feeling, sensation, mood</text:p>
            <text:p/>
            <text:p>住持 ・ じゅうじ ・ chief priest of a temple </text:p>
            <text:p/>
            <text:p>持てる ・ もてる ・ [vi] endure, last; be able to possess; welcomed, popular, made much of</text:p>
            <text:p/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 office:value-type="string" calcext:value-type="string">
            <text:p>特別の ・ とくべつの ・ special, particular; extraordinary</text:p>
            <text:p/>
            <text:p>特に ・ とくに ・ particularly, especially</text:p>
            <text:p/>
            <text:p>独特な ・ どくとくな ・ peculiar, unique</text:p>
            <text:p/>
            <text:p>特定の ・ とくていの ・ specific, particula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つ ・ まつ ・ [vi, vt] wait</text:p>
            <text:p/>
            <text:p>待合室 ・ まちあいしつ ・ waiting room</text:p>
            <text:p/>
            <text:p>待ち合わせる ・ まちあわせる ・ wait, meet by appointment</text:p>
            <text:p/>
            <text:p>待機する ・ たいきする ・ wait for an opportunity, stand ready</text:p>
            <text:p/>
            <text:p>待望の ・ たいぼうの ・ hoped-for, long-awaited</text:p>
            <text:p/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得る ・ える ・ [vt] acquire, gain; can, be able to</text:p>
            <text:p/>
            <text:p>取得する ・ しゅとくする ・ acquire, gain; purchase</text:p>
            <text:p/>
            <text:p>得意 ・ とくい ・ one's forte; pride</text:p>
            <text:p/>
            <text:p>得になる ・ とくになる ・ bring profit, do so. good</text:p>
            <text:p/>
            <text:p>止むを得ない ・ やむをえない ・ unavoidable</text:p>
            <text:p/>
            <text:p>…し得る ・ …しうる ・ can, be able to</text:p>
            <text:p/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近侍 ・ きんじ ・ attendant</text:p>
            <text:p/>
            <text:p>侍女 ・ じじょ ・ lady attendant</text:p>
            <text:p/>
            <text:p>侍 ・ さむらい ・ samurai</text:p>
            <text:p/>
            <text:p>若侍 ・ わかざむらい ・ young samurai</text:p>
            <text:p/>
            <text:p>犬侍 ・ いぬざむらい ・ shameless / depraved samurai</text:p>
            <text:p/>
            <text:p>侍医 ・ じい ・ court / personal physician</text:p>
            <text:p/>
            <text:p>陪侍 ・ ばいじ ・ attending on the nobility; retainer</text:p>
            <text:p/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人 ・ しじん ・ poet</text:p>
            <text:p/>
            <text:p>詩集 ・ ししゅう ・ anthology of poems</text:p>
            <text:p/>
            <text:p>詩を作る ・ しをつくる ・ compose a poem</text:p>
            <text:p/>
            <text:p>詩情 ・ しじょう ・ poetic sentiment, poetical interest</text:p>
            <text:p/>
            <text:p>詩的な ・ してきな ・ poetic</text:p>
            <text:p/>
            <text:p>叙事詩 ・ じょじし ・ epic (poem), epic poetry</text:p>
            <text:p/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席 ・ そくせき ・ impromptu; instant</text:p>
            <text:p/>
            <text:p>即時 ・ そくじ ・ immediately, promptly</text:p>
            <text:p/>
            <text:p>即ち ・ すなわち ・ namely, i.e.; nothing but, precisely</text:p>
            <text:p/>
            <text:p>即死 ・ そくし ・ instant death, death on the spot</text:p>
            <text:p/>
            <text:p>即売 ・ そくばい ・ sale on the spot, spot sale</text:p>
            <text:p/>
            <text:p>即金 ・ そっきん ・ immediate / ready cash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節電 ・ せつでん ・ saving electricity</text:p>
            <text:p/>
            <text:p>時節 ・ じせつ ・ season, times; occasion</text:p>
            <text:p/>
            <text:p>竹の節 ・ たけのふし ・ node / joint of a bamboo</text:p>
            <text:p/>
            <text:p>末節 ・ まっせつ ・ minor details, nonessentials</text:p>
            <text:p/>
            <text:p>節季 ・ せっき ・ end of year, year end</text:p>
            <text:p/>
            <text:p>季節 ・ きせつ ・ season</text:p>
            <text:p/>
            <text:p>曲節 ・ きょくせつ ・ tune, air</text:p>
            <text:p/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肉 ・ きんにく ・ muscle, sinews</text:p>
            <text:p/>
            <text:p>筋道 ・ すじみち ・ reason, thread of an argument , coherence; systematic method</text:p>
            <text:p/>
            <text:p>筋書き ・ すじがき ・ plot of a story , outline; plan</text:p>
            <text:p/>
            <text:p>心筋 ・ しんきん ・ myocardium, heart muscle</text:p>
            <text:p/>
            <text:p>筋合い ・ すじあい ・ reason</text:p>
            <text:p/>
            <text:p>大筋 ・ おおすじ ・ outline</text:p>
            <text:p/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しい ・ ひとしい ・ equal, alike</text:p>
            <text:p/>
            <text:p>平等 ・ びょうどう ・ equality, impartiality</text:p>
            <text:p/>
            <text:p>一等 ・ いっとう ・ first class; first place</text:p>
            <text:p/>
            <text:p>我等 ・ われら ・ we, us</text:p>
            <text:p/>
            <text:p>お皿やコップ等 ・ おさらやコップなど ・ dishes, glasses, …</text:p>
            <text:p/>
            <text:p>等分する ・ とうぶんする ・ divide equally</text:p>
            <text:p/>
            <text:p>上等の ・ じょうとうの ・ first-class, superior</text:p>
            <text:p/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平均 ・ へいきん ・ average, mean; equilibrium, balance</text:p>
            <text:p/>
            <text:p>均整 ・ きんせい ・ symmetry</text:p>
            <text:p/>
            <text:p>均質 ・ きんしつ ・ homogeneity</text:p>
            <text:p/>
            <text:p>均一な ・ きんいつな ・ uniform, equal, even</text:p>
            <text:p/>
            <text:p>均分 ・ きんぶん ・ equal division</text:p>
            <text:p/>
            <text:p>均等の ・ きんとうの ・ equal, uniform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節 ・ きせつ ・ season</text:p>
            <text:p/>
            <text:p>季語 ・ きご ・ season word in haiku </text:p>
            <text:p/>
            <text:p>四季 ・ しき ・ the four seasons</text:p>
            <text:p/>
            <text:p>季候 ・ きこう ・ season</text:p>
            <text:p/>
            <text:p>季刊 ・ きかん ・ quarterly publication</text:p>
            <text:p/>
            <text:p>夏季 ・ かき ・ summer seas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員会 ・ いいんかい ・ committee, commission</text:p>
            <text:p/>
            <text:p>常任委員会 ・ じょうにんいいんかい ・ standing committee</text:p>
            <text:p/>
            <text:p>委任する ・ いにんする ・ entrust, delegate, commit</text:p>
            <text:p/>
            <text:p>委ねる ・ ゆだねる ・ [vt] entrust to</text:p>
            <text:p/>
            <text:p>委託する ・ いたくする ・ entrust [charge] with, consign</text:p>
            <text:p/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居人 ・ けっきょじん ・ cave dweller, caveman</text:p>
            <text:p/>
            <text:p>ボタンの穴 ・ ボタンのあな ・ buttonhole</text:p>
            <text:p/>
            <text:p>穴子 ・ あなご ・ conger eel</text:p>
            <text:p/>
            <text:p>穴 ・ あな ・ ho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気 ・ くうき ・ air; atmosphere</text:p>
            <text:p/>
            <text:p>部屋を空ける ・ へやをあける ・ clear a room</text:p>
            <text:p/>
            <text:p>青空 ・ あおぞら ・ blue sky</text:p>
            <text:p/>
            <text:p>空手 ・ からて ・ karate; empty hand</text:p>
            <text:p/>
            <text:p>空車 ・ くうしゃ ・ for hire empty car </text:p>
            <text:p/>
            <text:p>空き家 ・ あきや ・ vacant house</text:p>
            <text:p/>
            <text:p>空の ・ からの ・ empty, vacant, hollow</text:p>
            <text:p/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 office:value-type="string" calcext:value-type="string">
            <text:p>友人 ・ ゆうじん ・ friend</text:p>
            <text:p/>
            <text:p>友だち ・ ともだち ・ friend (cf. 達 1475)</text:p>
            <text:p/>
            <text:p>友好 ・ ゆうこう ・ friendship, amity</text:p>
            <text:p/>
            <text:p>親友 ・ しんゆう ・ close frie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無 ・ うむ ・ existence, presence; yes or no</text:p>
            <text:p/>
            <text:p>有る ・ ある ・ [vi] be, exist; have; take place</text:p>
            <text:p/>
            <text:p>有り得る ・ ありえる ・ possible, likely</text:p>
            <text:p/>
            <text:p>有名な ・ ゆうめいな ・ famous; notorious</text:p>
            <text:p/>
            <text:p>有毒 ・ ゆうどく ・ poisonous</text:p>
            <text:p/>
            <text:p>有り金 ・ ありがね ・ money on hand, ready cash</text:p>
            <text:p/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下 ・ ひだりした ・ lower left</text:p>
            <text:p/>
            <text:p>左手 ・ ひだりて ・ left hand</text:p>
            <text:p/>
            <text:p>左足 ・ ひだりあし ・ left leg</text:p>
            <text:p/>
            <text:p>左側 ・ ひだりがわ ・ left side</text:p>
            <text:p/>
            <text:p>左方 ・ さほう ・ left side</text:p>
            <text:p/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上 ・ みぎうえ ・ upper right</text:p>
            <text:p/>
            <text:p>左右 ・ さゆう ・ right &amp; left</text:p>
            <text:p/>
            <text:p>右から左へ ・ みぎからひだりへ ・ from right to left; speedily</text:p>
            <text:p/>
            <text:p>右方 ・ うほう ・ right side</text:p>
            <text:p/>
            <text:p>右折 ・ うせつ ・ right turn</text:p>
            <text:p/>
            <text:p>座右に ・ ざゆうに ・ at one’s right hand; by one’s side</text:p>
            <text:p/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小石 ・ こいし ・ pebble, stone</text:p>
            <text:p/>
            <text:p>宝石 ・ ほうせき ・ gem, jewel</text:p>
            <text:p/>
            <text:p>一石二鳥 ・ いっせきにちょう ・ two birds with one stone</text:p>
            <text:p/>
            <text:p>石 ・ いし ・ sto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年 ・ じゃくねん ・ youth, young age</text:p>
            <text:p/>
            <text:p>若い ・ わかい ・ young, junior</text:p>
            <text:p/>
            <text:p>若者 ・ わかもの ・ young person, youth</text:p>
            <text:p/>
            <text:p>若し ・ もし ・ if, in case of</text:p>
            <text:p/>
            <text:p>若しくは ・ もしくは ・ either … or</text:p>
            <text:p/>
            <text:p>若夫婦 ・ わかふうふ ・ young couple</text:p>
            <text:p/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しい ・ くるしい ・ hard, painful; straitened</text:p>
            <text:p/>
            <text:p>苦味 ・ にがみ ・ bitter taste</text:p>
            <text:p/>
            <text:p>苦手 ・ にがて ・ weak point; dislike of</text:p>
            <text:p/>
            <text:p>苦る ・ にがる ・ [vi] feel bitter, scowl</text:p>
            <text:p/>
            <text:p>苦痛 ・ くつう ・ pain, agony, anguish</text:p>
            <text:p/>
            <text:p>息苦しい ・ いきぐるしい ・ breathe with difficulty; suffocating, choking</text:p>
            <text:p/>
            <text:p>苦しむ ・ くるしむ ・ [vi] suffer from , groan; be troubled, distressed; be worried</text:p>
            <text:p/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不在 ・ ふざい ・ absence</text:p>
            <text:p/>
            <text:p>駐在 ・ ちゅうざい ・ residence, stay</text:p>
            <text:p/>
            <text:p>在校生 ・ ざいこうせい ・ currently enrolled student</text:p>
            <text:p/>
            <text:p>在日 ・ ざいにち ・ resident in Japan</text:p>
            <text:p/>
            <text:p>自在に ・ じざいに ・ freely, unrestrictedly, at will</text:p>
            <text:p/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在 ・ そんざい ・ existence, being</text:p>
            <text:p/>
            <text:p>存じる ・ ぞんじる ・ believe; be aware of</text:p>
            <text:p/>
            <text:p>共存 ・ きょうぞん ・ coexistence</text:p>
            <text:p/>
            <text:p>存外 ・ ぞんがい ・ contrary to one’s expectations; beyond expectation</text:p>
            <text:p/>
            <text:p>存分に ・ ぞんぶんに ・ to one’s heart’s content, freely</text:p>
            <text:p/>
            <text:p>所存 ・ しょぞん ・ one’s opinion / view, intention</text:p>
            <text:p/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潮 ・ かんちょう ・ ebb tide</text:p>
            <text:p/>
            <text:p>干す ・ ほす ・ [vt] dry</text:p>
            <text:p/>
            <text:p>干る ・ ひる ・ [vi] get dry, parch; of tides ebb, recede</text:p>
            <text:p/>
            <text:p>干上がる ・ ひあがる ・ dry up, parch; ebb away</text:p>
            <text:p/>
            <text:p>潮の干満 ・ しおのかんまん ・ ebb and flow, tide</text:p>
            <text:p/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刊行 ・ かんこう ・ publication</text:p>
            <text:p/>
            <text:p>週刊誌 ・ しゅうかんし ・ weekly magazine</text:p>
            <text:p/>
            <text:p>夕刊 ・ ゆうかん ・ evening edition / paper</text:p>
            <text:p/>
            <text:p>創刊号 ・ そうかんごう ・ inaugural number, first issue</text:p>
            <text:p/>
            <text:p>発刊 ・ はっかん ・ publication, issue</text:p>
            <text:p/>
            <text:p>未刊の ・ みかんの ・ unpublish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発汗する ・ はっかんする ・ perspire, sweat</text:p>
            <text:p/>
            <text:p>汗をかく ・ あせをかく ・ sweat, perspire</text:p>
            <text:p/>
            <text:p>汗だくで ・ あせだくで ・ bathed in perspiration, dripping with sweat</text:p>
            <text:p/>
            <text:p>汗ばむ ・ あせばむ ・ become slightly sweaty</text:p>
            <text:p/>
            <text:p>冷や汗 ・ ひやあせ ・ cold sweat</text:p>
            <text:p/>
            <text:p>冷汗 ・ れいかん ・ cold sweat</text:p>
            <text:p/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竿竹 ・ さおだけ ・ bamboo pole</text:p>
            <text:p/>
            <text:p>物干し竿 ・ ものほしざお ・ pole for drying laundry</text:p>
            <text:p/>
            <text:p>三竿 ・ さんかん ・ being high in the sky of the sun or moon </text:p>
            <text:p/>
            <text:p>竿頭 ・ かんとう ・ top / end of a pole</text:p>
            <text:p/>
            <text:p>釣竿 ・ つりざお ・ fishing rod</text:p>
            <text:p/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左利き ・ ひだりきき ・ left-handed; heavy drinker</text:p>
            <text:p/>
            <text:p>利子 ・ りし ・ interest</text:p>
            <text:p/>
            <text:p>有利な ・ ゆうりな ・ advantageous, favor-; profitable</text:p>
            <text:p/>
            <text:p>利用する ・ りようする ・ utilize, make use of</text:p>
            <text:p/>
            <text:p>利く ・ きく ・ [vi] work well , function properly </text:p>
            <text:p/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利害 ・ りがい ・ interests, what one stands to gain / lose</text:p>
            <text:p/>
            <text:p>公害 ・ こうがい ・ environmental pollution</text:p>
            <text:p/>
            <text:p>有害な ・ ゆうがいな ・ harmful, pernicious, noxious</text:p>
            <text:p/>
            <text:p>害する ・ がいする ・ harm, hinder, injure, damage</text:p>
            <text:p/>
            <text:p>飲酒の害 ・ いんしゅのがい ・ ill effects of drinking</text:p>
            <text:p/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益々 ・ ますます ・ increasingly</text:p>
            <text:p/>
            <text:p>利益 ・ りえき ・ profit, gains; benefit</text:p>
            <text:p/>
            <text:p>公益 ・ こうえき ・ public benefit</text:p>
            <text:p/>
            <text:p>有益な ・ ゆうえきな ・ beneficial; profitable</text:p>
            <text:p/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溢れる¹ ・ あふれる ・ [vi] overflow, brim over, flood</text:p>
            <text:p/>
            <text:p>溢れる² ・ こぼれる ・ [vi] fall out of, spill, overflow</text:p>
            <text:p/>
            <text:p>溢す ・ こぼす ・ [vt] spill</text:p>
            <text:p/>
            <text:p>充溢する ・ じゅういつする ・ overflow / brim with</text:p>
            <text:p/>
            <text:p>横溢する ・ おういつする ・ be filled with vitality , overflow with</text:p>
            <text:p/>
            <text:p>溢れかえる ・ あふれかえる ・ be full of, awash / teem with</text:p>
            <text:p/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く ・ さく ・ [vt] spare time , set aside</text:p>
            <text:p/>
            <text:p>割れる ・ われる ・ [vi] break; be divided; [math] be divisible</text:p>
            <text:p/>
            <text:p>分割する ・ ぶんかつする ・ divide up, partition, split</text:p>
            <text:p/>
            <text:p>コップを割る ・ コップをわる ・ break a glass</text:p>
            <text:p/>
            <text:p>三割五分 ・ さんわりごぶ ・ thirty-five percent</text:p>
            <text:p/>
            <text:p>割り勘 ・ わりかん ・ equal split, Dutch treat</text:p>
            <text:p/>
            <text:p>割拠する ・ かっきょする ・ hold one’s own ground</text:p>
            <text:p/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憲法 ・ けんぽう ・ constitution(al law)</text:p>
            <text:p/>
            <text:p>合憲性 ・ ごうけんせい ・ constitutionality</text:p>
            <text:p/>
            <text:p>合憲的 ・ ごうけんてき ・ constitutional</text:p>
            <text:p/>
            <text:p>違憲 ・ いけん ・ unconstitutional</text:p>
            <text:p/>
            <text:p>憲兵 ・ けんぺい ・ military police</text:p>
            <text:p/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化する ・ うかする ・ grow wings, emerge</text:p>
            <text:p/>
            <text:p>一羽 ・ いちわ ・ one bird / rabbit</text:p>
            <text:p/>
            <text:p>羽音 ・ はおと ・ flapping / whirring of wings</text:p>
            <text:p/>
            <text:p>羽根 ・ はね ・ feather, wing; fan blade; shuttlecock</text:p>
            <text:p/>
            <text:p>三羽 ・ さんば ・ three birds / rabbits</text:p>
            <text:p/>
            <text:p>羽布団 ・ はねぶとん ・ feather quilt</text:p>
            <text:p/>
            <text:p>羽衣 ・ はごろも ・ robe of feathers</text:p>
            <text:p/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 office:value-type="string" calcext:value-type="string">
            <text:p>翌日 ・ よくじつ ・ the following [next] day</text:p>
            <text:p/>
            <text:p>翌朝 ・ よくあさ ・ the following [next] morning</text:p>
            <text:p/>
            <text:p>翌年 ・ よくねん ・ the next [following] year</text:p>
            <text:p/>
            <text:p>翌春 ・ よくしゅん ・ next spring</text:p>
            <text:p/>
            <text:p>翌翌日 ・ よくよくじつ ・ two days af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得 ・ しゅうとく ・ learning, acquirement</text:p>
            <text:p/>
            <text:p>習う ・ ならう ・ [vt] learn, study; practice</text:p>
            <text:p/>
            <text:p>習い事 ・ ならいごと ・ lessons cultural: music, calligraphy, … , practice</text:p>
            <text:p/>
            <text:p>学習 ・ がくしゅう ・ study, learning</text:p>
            <text:p/>
            <text:p>習い ・ ならい ・ habit, custom, practice</text:p>
            <text:p/>
            <text:p>習わし ・ ならわし ・ custom, practice</text:p>
            <text:p/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道 ・ きゅうどう ・ archery</text:p>
            <text:p/>
            <text:p>弓 ・ ゆみ ・ bow</text:p>
            <text:p/>
            <text:p>弓形 ・ ゆみなり ・ arch, curve</text:p>
            <text:p/>
            <text:p>弓矢 ・ ゆみや ・ bow and arrow</text:p>
            <text:p/>
            <text:p>弓状の ・ きゅうじょうの ・ bow-shaped, arched</text:p>
            <text:p/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力 ・ いんりょく ・ gravitation</text:p>
            <text:p/>
            <text:p>引く ・ ひく ・ draw, pull, haul, tug; drag, trail</text:p>
            <text:p/>
            <text:p>引ける ・ ひける ・ [vi] close, be over, break up</text:p>
            <text:p/>
            <text:p>弓を引く ・ ゆみをひく ・ draw a bow</text:p>
            <text:p/>
            <text:p>引き出し ・ ひきだし ・ desk drawer; withdrawal of money </text:p>
            <text:p/>
            <text:p>割り引き ・ わりびき ・ discount</text:p>
            <text:p/>
            <text:p>引け ・ ひけ ・ defeat, reverse; close esp. of stock market </text:p>
            <text:p/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根強い ・ ねづよい ・ deep / firmly rooted</text:p>
            <text:p/>
            <text:p>強いる ・ しいる ・ [vt] force, compel, press</text:p>
            <text:p/>
            <text:p>強調する ・ きょうちょうする ・ emphasize, stress</text:p>
            <text:p/>
            <text:p>強大な ・ きょうだいな ・ mighty, powerful, strong</text:p>
            <text:p/>
            <text:p>強い ・ つよい ・ strong</text:p>
            <text:p/>
            <text:p>強める ・ つよめる ・ [vt] strengthen, intensify, reinforce; emphasize, lay stress on</text:p>
            <text:p/>
            <text:p>強いて ・ しいて ・ against one’s will, by force</text:p>
            <text:p/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気な ・ よわきな ・ timid; weak-spirited; bearish stock market </text:p>
            <text:p/>
            <text:p>弱点 ・ じゃくてん ・ weak point</text:p>
            <text:p/>
            <text:p>弱い ・ よわい ・ weak</text:p>
            <text:p/>
            <text:p>200人弱 ・ にひゃくにんじゃく ・ slightly under 200 people</text:p>
            <text:p/>
            <text:p>弱肉強食 ・ じゃくにくきょうしょく ・ law of the jungle the strong prey on the weak </text:p>
            <text:p/>
            <text:p>火を弱める ・ ひをよわめる ・ turn down the fla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風が弱まった ・ かぜがよわまった ・ The wind has fallen</text:p>
            <text:p/>
            <text:p>和風 ・ わふう ・ Japanese style</text:p>
            <text:p/>
            <text:p>家風 ・ かふう ・ family ways &amp; customs</text:p>
            <text:p/>
            <text:p>そよ風 ・ そよかぜ ・ gentle breeze, soft wind</text:p>
            <text:p/>
            <text:p>こんな風な物 ・ こんなふうなもの ・ things of this kind</text:p>
            <text:p/>
            <text:p>風刺 ・ ふうし ・ satire, sarcasm</text:p>
            <text:p/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己を信じる ・ おのれをしんじる ・ believe in oneself</text:p>
            <text:p/>
            <text:p>自己 ・ じこ ・ oneself, self, ego</text:p>
            <text:p/>
            <text:p>利己 ・ りこ ・ self-interest</text:p>
            <text:p/>
            <text:p>自己中心 ・ じこちゅうしん ・ egocentrism</text:p>
            <text:p/>
            <text:p>克己 ・ こっき ・ self-denial, self-control</text:p>
            <text:p/>
            <text:p>知己 ・ ちき ・ acquaintance; intimate friend</text:p>
            <text:p/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記す ・ しるす ・ [vt] record, write down</text:p>
            <text:p/>
            <text:p>書き記す ・ かきしるす ・ [vt] write down, record, register</text:p>
            <text:p/>
            <text:p>記入する ・ きにゅうする ・ enter, fill in a form </text:p>
            <text:p/>
            <text:p>記者 ・ きしゃ ・ journalist, reporter; editor</text:p>
            <text:p/>
            <text:p>記事 ・ きじ ・ news, article; account</text:p>
            <text:p/>
            <text:p>伝記 ・ でんき ・ biography</text:p>
            <text:p/>
            <text:p>書記 ・ しょき ・ clerk, secretary</text:p>
            <text:p/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/>
            <text:p>紀元 ・ きげん ・ era; AD, CE</text:p>
            <text:p/>
            <text:p>紀元前 ・ きげんぜん ・ BC, BCE</text:p>
            <text:p/>
            <text:p>校紀 ・ こうき ・ school discipline</text:p>
            <text:p/>
            <text:p>風紀 ・ ふうき ・ public morals</text:p>
            <text:p/>
            <text:p>綱紀 ・ こうき ・ law and order, official discipline</text:p>
            <text:p/>
            <text:p>軍紀 ・ ぐんき ・ military discipline, troop morals</text:p>
            <text:p/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正 ・ かいせい ・ revision, amendment</text:p>
            <text:p/>
            <text:p>改新 ・ かいしん ・ renovation, reformation</text:p>
            <text:p/>
            <text:p>改憲 ・ かいけん ・ constitutional revision</text:p>
            <text:p/>
            <text:p>改める ・ あらためる ・ [vt] reform, revise; check; improve</text:p>
            <text:p/>
            <text:p>改めて ・ あらためて ・ again, over again, anew; formally</text:p>
            <text:p/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る ・ おこる ・ [vi] occur, spring up, arise from</text:p>
            <text:p/>
            <text:p>起源 [起原] ・ きげん ・ origin, beginning</text:p>
            <text:p/>
            <text:p>起きる ・ おきる ・ [vi] rise, wake up; occur, break out</text:p>
            <text:p/>
            <text:p>起立する ・ きりつする ・ stand up, rise</text:p>
            <text:p/>
            <text:p>起点 ・ きてん ・ starting point</text:p>
            <text:p/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姓名 ・ せいめい ・ full name</text:p>
            <text:p/>
            <text:p>百姓 ・ ひゃくしょう ・ country bumpkin, farmer; the masses</text:p>
            <text:p/>
            <text:p>改姓する ・ かいせいする ・ change one’s family name</text:p>
            <text:p/>
            <text:p>同姓 ・ どうせい ・ same surname</text:p>
            <text:p/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由来 ・ ゆらい ・ origin, source, cause; history</text:p>
            <text:p/>
            <text:p>自由 ・ じゆう ・ freedom</text:p>
            <text:p/>
            <text:p>不自由 ・ ふじゆう ・ inconvenience; disability; poverty</text:p>
            <text:p/>
            <text:p>由無き ・ よしなき ・ senseless, meaningless; absurd</text:p>
            <text:p/>
            <text:p>…の由です ・ …のよしです ・ hear / it is said that…</text:p>
            <text:p/>
            <text:p>経由 ・ けいゆ ・ via, through</text:p>
            <text:p/>
            <text:p>事由 ・ じゆう ・ reason, cause, grou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石油 ・ せきゆ ・ petroleum, oil</text:p>
            <text:p/>
            <text:p>油田 ・ ゆでん ・ oilfield</text:p>
            <text:p/>
            <text:p>油 ・ あぶら ・ oil</text:p>
            <text:p/>
            <text:p>オリーブ油 ・ オリーブゆ ・ olive oil</text:p>
            <text:p/>
            <text:p>原油 ・ げんゆ ・ crude 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 office:value-type="string" calcext:value-type="string">
            <text:p>井戸 ・ いど ・ (water) well</text:p>
            <text:p/>
            <text:p>天井 ・ てんじょう ・ ceiling</text:p>
            <text:p/>
            <text:p>油井 ・ ゆせい ・ oil wel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囲む ・ かこむ ・ [vt] enclose, surround</text:p>
            <text:p/>
            <text:p>周囲 ・ しゅうい ・ circumference, periphery; surroundings</text:p>
            <text:p/>
            <text:p>取り囲む ・ とりかこむ ・ [vt] enclose, encircle</text:p>
            <text:p/>
            <text:p>囲いに入れる ・ かこいにいれる ・ place in an enclosure</text:p>
            <text:p/>
            <text:p>囲まれる ・ かこまれる ・ be surrounded</text:p>
            <text:p/>
            <text:p>包囲する ・ ほういする ・ surround, encircle, envelop</text:p>
            <text:p/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牛丼 ・ ぎゅうどん ・ bowl of rice topped with beef </text:p>
            <text:p/>
            <text:p>天丼 ・ てんどん ・ tempura on rice</text:p>
            <text:p/>
            <text:p>丼物 ・ どんぶりもの ・ rice bowl dishes</text:p>
            <text:p/>
            <text:p>丼飯 ・ どんぶりめし ・ rice in a large bowl</text:p>
            <text:p/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ラーメン三丁 ・ ラーメンさんちょう ・ three bowls of ramen</text:p>
            <text:p/>
            <text:p>四丁目 ・ よんちょうめ ・ 4-chome, 4th town [neighborhood] subsection</text:p>
            <text:p/>
            <text:p>丁度 ・ ちょうど ・ just, exactly; as if</text:p>
            <text:p/>
            <text:p>丁寧な ・ ていねいな ・ polite, courteous</text:p>
            <text:p/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丁寧な ・ ていねいな ・ polite, courteous</text:p>
            <text:p/>
            <text:p>丁寧語 ・ ていねいご ・ polite language / speech</text:p>
            <text:p/>
            <text:p>寧日 ・ ねいじつ ・ peaceful day</text:p>
            <text:p/>
            <text:p>安寧 ・ あんねい ・ public peace, tranquility</text:p>
            <text:p/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下町 ・ したまち ・ downtown business quarters, Tōkyō's old part</text:p>
            <text:p/>
            <text:p>町人 ・ ちょうにん ・ townsman, tradesman Edo period </text:p>
            <text:p/>
            <text:p>室町時代 ・ むろまちじだい ・ Muromachi Period historical era, ~ 1336-1573 </text:p>
            <text:p/>
            <text:p>港町 ・ みなとまち ・ port town</text:p>
            <text:p/>
            <text:p>町役場 ・ まちやくば ・ town hall</text:p>
            <text:p/>
            <text:p>町会 ・ ちょうかい ・ town block association</text:p>
            <text:p/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電灯 ・ でんとう ・ lamp, electric light</text:p>
            <text:p/>
            <text:p>灯光 ・ とうこう ・ lamplight</text:p>
            <text:p/>
            <text:p>灯 ・ ひ ・ a light, lights</text:p>
            <text:p/>
            <text:p>灯を付ける ・ ひをつける ・ turn on the light</text:p>
            <text:p/>
            <text:p>街灯 ・ がいとう ・ street lamp</text:p>
            <text:p/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官庁 ・ かんちょう ・ government office / agency</text:p>
            <text:p/>
            <text:p>都庁 ・ とちょう ・ Tokyo Metropolitan Gov't Office</text:p>
            <text:p/>
            <text:p>庁舎 ・ ちょうしゃ ・ government building</text:p>
            <text:p/>
            <text:p>県庁 ・ けんちょう ・ prefectural office</text:p>
            <text:p/>
            <text:p>警視庁 ・ けいしちょう ・ Metropolitan Police Office</text:p>
            <text:p/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金 ・ ちょきん ・ savings, deposit</text:p>
            <text:p/>
            <text:p>貯水池 ・ ちょすいち ・ reservoir</text:p>
            <text:p/>
            <text:p>貯える ・ たくわえる ・ [vt] store, lay in stock </text:p>
            <text:p/>
            <text:p>貯める ・ ためる ・ [vt] save in a bank </text:p>
            <text:p/>
            <text:p>貯蔵する ・ ちょぞうする ・ store, preserve, set aside</text:p>
            <text:p/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安易な ・ あんいな ・ easy, easygoing</text:p>
            <text:p/>
            <text:p>分かり易い ・ わかりやすい ・ easy to understand</text:p>
            <text:p/>
            <text:p>易者 ・ えきしゃ ・ fortuneteller</text:p>
            <text:p/>
            <text:p>易しい ・ やさしい ・ easy, simple</text:p>
            <text:p/>
            <text:p>易い ・ やすい ・ easy, simple to do </text:p>
            <text:p/>
            <text:p>易易と ・ やすやすと ・ easily, without difficulty</text:p>
            <text:p/>
            <text:p>平易な ・ へいいな ・ plain, simple, easy</text:p>
            <text:p/>
            <text:p>交易 ・ こうえき ・ trade, commer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金 ・ しきん ・ gratuity, grant</text:p>
            <text:p/>
            <text:p>賜る ・ たまわる ・ [vt] deign to give, bestow</text:p>
            <text:p/>
            <text:p>賜り物 ・ たまわりもの ・ gift, boon</text:p>
            <text:p/>
            <text:p>下賜する ・ かしする ・ grant, deign to give</text:p>
            <text:p/>
            <text:p>賜杯 ・ しはい ・ trophy given by the emperor / prince</text:p>
            <text:p/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 office:value-type="string" calcext:value-type="string">
            <text:p>場所 ・ ばしょ ・ place, spot, site; space, room</text:p>
            <text:p/>
            <text:p>工場 ・ こうじょう ・ factory, plant, workshop</text:p>
            <text:p/>
            <text:p>場合 ・ ばあい ・ occasion, circumstances, situation, case</text:p>
            <text:p/>
            <text:p>駐車場 ・ ちゅうしゃじょう ・ parking lo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お湯 ・ おゆ ・ hot water</text:p>
            <text:p/>
            <text:p>温湯 ・ おんとう ・ comfortably hot bathwater</text:p>
            <text:p/>
            <text:p>湯殿 ・ ゆどの ・ bathroom</text:p>
            <text:p/>
            <text:p>給湯 ・ きゅうとう ・ hot water supply</text:p>
            <text:p/>
            <text:p>熱湯 ・ ねっとう ・ boiling water</text:p>
            <text:p/>
            <text:p>湯気 ・ ゆげ ・ steam, vapor</text:p>
            <text:p/>
            <text:p>湯飲み ・ ゆのみ ・ teacup</text:p>
            <text:p/>
            <text:p>入湯 ・ にゅうとう ・ taking a hot ba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口 ・ かどぐち ・ entrance, gateway</text:p>
            <text:p/>
            <text:p>正門 ・ せいもん ・ main gate, main entrance</text:p>
            <text:p/>
            <text:p>部門 ・ ぶもん ・ group, division, section; genus</text:p>
            <text:p/>
            <text:p>名門 ・ めいもん ・ prestigious [establishment] family</text:p>
            <text:p/>
            <text:p>門 ・ かど ・ gate, door</text:p>
            <text:p/>
            <text:p>門出 ・ かどで ・ departure, setting out</text:p>
            <text:p/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に合う ・ まにあう ・ be in time; answer the purpose; can do without</text:p>
            <text:p/>
            <text:p>時間 ・ じかん ・ time, period; hour</text:p>
            <text:p/>
            <text:p>長い間 ・ ながいあいだ ・ a long time</text:p>
            <text:p/>
            <text:p>間¹ ・ あいだ ・ during, between, interval </text:p>
            <text:p/>
            <text:p>間² ・ ま ・ time, space, room</text:p>
            <text:p/>
            <text:p>…の間に ・ …のあいだに ・ in between …</text:p>
            <text:p/>
            <text:p>空間 ・ くうかん ・ space, roo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/>
            <text:p>閉まる ・ しまる ・ [vi] close, be closed</text:p>
            <text:p/>
            <text:p>閉店時間 ・ へいてんじかん ・ store closing time</text:p>
            <text:p/>
            <text:p>閉会 ・ へいかい ・ closing a meeting</text:p>
            <text:p/>
            <text:p>閉じる ・ とじる ・ [vi, vt] close</text:p>
            <text:p/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開会 ・ かいかい ・ opening a meeting</text:p>
            <text:p/>
            <text:p>開く¹ ・ ひらく ・ [vi, vt] open up , unfold, hold meeting, … </text:p>
            <text:p/>
            <text:p>開く² ・ あく ・ [vi] become open, begin</text:p>
            <text:p/>
            <text:p>十時に開く ・ じゅうじにあく ・ opens ten o’clock a shop </text:p>
            <text:p/>
            <text:p>開ける¹ ・ ひらける ・ [vi] become opened up, widen; develop, become civilized; be up-to-date</text:p>
            <text:p/>
            <text:p>開ける² ・ あける ・ [vt] open, unlock</text:p>
            <text:p/>
            <text:p>開発する ・ かいはつする ・ develop, open u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わる ・ かかわる ・ [vi] be concerned in, involved</text:p>
            <text:p/>
            <text:p>関心 ・ かんしん ・ concern, interest</text:p>
            <text:p/>
            <text:p>関する ・ かんする ・ concern, relate to, be connected w.</text:p>
            <text:p/>
            <text:p>機関 ・ きかん ・ engine, machine; agency, facilities, institution</text:p>
            <text:p/>
            <text:p>関節 ・ かんせつ ・ joint</text:p>
            <text:p/>
            <text:p>通関 ・ つうかん ・ customs clearance, entry</text:p>
            <text:p/>
            <text:p>関取 ・ せきとり ・ ranking sumo wrestler</text:p>
            <text:p/>
            <text:p>大関 ・ おおぜき ・ sumo wrestler of 2nd highest rank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いかける ・ といかける ・ ask a question</text:p>
            <text:p/>
            <text:p>問う ・ とう ・ ask, question</text:p>
            <text:p/>
            <text:p>質問 ・ しつもん ・ question</text:p>
            <text:p/>
            <text:p>学問 ・ がくもん ・ scholarship, learning</text:p>
            <text:p/>
            <text:p>問い合わせる ・ といあわせる ・ inquire, check; refer to</text:p>
            <text:p/>
            <text:p>問屋 ・ とんや ・ wholesale store; commission agent</text:p>
            <text:p/>
            <text:p>問い質す ・ といただす ・ [vt] inquire, question</text:p>
            <text:p/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新聞 ・ しんぶん ・ newspaper</text:p>
            <text:p/>
            <text:p>聞く ・ きく ・ [vt] hear; ask</text:p>
            <text:p/>
            <text:p>聞き手 ・ ききて ・ listener, audience</text:p>
            <text:p/>
            <text:p>見聞 ・ けんぶん ・ experience, observation</text:p>
            <text:p/>
            <text:p>道を聞く ・ みちをきく ・ ask the way</text:p>
            <text:p/>
            <text:p>風聞 ・ ふうぶん ・ rumor, hearsay</text:p>
            <text:p/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/>
            <text:p>訪問 ・ ほうもん ・ visit</text:p>
            <text:p/>
            <text:p>訪日 ・ ほうにち ・ visiting Japan, visit to Japan</text:p>
            <text:p/>
            <text:p>訪れ ・ おとずれ ・ visit, call; advent, arrival</text:p>
            <text:p/>
            <text:p>病院を 訪れる ・ びょういんを おとずれる ・ visit at a hospital</text:p>
            <text:p/>
            <text:p>友人を 訪ねる ・ ゆうじんを たずねる ・ call on a friend</text:p>
            <text:p/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信 ・ そうしん ・ transmission of a message </text:p>
            <text:p/>
            <text:p>送る ・ おくる ・ [vt] send, transmit</text:p>
            <text:p/>
            <text:p>見送る ・ みおくる ・ [vt] see off</text:p>
            <text:p/>
            <text:p>送別会 ・ そうべつかい ・ farewell party</text:p>
            <text:p/>
            <text:p>送り先 ・ おくりさき ・ destination; receiver, consignee</text:p>
            <text:p/>
            <text:p>送付 ・ そうふ ・ sending, remittance</text:p>
            <text:p/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入場券 ・ にゅうじょうけん ・ admission ticket</text:p>
            <text:p/>
            <text:p>回数券 ・ かいすうけん ・ coupon ticket; carnet</text:p>
            <text:p/>
            <text:p>日銀券 ・ にちぎんけん ・ Bank of Japan bond</text:p>
            <text:p/>
            <text:p>旅券 ・ りょけん ・ passport</text:p>
            <text:p/>
            <text:p>証券 ・ しょうけん ・ bill, bond, securities</text:p>
            <text:p/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囲する ・ ほういする ・ surround, envelop</text:p>
            <text:p/>
            <text:p>包む ・ つつむ ・ [vt] wrap, pack</text:p>
            <text:p/>
            <text:p>小包 ・ こづつみ ・ parcel, package</text:p>
            <text:p/>
            <text:p>包丁 ・ ほうちょう ・ kitchen knife, carving knife</text:p>
            <text:p/>
            <text:p>包帯 ・ ほうたい ・ bandage, dressing</text:p>
            <text:p/>
            <text:p>包装 ・ ほうそう ・ wrapping, packing</text:p>
            <text:p/>
            <text:p>内包 ・ ないほう ・ connotation, intention, comprehens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く ・ まく ・ [vt] roll up; wind</text:p>
            <text:p/>
            <text:p>上中下巻 ・ じょうちゅうげかん ・ set of 3 volumes</text:p>
            <text:p/>
            <text:p>巻子本 ・ かんしほん ・ scroll, roll ed book </text:p>
            <text:p/>
            <text:p>別巻 ・ べっかん ・ separate volume, extra issue</text:p>
            <text:p/>
            <text:p>巻き込む ・ まきこむ ・ [vt] roll up , wrap; involve, drag in</text:p>
            <text:p/>
            <text:p>巻き起こす ・ まきおこす ・ create a sensation ; give rise to</text:p>
            <text:p/>
            <text:p>巻末 ・ かんまつ ・ end of a book</text:p>
            <text:p/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[通信]圏外 ・ [つうしん]けんがい ・ out of range [of communication] </text:p>
            <text:p/>
            <text:p>首都圏 ・ しゅとけん ・ national capital region</text:p>
            <text:p/>
            <text:p>生物圏 ・ せいぶつけん ・ biosphere</text:p>
            <text:p/>
            <text:p>暴風圏 ・ ぼうふうけん ・ storm zone</text:p>
            <text:p/>
            <text:p>影響圏 ・ えいきょうけん ・ sphere of influence</text:p>
            <text:p/>
            <text:p>共産圏 ・ きょうさんけん ・ the Communist bloc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勝利 ・ しょうり ・ victory, triumph, win</text:p>
            <text:p/>
            <text:p>勝つ ・ かつ ・ [vi] win, defeat; gain advantage</text:p>
            <text:p/>
            <text:p>勝る ・ まさる ・ [vi] be better than, excel</text:p>
            <text:p/>
            <text:p>早い者勝ち ・ はやいものがち ・ first come, first served</text:p>
            <text:p/>
            <text:p>連勝 ・ れんしょう ・ straight victories</text:p>
            <text:p/>
            <text:p>病気勝ちだ ・ びょうきがちだ ・ be prone to diseases</text:p>
            <text:p/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う ・ たたかう ・ [vi] fight; contest</text:p>
            <text:p/>
            <text:p>作戦 ・ さくせん ・ tactics, strategy; military maneuvers</text:p>
            <text:p/>
            <text:p>戦線 ・ せんせん ・ war front, battle line</text:p>
            <text:p/>
            <text:p>舌戦 ・ ぜっせん ・ war of words</text:p>
            <text:p/>
            <text:p>決勝戦 ・ けっしょうせん ・ final round match, finals</text:p>
            <text:p/>
            <text:p>戦 ・ いくさ ・ war, fight, battle</text:p>
            <text:p/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に ・ たんに ・ merely, simply</text:p>
            <text:p/>
            <text:p>単なる ・ たんなる ・ mere, simple, sheer</text:p>
            <text:p/>
            <text:p>単数 ・ たんすう ・ [grammar] singular</text:p>
            <text:p/>
            <text:p>単調な ・ たんちょうな ・ monotonous, dull</text:p>
            <text:p/>
            <text:p>単位 ・ たんい ・ unit</text:p>
            <text:p/>
            <text:p>単価 ・ たんか ・ unit cost / price</text:p>
            <text:p/>
            <text:p>単語 ・ たんご ・ word</text:p>
            <text:p/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単な ・ かんたんな ・ simple, easy, light</text:p>
            <text:p/>
            <text:p>簡易な ・ かんいな ・ simple, simplified; easy</text:p>
            <text:p/>
            <text:p>簡素な ・ かんそな ・ plain, simple</text:p>
            <text:p/>
            <text:p>簡明な ・ かんめいな ・ terse, concise</text:p>
            <text:p/>
            <text:p>簡略 ・ かんりゃく ・ simplicity, brevity, conciseness; informality</text:p>
            <text:p/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過つ ・ あやまつ ・ [vi] err, make a mistake</text:p>
            <text:p/>
            <text:p>過去 ・ かこ ・ the past, bygone days</text:p>
            <text:p/>
            <text:p>過ごす ・ すごす ・ [vt] pass time ; let pass; overdo</text:p>
            <text:p/>
            <text:p>過半数 ・ かはんすう ・ majority, more than half</text:p>
            <text:p/>
            <text:p>近過ぎる ・ ちかすぎる ・ too close</text:p>
            <text:p/>
            <text:p>過ぎる ・ すぎる ・ [vi] pass by; elapse; exceed, over-</text:p>
            <text:p/>
            <text:p>利口過ぎる ・ りこうすぎる ・ be too clever</text:p>
            <text:p/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人骨 ・ じんこつ ・ human bone</text:p>
            <text:p/>
            <text:p>骨組み ・ ほねぐみ ・ skeleton; framework</text:p>
            <text:p/>
            <text:p>骨 ・ ほね ・ bone</text:p>
            <text:p/>
            <text:p>骨の有る男 ・ ほねのあるおとこ ・ man of spirit</text:p>
            <text:p/>
            <text:p>背骨 ・ せぼね ・ backbone, spine</text:p>
            <text:p/>
            <text:p>白骨 ・ はっこつ ・ bleached bone, skeleton</text:p>
            <text:p/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間 ・ ひるま ・ daytime, day</text:p>
            <text:p/>
            <text:p>昼食 ・ ちゅうしょく ・ lunch</text:p>
            <text:p/>
            <text:p>昼休み ・ ひるやすみ ・ noon recess, lunch break</text:p>
            <text:p/>
            <text:p>白昼 ・ はくちゅう ・ broad daylight</text:p>
            <text:p/>
            <text:p>昼 ・ ひる ・ midday; daytime</text:p>
            <text:p/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間 ・ やかん ・ night, nighttime</text:p>
            <text:p/>
            <text:p>夜中 ・ よなか ・ midnight, dead of night</text:p>
            <text:p/>
            <text:p>夜 ・ よる ・ evening, night</text:p>
            <text:p/>
            <text:p>今夜 ・ こんや ・ tonight, this evening</text:p>
            <text:p/>
            <text:p>夜空 ・ よぞら ・ night sky</text:p>
            <text:p/>
            <text:p>月夜 ・ つきよ ・ moonlit night</text:p>
            <text:p/>
            <text:p>夜昼 ・ よるひる ・ day and nigh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液体 ・ えきたい ・ liquid, fluid</text:p>
            <text:p/>
            <text:p>血液 ・ けつえき ・ blood</text:p>
            <text:p/>
            <text:p>乳液 ・ にゅうえき ・ milky lotion; latex</text:p>
            <text:p/>
            <text:p>溶液 ・ ようえき ・ solution, solvent</text:p>
            <text:p/>
            <text:p>消毒液 ・ しょうどくえき ・ antiseptic solution</text:p>
            <text:p/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十戒 ・ じゅっかい ・ 10 Commandments</text:p>
            <text:p/>
            <text:p>戒める ・ いましめる ・ [vt] caution, warn; take precautions; bind, restrict</text:p>
            <text:p/>
            <text:p>戒心 ・ かいしん ・ (pre)caution, care</text:p>
            <text:p/>
            <text:p>自ら戒める ・ みずからいましめる ・ take precautions, guard against</text:p>
            <text:p/>
            <text:p>後ろ手に戒める ・ うしろでにいましめる ・ bind so.’s hands behind their back</text:p>
            <text:p/>
            <text:p>戒告 ・ かいこく ・ caution, warning, reprimand</text:p>
            <text:p/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幾つ ・ いくつ ・ how many; how old</text:p>
            <text:p/>
            <text:p>幾分 ・ いくぶん ・ partially, somewhat, in a way</text:p>
            <text:p/>
            <text:p>幾らでも ・ いくらでも ・ as many / much as one likes</text:p>
            <text:p/>
            <text:p>幾日も ・ いくにちも ・ for some / many days</text:p>
            <text:p/>
            <text:p>お幾つですか ・ おいくつですか ・ how old are you?</text:p>
            <text:p/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近畿地方 ・ きんきちほう ・ Kinki Region around Ōsaka and Kyōto </text:p>
            <text:p/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辺 ・ いそべ ・ rocky beach, beach</text:p>
            <text:p/>
            <text:p>磯巾着 ・ いそぎんちゃく ・ sea anemone, seaflower</text:p>
            <text:p/>
            <text:p>磯釣り ・ いそづり ・ fishing from rocks near the shore </text:p>
            <text:p/>
            <text:p>磯伝いに ・ いそづたいに ・ along the beach</text:p>
            <text:p/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会 ・ きかい ・ opportunity, occasion</text:p>
            <text:p/>
            <text:p>機関 ・ きかん ・ engine, machine; agency, facilities, institution</text:p>
            <text:p/>
            <text:p>好機 ・ こうき ・ favorable opportunity, good chance</text:p>
            <text:p/>
            <text:p>機体 ・ きたい ・ fuselage, body of an airplane ; machine</text:p>
            <text:p/>
            <text:p>機屋 ・ はたや ・ weaver</text:p>
            <text:p/>
            <text:p>有機物 ・ ゆうきぶつ ・ organic matter</text:p>
            <text:p/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 office:value-type="string" calcext:value-type="string">
            <text:p>機械 ・ きかい ・ machine, mechanism</text:p>
            <text:p/>
            <text:p>機械化 ・ きかいか ・ mechanization</text:p>
            <text:p/>
            <text:p>器械 ・ きかい ・ instrument, apparatus, applia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 office:value-type="string" calcext:value-type="string">
            <text:p>飛ぶ ・ とぶ ・ [vi] fly; leap</text:p>
            <text:p/>
            <text:p>飛行 ・ ひこう ・ flight, aviation</text:p>
            <text:p/>
            <text:p>飛行機 ・ ひこうき ・ airplane</text:p>
            <text:p/>
            <text:p>飛び上がる ・ とびあがる ・ [vi] fly / jump up</text:p>
            <text:p/>
            <text:p>飛ばす ・ とばす ・ [vt] fly; make fly, shoo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神 ・ うじがみ ・ tutelary deity, patron saint</text:p>
            <text:p/>
            <text:p>故川田氏 ・ こかわだし ・ the late Mr. Kawada</text:p>
            <text:p/>
            <text:p>氏名 ・ しめい ・ full name</text:p>
            <text:p/>
            <text:p>同氏 ・ どうし ・ the said person, he</text:p>
            <text:p/>
            <text:p>氏族 ・ しぞく ・ clan, family</text:p>
            <text:p/>
            <text:p>彼氏 ・ かれし ・ he; lover, beau</text:p>
            <text:p/>
            <text:p>氏の意見 ・ しのいけん ・ his opinion</text:p>
            <text:p/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国民 ・ こくみん ・ people, nation; the people</text:p>
            <text:p/>
            <text:p>自由の民 ・ じゆうのたみ ・ a free people</text:p>
            <text:p/>
            <text:p>民芸 ・ みんげい ・ folkcraft</text:p>
            <text:p/>
            <text:p>市民 ・ しみん ・ citizens, townspeople</text:p>
            <text:p/>
            <text:p>民間 ・ みんかん ・ private citizens; private, unofficial</text:p>
            <text:p/>
            <text:p>流浪の民 ・ るろうのたみ ・ wandering people</text:p>
            <text:p/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/>
            <text:p>用紙 ・ ようし ・ blank form, stationery</text:p>
            <text:p/>
            <text:p>紙 ・ かみ ・ paper</text:p>
            <text:p/>
            <text:p>和紙 ・ わし ・ Japanese paper</text:p>
            <text:p/>
            <text:p>日刊紙 ・ にっかんし ・ daily newspaper</text:p>
            <text:p/>
            <text:p>表紙 ・ ひょうし ・ cover, binding</text:p>
            <text:p/>
            <text:p>手紙 ・ てがみ ・ let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最低の ・ さいていの ・ lowest</text:p>
            <text:p/>
            <text:p>低い ・ ひくい ・ low, short stature ; humble</text:p>
            <text:p/>
            <text:p>低温 ・ ていおん ・ low temperature</text:p>
            <text:p/>
            <text:p>低下する ・ ていかする ・ fall, sink, lower, go down</text:p>
            <text:p/>
            <text:p>低める ・ ひくめる ・ [vt] lower, bring down</text:p>
            <text:p/>
            <text:p>高より低へ ・ こうよりていへ ・ from high to low</text:p>
            <text:p/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大抵 ・ たいてい ・ generally, mostly, for the most part</text:p>
            <text:p/>
            <text:p>抵当 ・ ていとう ・ mortgage, security</text:p>
            <text:p/>
            <text:p>抵触 ・ ていしょく ・ being contrary, inconsistent; collision, conflict</text:p>
            <text:p/>
            <text:p>抵抗する ・ ていこうする ・ resist, oppose, defy</text:p>
            <text:p/>
            <text:p>無抵抗 ・ むていこう ・ nonresistance</text:p>
            <text:p/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公邸 ・ こうてい ・ official residence</text:p>
            <text:p/>
            <text:p>別邸 ・ べってい ・ villa, country residence</text:p>
            <text:p/>
            <text:p>邸宅 ・ ていたく ・ residence, mansion</text:p>
            <text:p/>
            <text:p>私邸 ・ してい ・ one’s private residence</text:p>
            <text:p/>
            <text:p>官邸 ・ かんてい ・ official resid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川底 ・ かわぞこ ・ riverbed</text:p>
            <text:p/>
            <text:p>根底 ・ こんてい ・ root, basis, foundation</text:p>
            <text:p/>
            <text:p>海底 ・ かいてい ・ sea bottom</text:p>
            <text:p/>
            <text:p>心の底から ・ こころのそこから ・ from the bottom of one's heart</text:p>
            <text:p/>
            <text:p>どん底 ・ どんぞこ ・ rock bottom, depths</text:p>
            <text:p/>
            <text:p>底本 ・ ていほん ・ original text</text:p>
            <text:p/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大な ・ きょだいな ・ huge, gigantic, enormous</text:p>
            <text:p/>
            <text:p>巨人 ・ きょじん ・ giant; great person</text:p>
            <text:p/>
            <text:p>巨星 ・ きょせい ・ giant star; great person, big shot</text:p>
            <text:p/>
            <text:p>巨象 ・ きょぞう ・ gigantic elephant</text:p>
            <text:p/>
            <text:p>巨岩 ・ きょがん ・ huge rock, crag</text:p>
            <text:p/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大臣 ・ だいじん ・ minister of state </text:p>
            <text:p/>
            <text:p>臣民 ・ しんみん ・ subjects</text:p>
            <text:p/>
            <text:p>臣下 ・ しんか ・ retainer, subject, vassal</text:p>
            <text:p/>
            <text:p>家臣 ・ かしん ・ retainer, vassal</text:p>
            <text:p/>
            <text:p>君臣 ・ くんしん ・ sovereign and subject, lord and vassal</text:p>
            <text:p/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づく ・ もとづく ・ [vi] be based on</text:p>
            <text:p/>
            <text:p>基本 ・ きほん ・ basis, foundation</text:p>
            <text:p/>
            <text:p>基地 ・ きち ・ base</text:p>
            <text:p/>
            <text:p>データを基にする ・ データをもとにする ・ based on data</text:p>
            <text:p/>
            <text:p>基 ・ もとい ・ nonphysical basis, foundation, essence</text:p>
            <text:p/>
            <text:p>基準 ・ きじゅん ・ standard, criterion, basis</text:p>
            <text:p/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期待する ・ きたいする ・ expect, anticipate, hope</text:p>
            <text:p/>
            <text:p>期間 ・ きかん ・ term, period</text:p>
            <text:p/>
            <text:p>期限 ・ きげん ・ time limit, term</text:p>
            <text:p/>
            <text:p>時期 ・ じき ・ time, season</text:p>
            <text:p/>
            <text:p>学期 ・ がっき ・ school term</text:p>
            <text:p/>
            <text:p>最期 ・ さいご ・ one’s last moments, death</text:p>
            <text:p/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布 ・ もうふ ・ blanket</text:p>
            <text:p/>
            <text:p>毛糸 ・ けいと ・ woolen yarn, wool</text:p>
            <text:p/>
            <text:p>羽毛 ・ うもう ・ feathers, plumage, down</text:p>
            <text:p/>
            <text:p>毛 ・ け ・ hair, fur</text:p>
            <text:p/>
            <text:p>羽化 ・ うか ・ emergence of insects </text:p>
            <text:p/>
            <text:p>羽音 ・ はおと ・ flapping / whirring of wings</text:p>
            <text:p/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尾を引く ・ おをひく ・ leave a trail</text:p>
            <text:p/>
            <text:p>語尾 ・ ごび ・ word ending</text:p>
            <text:p/>
            <text:p>有尾類 ・ ゆうびるい ・ tailed amphibians</text:p>
            <text:p/>
            <text:p>尾 ・ お ・ tail</text:p>
            <text:p/>
            <text:p>尾頭付き ・ おかしらつき ・ fish served whole </text:p>
            <text:p/>
            <text:p>船尾 ・ せんび ・ stern, poop</text:p>
            <text:p/>
            <text:p>尾行 ・ びこう ・ following, shadowing</text:p>
            <text:p/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体育 ・ たいいく ・ physical training education </text:p>
            <text:p/>
            <text:p>育てる ・ そだてる ・ [vt] bring up, raise; cultivate</text:p>
            <text:p/>
            <text:p>育つ ・ そだつ ・ [vi] be brought up; grow</text:p>
            <text:p/>
            <text:p>育む ・ はぐくむ ・ [vt] bring up, raise; foster, cultivate; cover, sit over</text:p>
            <text:p/>
            <text:p>発育する ・ はついくする ・ grow, develop</text:p>
            <text:p/>
            <text:p>育英 ・ いくえい ・ education of the gifted / promising </text:p>
            <text:p/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子羊 ・ こひつじ ・ lamb</text:p>
            <text:p/>
            <text:p>羊毛 ・ ようもう ・ wool</text:p>
            <text:p/>
            <text:p>羊肉 ・ ようにく ・ mutton</text:p>
            <text:p/>
            <text:p>羊 ・ ひつじ ・ sheep</text:p>
            <text:p/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大洋 ・ たいよう ・ ocean</text:p>
            <text:p/>
            <text:p>洋風 ・ ようふう ・ Western [foreign] style</text:p>
            <text:p/>
            <text:p>洋式 ・ ようしき ・ Western style</text:p>
            <text:p/>
            <text:p>洋品 ・ ようひん ・ haberdashery; Western-style apparel and accessories</text:p>
            <text:p/>
            <text:p>洋間 ・ ようま ・ Western-style room</text:p>
            <text:p/>
            <text:p>西洋 ・ せいよう ・ the West, the Occident</text:p>
            <text:p/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屋 ・ さかなや ・ fish shop; fishmonger</text:p>
            <text:p/>
            <text:p>魚市場 ・ うおいちば ・ fish market</text:p>
            <text:p/>
            <text:p>魚類 ・ ぎょるい ・ fishes</text:p>
            <text:p/>
            <text:p>金魚 ・ きんぎょ ・ goldfish</text:p>
            <text:p/>
            <text:p>魚¹ ・ さかな ・ fish </text:p>
            <text:p/>
            <text:p>魚² ・ うお ・ fish mainly in 魚市場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新鮮な ・ しんせんな ・ fresh</text:p>
            <text:p/>
            <text:p>北朝鮮 ・ きたちょうせん ・ [North] Korea 韓 0662 </text:p>
            <text:p/>
            <text:p>鮮やかな ・ あざやかな ・ vivid, clear; graceful, neat</text:p>
            <text:p/>
            <text:p>鮮紅 ・ せんこう ・ scarlet, bright red</text:p>
            <text:p/>
            <text:p>鮮明な ・ せんめいな ・ vivid, clear</text:p>
            <text:p/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生する ・ そせいする ・ revive, resuscitate, restore</text:p>
            <text:p/>
            <text:p>蘇る ・ よみがえる ・ [vi] be recalled, brought back; revived, resuscitated, restored</text:p>
            <text:p/>
            <text:p>蘇鉄 ・ そてつ ・ king sago palm, Cycas revoluta</text:p>
            <text:p/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しい ・ くわしい ・ detailed; complete; knowledgeable</text:p>
            <text:p/>
            <text:p>詳細 ・ しょうさい ・ details, particulars</text:p>
            <text:p/>
            <text:p>詳密な ・ しょうみつな ・ minute, detailed, elaborate</text:p>
            <text:p/>
            <text:p>詳しさ ・ くわしさ ・ detailedness; completeness; knowledge</text:p>
            <text:p/>
            <text:p>詳しい話 ・ くわしいはなし ・ detailed accoun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不祥事 ・ ふしょうじ ・ scandal, inauspicious event</text:p>
            <text:p/>
            <text:p>瑞祥 ・ ずいしょう ・ auspicious sign, good omen</text:p>
            <text:p/>
            <text:p>吉祥 ・ きっしょう [きちじょう] ・ auspicious omen</text:p>
            <text:p/>
            <text:p>発祥 ・ はっしょう ・ origin; appearance of auspicious ome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 office:value-type="string" calcext:value-type="string">
            <text:p>美人 ・ びじん ・ beautiful woman</text:p>
            <text:p/>
            <text:p>美しい ・ うつくしい ・ beautiful</text:p>
            <text:p/>
            <text:p>美味しい ・ おいしい ・ delicious, goo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人間業 ・ にんげんわざ ・ work of man</text:p>
            <text:p/>
            <text:p>産業 ・ さんぎょう ・ industry</text:p>
            <text:p/>
            <text:p>工業 ・ こうぎょう ・ industry, manufacturing</text:p>
            <text:p/>
            <text:p>作業 ・ さぎょう ・ work, operation</text:p>
            <text:p/>
            <text:p>事業 ・ じぎょう ・ undertaking, business; achievement</text:p>
            <text:p/>
            <text:p>業師 ・ わざし ・ tricky wrestler, shrewd fellow</text:p>
            <text:p/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実る ・ みのる ・ [vi] bear fruit, ripen</text:p>
            <text:p/>
            <text:p>事実 ・ じじつ ・ fact, reality</text:p>
            <text:p/>
            <text:p>口実 ・ こうじつ ・ excuse, pretext, pretense</text:p>
            <text:p/>
            <text:p>実用 ・ じつよう ・ practical use, utility</text:p>
            <text:p/>
            <text:p>実に美しい ・ じつにうつくしい ・ truly beautiful</text:p>
            <text:p/>
            <text:p>実直な ・ じっちょくな ・ upright, honest, steady</text:p>
            <text:p/>
            <text:p>木の実 ・ きのみ ・ nut, ber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う ・ やしなう ・ [vt] foster, raise; breed</text:p>
            <text:p/>
            <text:p>養い育てる ・ やしないそだてる ・ foster, bring up, rear</text:p>
            <text:p/>
            <text:p>養育する ・ よういくする ・ foster, bring up, educate</text:p>
            <text:p/>
            <text:p>養成する ・ ようせいする ・ train, educate, bring up</text:p>
            <text:p/>
            <text:p>養子 ・ ようし ・ foster / adopted child</text:p>
            <text:p/>
            <text:p>栄養 ・ えいよう ・ nutrition, nourishment</text:p>
            <text:p/>
            <text:p>修養 ・ しゅうよう ・ mental culture, cultivation of the mind, character-building</text:p>
            <text:p/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 office:value-type="string" calcext:value-type="string">
            <text:p>同様に ・ どうように ・ similarly, in the same way</text:p>
            <text:p/>
            <text:p>様子 ・ ようす ・ situation, aspect; appearance; indication</text:p>
            <text:p/>
            <text:p>様式 ・ ようしき ・ mode, manner; style, order</text:p>
            <text:p/>
            <text:p>有様 ・ ありさま ・ condition, state of affairs; sight</text:p>
            <text:p/>
            <text:p>田中様 ・ たなかさま ・ Ms. [Mr.] Tanaka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てる ・ くわだてる ・ [vt] scheme; undertake, attempt</text:p>
            <text:p/>
            <text:p>企む ・ たくらむ ・ [vt] scheme, plot, conspire</text:p>
            <text:p/>
            <text:p>企業 ・ きぎょう ・ undertaking, enterprise; company</text:p>
            <text:p/>
            <text:p>企画 ・ きかく ・ plan, project</text:p>
            <text:p/>
            <text:p>殺害を 企てる ・ さつがいを くわだてる ・ attempt a murder</text:p>
            <text:p/>
            <text:p>企図 ・ きと ・ plan, scheme, intention</text:p>
            <text:p/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線 ・ きょくせん ・ curve, curved line</text:p>
            <text:p/>
            <text:p>作曲 ・ さっきょく ・ composition</text:p>
            <text:p/>
            <text:p>曲がる ・ まがる ・ [vi] curve; warp; turn</text:p>
            <text:p/>
            <text:p>曲げる ・ まげる ・ [vt] bend, curve</text:p>
            <text:p/>
            <text:p>名曲 ・ めいきょく ・ great music piece, famous tune</text:p>
            <text:p/>
            <text:p>曲がりくねる ・ まがりくねる ・ [vi] turn and twist, zigzag</text:p>
            <text:p/>
            <text:p>曲がり角 ・ まがりかど ・ street corner, turning</text:p>
            <text:p/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 office:value-type="string" calcext:value-type="string">
            <text:p>古典 ・ こてん ・ classics; old book</text:p>
            <text:p/>
            <text:p>字典 ・ じてん ・ Chinese character dictiona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業 ・ こうぎょう ・ promotion of industry</text:p>
            <text:p/>
            <text:p>国が興る ・ くにがおこる ・ the country prospers</text:p>
            <text:p/>
            <text:p>興る ・ おこる ・ [vi] prosper, thrive, flourish; spring up, be established</text:p>
            <text:p/>
            <text:p>興す ・ おこす ・ [vt] cause to rise to prosperity ; promote, advance, develop</text:p>
            <text:p/>
            <text:p>興味 ・ きょうみ ・ interest</text:p>
            <text:p/>
            <text:p>作興する ・ さっこうする ・ promote, enhance; awaken, arouse</text:p>
            <text:p/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お神輿 ・ おみこし ・ palanquin shrine carried in festivals / cf. 御 0862 </text:p>
            <text:p/>
            <text:p>輿丁 ・ よてい ・ palanquin bearer</text:p>
            <text:p/>
            <text:p>輿入れ ・ こしいれ ・ wedding, marriage into a family </text:p>
            <text:p/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骨 ・ りゅうこつ ・ keel</text:p>
            <text:p/>
            <text:p>竜巻 ・ たつまき ・ tornado</text:p>
            <text:p/>
            <text:p>竜 ・ たつ ・ dragon</text:p>
            <text:p/>
            <text:p>竜神 ・ りゅうじん ・ dragon god / king</text:p>
            <text:p/>
            <text:p>竜宮 ・ りゅうぐう ・ Palace of the Dragon King</text:p>
            <text:p/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/>
            <text:p>滝壷 ・ たきつぼ ・ pool below a waterfall</text:p>
            <text:p/>
            <text:p>滝川 ・ たきがわ ・ rapid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/>
            <text:p>籠居 ・ ろうきょ ・ living in seclusion, retirement</text:p>
            <text:p/>
            <text:p>籠る ・ こもる ・ [vi] be confined in, seclude oneself</text:p>
            <text:p/>
            <text:p>引き籠り ・ ひきこもり ・ a shut-in</text:p>
            <text:p/>
            <text:p>籠 ・ かご ・ basket</text:p>
            <text:p/>
            <text:p>籠もった声 ・ こもったこえ ・ thick voice</text:p>
            <text:p/>
            <text:p>鳥籠 ・ とりかご ・ bird cage</text:p>
            <text:p/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年 ・ たつどし ・ year of the dragon</text:p>
            <text:p/>
            <text:p>辰の刻 ・ たつのこく ・ the 5th hour, 8 a.m.; the Hour of the Dragon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業 ・ のうぎょう ・ agriculture</text:p>
            <text:p/>
            <text:p>士農工商 ・ しのうこうしょう ・ warriors, farmers, artisans and tradesmen the 4 classes of Edo-era Japan </text:p>
            <text:p/>
            <text:p>農家 ・ のうか ・ farmhouse; farmer</text:p>
            <text:p/>
            <text:p>農場 ・ のうじょう ・ farm</text:p>
            <text:p/>
            <text:p>自作農 ・ じさくのう ・ owner farmer</text:p>
            <text:p/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いスープ ・ こいスープ ・ thick soup</text:p>
            <text:p/>
            <text:p>濃度 ・ のうど ・ density</text:p>
            <text:p/>
            <text:p>油っ濃い ・ あぶらっこい ・ greasy, oily</text:p>
            <text:p/>
            <text:p>濃紫 ・ こむらさき ・ dark purple</text:p>
            <text:p/>
            <text:p>濃厚な ・ のうこうな ・ thick, dense, heavy, rich</text:p>
            <text:p/>
            <text:p>濃緑色 ・ のうりょくしょく ・ dark green</text:p>
            <text:p/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かな国 ・ ゆたかなくに ・ rich country</text:p>
            <text:p/>
            <text:p>豊作 ・ ほうさく ・ abundant harvest</text:p>
            <text:p/>
            <text:p>豊満な ・ ほうまんな ・ plump, corpulent</text:p>
            <text:p/>
            <text:p>豊年 ・ ほうねん ・ fruitful year</text:p>
            <text:p/>
            <text:p>豊富な ・ ほうふな ・ abundant, plentiful, rich</text:p>
            <text:p/>
            <text:p>豊水 ・ ほうすい ・ abundance of water</text:p>
            <text:p/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吉事 ・ きちじ ・ auspicious event</text:p>
            <text:p/>
            <text:p>吉田 ・ よしだ ・ Yoshida surname </text:p>
            <text:p/>
            <text:p>吉凶 ・ きっきょう ・ good or ill luck, fortune</text:p>
            <text:p/>
            <text:p>大吉 ・ だいきち ・ excellent / good luck</text:p>
            <text:p/>
            <text:p>不吉 ・ ふきつ ・ ill omen, inauspiciousness</text:p>
            <text:p/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詰問する ・ きつもんする ・ cross-examine, question closely</text:p>
            <text:p/>
            <text:p>詰まる ・ つまる ・ [vi] be stuffed, clogged</text:p>
            <text:p/>
            <text:p>気詰まり ・ きづまり ・ constrained feeling, awkwardness</text:p>
            <text:p/>
            <text:p>目の詰んだ ・ めのつんだ ・ fine -grained , close</text:p>
            <text:p/>
            <text:p>詰める ・ つめる ・ [vt] stuff, fill, cram</text:p>
            <text:p/>
            <text:p>見詰める ・ みつめる ・ gaze at, watch intently</text:p>
            <text:p/>
            <text:p>詰む ・ つむ ・ be packed, become fine / close</text:p>
            <text:p/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局 ・ けっきょく ・ after all, finally, in conclusion</text:p>
            <text:p/>
            <text:p>結末 ・ けつまつ ・ termination, end, close, conclusion</text:p>
            <text:p/>
            <text:p>結ぶ ・ むすぶ ・ [vt] tie up , bind</text:p>
            <text:p/>
            <text:p>結う ・ ゆう ・ [vt] do up / dress the hair </text:p>
            <text:p/>
            <text:p>結わえる ・ ゆわえる ・ [vt] tie up , bind, fasten</text:p>
            <text:p/>
            <text:p>髪結い ・ かみゆい ・ hairdresser, hairdressing</text:p>
            <text:p/>
            <text:p>縄を杭に結わえる ・ なわをくいにゆわえる ・ tie / fasten a rope to a post</text:p>
            <text:p/>
            <text:p>結束 ・ けっそく ・ unity, un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げる ・ なげる ・ [vt] throw, cast, pitch; abandon</text:p>
            <text:p/>
            <text:p>投書 ・ とうしょ ・ contribution, letter from a reader </text:p>
            <text:p/>
            <text:p>投手 ・ とうしゅ ・ pitcher</text:p>
            <text:p/>
            <text:p>投棄する ・ とうきする ・ abandon, give up, throw away</text:p>
            <text:p/>
            <text:p>投影 ・ とうえい ・ cast shadow; projection</text:p>
            <text:p/>
            <text:p>投げ飛ばす ・ なげとばす ・ [vt] fling away</text:p>
            <text:p/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役に立つ ・ やくにたつ ・ be useful, helpful</text:p>
            <text:p/>
            <text:p>役者 ・ やくしゃ ・ actor, actress</text:p>
            <text:p/>
            <text:p>役所 ・ やくしょ ・ public office government </text:p>
            <text:p/>
            <text:p>役員 ・ やくいん ・ officer, leader, director</text:p>
            <text:p/>
            <text:p>役割 ・ やくわり ・ assigning parts; part, role, duty</text:p>
            <text:p/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入する ・ ぼつにゅうする ・ be immersed in absorbed in one's work </text:p>
            <text:p/>
            <text:p>戦没する ・ せんぼつする ・ be killed in battle / action</text:p>
            <text:p/>
            <text:p>水没する ・ すいぼつする ・ sink, submerge</text:p>
            <text:p/>
            <text:p>没頭する ・ ぼっとうする ・ be absorbed in</text:p>
            <text:p/>
            <text:p>没後 ・ ぼつご ・ after one’s death</text:p>
            <text:p/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設ける ・ もうける ・ [vt] set up, establish</text:p>
            <text:p/>
            <text:p>設立する ・ せつりつする ・ establish, found, set up</text:p>
            <text:p/>
            <text:p>設定 ・ せってい ・ establishment, creation; setting up </text:p>
            <text:p/>
            <text:p>工場を 設ける ・ こうじょうを もうける ・ set up a factory</text:p>
            <text:p/>
            <text:p>設計 ・ せっけい ・ design, plan</text:p>
            <text:p/>
            <text:p>設問する ・ せつもんする ・ pose a question</text:p>
            <text:p/>
            <text:p>私設の ・ しせつの ・ privat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手段 ・ しゅだん ・ means, way, step</text:p>
            <text:p/>
            <text:p>段取り ・ だんどり ・ program, plan; step, course of action</text:p>
            <text:p/>
            <text:p>五段 ・ ごだん ・ fifth grade as in karate </text:p>
            <text:p/>
            <text:p>算段 ・ さんだん ・ contrivance, management</text:p>
            <text:p/>
            <text:p>段落 ・ だんらく ・ end of paragraph; conclusion</text:p>
            <text:p/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す ・ ころす ・ [vt] kill, murder</text:p>
            <text:p/>
            <text:p>殺人 ・ さつじん ・ murder, homicide</text:p>
            <text:p/>
            <text:p>殺害 ・ さつがい ・ murder, killing, assassination</text:p>
            <text:p/>
            <text:p>殺到する ・ さっとうする ・ rush / pour in; descend on</text:p>
            <text:p/>
            <text:p>自殺 ・ じさつ ・ suicide</text:p>
            <text:p/>
            <text:p>人殺し ・ ひとごろし ・ murder(er)</text:p>
            <text:p/>
            <text:p>殺生する ・ せっしょうする ・ destroy life, kill animals</text:p>
            <text:p/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名刹 ・ めいさつ ・ famous temple</text:p>
            <text:p/>
            <text:p>古刹 ・ こさつ ・ ancient temple</text:p>
            <text:p/>
            <text:p>梵刹 ・ ぼんさつ [ぼんせつ] ・ Buddhist temple</text:p>
            <text:p/>
            <text:p>刹那 ・ せつな ・ moment, instant; kṣaṇa (1/75 of a second </text:p>
            <text:p/>
            <text:p>刹那的 ・ せつなてき ・ ephemeral, transitory</text:p>
            <text:p/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  <text:p/>
            <text:p>刈り入れ ・ かりいれ ・ harvest</text:p>
            <text:p/>
            <text:p>草刈り ・ くさかり ・ mowing, mowe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 office:value-type="string" calcext:value-type="string">
            <text:p>大和絵 ・ やまとえ ・ classical Jap. decorative painting</text:p>
            <text:p/>
            <text:p>絵画 ・ かいが ・ pictures, paintings, drawings</text:p>
            <text:p/>
            <text:p>油絵 ・ あぶらえ ・ oil painting</text:p>
            <text:p/>
            <text:p>絵巻物 ・ えまきもの ・ picture scrol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時給 ・ じきゅう ・ hourly wage</text:p>
            <text:p/>
            <text:p>自給 ・ じきゅう ・ self-supply, self-support</text:p>
            <text:p/>
            <text:p>月給 ・ げっきゅう ・ monthly pay / salary</text:p>
            <text:p/>
            <text:p>配給 ・ はいきゅう ・ distribution, supply; rationing</text:p>
            <text:p/>
            <text:p>給与 ・ きゅうよ ・ allowance, grant; pay, salary</text:p>
            <text:p/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三つ巴 ・ みつどもえ ・ circular pattern of 3 commas; three-sided fight</text:p>
            <text:p/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青色 ・ あおいろ ・ blue</text:p>
            <text:p/>
            <text:p>特色 ・ とくしょく ・ characteristic</text:p>
            <text:p/>
            <text:p>色っぽい ・ いろっぽい ・ erotic, amorous</text:p>
            <text:p/>
            <text:p>鮮やかな色 ・ あざやかないろ ・ vivid colors</text:p>
            <text:p/>
            <text:p>色々な ・ いろいろな ・ various kinds of</text:p>
            <text:p/>
            <text:p>色素 ・ しきそ ・ pigment, coloring matter</text:p>
            <text:p/>
            <text:p>色情 ・ しきじょう ・ lust</text:p>
            <text:p/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音声 ・ おんせい ・ voice, sound</text:p>
            <text:p/>
            <text:p>読者の声 ・ どくしゃのこえ ・ voice of the reader</text:p>
            <text:p/>
            <text:p>大声 ・ おおごえ ・ loud voice</text:p>
            <text:p/>
            <text:p>声 ・ こえ ・ voice</text:p>
            <text:p/>
            <text:p>声調 ・ せいちょう ・ tone of voice, style; tone in Chinese phonetics </text:p>
            <text:p/>
            <text:p>声価 ・ せいか ・ reputation, fame</text:p>
            <text:p/>
            <text:p>名声 ・ めいせい ・ fame, reputation</text:p>
            <text:p/>
            <text:p>声明 ・ せいめい ・ declar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毛 ・ まゆげ ・ eyebrows</text:p>
            <text:p/>
            <text:p>眉 ・ まゆ ・ eyebrow, brow</text:p>
            <text:p/>
            <text:p>焦眉 ・ しょうび ・ emergency, urgency</text:p>
            <text:p/>
            <text:p>焦眉の急 ・ しょうびのきゅう ・ urgent need</text:p>
            <text:p/>
            <text:p>眉をひそめる ・ まゆをひそめる ・ knit one’s brows, frow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千里 ・ せんり ・ 1000 ri; a great distance</text:p>
            <text:p/>
            <text:p>古里 ・ ふるさと ・ hometown, birthplace</text:p>
            <text:p/>
            <text:p>里心 ・ さとごころ ・ homesickness</text:p>
            <text:p/>
            <text:p>村里 ・ むらざと ・ village</text:p>
            <text:p/>
            <text:p>山里 ・ やまざと ・ mountain hamlet / village</text:p>
            <text:p/>
            <text:p>一里塚 ・ いちりづか ・ milepost, -stone</text:p>
            <text:p/>
            <text:p>里人 ・ りじん ・ villagers, countryfolk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合理的な ・ ごうりてきな ・ rational, logical, reasonable</text:p>
            <text:p/>
            <text:p>整理する ・ せいりする ・ put in order, arrange; liquidate; retrench</text:p>
            <text:p/>
            <text:p>代理人 ・ だいりにん ・ representative, agent, proxy</text:p>
            <text:p/>
            <text:p>理由 ・ りゆう ・ reason, cause, ground</text:p>
            <text:p/>
            <text:p>受理する ・ じゅりする ・ accept a report </text:p>
            <text:p/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没する ・ まいぼつする ・ be buried; fall into oblivion</text:p>
            <text:p/>
            <text:p>埋め立てる ・ うめたてる ・ reclaim, fill in</text:p>
            <text:p/>
            <text:p>土に埋める ・ つちにうめる ・ bury in the ground</text:p>
            <text:p/>
            <text:p>埋める ・ うめる ・ [vt]bury, embed; fill up</text:p>
            <text:p/>
            <text:p>埋まる ・ うまる ・ [vi] be embedded; filled up, buried under</text:p>
            <text:p/>
            <text:p>埋もれる ・ うもれる ・ [vi] be buried in oblivion ; live in obscurity</text:p>
            <text:p/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分野 ・ ぶんや ・ field, sphere, area</text:p>
            <text:p/>
            <text:p>野生 ・ やせい ・ wild</text:p>
            <text:p/>
            <text:p>野党 ・ やとう ・ opposition party</text:p>
            <text:p/>
            <text:p>野鳥 ・ やちょう ・ wild fowl / bird</text:p>
            <text:p/>
            <text:p>平野¹ ・ へいや ・ plain(s), open field </text:p>
            <text:p/>
            <text:p>平野² ・ ひらの ・ (surname)</text:p>
            <text:p/>
            <text:p>野 ・ の ・ fie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い ・ くろい ・ black</text:p>
            <text:p/>
            <text:p>黒人 ・ こくじん ・ black person</text:p>
            <text:p/>
            <text:p>黒海 ・ こっかい ・ Black Sea</text:p>
            <text:p/>
            <text:p>黒ずむ ・ くろずむ ・ blacken, darken</text:p>
            <text:p/>
            <text:p>黒字 ・ くろじ ・ the black, surplus</text:p>
            <text:p/>
            <text:p>白黒 ・ しろくろ ・ black and white</text:p>
            <text:p/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水墨画 ・ すいぼくが ・ India ink painting</text:p>
            <text:p/>
            <text:p>墨 ・ すみ ・ India ink</text:p>
            <text:p/>
            <text:p>墨色 ・ すみいろ ・ India ink color</text:p>
            <text:p/>
            <text:p>墨絵 ・ すみえ ・ drawing [painting] in India ink</text:p>
            <text:p/>
            <text:p>墨汁 ・ ぼくじゅう ・ India ink, black writing fluid</text:p>
            <text:p/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/>
            <text:p>童話 ・ どうわ ・ nursery / fairy tale</text:p>
            <text:p/>
            <text:p>童心 ・ どうしん ・ child's mind / heart</text:p>
            <text:p/>
            <text:p>学童 ・ がくどう ・ schoolchild</text:p>
            <text:p/>
            <text:p>児童 ・ じどう ・ child, juvenile</text:p>
            <text:p/>
            <text:p>童謡 ・ どうよう ・ children’s song, nursery rhyme</text:p>
            <text:p/>
            <text:p>童顔 ・ どうがん ・ boyish / baby face</text:p>
            <text:p/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量る ・ はかる ・ [vt] measure weight / volume of </text:p>
            <text:p/>
            <text:p>大量 ・ たいりょう ・ large quantity, great volume</text:p>
            <text:p/>
            <text:p>量より質 ・ りょうよりしつ ・ quality before quantity</text:p>
            <text:p/>
            <text:p>推し量る ・ おしはかる ・ [vt] conjecture, surmise, guess</text:p>
            <text:p/>
            <text:p>量産 ・ りょうさん ・ mass production</text:p>
            <text:p/>
            <text:p>量感 ・ りょうかん ・ massiveness</text:p>
            <text:p/>
            <text:p>数量 ・ すうりょう ・ quantity, volum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重ねる ・ かさねる ・ [vt] pile up; stack in layers</text:p>
            <text:p/>
            <text:p>重量 ・ じゅうりょう ・ weight</text:p>
            <text:p/>
            <text:p>重い ・ おもい ・ heavy, serious</text:p>
            <text:p/>
            <text:p>起重機 ・ きじゅうき ・ crane</text:p>
            <text:p/>
            <text:p>二重の ・ ふたえの ・ twofold, two-ply</text:p>
            <text:p/>
            <text:p>八重咲きの ・ やえざきの ・ double-flowering</text:p>
            <text:p/>
            <text:p>十重二十重 ・ とえはたえ ・ manifold, multitude</text:p>
            <text:p/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く ・ うごく ・ [vi] move; operate; act</text:p>
            <text:p/>
            <text:p>動かす ・ うごかす ・ [vt] move, shift, remove; set in motion, drive, operate; change, alter</text:p>
            <text:p/>
            <text:p>動物 ・ どうぶつ ・ animal</text:p>
            <text:p/>
            <text:p>不動産 ・ ふどうさん ・ immovable property, real estate</text:p>
            <text:p/>
            <text:p>感動する ・ かんどうする ・ be moved, be impressed</text:p>
            <text:p/>
            <text:p>人事異動 ・ じんじいどう ・ personnel changes, reshuffle</text:p>
            <text:p/>
            <text:p>動かし難い ・ うごかしがたい ・ immovable; unshakable, undeniable</text:p>
            <text:p/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働く ・ はたらく ・ [vi] work, labor; operate, function</text:p>
            <text:p/>
            <text:p>働き手 ・ はたらきて ・ worker, breadwinner</text:p>
            <text:p/>
            <text:p>労働 ・ ろうどう ・ labor, toil manual </text:p>
            <text:p/>
            <text:p>稼働 ・ かどう ・ work[ing]; operation of a machine </text:p>
            <text:p/>
            <text:p>実働時間 ・ じつどうじかん ・ actual working hours</text:p>
            <text:p/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 office:value-type="string" calcext:value-type="string">
            <text:p>労働 ・ ろうどう ・ manual labor, toil</text:p>
            <text:p/>
            <text:p>労働組合 ・ ろうどうくみあい ・ labor union</text:p>
            <text:p/>
            <text:p>苦労 ・ くろう ・ difficulties, hardships; labor</text:p>
            <text:p/>
            <text:p>心労 ・ しんろう ・ cares, worries, anxiet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 office:value-type="string" calcext:value-type="string">
            <text:p>協力する ・ きょうりょくする ・ cooperate, collaborate</text:p>
            <text:p/>
            <text:p>協定 ・ きょうてい ・ agreement, pact</text:p>
            <text:p/>
            <text:p>協会 ・ きょうかい ・ association, societ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話の種 ・ はなしのたね ・ source of conversation</text:p>
            <text:p/>
            <text:p>種類 ・ しゅるい ・ kind, sort, species</text:p>
            <text:p/>
            <text:p>この種の ・ このしゅの ・ this kind of</text:p>
            <text:p/>
            <text:p>種子 ・ しゅし ・ seed, pit</text:p>
            <text:p/>
            <text:p>種 ・ たね ・ seed</text:p>
            <text:p/>
            <text:p>特種 ・ とくだね ・ exclusive news, scoop</text:p>
            <text:p/>
            <text:p>質種 ・ しちぐさ ・ article for pawning</text:p>
            <text:p/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種 ・ あしゅ ・ subspecies</text:p>
            <text:p/>
            <text:p>東亜 ・ とうあ ・ East Asia</text:p>
            <text:p/>
            <text:p>亜熱帯 ・ あねったい ・ subtropics</text:p>
            <text:p/>
            <text:p>亜麻 ・ あま ・ flax</text:p>
            <text:p/>
            <text:p>亜鉛 ・ あえん ・ zinc</text:p>
            <text:p/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悪い行い ・ わるいおこない ・ bad / evil deed</text:p>
            <text:p/>
            <text:p>最悪 ・ さいあく ・ the worst</text:p>
            <text:p/>
            <text:p>悪口 ・ わるくち ・ slander, abuse, foul language</text:p>
            <text:p/>
            <text:p>悪化する ・ あっかする ・ worsen, deteriorate</text:p>
            <text:p/>
            <text:p>嫌悪 ・ けんお ・ hatred, dislike, repugnance</text:p>
            <text:p/>
            <text:p>善し悪し ・ よしあし ・ good or bad / evil, right or wrong</text:p>
            <text:p/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金が要る ・ かねがいる ・ I need want / It takes money</text:p>
            <text:p/>
            <text:p>重要な ・ じゅうような ・ important, essential, principal</text:p>
            <text:p/>
            <text:p>要するに ・ ようするに ・ in a word, in short</text:p>
            <text:p/>
            <text:p>要素 ・ ようそ ・ essential element, factor, constituent</text:p>
            <text:p/>
            <text:p>要石 ・ かなめいし ・ keystone, cornerstone</text:p>
            <text:p/>
            <text:p>要 ・ かなめ ・ pivot; main point, key</text:p>
            <text:p/>
            <text:p>紀要 ・ きよう ・ bulletin, proceedings</text:p>
            <text:p/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物価 ・ ぶっか ・ prices of commodities </text:p>
            <text:p/>
            <text:p>声価 ・ せいか ・ reputation, fame</text:p>
            <text:p/>
            <text:p>栄養価 ・ えいようか ・ nutritive value</text:p>
            <text:p/>
            <text:p>評価する ・ ひょうかする ・ evaluate, appraise</text:p>
            <text:p/>
            <text:p>価千金の ・ あたいせんきんの ・ priceless, invaluable</text:p>
            <text:p/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要 ・ ひつよう ・ need, necessity</text:p>
            <text:p/>
            <text:p>必ず ・ かならず ・ without fail, certainly, necessarily</text:p>
            <text:p/>
            <text:p>必至の ・ ひっしの ・ inevitable, necessary</text:p>
            <text:p/>
            <text:p>必然の ・ ひつぜんの ・ inevitable, necessary</text:p>
            <text:p/>
            <text:p>必勝 ・ ひっしょう ・ certain victory</text:p>
            <text:p/>
            <text:p>必読書 ・ ひつどくしょ ・ required reading</text:p>
            <text:p/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明 ・ しょうめい ・ proof, evidence, verification</text:p>
            <text:p/>
            <text:p>証 ・ あかし ・ proof, evidence, testimony of love, innocence, in Christianity, … </text:p>
            <text:p/>
            <text:p>証言 ・ しょうげん ・ testimony, verbal evidence</text:p>
            <text:p/>
            <text:p>証人 ・ しょうにん ・ witness, attestor</text:p>
            <text:p/>
            <text:p>会員証 ・ かいいんしょう ・ membership card</text:p>
            <text:p/>
            <text:p>実証 ・ じっしょう ・ actual proof</text:p>
            <text:p/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曲 ・ わいきょく ・ distortion</text:p>
            <text:p/>
            <text:p>歪む ・ ゆがむ ・ [vi] warp, distort, bend, strain</text:p>
            <text:p/>
            <text:p>歪める ・ ゆがめる ・ [vt] distort, bend, warp</text:p>
            <text:p/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…や否や ・ やいなや ・ no sooner than …; whether … or not</text:p>
            <text:p/>
            <text:p>否決 ・ ひけつ ・ rejection, voting down, negation</text:p>
            <text:p/>
            <text:p>否定する ・ ひていする ・ deny, negate</text:p>
            <text:p/>
            <text:p>良否 ・ りょうひ ・ good or bad, quality</text:p>
            <text:p/>
            <text:p>当否 ・ とうひ ・ right or wrong, justice; propriety</text:p>
            <text:p/>
            <text:p>否む ・ いなむ ・ [vt] refuse, decline</text:p>
            <text:p/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処理する ・ しょりする ・ deal with, dispose of; manage, process, treat</text:p>
            <text:p/>
            <text:p>処する ・ しょする ・ deal with, dispose of</text:p>
            <text:p/>
            <text:p>処分 ・ しょぶん ・ disposal, measure; punishment</text:p>
            <text:p/>
            <text:p>処女 ・ しょじょ ・ virgin, maiden</text:p>
            <text:p/>
            <text:p>お食事処 ・ おしょくじどころ ・ restaurant Japanese </text:p>
            <text:p/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証拠 ・ しょうこ ・ proof, evidence</text:p>
            <text:p/>
            <text:p>根拠 ・ こんきょ ・ grounds, basis, authority</text:p>
            <text:p/>
            <text:p>占拠 ・ せんきょ ・ occupation territory, … ; exclusive possession</text:p>
            <text:p/>
            <text:p>典拠 ・ てんきょ ・ authority</text:p>
            <text:p/>
            <text:p>本拠 ・ ほんきょ ・ base, stronghold, headquarters</text:p>
            <text:p/>
            <text:p>拠点 ・ きょてん ・ strongpoint, base</text:p>
            <text:p/>
            <text:p>拠出 ・ きょしゅつ ・ donation, contribution</text:p>
            <text:p/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合計 ・ ごうけい ・ sum total, total</text:p>
            <text:p/>
            <text:p>時計 ・ とけい ・ clock, watch</text:p>
            <text:p/>
            <text:p>会計 ・ かいけい ・ account, finance, bill</text:p>
            <text:p/>
            <text:p>設計 ・ せっけい ・ design, plan</text:p>
            <text:p/>
            <text:p>計らう ・ はからう ・ [vt] see to, manage, arrange, dispose of</text:p>
            <text:p/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針金 ・ はりがね ・ wire</text:p>
            <text:p/>
            <text:p>方針 ・ ほうしん ・ course, policy, plan</text:p>
            <text:p/>
            <text:p>運針 ・ うんしん ・ handling of a needle</text:p>
            <text:p/>
            <text:p>長針 ・ ちょうしん ・ long / minute hand</text:p>
            <text:p/>
            <text:p>針 ・ はり ・ needle</text:p>
            <text:p/>
            <text:p>指針 ・ ししん ・ compass needle; indicator, pointer; hand; guiding principle</text:p>
            <text:p/>
            <text:p>針状の ・ はりじょうの ・ needle-shaped, pointed</text:p>
            <text:p/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合する ・ そうごうする ・ synthesize, integrate</text:p>
            <text:p/>
            <text:p>総理大臣 ・ そうりだいじん ・ prime minister</text:p>
            <text:p/>
            <text:p>総長 ・ そうちょう ・ president of a university, chancellor</text:p>
            <text:p/>
            <text:p>総計する ・ そうけいする ・ total, sum up</text:p>
            <text:p/>
            <text:p>総務 ・ そうむ ・ general affairs; manager, director</text:p>
            <text:p/>
            <text:p>総菜 ・ そうざい ・ household dish daily, side, … </text:p>
            <text:p/>
            <text:p>総社 ・ そうじゃ ・ shrine enshrining several gods </text:p>
            <text:p/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車窓 ・ しゃそう ・ car window</text:p>
            <text:p/>
            <text:p>窓口 ・ まどぐち ・ teller window, counter; teller, contact</text:p>
            <text:p/>
            <text:p>二重窓 ・ にじゅうまど ・ double window</text:p>
            <text:p/>
            <text:p>窓 ・ まど ・ window</text:p>
            <text:p/>
            <text:p>窓外 ・ そうがい ・ outside the window</text:p>
            <text:p/>
            <text:p>窓枠 ・ まどわく ・ window frame, sash</text:p>
            <text:p/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矢印 ・ やじるし ・ arrow (mark)</text:p>
            <text:p/>
            <text:p>矢先 ・ やさき ・ arrowhead</text:p>
            <text:p/>
            <text:p>毒矢 ・ どくや ・ poisoned arrow / dart</text:p>
            <text:p/>
            <text:p>一矢 ・ いっし ・ one arrow; retort</text:p>
            <text:p/>
            <text:p>矢鱈に ・ やたらに ・ indiscriminately; recklessly; thoughtlessly</text:p>
            <text:p/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通知する ・ つうちする ・ notify, inform</text:p>
            <text:p/>
            <text:p>知る ・ しる ・ [vt] know, be aware of; perceive</text:p>
            <text:p/>
            <text:p>知り合い ・ しりあい ・ acquaintance</text:p>
            <text:p/>
            <text:p>知れる ・ しれる ・ [vi] become known; be found out; not amount too much</text:p>
            <text:p/>
            <text:p>知らせる ・ しらせる ・ [vt] let know, tell, inform, report</text:p>
            <text:p/>
            <text:p>知的 ・ ちてき ・ intellectual, mental</text:p>
            <text:p/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者 ・ いしゃ ・ doctor</text:p>
            <text:p/>
            <text:p>医学 ・ いがく ・ medical science, medicine</text:p>
            <text:p/>
            <text:p>医薬品 ・ いやくひん ・ pharmaceuticals, medicines</text:p>
            <text:p/>
            <text:p>医院 ・ いいん ・ clinic</text:p>
            <text:p/>
            <text:p>医療 ・ いりょう ・ medical treatment / care</text:p>
            <text:p/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い ・ みじかい ・ short</text:p>
            <text:p/>
            <text:p>短期 ・ たんき ・ short term</text:p>
            <text:p/>
            <text:p>短気 ・ たんき ・ short temper</text:p>
            <text:p/>
            <text:p>短所 ・ たんしょ ・ shortcoming, defect</text:p>
            <text:p/>
            <text:p>短刀 ・ たんとう ・ dagger</text:p>
            <text:p/>
            <text:p>短縮 ・ たんしゅく ・ shortening, contraction, reduction</text:p>
            <text:p/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見失う ・ みうしなう ・ [vt] lose sight of</text:p>
            <text:p/>
            <text:p>失礼 ・ しつれい ・ rudeness; bad manners; Excuse me</text:p>
            <text:p/>
            <text:p>失言 ・ しつげん ・ slip of the tongue</text:p>
            <text:p/>
            <text:p>失業する ・ しつぎょうする ・ lose one's job</text:p>
            <text:p/>
            <text:p>失う ・ うしなう ・ [vt] lose, miss, be deprived of</text:p>
            <text:p/>
            <text:p>失笑する ・ しっしょうする ・ burst out laughing</text:p>
            <text:p/>
            <text:p>失策 ・ しっさく ・ blunder, slip, error</text:p>
            <text:p/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鉄道 ・ てつどう ・ railway</text:p>
            <text:p/>
            <text:p>地下鉄 ・ ちかてつ ・ subway</text:p>
            <text:p/>
            <text:p>鉄骨 ・ てっこつ ・ steel / iron frame</text:p>
            <text:p/>
            <text:p>鉄のカーテン ・ てつのカーテン ・ iron curtain</text:p>
            <text:p/>
            <text:p>私鉄 ・ してつ ・ railroad line nongovt / private </text:p>
            <text:p/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農夫 ・ のうふ ・ peasant, plowman</text:p>
            <text:p/>
            <text:p>夫に代わって ・ おっとにかわって ・ on my husband's behalf</text:p>
            <text:p/>
            <text:p>夫人 ・ ふじん ・ wife, married lady, Mrs.</text:p>
            <text:p/>
            <text:p>夫 ・ おっと ・ husband</text:p>
            <text:p/>
            <text:p>農夫 ・ のうふ ・ peasant, plowman</text:p>
            <text:p/>
            <text:p>人夫 ・ にんぷ ・ coolie, porter, laborer</text:p>
            <text:p/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色 ・ しゅいろ ・ vermilion, Chinese red</text:p>
            <text:p/>
            <text:p>朱顔 ・ しゅがん  ・ flushed face</text:p>
            <text:p/>
            <text:p>朱肉 ・ しゅにく ・ red ink pad</text:p>
            <text:p/>
            <text:p>朱書する ・ しゅしょする ・ write in red</text:p>
            <text:p/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式会社 ・ かぶしきがいしゃ ・ joint stock corporation</text:p>
            <text:p/>
            <text:p>株券 ・ かぶけん ・ share / stock certificate</text:p>
            <text:p/>
            <text:p>株価 ・ かぶか ・ stock price</text:p>
            <text:p/>
            <text:p>切り株 ・ きりかぶ ・ stump</text:p>
            <text:p/>
            <text:p>株主 ・ かぶぬし ・ stockholder</text:p>
            <text:p/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家族 ・ かぞく ・ family, household</text:p>
            <text:p/>
            <text:p>民族 ・ みんぞく ・ race, people, nation</text:p>
            <text:p/>
            <text:p>親族 ・ しんぞく ・ relative(s)</text:p>
            <text:p/>
            <text:p>ローラー族 ・ ローラーぞく ・ roller-skating devotees</text:p>
            <text:p/>
            <text:p>ながら族 ・ ながらぞく ・ persons doing two things at once studying while watching TV, … </text:p>
            <text:p/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立つ ・ たびだつ ・ set off on a journey</text:p>
            <text:p/>
            <text:p>旅行 ・ りょこう ・ travel, trip</text:p>
            <text:p/>
            <text:p>旅券 ・ りょけん ・ passport</text:p>
            <text:p/>
            <text:p>旅する ・ たびする ・ travel, take a trip</text:p>
            <text:p/>
            <text:p>旅館 ・ りょかん ・ Japanese inn</text:p>
            <text:p/>
            <text:p>独り旅 ・ ひとりたび ・ solitary travel</text:p>
            <text:p/>
            <text:p>旅人 ・ たびびと ・ traveler</text:p>
            <text:p/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外遊 ・ がいゆう ・ foreign tour</text:p>
            <text:p/>
            <text:p>遊楽 ・ ゆうらく ・ amusement</text:p>
            <text:p/>
            <text:p>遊ぶ ・ あそぶ ・ [vi] play, amuse oneself; play around with, flirt; make an excursion, take a trip; visit</text:p>
            <text:p/>
            <text:p>遊び場 ・ あそびば ・ playground</text:p>
            <text:p/>
            <text:p>遊ばす ・ あそばす ・ [vt] be pleased to, deign, condescend honorific </text:p>
            <text:p/>
            <text:p>遊び人 ・ あそびにん ・ gambler; playboy</text:p>
            <text:p/>
            <text:p>遊山 ・ ゆさん ・ excursion, outing, picnic</text:p>
            <text:p/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す ・ ほどこす ・ [vt] conduct, perform, execute; bestow, apply</text:p>
            <text:p/>
            <text:p>施設 ・ しせつ ・ equipment, facilities</text:p>
            <text:p/>
            <text:p>施政 ・ しせい ・ administration, government</text:p>
            <text:p/>
            <text:p>実施する ・ じっしする ・ carry out, enforce, execute</text:p>
            <text:p/>
            <text:p>施薬 ・ せやく ・ free medicine</text:p>
            <text:p/>
            <text:p>施行する ・ せぎょうする ・ give alms</text:p>
            <text:p/>
            <text:p>施し ・ ほどこし ・ alms(giving)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回 ・ せんかい ・ revolution, rotation, circling</text:p>
            <text:p/>
            <text:p>旋風 ・ せんぷう ・ whirlwind</text:p>
            <text:p/>
            <text:p>旋律 ・ せんりつ ・ melody</text:p>
            <text:p/>
            <text:p>斡旋 ・ あっせん ・ good offices, services; mediation</text:p>
            <text:p/>
            <text:p>旋転 ・ せんてん ・ gyration, whirling, revolution, rotation</text:p>
            <text:p/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国旗 ・ こっき ・ national flag</text:p>
            <text:p/>
            <text:p>旗色 ・ はたいろ ・ situation</text:p>
            <text:p/>
            <text:p>旗 ・ はた ・ flag, banner</text:p>
            <text:p/>
            <text:p>半旗 ・ はんき ・ flag at half-mast</text:p>
            <text:p/>
            <text:p>旗揚げ ・ はたあげ ・ raising an army; launching business</text:p>
            <text:p/>
            <text:p>手旗 ・ てばた ・ semaphore / hand flag</text:p>
            <text:p/>
            <text:p>旗手 ・ きしゅ ・ standard bear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す ・ はなす ・ [vt] let go, release</text:p>
            <text:p/>
            <text:p>放つ ・ はなつ ・ [vt] emit; discharge; release</text:p>
            <text:p/>
            <text:p>解放する ・ かいほうする ・ release, set free</text:p>
            <text:p/>
            <text:p>放火する ・ ほうかする ・ set fire to</text:p>
            <text:p/>
            <text:p>放送 ・ ほうそう ・ broadcasting</text:p>
            <text:p/>
            <text:p>放る ・ ほうる ・ [vt] throw, toss, fling, cast; throw up, neglect</text:p>
            <text:p/>
            <text:p>民放 ・ みんぽう ・ commercial broadcast</text:p>
            <text:p/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い風 ・ はげしいかぜ ・ strong wind</text:p>
            <text:p/>
            <text:p>激動する ・ げきどうする ・ shake violently; be thrown into turmoil</text:p>
            <text:p/>
            <text:p>激戦 ・ げきせん ・ fierce, hard-fought battle</text:p>
            <text:p/>
            <text:p>感激する ・ かんげきする ・ be deeply moved</text:p>
            <text:p/>
            <text:p>激しさ ・ はげしさ ・ intensity, severity</text:p>
            <text:p/>
            <text:p>激賞 ・ げきしょう ・ high praise, unbounded admiration</text:p>
            <text:p/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場¹ ・ まきば ・ pasture, grazing land</text:p>
            <text:p/>
            <text:p>牧場² ・ ぼくじょう ・ stock farm, pasture</text:p>
            <text:p/>
            <text:p>牧草 ・ ぼくそう ・ pasture, grass</text:p>
            <text:p/>
            <text:p>放牧する ・ ほうぼくする ・ pasture, put to grass</text:p>
            <text:p/>
            <text:p>牧童 ・ ぼくどう ・ cowboy; shepherd</text:p>
            <text:p/>
            <text:p>遊牧 ・ ゆうぼく ・ nomadism</text:p>
            <text:p/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首位 ・ しゅい ・ first place, leading position</text:p>
            <text:p/>
            <text:p>学位 ・ がくい ・ academic degree</text:p>
            <text:p/>
            <text:p>地位 ・ ちい ・ status, social standing, position</text:p>
            <text:p/>
            <text:p>位 ・ くらい ・ rank; position</text:p>
            <text:p/>
            <text:p>各位 ・ かくい ・ gentlemen, sirs</text:p>
            <text:p/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 office:value-type="string" calcext:value-type="string">
            <text:p>泣く ・ なく ・ [vi] cry, weep, sob; [vt] grieve over</text:p>
            <text:p/>
            <text:p>泣き声 ・ なきごえ ・ tearful voice, crying</text:p>
            <text:p/>
            <text:p>号泣する ・ ごうきゅうする ・ wail, lament</text:p>
            <text:p/>
            <text:p>感泣する ・ かんきゅうする ・ weep with emotion, be moved to tears</text:p>
            <text:p/>
            <text:p>泣き声 ・ なきごえ ・ tearful voice, cry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苦笑 ・ くしょう ・ forced [strained] smile</text:p>
            <text:p/>
            <text:p>笑顔 ・ えがお ・ smiling face, smile</text:p>
            <text:p/>
            <text:p>笑う ・ わらう ・ [vi] laugh, smile; laugh at, ridicule, deride</text:p>
            <text:p/>
            <text:p>笑い話 ・ わらいばなし ・ funny story</text:p>
            <text:p/>
            <text:p>笑い物 ・ わらいもの ・ object of ridicule, subject of derision</text:p>
            <text:p/>
            <text:p>一笑する ・ いっしょうする ・ laugh a laugh, smile a smile</text:p>
            <text:p/>
            <text:p>笑む ・ えむ ・ [vi] smile, beam; bloom, come out</text:p>
            <text:p/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用 ・ せんよう ・ exclusive [private] use</text:p>
            <text:p/>
            <text:p>専門 ・ せんもん ・ specialty, profession</text:p>
            <text:p/>
            <text:p>専門家 ・ せんもんか ・ specialist</text:p>
            <text:p/>
            <text:p>専売 ・ せんばい ・ monopoly</text:p>
            <text:p/>
            <text:p>専有 ・ せんゆう ・ exclusive possession, monopoly</text:p>
            <text:p/>
            <text:p>専攻する ・ せんこうする ・ major in, specialize in</text:p>
            <text:p/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特恵 ・ とっけい ・ special favor, preferentialism</text:p>
            <text:p/>
            <text:p>知恵 ・ ちえ ・ wisdom, intelligence</text:p>
            <text:p/>
            <text:p>恵む ・ めぐむ ・ [vt] bestow a favor, show kindness to</text:p>
            <text:p/>
            <text:p>恵み ・ めぐみ ・ favor; blessing</text:p>
            <text:p/>
            <text:p>互恵 ・ ごけい ・ reciprocity, mutual benefits</text:p>
            <text:p/>
            <text:p>恵方 ・ えほう ・ lucky direction</text:p>
            <text:p/>
            <text:p>恵まれる ・ めぐまれる ・ [vi] be blessed; be privileged, favored</text:p>
            <text:p/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連続する ・ れんぞくする ・ continue; occur in succession</text:p>
            <text:p/>
            <text:p>連れる ・ つれる ・ take / bring along</text:p>
            <text:p/>
            <text:p>二人連れ ・ ふたりづれ ・ party of two</text:p>
            <text:p/>
            <text:p>連なる ・ つらなる ・ [vi] range, stand in a row; attend</text:p>
            <text:p/>
            <text:p>連ねる ・ つらねる ・ [vt] put in a row, join</text:p>
            <text:p/>
            <text:p>四連勝 ・ よんれんしょう ・ four wins in a row</text:p>
            <text:p/>
            <text:p>連合 ・ れんごう ・ combination, union, alliance; associa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軍人 ・ ぐんじん ・ soldier, military person</text:p>
            <text:p/>
            <text:p>空軍 ・ くうぐん ・ air force</text:p>
            <text:p/>
            <text:p>一軍 ・ いちぐん ・ major league team</text:p>
            <text:p/>
            <text:p>女性軍 ・ じょせいぐん ・ women’s team</text:p>
            <text:p/>
            <text:p>敵軍 ・ てきぐん ・ hostile army force, enemy troops</text:p>
            <text:p/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ぶ ・ はこぶ ・ carry, transport</text:p>
            <text:p/>
            <text:p>運動 ・ うんどう ・ motion, movement; exercise</text:p>
            <text:p/>
            <text:p>運送 ・ うんそう ・ shipping, transportation</text:p>
            <text:p/>
            <text:p>運が悪い ・ うんがわるい ・ out of luck</text:p>
            <text:p/>
            <text:p>運命 ・ うんめい ・ fortune, fate, destiny</text:p>
            <text:p/>
            <text:p>運び ・ はこび ・ carriage; step, pace; progress, development; stage</text:p>
            <text:p/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日蓮 ・ にちれん ・ Nichiren 13th ct. founder of the Buddhist sect </text:p>
            <text:p/>
            <text:p>蓮の花 ・ はすのはな ・ lotus flower</text:p>
            <text:p/>
            <text:p>蓮の根 ・ はすのね ・ lotus root</text:p>
            <text:p/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部隊 ・ ぶたい ・ unit, corps, party, squad</text:p>
            <text:p/>
            <text:p>軍隊 ・ ぐんたい ・ army, troops</text:p>
            <text:p/>
            <text:p>楽隊 ・ がくたい ・ musical band</text:p>
            <text:p/>
            <text:p>デモ隊 ・ でもたい ・ demonstrators</text:p>
            <text:p/>
            <text:p>隊形 ・ たいけい ・ battle formation, disposition of troops</text:p>
            <text:p/>
            <text:p>隊を組む ・ たいをくむ ・ form a party, line up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示する ・ ていじする ・ exhibit, present</text:p>
            <text:p/>
            <text:p>呈色 ・ ていしき  ・ color, coloring</text:p>
            <text:p/>
            <text:p>呈上 ・ ていじょう ・ presentation</text:p>
            <text:p/>
            <text:p>進呈する ・ しんていする ・ proffer, present</text:p>
            <text:p/>
            <text:p>謹呈する ・ きんていする ・ make a present</text:p>
            <text:p/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々 ・ ほどほど ・ moderately</text:p>
            <text:p/>
            <text:p>過程 ・ かてい ・ process, course</text:p>
            <text:p/>
            <text:p>程度 ・ ていど ・ degree, extent, standard</text:p>
            <text:p/>
            <text:p>工程 ・ こうてい ・ process of manufacture; work schedule, amount of work</text:p>
            <text:p/>
            <text:p>旅程 ・ りょてい ・ itinerary; distance to be covered</text:p>
            <text:p/>
            <text:p>程 ・ ほど ・ extent; about, or so</text:p>
            <text:p/>
            <text:p>程無く ・ ほどなく ・ soon afterward ; shortly; before long</text:p>
            <text:p/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書 ・ せいしょ ・ Bible</text:p>
            <text:p/>
            <text:p>聖ペテロ ・ せいペテロ ・ St. Peter</text:p>
            <text:p/>
            <text:p>聖賢 ・ せいけん ・ saints and sages</text:p>
            <text:p/>
            <text:p>聖火 ・ せいか ・ sacred fire / torch</text:p>
            <text:p/>
            <text:p>神聖な ・ しんせいな ・ holy, sacred, divine</text:p>
            <text:p/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年 ・ うしどし ・ Year of the Ox</text:p>
            <text:p/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紐を結ぶ ・ ひもをむすぶ ・ tie a string</text:p>
            <text:p/>
            <text:p>靴紐 ・ くつひも ・ shoelace</text:p>
            <text:p/>
            <text:p>紐帯 ・ ちゅうたい ・ cords and belts; bond, ties; important social ties</text:p>
            <text:p/>
            <text:p>紐解く ・ ひもとく ・ open, untie, read, peruse scroll, book </text:p>
            <text:p/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紐 ・ かわひも ・ leather strap</text:p>
            <text:p/>
            <text:p>革命 ・ かくめい ・ revolution</text:p>
            <text:p/>
            <text:p>改革 ・ かいかく ・ reform(ation)</text:p>
            <text:p/>
            <text:p>革新 ・ かくしん ・ innovation, reform, renovation</text:p>
            <text:p/>
            <text:p>牛革 ・ ぎゅうかわ ・ cow-, oxhide</text:p>
            <text:p/>
            <text:p>革靴 ・ かわぐつ ・ leather shoes</text:p>
            <text:p/>
            <text:p>革手袋 ・ かわてぶくろ ・ leather gloves</text:p>
            <text:p/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靴下 ・ くつした ・ socks, stockings</text:p>
            <text:p/>
            <text:p>靴紐 ・ くつひも ・ shoe laces</text:p>
            <text:p/>
            <text:p>運動靴 ・ うんどうぐつ ・ sneakers</text:p>
            <text:p/>
            <text:p>軍靴 ・ ぐんか ・ military shoes, combat boots</text:p>
            <text:p/>
            <text:p>靴墨 ・ くつずみ ・ shoe polish</text:p>
            <text:p/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/>
            <text:p>鞄持ち ・ かばんもち ・ private secretary, lackey</text:p>
            <text:p/>
            <text:p>旅行鞄 ・ りょこうかばん ・ traveling bag, suitcase </text:p>
            <text:p/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皮肉 ・ ひにく ・ cynicism, sarcasm; irony</text:p>
            <text:p/>
            <text:p>バナナの皮 ・ バナナのかわ ・ banana peel</text:p>
            <text:p/>
            <text:p>毛皮 ・ けがわ ・ fur</text:p>
            <text:p/>
            <text:p>皮革 ・ ひかく ・ leather, hides</text:p>
            <text:p/>
            <text:p>脱皮 ・ だっぴ ・ ecdysis; self-renewal</text:p>
            <text:p/>
            <text:p>樹皮 ・ じゅひ ・ bark</text:p>
            <text:p/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破れる ・ やぶれる ・ [vi] be torn; be ruined</text:p>
            <text:p/>
            <text:p>破局 ・ はきょく ・ collapse, catastrophe</text:p>
            <text:p/>
            <text:p>難破 ・ なんぱ ・ shipwreck</text:p>
            <text:p/>
            <text:p>破約 ・ はやく ・ breach of contract</text:p>
            <text:p/>
            <text:p>囲みを破る ・ かこみをやぶる ・ break through a siege</text:p>
            <text:p/>
            <text:p>見破る ・ みやぶる ・ [vt] see through, penetrate, read another’s thoughts </text:p>
            <text:p/>
            <text:p>破れ目 ・ やぶれめ ・ rent, tear, split</text:p>
            <text:p/>
            <text:p>読破する ・ どくはする ・ read throug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氏 ・ かれし ・ he; boyfriend</text:p>
            <text:p/>
            <text:p>彼女 ・ かのじょ ・ she; girlfriend</text:p>
            <text:p/>
            <text:p>彼等 ・ かれら ・ they</text:p>
            <text:p/>
            <text:p>彼我 ・ ひが ・ [s]he and I, they and we, both sides</text:p>
            <text:p/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波形¹ ・ なみがた ・ wavy shape</text:p>
            <text:p/>
            <text:p>波形² ・ はけい ・ waveform</text:p>
            <text:p/>
            <text:p>電波 ・ でんぱ ・ electromagnetic / radio waves</text:p>
            <text:p/>
            <text:p>短波 ・ たんぱ ・ shortwave</text:p>
            <text:p/>
            <text:p>波長 ・ はちょう ・ wavelength</text:p>
            <text:p/>
            <text:p>波止場 ・ はとば ・ wharf, quay</text:p>
            <text:p/>
            <text:p>津波 ・ つなみ ・ tidal wave</text:p>
            <text:p/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結果 ・ けっか ・ result, outcome, consequence</text:p>
            <text:p/>
            <text:p>果てる ・ はてる ・ [vi] come to an end</text:p>
            <text:p/>
            <text:p>果て ・ はて ・ end, extremity, limit</text:p>
            <text:p/>
            <text:p>果たす ・ はたす ・ [vt] carry out, accomplish</text:p>
            <text:p/>
            <text:p>果実 ・ かじつ ・ fruit, berry</text:p>
            <text:p/>
            <text:p>成果 ・ せいか ・ result, fruit, outcome</text:p>
            <text:p/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課長 ・ かちょう ・ section chief</text:p>
            <text:p/>
            <text:p>課目 ・ かもく ・ school subject, course</text:p>
            <text:p/>
            <text:p>課する ・ かする ・ [vt] impose obligation: tax, … </text:p>
            <text:p/>
            <text:p>課程 ・ かてい ・ course, curriculum</text:p>
            <text:p/>
            <text:p>日課 ・ にっか ・ daily lesson / task</text:p>
            <text:p/>
            <text:p>課税 ・ かぜい ・ taxation</text:p>
            <text:p/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空き巣 ・ あきす ・ empty nest; sneak thief</text:p>
            <text:p/>
            <text:p>古巣 ・ ふるす ・ old nest, one's former haunt</text:p>
            <text:p/>
            <text:p>クモの巣 ・ クモのす ・ spiderweb</text:p>
            <text:p/>
            <text:p>巣箱 ・ すばこ ・ bird box / house</text:p>
            <text:p/>
            <text:p>蜂巣 ・ ほうそう ・ beehive, hive</text:p>
            <text:p/>
            <text:p>営巣 ・ えいそう ・ nest building</text:p>
            <text:p/>
            <text:p>巣立つ ・ すだつ ・ leave one’s nest; become independent</text:p>
            <text:p/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 office:value-type="string" calcext:value-type="string">
            <text:p>洋菓子 ・ ようがし ・ Western-style confection</text:p>
            <text:p/>
            <text:p>和菓子 ・ わがし ・ Japanese-style confection</text:p>
            <text:p/>
            <text:p>お菓子 ・ おかし ・ confectionery, cake, sweet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茶の湯 ・ ちゃのゆ ・ tea ceremony</text:p>
            <text:p/>
            <text:p>茶色 ・ ちゃいろ ・ light brown</text:p>
            <text:p/>
            <text:p>茶の間 ・ ちゃのま ・ living room</text:p>
            <text:p/>
            <text:p>お茶 ・ おちゃ ・ tea, green tea; tea ceremony</text:p>
            <text:p/>
            <text:p>無茶な ・ むちゃな ・ absurd, unreasonable; reckless; excessive; disorderly</text:p>
            <text:p/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の中 ・ よのなか ・ the world, society, life</text:p>
            <text:p/>
            <text:p>世紀 ・ せいき ・ century</text:p>
            <text:p/>
            <text:p>世間 ・ せけん ・ society, the world; the public, people</text:p>
            <text:p/>
            <text:p>世代 ・ せだい ・ generation</text:p>
            <text:p/>
            <text:p>出世 ・ しゅっせ ・ success in life; promotion</text:p>
            <text:p/>
            <text:p>世帯 ・ せたい ・ household, home</text:p>
            <text:p/>
            <text:p>この世 ・ このよ ・ this world, present life</text:p>
            <text:p/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葉書 ・ はがき ・ postcard</text:p>
            <text:p/>
            <text:p>葉っぱ ・ はっぱ ・ leaf, foliage</text:p>
            <text:p/>
            <text:p>葉巻 ・ はまき ・ cigar</text:p>
            <text:p/>
            <text:p>言葉 ・ ことば ・ word, term; wording; language</text:p>
            <text:p/>
            <text:p>子葉 ・ しよう ・ seed leaf, cotyledon</text:p>
            <text:p/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てる ・ すてる ・ [vt] abandon, give up, throw away</text:p>
            <text:p/>
            <text:p>廃棄 ・ はいき ・ discarding, abolition, annulment</text:p>
            <text:p/>
            <text:p>放棄する ・ ほうきする ・ abandon, resign</text:p>
            <text:p/>
            <text:p>投棄する ・ とうきする ・ abandon, give up, throw away</text:p>
            <text:p/>
            <text:p>破棄する ・ はきする ・ break a treaty , annul; reverse an original judgment </text:p>
            <text:p/>
            <text:p>棄却する ・ ききゃくする ・ turn down, reject, renounce</text:p>
            <text:p/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緑色 ・ みどりいろ ・ green</text:p>
            <text:p/>
            <text:p>緑茶 ・ りょくちゃ ・ green tea, Japanese tea</text:p>
            <text:p/>
            <text:p>葉緑素 ・ ようりょくそ ・ chlorophyll</text:p>
            <text:p/>
            <text:p>緑青 ・ ろくしょう ・ verdigris, copper rust</text:p>
            <text:p/>
            <text:p>浅緑 ・ あさみどり [せんりょく] ・ light green</text:p>
            <text:p/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記録する ・ きろくする ・ record, register; set a record</text:p>
            <text:p/>
            <text:p>録音 ・ ろくおん ・ sound recording</text:p>
            <text:p/>
            <text:p>録画 ・ ろくが ・ videotaping</text:p>
            <text:p/>
            <text:p>付録 ・ ふろく ・ appendix, supplement</text:p>
            <text:p/>
            <text:p>目録 ・ もくろく ・ catalog</text:p>
            <text:p/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く [JIS version: 剥] ・ むく ・ [vt] peel, take off</text:p>
            <text:p/>
            <text:p>剝ぐ ・ はぐ ・ [vt] skin, flay; peel, tear, rip, strip off a surface ; disrobe, strip, deprive so. of</text:p>
            <text:p/>
            <text:p>剝製 ・ はくせい ・ stuffing, mounting; stuffed animal</text:p>
            <text:p/>
            <text:p>剝ぎ取る ・ はぎとる ・ [vt] strip, tear off</text:p>
            <text:p/>
            <text:p>剝げる ・ はげる ・ [vi] peel, come, wear off; fade, discolor</text:p>
            <text:p/>
            <text:p>剝がれる ・ はがれる ・ [vi] peel off, come unstuck from a surface </text:p>
            <text:p/>
            <text:p>剝がす ・ はがす ・ [vt] skin, flay; peel, tear, rip, strip off a surface </text:p>
            <text:p/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皿の縁 ・ さらのふち ・ edge of a dish</text:p>
            <text:p/>
            <text:p>縁を切る ・ えんをきる ・ sever relations</text:p>
            <text:p/>
            <text:p>縁側 ・ えんがわ ・ veranda</text:p>
            <text:p/>
            <text:p>血縁 ・ けつえん ・ blood relation</text:p>
            <text:p/>
            <text:p>宿縁 ・ しゅくえん ・ karma, destiny, fate</text:p>
            <text:p/>
            <text:p>因縁 ・ いんねん ・ connection, affinity; origin, (in)direct causes; karma, fate; pretext</text:p>
            <text:p/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介入 ・ かいにゅう ・ intervention</text:p>
            <text:p/>
            <text:p>介する ・ かいする ・ help, support, aid</text:p>
            <text:p/>
            <text:p>お節介 ・ おせっかい ・ meddling; busybody</text:p>
            <text:p/>
            <text:p>厄介 ・ やっかい ・ trouble, annoyance</text:p>
            <text:p/>
            <text:p>介抱する ・ かいほうする ・ nurse, care for</text:p>
            <text:p/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世界 ・ せかい ・ world, universe</text:p>
            <text:p/>
            <text:p>限界 ・ げんかい ・ boundary, limit, bounds</text:p>
            <text:p/>
            <text:p>学界 ・ がっかい ・ academic world / circles</text:p>
            <text:p/>
            <text:p>他界する ・ たかいする ・ die, pass away</text:p>
            <text:p/>
            <text:p>政界 ・ せいかい ・ political world</text:p>
            <text:p/>
            <text:p>各界 ・ かっかい ・ every sphere of life, various circles</text:p>
            <text:p/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心に浮かぶ ・ こころにうかぶ ・ come across one's mind</text:p>
            <text:p/>
            <text:p>浮力 ・ ふりょく ・ buoyancy, lift</text:p>
            <text:p/>
            <text:p>浮説 ・ ふせつ ・ wild rumor, speculation</text:p>
            <text:p/>
            <text:p>浮く ・ うく ・ [vi] float</text:p>
            <text:p/>
            <text:p>浮き上がる ・ うきあがる ・ float, rise to the surface</text:p>
            <text:p/>
            <text:p>浮かれる ・ うかれる ・ [vi] become buoyant; be gay, in high spirits</text:p>
            <text:p/>
            <text:p>浮かぶ ・ うかぶ ・ [vi] float; appear; come to mind</text:p>
            <text:p/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来 ・ しょうらい ・ future; in the future</text:p>
            <text:p/>
            <text:p>将軍 ・ しょうぐん ・ commander, general, shōgun</text:p>
            <text:p/>
            <text:p>主将 ・ しゅしょう ・ captain</text:p>
            <text:p/>
            <text:p>大将 ・ たいしょう ・ admiral, general; old chap</text:p>
            <text:p/>
            <text:p>将官 ・ しょうかん ・ general, admiral</text:p>
            <text:p/>
            <text:p>陸将 ・ りくしょう ・ lieutenant general, general officer</text:p>
            <text:p/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学金 ・ しょうがくきん ・ scholarship grant </text:p>
            <text:p/>
            <text:p>奨励 ・ しょうれい ・ encouragement, incitement, promotion, stimulation</text:p>
            <text:p/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形状 ・ けいじょう ・ shape, form, configuration</text:p>
            <text:p/>
            <text:p>礼状 ・ れいじょう ・ thank-you letter</text:p>
            <text:p/>
            <text:p>白状 ・ はくじょう ・ confession</text:p>
            <text:p/>
            <text:p>液状の ・ えきじょうの ・ liquefied</text:p>
            <text:p/>
            <text:p>現状 ・ げんじょう ・ present condition</text:p>
            <text:p/>
            <text:p>商状 ・ しょうじょう ・ market condition</text:p>
            <text:p/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む ・ やむ ・ [vi, vt] fall ill, suffer from</text:p>
            <text:p/>
            <text:p>病気 ・ びょうき ・ illness, disease</text:p>
            <text:p/>
            <text:p>病は気から ・ やまいはきから ・ mind as root of sickness &amp; health</text:p>
            <text:p/>
            <text:p>病状 ・ びょうじょう ・ condition of a disease / patient</text:p>
            <text:p/>
            <text:p>病弱な ・ びょうじゃくな ・ weak(ly), sickly</text:p>
            <text:p/>
            <text:p>疾病 ・ しっぺい ・ sickness, disease</text:p>
            <text:p/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症状 ・ しょうじょう ・ symptom</text:p>
            <text:p/>
            <text:p>ダウン症 ・ ダウンしょう ・ Down's syndrome</text:p>
            <text:p/>
            <text:p>重症 ・ じゅうしょう ・ serious illness</text:p>
            <text:p/>
            <text:p>不眠症 ・ ふみんしょう ・ insomnia</text:p>
            <text:p/>
            <text:p>神経症 ・ しんけいしょう ・ neurosis, nervous disease</text:p>
            <text:p/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切に ・ つうせつに ・ acutely, keenly</text:p>
            <text:p/>
            <text:p>頭痛 ・ ずつう ・ headache</text:p>
            <text:p/>
            <text:p>痛い ・ いたい ・ painful, sore</text:p>
            <text:p/>
            <text:p>痛む ・ いたむ ・ [vi] feel pain, hurt, ache</text:p>
            <text:p/>
            <text:p>痛ましい ・ いたましい ・ sad, heartbreaking, piteous, pathetic, miserable</text:p>
            <text:p/>
            <text:p>痛める ・ いためる ・ [vt] inflict pain, hurt, injure; bother, worry, afflict</text:p>
            <text:p/>
            <text:p>痛痛しい ・ いたいたしい ・ pitiful, pathetic</text:p>
            <text:p/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記憶 ・ きおく ・ memory, recollection</text:p>
            <text:p/>
            <text:p>憶測 ・ おくそく ・ conjecture, speculation, guess</text:p>
            <text:p/>
            <text:p>憶説 ・ おくせつ ・ hypothesis, speculation</text:p>
            <text:p/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病 ・ おくびょう ・ cowardice, timidity</text:p>
            <text:p/>
            <text:p>臆する ・ おくする ・ [vi] fear, feel timid</text:p>
            <text:p/>
            <text:p>臆面もなく ・ おくめんもなく ・ audaciously, impudently, unabashedly</text:p>
            <text:p/>
            <text:p>臆説 ・ おくせつ ・ hypothesis, speculation</text:p>
            <text:p/>
            <text:p>臆測 ・ おくそく ・ conjecture, speculation, guess</text:p>
            <text:p/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 office:value-type="string" calcext:value-type="string">
            <text:p>億万長者 ・ おくまんちょうじゃ ・ billionaire</text:p>
            <text:p/>
            <text:p>一億 ・ いちおく ・ 100,000,000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重視する ・ じゅうしする ・ consider important</text:p>
            <text:p/>
            <text:p>無視する ・ むしする ・ disregard, ignore</text:p>
            <text:p/>
            <text:p>視覚 ・ しかく ・ sense of sight</text:p>
            <text:p/>
            <text:p>視界 ・ しかい ・ field of vision, visibility</text:p>
            <text:p/>
            <text:p>視力 ・ しりょく ・ eyesight</text:p>
            <text:p/>
            <text:p>敵視する ・ てきしする ・ regard as an enemy</text:p>
            <text:p/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規定 ・ きてい ・ regulations, rules; provisions</text:p>
            <text:p/>
            <text:p>法規 ・ ほうき ・ laws &amp; regulations</text:p>
            <text:p/>
            <text:p>新規に ・ しんきに ・ newly</text:p>
            <text:p/>
            <text:p>規模 ・ きぼ ・ scale, scope</text:p>
            <text:p/>
            <text:p>定規 ・ じょうぎ ・ ruler, rule, square</text:p>
            <text:p/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規則 ・ きそく ・ rule, regulation</text:p>
            <text:p/>
            <text:p>反則 ・ はんそく ・ violation of rules, infringement</text:p>
            <text:p/>
            <text:p>法則 ・ ほうそく ・ law, rule</text:p>
            <text:p/>
            <text:p>原則 ・ げんそく ・ principle</text:p>
            <text:p/>
            <text:p>鉄則 ・ てっそく ・ ironclad rule, immutable law</text:p>
            <text:p/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側面 ・ そくめん ・ side, flank</text:p>
            <text:p/>
            <text:p>向い側 ・ むかいがわ ・ opposite side, across the street </text:p>
            <text:p/>
            <text:p>側聞する ・ そくぶんする ・ learn by hearsay</text:p>
            <text:p/>
            <text:p>内側 ・ うちがわ ・ inside, interior</text:p>
            <text:p/>
            <text:p>裏側 ・ うらがわ ・ back side reverse, other; wrong </text:p>
            <text:p/>
            <text:p>敵側 ・ てきがわ ・ enemy’s side</text:p>
            <text:p/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定する ・ そくていする ・ measure, gauge</text:p>
            <text:p/>
            <text:p>測る ・ はかる ・ [vt] measure, gauge physical dimensions </text:p>
            <text:p/>
            <text:p>測量 ・ そくりょう ・ measurement, surveying</text:p>
            <text:p/>
            <text:p>予測 ・ よそく ・ estimate, forecast, prediction</text:p>
            <text:p/>
            <text:p>憶測 ・ おくそく ・ conjecture, speculation, guess</text:p>
            <text:p/>
            <text:p>気温を測る ・ きおんをはかる ・ measure temperature atmospheric </text:p>
            <text:p/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 office:value-type="string" calcext:value-type="string">
            <text:p>考え方 ・ かんがえかた ・ way of thinking, view</text:p>
            <text:p/>
            <text:p>思考 ・ しこう ・ thinking, thought, consideration</text:p>
            <text:p/>
            <text:p>考案 ・ こうあん ・ idea, plan; project</text:p>
            <text:p/>
            <text:p>考古学 ・ こうこがく ・ archeology</text:p>
            <text:p/>
            <text:p>考える ・ かんがえる ・ [vt] think; deliberate; stud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いる ・ おいる ・ [vi] grow old, age</text:p>
            <text:p/>
            <text:p>老ける ・ ふける ・ [vi] grow old, age</text:p>
            <text:p/>
            <text:p>老人 ・ ろうじん ・ old person / folks</text:p>
            <text:p/>
            <text:p>老け役 ・ ふけやく ・ role of an aged person</text:p>
            <text:p/>
            <text:p>老い先 ・ おいさき ・ remaining years of one’s life </text:p>
            <text:p/>
            <text:p>老い込む ・ おいこむ ・ grow old, weaken with age</text:p>
            <text:p/>
            <text:p>敬老 ・ けいろう ・ respect for the aged</text:p>
            <text:p/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行 ・ こうこう ・ filial piety</text:p>
            <text:p/>
            <text:p>孝子 ・ こうし ・ filial child, good son</text:p>
            <text:p/>
            <text:p>不孝 ・ ふこう ・ lack of filial piety, undutifulness</text:p>
            <text:p/>
            <text:p>孝心 ・ こうしん ・ filial devotion / affection</text:p>
            <text:p/>
            <text:p>孝養 ・ こうよう ・ discharge of filial duties</text:p>
            <text:p/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厚い ・ あつい ・ thick, bulky</text:p>
            <text:p/>
            <text:p>厚意 ・ こうい ・ kindness, favor</text:p>
            <text:p/>
            <text:p>濃厚な ・ のうこうな ・ thick, dense, heavy, rich</text:p>
            <text:p/>
            <text:p>分厚い ・ ぶあつい ・ bulky, massive</text:p>
            <text:p/>
            <text:p>温厚な ・ おんこうな ・ gentle, courteous</text:p>
            <text:p/>
            <text:p>厚生 ・ こうせい ・ public welfare, health promotion</text:p>
            <text:p/>
            <text:p>厚着する ・ あつぎする ・ be heavily clothed</text:p>
            <text:p/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る ・ おしえる ・ [vt] teach; tell, inform</text:p>
            <text:p/>
            <text:p>教育 ・ きょういく ・ education, teaching</text:p>
            <text:p/>
            <text:p>教え込む ・ おしえこむ ・ [vt] inculcate, instill, train</text:p>
            <text:p/>
            <text:p>教室 ・ きょうしつ ・ classroom, class</text:p>
            <text:p/>
            <text:p>教会 ・ きょうかい ・ church</text:p>
            <text:p/>
            <text:p>教わる ・ おそわる ・ [vt] be taught, learn, take / receive lessons in</text:p>
            <text:p/>
            <text:p>布教する ・ ふきょうする ・ propagate a religion </text:p>
            <text:p/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成する ・ かんせいする ・ complete; be completed</text:p>
            <text:p/>
            <text:p>完結 ・ かんけつ ・ completion, finish, conclusion</text:p>
            <text:p/>
            <text:p>未完の ・ みかんの ・ incomplete, unfinished</text:p>
            <text:p/>
            <text:p>完全な ・ かんぜんな ・ perfect, complete, whole</text:p>
            <text:p/>
            <text:p>完備した ・ かんびした ・ fully-equipped, perfect, complete</text:p>
            <text:p/>
            <text:p>完投する ・ かんとうする ・ pitch a whole gam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病院 ・ びょういん ・ hospital</text:p>
            <text:p/>
            <text:p>入院する ・ にゅういんする ・ be hospitalized</text:p>
            <text:p/>
            <text:p>両院 ・ りょういん ・ both Houses of the legislature </text:p>
            <text:p/>
            <text:p>大学院 ・ だいがくいん ・ graduate school</text:p>
            <text:p/>
            <text:p>養老院 ・ ようろういん ・ institution for the aged</text:p>
            <text:p/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良 ・ なら ・ Nara city and prefecture </text:p>
            <text:p/>
            <text:p>神奈川 ・ かながわ ・ Kanagawa prefecture </text:p>
            <text:p/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教 ・ しゅうきょう ・ religion, faith, creed</text:p>
            <text:p/>
            <text:p>日蓮宗 ・ にちれんしゅう ・ Nichiren sect of Buddhism </text:p>
            <text:p/>
            <text:p>改宗 ・ かいしゅう ・ conversion; proselytism</text:p>
            <text:p/>
            <text:p>宗 ・ むね ・ principle, aim</text:p>
            <text:p/>
            <text:p>宗派 ・ しゅうは ・ religious sect, denomination</text:p>
            <text:p/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祭る ・ まつる ・ [vt] worship, enshrine</text:p>
            <text:p/>
            <text:p>祭り ・ まつり ・ festival</text:p>
            <text:p/>
            <text:p>祭日 ・ さいじつ ・ national holiday, festival [feast] day</text:p>
            <text:p/>
            <text:p>文化祭 ・ ぶんかさい ・ culture festival</text:p>
            <text:p/>
            <text:p>前夜祭 ・ ぜんやさい ・ the eve of a festival / holiday </text:p>
            <text:p/>
            <text:p>芸術祭 ・ げいじゅつさい ・ art festival</text:p>
            <text:p/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食事の際に ・ しょくじのさいに ・ when eating</text:p>
            <text:p/>
            <text:p>国際 ・ こくさい ・ international</text:p>
            <text:p/>
            <text:p>際立つ ・ きわだつ ・ be conspicuous; be prominent</text:p>
            <text:p/>
            <text:p>窓際の席 ・ まどぎわのせき ・ window seat</text:p>
            <text:p/>
            <text:p>際 ・ きわ ・ side, edge</text:p>
            <text:p/>
            <text:p>交際 ・ こうさい ・ association, friendship</text:p>
            <text:p/>
            <text:p>際限 ・ さいげん ・ limits, end, bounds</text:p>
            <text:p/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 office:value-type="string" calcext:value-type="string">
            <text:p>視察 ・ しさつ ・ inspection, observation</text:p>
            <text:p/>
            <text:p>察する ・ さっする ・ [vt] guess, conjecture, judge; sympathize with</text:p>
            <text:p/>
            <text:p>察知する ・ さっちする ・ infer, gather</text:p>
            <text:p/>
            <text:p>考察する ・ こうさつする ・ consider, contemplate, stud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る ・ いのる ・ [vt] pray, wish for</text:p>
            <text:p/>
            <text:p>祈念 ・ きねん ・ prayer</text:p>
            <text:p/>
            <text:p>祈願する ・ きがんする ・ pray, implore</text:p>
            <text:p/>
            <text:p>祈り ・ いのり ・ prayer</text:p>
            <text:p/>
            <text:p>祈り求める ・ いのりもとめる ・ pray for</text:p>
            <text:p/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祖先 ・ そせん ・ ancestor, forefather</text:p>
            <text:p/>
            <text:p>祖父 ・ そふ ・ grandfather</text:p>
            <text:p/>
            <text:p>祖母 ・ そぼ ・ grandmother</text:p>
            <text:p/>
            <text:p>開祖 ・ かいそ ・ founder, originator</text:p>
            <text:p/>
            <text:p>元祖 ・ がんそ ・ originator, pioneer</text:p>
            <text:p/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る ・ たすける ・ [vt] help; save</text:p>
            <text:p/>
            <text:p>助言 ・ じょげん ・ advice</text:p>
            <text:p/>
            <text:p>助け合う ・ たすけあう ・ [vi] help each other</text:p>
            <text:p/>
            <text:p>助手 ・ じょしゅ ・ assistant, helper</text:p>
            <text:p/>
            <text:p>助かる ・ たすかる ・ [vi] be helped, rescued, spared</text:p>
            <text:p/>
            <text:p>助太刀する ・ すけだちする ・ help so. in a fight , back up</text:p>
            <text:p/>
            <text:p>助役 ・ じょやく ・ assistant official; deputy mayor; deputy station-master</text:p>
            <text:p/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介者 ・ ちゅうかいしゃ ・ intermediary, mediator, agent</text:p>
            <text:p/>
            <text:p>仲間 ・ なかま ・ company, comrade, fellow, associate</text:p>
            <text:p/>
            <text:p>仲に入る ・ なかにはいる ・ act as an intermediary</text:p>
            <text:p/>
            <text:p>仲買人 ・ なかがいにん ・ broker</text:p>
            <text:p/>
            <text:p>仲が良い ・ なかがいい ・ be on good terms</text:p>
            <text:p/>
            <text:p>仲立ち ・ なかだち ・ intermediation</text:p>
            <text:p/>
            <text:p>仲人 ・ なこうど ・ go-between, matchmaker</text:p>
            <text:p/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実 ・ ちゅうじつ ・ faithfulness, devotion, honesty</text:p>
            <text:p/>
            <text:p>忠孝 ・ ちゅうこう ・ loyalty &amp; filial piety</text:p>
            <text:p/>
            <text:p>忠義 ・ ちゅうぎ ・ loyalty, fidelity, devotion</text:p>
            <text:p/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合 ・ おきあい ・ open sea, offshore, offing</text:p>
            <text:p/>
            <text:p>二キロ沖 ・ にきろおき ・ two km offshore</text:p>
            <text:p/>
            <text:p>沖釣り ・ おきづり ・ offshore fishing</text:p>
            <text:p/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平和を保つ ・ へいわをたもつ ・ preserve peace</text:p>
            <text:p/>
            <text:p>保証する ・ ほしょうする ・ guarantee against loss </text:p>
            <text:p/>
            <text:p>保育 ・ ほいく ・ nurture, upbringing; nursing</text:p>
            <text:p/>
            <text:p>保存する ・ ほぞんする ・ preserve, save, store, keep</text:p>
            <text:p/>
            <text:p>保つ ・ たもつ ・ [vt] preserve, sustain; maintain, keep, hold unchanged / good condition </text:p>
            <text:p/>
            <text:p>命を保つ ・ いのちをたもつ ・ preserve life</text:p>
            <text:p/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れる ・ あきれる ・ [vi] be amazed, astounded</text:p>
            <text:p/>
            <text:p>呆気に取られる ・ あっけにとられる ・ be astonished, amazed</text:p>
            <text:p/>
            <text:p>痴呆症 ・ ちほうしょう ・ dementia</text:p>
            <text:p/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保守的 ・ ほしゅてき ・ conservative</text:p>
            <text:p/>
            <text:p>守る ・ まもる ・ [vt] protect, watch over, keep</text:p>
            <text:p/>
            <text:p>子守り ・ こもり ・ baby-sitting; baby-sitter</text:p>
            <text:p/>
            <text:p>規則を守る ・ きそくをまもる ・ observe / abide by rules, keep to regulations</text:p>
            <text:p/>
            <text:p>守備 ・ しゅび ・ defense; fielding</text:p>
            <text:p/>
            <text:p>留守 ・ るす ・ absence from home ; caretaking; defending as one's lord is away </text:p>
            <text:p/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布団 ・ ふとん ・ futon, bedquilt</text:p>
            <text:p/>
            <text:p>団体 ・ だんたい ・ group, collective; organization</text:p>
            <text:p/>
            <text:p>団地 ・ だんち ・ public housing development</text:p>
            <text:p/>
            <text:p>集団 ・ しゅうだん ・ group, collective</text:p>
            <text:p/>
            <text:p>団交 ・ だんこう ・ collective bargaining</text:p>
            <text:p/>
            <text:p>団結 ・ だんけつ ・ unity, union, solidarity</text:p>
            <text:p/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反対する ・ はんたいする ・ oppose, object to </text:p>
            <text:p/>
            <text:p>対になる ・ ついになる ・ form a pair</text:p>
            <text:p/>
            <text:p>対面する ・ たいめんする ・ meet, face</text:p>
            <text:p/>
            <text:p>対決 ・ たいけつ ・ confrontation, showdown</text:p>
            <text:p/>
            <text:p>人に対して親切 ・ ひとにたいしてしんせつ ・ kind toward others</text:p>
            <text:p/>
            <text:p>対句 ・ ついく ・ couplet, antithesis</text:p>
            <text:p/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/>
            <text:p>村人 ・ むらびと ・ villager</text:p>
            <text:p/>
            <text:p>市町村 ・ しちょうそん ・ cities, towns, and villages; municipalities</text:p>
            <text:p/>
            <text:p>農村 ・ のうそん ・ farm village</text:p>
            <text:p/>
            <text:p>村落 ・ そんらく ・ village, hamlet</text:p>
            <text:p/>
            <text:p>漁村 ・ ぎょそん ・ fishing village</text:p>
            <text:p/>
            <text:p>村里 ・ むらざと ・ village</text:p>
            <text:p/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天才 ・ てんさい ・ person of genius</text:p>
            <text:p/>
            <text:p>十八才未満 ・ じゅうはっさいみまん ・ not quite 18 years old</text:p>
            <text:p/>
            <text:p>何才 ・ なんさい ・ how old, what age</text:p>
            <text:p/>
            <text:p>漫才 ・ まんざい ・ comic dialogue / backchat</text:p>
            <text:p/>
            <text:p>才気 ・ さいき ・ talent</text:p>
            <text:p/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産 ・ ざいさん ・ property, fortune, wealth</text:p>
            <text:p/>
            <text:p>財団 ・ ざいだん ・ endowed institution, foundation</text:p>
            <text:p/>
            <text:p>財政 ・ ざいせい ・ public finance, financial affairs</text:p>
            <text:p/>
            <text:p>財布 ・ さいふ ・ purse, wallet</text:p>
            <text:p/>
            <text:p>財を成す ・ ざいをなす ・ build a fortune</text:p>
            <text:p/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木 ・ ざいもく ・ timber, lumber, logs</text:p>
            <text:p/>
            <text:p>取材 ・ しゅざい ・ news gathering, data collection</text:p>
            <text:p/>
            <text:p>木材 ・ もくざい ・ wood, timber, lumber</text:p>
            <text:p/>
            <text:p>教材 ・ きょうざい ・ teaching materials</text:p>
            <text:p/>
            <text:p>材器 ・ ざいき ・ talent, ability</text:p>
            <text:p/>
            <text:p>素材 ・ そざい ・ material; subject matter</text:p>
            <text:p/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日が沈む ・ ひがしずむ ・ the sun sets</text:p>
            <text:p/>
            <text:p>沈没する ・ ちんぼつする ・ sink, go to the bottom</text:p>
            <text:p/>
            <text:p>沈着 ・ ちんちゃく ・ composure, self-possession</text:p>
            <text:p/>
            <text:p>沈下 ・ ちんか ・ subsidence, sinking</text:p>
            <text:p/>
            <text:p>撃沈する ・ げきちんする ・ attack and sink a ship</text:p>
            <text:p/>
            <text:p>沈む ・ しずむ ・ [vi] sink, submerge, go down; set</text:p>
            <text:p/>
            <text:p>沈める ・ しずめる ・ [vt] sink, submerge; send to the bottom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カバー ・ まくらカバー ・ pillowcase</text:p>
            <text:p/>
            <text:p>枕席 ・ ちんせき ・ bedding, bed(room)</text:p>
            <text:p/>
            <text:p>手枕 ・ てまくら ・ using one’s arm for a pillow</text:p>
            <text:p/>
            <text:p>枕頭 ・ ちんとう ・ one’s bedside, head of one’s bed</text:p>
            <text:p/>
            <text:p>枕木 ・ まくらぎ ・ railroad tie / sleeper</text:p>
            <text:p/>
            <text:p>枕元 ・ まくらもと ・ near one’s pillow, one’s bedsid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背丈 ・ せたけ ・ stature, height</text:p>
            <text:p/>
            <text:p>大丈夫 ・ だいじょうぶ ・ safe, sure, all right</text:p>
            <text:p/>
            <text:p>丈夫な ・ じょうぶな ・ healthy, robust; stout, solid</text:p>
            <text:p/>
            <text:p>丈比べ ・ たけくらべ ・ comparison of statures</text:p>
            <text:p/>
            <text:p>気丈な ・ きじょうな ・ stouthearted, courageous</text:p>
            <text:p/>
            <text:p>偉丈夫 ・ いじょうふ ・ towering / great man; hero</text:p>
            <text:p/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松葉杖 ・ まつばづえ ・ crutches</text:p>
            <text:p/>
            <text:p>杖 ・ つえ ・ cane, staff</text:p>
            <text:p/>
            <text:p>仕込み杖 ・ しこみづえ ・ sword cane</text:p>
            <text:p/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い人 ・ えらいひと ・ great man, extraordinary character</text:p>
            <text:p/>
            <text:p>偉大な ・ いだいな ・ great, mighty, grand</text:p>
            <text:p/>
            <text:p>偉物 ・ えらぶつ ・ extraordinary character, talented / able person</text:p>
            <text:p/>
            <text:p>偉さ ・ えらさ ・ greatness; remarkableness</text:p>
            <text:p/>
            <text:p>偉がる ・ えらがる ・ [vi] be self-important, conceited</text:p>
            <text:p/>
            <text:p>ど偉い ・ どえらい ・ terrible, very serious</text:p>
            <text:p/>
            <text:p>偉勲 ・ いくん ・ great achievement</text:p>
            <text:p/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緯度 ・ いど ・ latitude</text:p>
            <text:p/>
            <text:p>緯線 ・ いせん ・ parallels of latitude</text:p>
            <text:p/>
            <text:p>北緯 ・ ほくい ・ north latitude</text:p>
            <text:p/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防衛 ・ ぼうえい ・ defense, protection</text:p>
            <text:p/>
            <text:p>衛生 ・ えいせい ・ hygiene, sanitation; health preservation</text:p>
            <text:p/>
            <text:p>前衛 ・ ぜんえい ・ vanguard; forward player</text:p>
            <text:p/>
            <text:p>守衛 ・ しゅえい ・ guard, doorkeeper</text:p>
            <text:p/>
            <text:p>衛星 ・ えいせい ・ satellite; moon</text:p>
            <text:p/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 office:value-type="string" calcext:value-type="string">
            <text:p>韓国 ・ かんこく ・ South Korea</text:p>
            <text:p/>
            <text:p>日韓 ・ にっかん ・ Japan &amp; South Korea, Japanese-South Korean</text:p>
            <text:p/>
            <text:p>大韓民国 ・ だいかんみんこく ・ Republic of Korea</text:p>
            <text:p/>
            <text:p>訪韓 ・ ほうかん ・ visit to Korea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違う ・ ちがう ・ [vi] differ; disagree; be wrong</text:p>
            <text:p/>
            <text:p>違反 ・ いはん ・ violation of the law ; breach</text:p>
            <text:p/>
            <text:p>間違える ・ まちがえる ・ [vt] mistake, confuse</text:p>
            <text:p/>
            <text:p>違法 ・ いほう ・ illegality, unlawfulness</text:p>
            <text:p/>
            <text:p>違和感 ・ いわかん ・ uncomfortable feeling</text:p>
            <text:p/>
            <text:p>食い違い ・ くいちがい ・ difference in opinion ; discrepancy</text:p>
            <text:p/>
            <text:p>違える ・ ちがえる ・ [vt] change, alter; mistake, make a mistake</text:p>
            <text:p/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える ・ かかえる ・ [vt] hold in one's arms</text:p>
            <text:p/>
            <text:p>抱く¹ ・ だく ・ [vt] hug, embrace; hold in one's arms</text:p>
            <text:p/>
            <text:p>抱く² ・ いだく ・ [vt] have in mind ; bear (grudge, …), hold (hope, … </text:p>
            <text:p/>
            <text:p>介抱する ・ かいほうする ・ nurse, care for</text:p>
            <text:p/>
            <text:p>抱卵 ・ ほうらん ・ incubation</text:p>
            <text:p/>
            <text:p>辛抱 ・ しんぼう ・ patience, endurance, forbearance</text:p>
            <text:p/>
            <text:p>抱き合う ・ だきあう ・ [vi] hug, embrace</text:p>
            <text:p/>
            <text:p>抱き抱える ・ だきかかえる ・ [vt] hold, carry, embrace in one’s arm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鉄砲 ・ てっぽう ・ gun, firearm</text:p>
            <text:p/>
            <text:p>砲火 ・ ほうか ・ gunfire</text:p>
            <text:p/>
            <text:p>大砲 ・ たいほう ・ gun, cannon, artillery</text:p>
            <text:p/>
            <text:p>砲術 ・ ほうじゅつ ・ gunnery, artillery</text:p>
            <text:p/>
            <text:p>祝砲 ・ しゅくほう ・ feu de joie, artillery / gun salute</text:p>
            <text:p/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立つ ・ あわだつ ・ [vi] bubble, foam</text:p>
            <text:p/>
            <text:p>泡 ・ あわ ・ bubble, foam</text:p>
            <text:p/>
            <text:p>発泡 ・ はっぽう ・ foaming, effervescence</text:p>
            <text:p/>
            <text:p>気泡 ・ きほう ・ air bubble</text:p>
            <text:p/>
            <text:p>水泡 ・ すいほう ・ bubble, foam</text:p>
            <text:p/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念な ・ たんねんな ・ painstaking, assiduous, diligent</text:p>
            <text:p/>
            <text:p>丹精 ・ たんせい ・ efforts, pains</text:p>
            <text:p/>
            <text:p>牡丹 ・ ぼたん ・ peony, Paeonia suffruticosa</text:p>
            <text:p/>
            <text:p>丹 ・ に ・ cinnabar red, vermilion</text:p>
            <text:p/>
            <text:p>丹塗りの ・ にぬりの ・ red-painted, vermilion-lacquered</text:p>
            <text:p/>
            <text:p>丹心 ・ たんしん ・ sincer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行 ・ しゅうこう ・ navigation, going by ship</text:p>
            <text:p/>
            <text:p>小舟 ・ こぶね ・ small craft</text:p>
            <text:p/>
            <text:p>舟 ・ ふね ・ boat</text:p>
            <text:p/>
            <text:p>舟着き場 ・ ふなつきば ・ wharf</text:p>
            <text:p/>
            <text:p>渡し舟 ・ わたしぶね ・ ferryboat</text:p>
            <text:p/>
            <text:p>舟運 ・ しゅううん ・ transportation by water</text:p>
            <text:p/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長 ・ せんちょう ・ (ship) captain</text:p>
            <text:p/>
            <text:p>風船 ・ ふうせん ・ balloon</text:p>
            <text:p/>
            <text:p>船旅 ・ ふなたび ・ voyage</text:p>
            <text:p/>
            <text:p>船 ・ ふね ・ ship</text:p>
            <text:p/>
            <text:p>助け船 ・ たすけぶね ・ lifeboat; help</text:p>
            <text:p/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舶来品 ・ はくらいひん ・ imported goods, foreign-made articles</text:p>
            <text:p/>
            <text:p>船舶 ・ せんぱく ・ ship, vessel; craft</text:p>
            <text:p/>
            <text:p>舶用機関 ・ はくようきかん ・ marine engine</text:p>
            <text:p/>
            <text:p>船舶業 ・ せんぱくぎょう ・ shipping industry</text:p>
            <text:p/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一般の ・ いっぱんの ・ general, universal, common</text:p>
            <text:p/>
            <text:p>一般向け ・ いっぱんむけ ・ for the general public</text:p>
            <text:p/>
            <text:p>全般の ・ ぜんぱんの ・ whole, general, overall</text:p>
            <text:p/>
            <text:p>先般 ・ せんぱん ・ the other day, some time ago</text:p>
            <text:p/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搬送 ・ はんそう ・ conveyance</text:p>
            <text:p/>
            <text:p>搬入する ・ はんにゅうする ・ carry in</text:p>
            <text:p/>
            <text:p>搬出する ・ はんしゅつする ・ carry out</text:p>
            <text:p/>
            <text:p>運搬する ・ うんぱんする ・ carry, transport; convey, deliver</text:p>
            <text:p/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円盤 ・ えんばん ・ disk; flying saucer</text:p>
            <text:p/>
            <text:p>基盤 ・ きばん ・ bedrock, base, foundation</text:p>
            <text:p/>
            <text:p>チェスの盤 ・ チェスのばん ・ chessboard</text:p>
            <text:p/>
            <text:p>盤石 ・ ばんじゃく ・ huge rock; firmness</text:p>
            <text:p/>
            <text:p>地盤 ・ じばん ・ ground, foundation, base</text:p>
            <text:p/>
            <text:p>落盤 ・ らくばん ・ cave-in</text:p>
            <text:p/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医者 ・ はいしゃ ・ dentist</text:p>
            <text:p/>
            <text:p>歯 ・ は ・ tooth</text:p>
            <text:p/>
            <text:p>歯車 ・ はぐるま ・ cog, toothed wheel</text:p>
            <text:p/>
            <text:p>入れ歯 ・ いれば ・ dentures</text:p>
            <text:p/>
            <text:p>虫歯 ・ むしば ・ decayed tooth</text:p>
            <text:p/>
            <text:p>歯石 ・ しせき ・ tartar, dental calculu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え込む ・ ひえこむ ・ [vi] get cold, chilled</text:p>
            <text:p/>
            <text:p>冷たい ・ つめたい ・ cold to the touch , chilly; coldhearted, cold-blooded</text:p>
            <text:p/>
            <text:p>冷水 ・ れいすい ・ cold water</text:p>
            <text:p/>
            <text:p>冷戦 ・ れいせん ・ Cold War</text:p>
            <text:p/>
            <text:p>冷める ・ さめる ・ [vi] cool down; get cold</text:p>
            <text:p/>
            <text:p>冷える ・ ひえる ・ [vi] get cold, be cooled</text:p>
            <text:p/>
            <text:p>冷ややかさ ・ ひややかさ ・ coldness; frigidity, indifference</text:p>
            <text:p/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年齢 ・ ねんれい ・ age, years</text:p>
            <text:p/>
            <text:p>高齢者 ・ こうれいしゃ ・ elderly person</text:p>
            <text:p/>
            <text:p>老齢 ・ ろうれい ・ old age</text:p>
            <text:p/>
            <text:p>学齢 ・ がくれい ・ school age</text:p>
            <text:p/>
            <text:p>月齢 ・ げつれい ・ days since new moon</text:p>
            <text:p/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々 ・ しょうしょう ・ a little, a few, slightly</text:p>
            <text:p/>
            <text:p>少しも ・ すこしも ・ (not) at all</text:p>
            <text:p/>
            <text:p>少なくとも ・ すくなくとも ・ at least</text:p>
            <text:p/>
            <text:p>少し ・ すこし ・ a few, a little</text:p>
            <text:p/>
            <text:p>少年 ・ しょうねん ・ boy</text:p>
            <text:p/>
            <text:p>少ない ・ すくない ・ few, not many</text:p>
            <text:p/>
            <text:p>多少 ・ たしょう ・ a little, somewha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粒 ・ すなつぶ ・ grain of sand</text:p>
            <text:p/>
            <text:p>砂鉄 ・ さてつ ・ iron sand</text:p>
            <text:p/>
            <text:p>砂金 ・ さきん ・ gold dust</text:p>
            <text:p/>
            <text:p>砂利 ・ じゃり ・ gravel, ballast</text:p>
            <text:p/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行者 ・ ほこうしゃ ・ pedestrian</text:p>
            <text:p/>
            <text:p>歩く ・ あるく ・ [vi] walk, go on foot</text:p>
            <text:p/>
            <text:p>歩む ・ あゆむ ・ [vi] walk [elegant] </text:p>
            <text:p/>
            <text:p>歩み ・ あゆみ ・ walking; step, pace</text:p>
            <text:p/>
            <text:p>歩道 ・ ほどう ・ sidewalk, footpath</text:p>
            <text:p/>
            <text:p>歩合 ・ ぶあい ・ rate, percentage; commission</text:p>
            <text:p/>
            <text:p>進歩 ・ しんぽ ・ advancement, improvement; progress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交渉 ・ こうしょう ・ negotiation, bargaining, discussion</text:p>
            <text:p/>
            <text:p>干渉 ・ かんしょう ・ interference, intervention</text:p>
            <text:p/>
            <text:p>渉外 ・ しょうがい ・ public relations</text:p>
            <text:p/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省みる ・ かえりみる ・ [vt] reflect upon oneself</text:p>
            <text:p/>
            <text:p>省く ・ はぶく ・ [vt] leave out; save, cut down</text:p>
            <text:p/>
            <text:p>反省 ・ はんせい ・ reflection, introspection</text:p>
            <text:p/>
            <text:p>厚生労働省 ・ こうせいろうどうしょう ・ Ministry of Health, Labor, &amp; Welfare</text:p>
            <text:p/>
            <text:p>省エネルギー ・ しょうエネルギー ・ energy conservation</text:p>
            <text:p/>
            <text:p>労力を省く ・ ろうりょくをはぶく ・ save labor</text:p>
            <text:p/>
            <text:p>省庁 ・ しょうちょう ・ Ministries and Agencies</text:p>
            <text:p/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様相 ・ ようそう ・ aspect, phase, condition</text:p>
            <text:p/>
            <text:p>相手 ・ あいて ・ partner, opponent</text:p>
            <text:p/>
            <text:p>外相 ・ がいしょう ・ Minister of Foreign Affairs</text:p>
            <text:p/>
            <text:p>相当する ・ そうとうする ・ correspond to, be suitable for</text:p>
            <text:p/>
            <text:p>首相 ・ しゅしょう ・ prime minister</text:p>
            <text:p/>
            <text:p>相続 ・ そうぞく ・ succession; inheritance</text:p>
            <text:p/>
            <text:p>相場 ・ そうば ・ market price; estimation</text:p>
            <text:p/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思想 ・ しそう ・ thought, conception, idea</text:p>
            <text:p/>
            <text:p>想う ・ おもう ・ [vt] think, believe, want heartfelt </text:p>
            <text:p/>
            <text:p>想い出 ・ おもいで ・ recollections, reminiscence heartfelt </text:p>
            <text:p/>
            <text:p>理想 ・ りそう ・ ideal</text:p>
            <text:p/>
            <text:p>回想 ・ かいそう ・ recollection, reminiscence</text:p>
            <text:p/>
            <text:p>予想 ・ よそう ・ expectation, conjecture, prospect</text:p>
            <text:p/>
            <text:p>連想 ・ れんそう ・ association of ideas </text:p>
            <text:p/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名称 ・ めいしょう ・ appellation, title, name</text:p>
            <text:p/>
            <text:p>総称 ・ そうしょう ・ generic name, general term</text:p>
            <text:p/>
            <text:p>対称 ・ たいしょう ・ symmetry</text:p>
            <text:p/>
            <text:p>称する ・ しょうする ・ name, designate; claim, pretend</text:p>
            <text:p/>
            <text:p>病と称する ・ やまいとしょうする ・ pretend to be ill</text:p>
            <text:p/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 office:value-type="string" calcext:value-type="string">
            <text:p>弥生 ・ やよい ・ third (lunar) month, March</text:p>
            <text:p/>
            <text:p>弥生時代 ・ やよいじだい ・ Yayoi Period ~ 200 BCE-250 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に ・ たがいに ・ mutually, reciprocally</text:p>
            <text:p/>
            <text:p>互いの ・ たがいの ・ mutual, reciprocal</text:p>
            <text:p/>
            <text:p>相互の ・ そうごの ・ mutual, reciprocal</text:p>
            <text:p/>
            <text:p>互恵 ・ ごけい ・ reciprocity, mutual benefits</text:p>
            <text:p/>
            <text:p>互角 ・ ごかく ・ equality; good match</text:p>
            <text:p/>
            <text:p>互い違いに ・ たがいちがいに ・ alternately</text:p>
            <text:p/>
            <text:p>互選 ・ ごせん ・ co-opting, mutual election from own group </text:p>
            <text:p/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める ・ つとめる ・ [vi] perform one's duties; play one's part</text:p>
            <text:p/>
            <text:p>務まる ・ つとまる ・ [vt] be fit / qualified for</text:p>
            <text:p/>
            <text:p>事務所 ・ じむしょ ・ office</text:p>
            <text:p/>
            <text:p>公務員 ・ こうむいん ・ public employee</text:p>
            <text:p/>
            <text:p>外務省 ・ がいむしょ ・ Ministry of Foreign Affairs</text:p>
            <text:p/>
            <text:p>業務 ・ ぎょうむ ・ business, affairs, work, service</text:p>
            <text:p/>
            <text:p>外務 ・ がいむ ・ foreign affairs</text:p>
            <text:p/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道 ・ じゅうどう ・ judo</text:p>
            <text:p/>
            <text:p>柔らかい ・ やわらかい ・ soft</text:p>
            <text:p/>
            <text:p>柔らかみ ・ やわらかみ ・ softness touch of </text:p>
            <text:p/>
            <text:p>柔らかな ・ やわらかな ・ soft, gentle</text:p>
            <text:p/>
            <text:p>柔和 ・ にゅうわ ・ gentle-, mildness, tender-, meekness</text:p>
            <text:p/>
            <text:p>柔毛 ・ じゅうもう ・ soft hair</text:p>
            <text:p/>
            <text:p>柔らかな風 ・ やわらかなかぜ ・ gentle breeze</text:p>
            <text:p/>
            <text:p>柔らかい毛布 ・ やわらかいもうふ ・ soft blanke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らかな ・ やわらかな ・ soft, tender</text:p>
            <text:p/>
            <text:p>軟化 ・ なんか ・ softening; weakening</text:p>
            <text:p/>
            <text:p>軟骨 ・ なんこつ ・ cartilage</text:p>
            <text:p/>
            <text:p>柔軟な ・ じゅうなんな ・ soft, pliable, flexible</text:p>
            <text:p/>
            <text:p>軟化 ・ なんか ・ softening; weakening of the market </text:p>
            <text:p/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道 ・ きどう ・ track, railway; planetary orbit; beaten track</text:p>
            <text:p/>
            <text:p>軌条 ・ きじょう ・ rails</text:p>
            <text:p/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四軒 ・ よんけん ・ four houses</text:p>
            <text:p/>
            <text:p>軒並み ・ のきなみ ・ row of houses; all round, across the board</text:p>
            <text:p/>
            <text:p>軒 ・ のき ・ eaves</text:p>
            <text:p/>
            <text:p>一軒家 ・ いっけんや ・ solitary house; private home</text:p>
            <text:p/>
            <text:p>数軒 ・ すうけん ・ several houses</text:p>
            <text:p/>
            <text:p>軒下 ・ のきした ・ under the eaves</text:p>
            <text:p/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回転軸 ・ かいてんじく ・ axis of revolution</text:p>
            <text:p/>
            <text:p>ペンの軸 ・ ぺんのじく ・ penholder</text:p>
            <text:p/>
            <text:p>左右軸 ・ さゆうじく ・ lateral axis</text:p>
            <text:p/>
            <text:p>主軸 ・ しゅじく ・ principal axis; main spindle [shaft] </text:p>
            <text:p/>
            <text:p>車軸 ・ しゃじく ・ wheel axle</text:p>
            <text:p/>
            <text:p>地軸 ・ ちじく ・ axis of the earth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比較する ・ ひかくする ・ compare with, draw a comparison</text:p>
            <text:p/>
            <text:p>比較的 ・ ひかくてき ・ comparative</text:p>
            <text:p/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車庫 ・ しゃこ ・ car shed, garage</text:p>
            <text:p/>
            <text:p>在庫 ・ ざいこ ・ stock(pile), inventory</text:p>
            <text:p/>
            <text:p>庫入れ ・ くらいれ ・ warehousing</text:p>
            <text:p/>
            <text:p>倉庫 ・ そうこ ・ ware-, storehouse</text:p>
            <text:p/>
            <text:p>金庫 ・ きんこ ・ strong box, cashbox</text:p>
            <text:p/>
            <text:p>文庫 ・ ぶんこ ・ library; collection of literary works; box for stationer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冷蔵庫 ・ れいぞうこ ・ refrigerator</text:p>
            <text:p/>
            <text:p>貯蔵 ・ ちょぞう ・ storage, preservation</text:p>
            <text:p/>
            <text:p>蔵 ・ くら ・ storehouse</text:p>
            <text:p/>
            <text:p>蔵出し ・ くらだし ・ delivery of goods from a storehouse</text:p>
            <text:p/>
            <text:p>米蔵 ・ こめぐら ・ rice granary</text:p>
            <text:p/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庫 ・ そうこ ・ warehouse, storehouse</text:p>
            <text:p/>
            <text:p>倉渡し ・ くらわたし ・ ex warehouse</text:p>
            <text:p/>
            <text:p>倉 ・ くら ・ storehouse</text:p>
            <text:p/>
            <text:p>倉荷 ・ くらに ・ warehouse goods</text:p>
            <text:p/>
            <text:p>穀倉 ・ こくそう ・ granary, grain elevator</text:p>
            <text:p/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立する ・ そうりつする ・ establish, organize, start</text:p>
            <text:p/>
            <text:p>創作する ・ そうさくする ・ create, produce; write</text:p>
            <text:p/>
            <text:p>独創的 ・ どくそうてき ・ original, creative</text:p>
            <text:p/>
            <text:p>創る ・ つくる ・ [vt] create, bring into being new things </text:p>
            <text:p/>
            <text:p>創意 ・ そうい ・ original idea, ingenuity</text:p>
            <text:p/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告げる ・ つげる ・ [vt] notify, tell</text:p>
            <text:p/>
            <text:p>広告 ・ こうこく ・ public notice; advertisement</text:p>
            <text:p/>
            <text:p>戒告 ・ かいこく ・ caution, warning, reprimand</text:p>
            <text:p/>
            <text:p>忠告 ・ ちゅうこく ・ advice, counsel; warning, admonition</text:p>
            <text:p/>
            <text:p>上告 ・ じょうこく ・ final appeal</text:p>
            <text:p/>
            <text:p>お告げ ・ おつげ ・ oracle, revelation</text:p>
            <text:p/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造る ・ つくる ・ [vt] make, build what needs time and skill </text:p>
            <text:p/>
            <text:p>創造 ・ そうぞう ・ creation</text:p>
            <text:p/>
            <text:p>造船 ・ ぞうせん ・ shipbuilding</text:p>
            <text:p/>
            <text:p>創造する ・ そうぞうする ・ create</text:p>
            <text:p/>
            <text:p>創造性 ・ そうぞうせい ・ creativity</text:p>
            <text:p/>
            <text:p>木造の ・ もくぞうの ・ wooden</text:p>
            <text:p/>
            <text:p>造り付けの ・ つくりつけの ・ built-in</text:p>
            <text:p/>
            <text:p>防火造り ・ ぼうかづくり ・ fireproof construction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類 ・ いるい ・ clothes, garments</text:p>
            <text:p/>
            <text:p>衣食住 ・ いしょくじゅう ・ food, clothing, &amp; shelter; the necessities of life</text:p>
            <text:p/>
            <text:p>衣 ・ ころも ・ outer garment, gown, priestly robe; garments, clothing, clothes</text:p>
            <text:p/>
            <text:p>羽衣 ・ はごろも ・ robe of feathers</text:p>
            <text:p/>
            <text:p>更衣室 ・ こういしつ ・ locker / dressing room</text:p>
            <text:p/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依存する ・ いぞんする ・ depend [rely] on</text:p>
            <text:p/>
            <text:p>依拠 ・ いきょ ・ basis, grounds; dependence</text:p>
            <text:p/>
            <text:p>帰依 ・ きえ ・ faith, devotion; conversion</text:p>
            <text:p/>
            <text:p>依嘱する ・ いしょくする ・ entrust with</text:p>
            <text:p/>
            <text:p>依頼する ・ いらいする ・ make a request</text:p>
            <text:p/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/>
            <text:p>紙袋 ・ かみぶくろ ・ paper bag</text:p>
            <text:p/>
            <text:p>手袋 ・ てぶくろ ・ gloves</text:p>
            <text:p/>
            <text:p>袋入り ・ ふくろいり ・ pouched, sacked</text:p>
            <text:p/>
            <text:p>郵袋 ・ ゆうたい ・ mailbag</text:p>
            <text:p/>
            <text:p>風袋 ・ ふうたい ・ tare, packaging weight</text:p>
            <text:p/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美 ・ ほうび ・ reward, prize</text:p>
            <text:p/>
            <text:p>褒める ・ ほめる ・ [vt] praise, commend</text:p>
            <text:p/>
            <text:p>褒め言葉 ・ ほめことば ・ words of praise</text:p>
            <text:p/>
            <text:p>褒章 ・ ほうしょう ・ medal of merit</text:p>
            <text:p/>
            <text:p>褒賞 ・ ほうしょう ・ prize, reward</text:p>
            <text:p/>
            <text:p>毀誉褒貶 ・ きよほうへん ・ praise and censure, criticisms</text:p>
            <text:p/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面 ・ りめん ・ back, reverse, other side, inside; background</text:p>
            <text:p/>
            <text:p>裏切る ・ うらぎる ・ betray, double-cross</text:p>
            <text:p/>
            <text:p>裏付け ・ うらづけ ・ endorsement; backing; proof</text:p>
            <text:p/>
            <text:p>裏 ・ うら ・ rear, reverse, inside</text:p>
            <text:p/>
            <text:p>裏側 ・ うらがわ ・ back reverse, other side; wrong side</text:p>
            <text:p/>
            <text:p>禁裏 ・ きんり ・ the Imperial Palace / Court</text:p>
            <text:p/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示する ・ ひょうじする ・ indicate, show, express</text:p>
            <text:p/>
            <text:p>表の戸 ・ おもてのと ・ street / front door</text:p>
            <text:p/>
            <text:p>表す ・ あらわす ・ [vt] express, manifest signs, symbols, signs; feelings </text:p>
            <text:p/>
            <text:p>表 ・ おもて ・ front, surface, outside</text:p>
            <text:p/>
            <text:p>図表 ・ ずひょう ・ chart, diagram</text:p>
            <text:p/>
            <text:p>表にする ・ ひょうにする ・ tabulate; make a list of</text:p>
            <text:p/>
            <text:p>表れる ・ あらわれる ・ [vi] be expressed, show, become manifest</text:p>
            <text:p/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れる ・ あらわれる ・ [vi] appear, emerge; become visible, materialize</text:p>
            <text:p/>
            <text:p>表現する ・ ひょうげんする ・ express, represent</text:p>
            <text:p/>
            <text:p>現在 ・ げんざい ・ present time, now; present tense</text:p>
            <text:p/>
            <text:p>現状 ・ げんじょう ・ present condition[s]</text:p>
            <text:p/>
            <text:p>現金 ・ げんきん ・ cash</text:p>
            <text:p/>
            <text:p>現す ・ あらわす ・ [vt] cause to appear; show, display, reveal</text:p>
            <text:p/>
            <text:p>現に ・ げんに ・ actually, really, as a matter of fact</text:p>
            <text:p/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著す ・ あらわす ・ [vt] author, write</text:p>
            <text:p/>
            <text:p>著者 ・ ちょしゃ ・ author, writer</text:p>
            <text:p/>
            <text:p>著名 ・ ちょめい ・ prominence, eminence; distinction</text:p>
            <text:p/>
            <text:p>著しい ・ いちじるしい ・ remarkable, conspicuous</text:p>
            <text:p/>
            <text:p>共著 ・ きょうちょ ・ co- / joint authorship</text:p>
            <text:p/>
            <text:p>著者 ・ ちょしゃ ・ author, writer</text:p>
            <text:p/>
            <text:p>著作権 ・ ちょさくけん ・ copyright</text:p>
            <text:p/>
            <text:p>著作する ・ ちょさくする ・ write, autho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制度 ・ せいど ・ institution, system, organization</text:p>
            <text:p/>
            <text:p>制限 ・ せいげん ・ restriction, limit</text:p>
            <text:p/>
            <text:p>体制 ・ たいせい ・ structure, system, organization</text:p>
            <text:p/>
            <text:p>産制 ・ さんせい ・ birth control</text:p>
            <text:p/>
            <text:p>強制する ・ きょうせいする ・ compel, force</text:p>
            <text:p/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品 ・ せいひん ・ manufactured goods, product</text:p>
            <text:p/>
            <text:p>日本製の ・ にほんせいの ・ made in Japan</text:p>
            <text:p/>
            <text:p>製作 ・ せいさく ・ manufacture, production</text:p>
            <text:p/>
            <text:p>製薬 ・ せいやく ・ pharmaceutical manufacture</text:p>
            <text:p/>
            <text:p>製図 ・ せいず ・ drafting, drawing</text:p>
            <text:p/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夜が明け初める ・ よがあけそめる ・ day starts to dawn</text:p>
            <text:p/>
            <text:p>最初 ・ さいしょ ・ outset, beginning; first</text:p>
            <text:p/>
            <text:p>初飛行 ・ はつひこう ・ maiden flight</text:p>
            <text:p/>
            <text:p>初めての ・ はじめての ・ first(-time)</text:p>
            <text:p/>
            <text:p>初期 ・ しょき ・ early stage, initial; beginning</text:p>
            <text:p/>
            <text:p>初初しい ・ ういういしい ・ innocent, naive, fresh</text:p>
            <text:p/>
            <text:p>書き初め ・ かきぞめ ・ New Year’s writing</text:p>
            <text:p/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全裸 ・ ぜんら ・ stark naked, nude</text:p>
            <text:p/>
            <text:p>裸の ・ はだかの ・ naked, bare, undressed</text:p>
            <text:p/>
            <text:p>裸足 ・ はだし ・ barefoot, bare feet</text:p>
            <text:p/>
            <text:p>裸馬 ・ はだかうま ・ unsaddled horse</text:p>
            <text:p/>
            <text:p>裸線 ・ はだかせん ・ bare wire</text:p>
            <text:p/>
            <text:p>裸婦 ・ らふ ・ nude woman</text:p>
            <text:p/>
            <text:p>裸体 ・ らたい ・ naked / nude body, nudit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解き難い ・ ときがたい ・ hard to solve</text:p>
            <text:p/>
            <text:p>難しい ・ むずかしい ・ difficult</text:p>
            <text:p/>
            <text:p>難病 ・ なんびょう ・ incurable disease</text:p>
            <text:p/>
            <text:p>難民 ・ なんみん ・ refugee, displaced person</text:p>
            <text:p/>
            <text:p>難い ・ かたい ・ difficult, hard</text:p>
            <text:p/>
            <text:p>難色 ・ なんしょく ・ disapproval, reluctance</text:p>
            <text:p/>
            <text:p>難無く ・ なんなく ・ easily, without difficulty</text:p>
            <text:p/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教員 ・ じゅんきょういん ・ junior [assistant] teacher</text:p>
            <text:p/>
            <text:p>准尉 ・ じゅんい ・ warrant officer</text:p>
            <text:p/>
            <text:p>准看護婦 ・ じゅんかんごふ ・ junior nurse</text:p>
            <text:p/>
            <text:p>准将 ・ じゅんしょう ・ commodore, brigadier general</text:p>
            <text:p/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基準 ・ きじゅん ・ standard, criterion, basis</text:p>
            <text:p/>
            <text:p>準決勝 ・ じゅんけっしょう ・ semifinal</text:p>
            <text:p/>
            <text:p>水準 ・ すいじゅん ・ level, standard; water level</text:p>
            <text:p/>
            <text:p>準会員 ・ じゅんかいいん ・ associate member</text:p>
            <text:p/>
            <text:p>準急 ・ じゅんきゅう ・ local express, semi-express train </text:p>
            <text:p/>
            <text:p>準備する ・ じゅんびする ・ provide for; prepare against</text:p>
            <text:p/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備える ・ そなえる ・ [vt] provide for, stock, furnish</text:p>
            <text:p/>
            <text:p>万一に備える ・ まんいちにそなえる ・ provide against contingencies</text:p>
            <text:p/>
            <text:p>準備する ・ じゅんびする ・ provide / prepare for</text:p>
            <text:p/>
            <text:p>設備する ・ せつびする ・ equip / provide with</text:p>
            <text:p/>
            <text:p>軍備 ・ ぐんび ・ military preparations; armaments</text:p>
            <text:p/>
            <text:p>予備 ・ よび ・ reserve, spare; preparation, preliminaries</text:p>
            <text:p/>
            <text:p>備わる ・ そなわる ・ [vi] be provided, furnished with</text:p>
            <text:p/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死亡 ・ しぼう ・ death</text:p>
            <text:p/>
            <text:p>死ぬ ・ しぬ ・ [vi] die, pass away</text:p>
            <text:p/>
            <text:p>過労死 ・ かろうし ・ death from overwork</text:p>
            <text:p/>
            <text:p>死去 ・ しきょ ・ death, passing away</text:p>
            <text:p/>
            <text:p>必死に ・ ひっしに ・ for one’s dear life, desperately</text:p>
            <text:p/>
            <text:p>死に絶える ・ しにたえる ・ die out, become extinct</text:p>
            <text:p/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式 ・ そうしき ・ funeral ceremony</text:p>
            <text:p/>
            <text:p>火葬 ・ かそう ・ cremation</text:p>
            <text:p/>
            <text:p>埋葬する ・ まいそうする ・ bury, inter</text:p>
            <text:p/>
            <text:p>葬る ・ ほうむる ・ [vt] bury a corpse , entomb, inter</text:p>
            <text:p/>
            <text:p>葬り去る ・ ほうむりさる ・ consign to oblivion</text:p>
            <text:p/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行列 ・ ぎょうれつ ・ line, queue; matrix</text:p>
            <text:p/>
            <text:p>並列 ・ へいれつ ・ arranged in a row / column, parallel</text:p>
            <text:p/>
            <text:p>列を作る ・ れつをつくる ・ form a line / row / column</text:p>
            <text:p/>
            <text:p>列島 ・ れっとう ・ archipelago</text:p>
            <text:p/>
            <text:p>列車 ・ れっしゃ ・ railway train</text:p>
            <text:p/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強烈な ・ きょうれつな ・ intense, severe</text:p>
            <text:p/>
            <text:p>激烈な ・ げきれつな ・ vehement, severe, furious, violent</text:p>
            <text:p/>
            <text:p>烈風 ・ れっぷう ・ violent / strong wind</text:p>
            <text:p/>
            <text:p>熱烈な ・ ねつれつな ・ ardent, fervent, vehement</text:p>
            <text:p/>
            <text:p>痛烈な ・ つうれつな ・ sharp, scathing, biting, cutting</text:p>
            <text:p/>
            <text:p>猛烈な ・ もうれつな ・ violent, vehement, fierce</text:p>
            <text:p/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分裂する ・ ぶんれつする ・ split, break up</text:p>
            <text:p/>
            <text:p>裂く ・ さく ・ [vt] split, tear</text:p>
            <text:p/>
            <text:p>裂ける ・ さける ・ [vi] split, tear</text:p>
            <text:p/>
            <text:p>破裂 ・ はれつ ・ explosion, bursting</text:p>
            <text:p/>
            <text:p>八つ裂きにする ・ やつざきにする ・ tear sb. to pieces, tear limb from limb</text:p>
            <text:p/>
            <text:p>夫婦の仲を裂く ・ ふうふのなかをさく ・ bring about marital separation</text:p>
            <text:p/>
            <text:p>裂け目 ・ さけめ ・ rent, tear, crack, split, cleft, rip</text:p>
            <text:p/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/>
            <text:p>例えば ・ たとえば ・ for example</text:p>
            <text:p/>
            <text:p>前例 ・ ぜんれい ・ precedent; above example</text:p>
            <text:p/>
            <text:p>常例 ・ じょうれい ・ usual practice, established custom</text:p>
            <text:p/>
            <text:p>条例 ・ じょうれい ・ regulations, rules, law</text:p>
            <text:p/>
            <text:p>例の ・ れいの ・ usual; that, the one in question</text:p>
            <text:p/>
            <text:p>例外 ・ れいがい ・ excep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務所 ・ けいむしょ ・ prison</text:p>
            <text:p/>
            <text:p>刑法 ・ けいほう ・ criminal law, penal code</text:p>
            <text:p/>
            <text:p>刑事 ・ けいじ ・ police detective</text:p>
            <text:p/>
            <text:p>処刑 ・ しょけい ・ execution, punishment</text:p>
            <text:p/>
            <text:p>死刑 ・ しけい ・ capital punishment, death penalty</text:p>
            <text:p/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典型 ・ てんけい ・ type, pattern, model, exemplar</text:p>
            <text:p/>
            <text:p>大型 ・ おおがた ・ large size; large model</text:p>
            <text:p/>
            <text:p>血液型 ・ けつえきがた ・ blood type</text:p>
            <text:p/>
            <text:p>典型的な ・ てんけいてきな ・ typical</text:p>
            <text:p/>
            <text:p>類型 ・ るいけい ・ similar type, prototype, pattern</text:p>
            <text:p/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ぐ ・ とぐ ・ [vt] grind, polish</text:p>
            <text:p/>
            <text:p>研学 ・ けんがく ・ study</text:p>
            <text:p/>
            <text:p>研ぎ石 ・ とぎいし ・ whetstone, knife sharpener</text:p>
            <text:p/>
            <text:p>研究 ・ けんきゅう ・ research, study</text:p>
            <text:p/>
            <text:p>研修 ・ けんしゅう ・ study and training</text:p>
            <text:p/>
            <text:p>研米機 ・ けんまいき ・ rice polisher</text:p>
            <text:p/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厄介 ・ やっかい ・ trouble, annoyance</text:p>
            <text:p/>
            <text:p>厄年 ・ やくどし ・ climacteric / critical / unlucky year</text:p>
            <text:p/>
            <text:p>厄日 ・ やくび ・ unlucky / critical day</text:p>
            <text:p/>
            <text:p>大厄 ・ たいやく ・ great misfortune / calamity; grand climacteric</text:p>
            <text:p/>
            <text:p>災厄 ・ さいやく ・ calamity, disaster, accident</text:p>
            <text:p/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機 ・ きき ・ crisis, emergency</text:p>
            <text:p/>
            <text:p>危ない ・ あぶない ・ dangerous, perilous, risky; critical, serious; uncertain, insecure</text:p>
            <text:p/>
            <text:p>危ながる ・ あぶながる ・ be afraid, apprehensive; doubt</text:p>
            <text:p/>
            <text:p>危うい ・ あやうい ・ dangerous, insecure</text:p>
            <text:p/>
            <text:p>危うく ・ あやうく ・ almost, nearly, in imminent danger of</text:p>
            <text:p/>
            <text:p>危ぶむ ・ あやぶむ ・ to fear, mistrust</text:p>
            <text:p/>
            <text:p>危害 ・ きがい ・ injury, harm; danger, risk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規範 ・ きはん ・ standard, norm, criterion</text:p>
            <text:p/>
            <text:p>広範囲 ・ こうはんい ・ wide range</text:p>
            <text:p/>
            <text:p>範囲 ・ はんい ・ range, scope</text:p>
            <text:p/>
            <text:p>範例 ・ はんれい ・ example</text:p>
            <text:p/>
            <text:p>模範 ・ もはん ・ model, pattern, example</text:p>
            <text:p/>
            <text:p>典範 ・ てんぱん ・ model, standard; law, cod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む ・ うらむ ・ [vt] hold a grudge, resent [恨 1217] </text:p>
            <text:p/>
            <text:p>怨念 ・ おんねん ・ deeply held grudge</text:p>
            <text:p/>
            <text:p>怨霊 ・ おんりょう ・ revengeful ghost / specter</text:p>
            <text:p/>
            <text:p>宿怨 ・ しゅくえん ・ old grudge</text:p>
            <text:p/>
            <text:p>私怨 ・ しえん ・ personal grudge / enmity</text:p>
            <text:p/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/>
            <text:p>内苑 ・ ないえん ・ Imperial Palace's inner garden</text:p>
            <text:p/>
            <text:p>神宮外苑 ・ じんぐうがいえん ・ Outer Gardens of Meiji Shrine</text:p>
            <text:p/>
            <text:p>鹿野苑 ・ ろくやおん ・ The Deer Park place of Buddha's first sermon </text:p>
            <text:p/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先 ・ あてさき ・ address, addressee</text:p>
            <text:p/>
            <text:p>宛て字 ・ あてじ ・ phonetic substitute, false substitute character</text:p>
            <text:p/>
            <text:p>宛名 ・ あてな ・ address</text:p>
            <text:p/>
            <text:p>宛てる ・ あてる ・ [vt] address a letter , direct; assign kanji to a word as phonetic substitutes </text:p>
            <text:p/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碗 ・ わん ・ bowl ceramic </text:p>
            <text:p/>
            <text:p>茶碗 ・ ちゃわん ・ teacup; rice bowl</text:p>
            <text:p/>
            <text:p>茶碗蒸し ・ ちゃわんむし ・ savory egg custard</text:p>
            <text:p/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上腕 ・ じょうわん ・ upper arm</text:p>
            <text:p/>
            <text:p>腕前 ・ うでまえ ・ skill, ability, capacity</text:p>
            <text:p/>
            <text:p>腕時計 ・ うでどけい ・ wrist watch</text:p>
            <text:p/>
            <text:p>腕 ・ うで ・ arm; ability</text:p>
            <text:p/>
            <text:p>腕白 ・ わんぱく ・ naughtiness, mischief</text:p>
            <text:p/>
            <text:p>才腕 ・ さいわん ・ ability, skill</text:p>
            <text:p/>
            <text:p>腕利き ・ うできき ・ man of abilit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返却する ・ へんきゃくする ・ return ing sth. , repay</text:p>
            <text:p/>
            <text:p>売却する ・ ばいきゃくする ・ sell off, dispose of by sale</text:p>
            <text:p/>
            <text:p>棄却する ・ ききゃくする ・ reject, renounce</text:p>
            <text:p/>
            <text:p>却下する ・ きゃっかする ・ reject, dismiss, turn down</text:p>
            <text:p/>
            <text:p>消却する ・ しょうきゃくする ・ efface; erase</text:p>
            <text:p/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三脚 ・ さんきゃく ・ tripod</text:p>
            <text:p/>
            <text:p>脚 ・ あし ・ leg</text:p>
            <text:p/>
            <text:p>脚部 ・ きゃくぶ ・ leg[s] table, … </text:p>
            <text:p/>
            <text:p>脚本 ・ きゃくほん ・ script, playbook, drama, scenario</text:p>
            <text:p/>
            <text:p>脚注 ・ きゃくちゅう ・ footnote</text:p>
            <text:p/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犯人 ・ はんにん ・ criminal, offender</text:p>
            <text:p/>
            <text:p>法を犯す ・ ほうをおかす ・ violate the law</text:p>
            <text:p/>
            <text:p>女を犯す ・ おんなをおかす ・ rape a woman</text:p>
            <text:p/>
            <text:p>防犯 ・ ぼうはん ・ crime prevention</text:p>
            <text:p/>
            <text:p>過失犯 ・ かしつはん ・ careless offense</text:p>
            <text:p/>
            <text:p>知能犯 ・ ちのうはん ・ intellectual criminal</text:p>
            <text:p/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狂犬病 ・ きょうけんびょう ・ rabies</text:p>
            <text:p/>
            <text:p>映画狂 ・ えいがきょう ・ cinema enthusiast, movie fan</text:p>
            <text:p/>
            <text:p>番狂わせ ・ ばんくるわせ ・ unexpected result; upset, surprise</text:p>
            <text:p/>
            <text:p>狂う ・ くるう ・ [vi] go mad</text:p>
            <text:p/>
            <text:p>狂おしい ・ くるおしい ・ driving mad, distracting</text:p>
            <text:p/>
            <text:p>狂わす ・ くるわす ・ drive crazy / mad; put out of order</text:p>
            <text:p/>
            <text:p>狂わせる ・ くるわせる ・ [vt] drive crazy / mad</text:p>
            <text:p/>
            <text:p>狂気の ・ きょうきの ・ insane, mad, craz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地獄 ・ じごく ・ hell; inferno</text:p>
            <text:p/>
            <text:p>出獄 ・ しゅつごく ・ release from prison</text:p>
            <text:p/>
            <text:p>獄中記 ・ ごくちゅうき ・ diary written in prison</text:p>
            <text:p/>
            <text:p>獄衣 ・ ごくい ・ prison uniform</text:p>
            <text:p/>
            <text:p>獄死 ・ ごくし ・ death in prison</text:p>
            <text:p/>
            <text:p>牢獄 ・ ろうごく ・ prison, jail</text:p>
            <text:p/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非常 ・ ひじょう ・ emergency, calamity</text:p>
            <text:p/>
            <text:p>非難 ・ ひなん ・ criticism, blame</text:p>
            <text:p/>
            <text:p>非とする ・ ひとする ・ condemn, denounce</text:p>
            <text:p/>
            <text:p>非礼 ・ ひれい ・ impoliteness</text:p>
            <text:p/>
            <text:p>前非 ・ ぜんぴ ・ one’s past folly / sin</text:p>
            <text:p/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他的な ・ はいたてきな ・ exclusive, cliquish, clannish</text:p>
            <text:p/>
            <text:p>排気ガス ・ はいきガス ・ exhaust gas</text:p>
            <text:p/>
            <text:p>排水 ・ はいすい ・ drainage; ships: displacement</text:p>
            <text:p/>
            <text:p>排出 ・ はいしゅつ ・ discharge, exhaust, evacuation</text:p>
            <text:p/>
            <text:p>排斥する ・ はいせきする ・ expel, ostracize, reject, exclude</text:p>
            <text:p/>
            <text:p>排日 ・ はいにち ・ anti-Japanese</text:p>
            <text:p/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 office:value-type="string" calcext:value-type="string">
            <text:p>俳句 ・ はいく ・ haiku 17-syllable poem </text:p>
            <text:p/>
            <text:p>俳人 ・ はいじん ・ haiku poet</text:p>
            <text:p/>
            <text:p>俳優 ・ はいゆう ・ actor, actr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無罪の ・ むざいの ・ not guilty, innocent</text:p>
            <text:p/>
            <text:p>有罪の ・ ゆうざいの ・ guilty</text:p>
            <text:p/>
            <text:p>犯罪 ・ はんざい ・ offense, crime</text:p>
            <text:p/>
            <text:p>罪 ・ つみ ・ crime, sin</text:p>
            <text:p/>
            <text:p>罪人 ・ つみびと ・ sinner</text:p>
            <text:p/>
            <text:p>罪業 ・ ざいごう ・ sin, iniquity</text:p>
            <text:p/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¹ ・ ばつ ・ punishment, penalty</text:p>
            <text:p/>
            <text:p>罰² ・ ばち ・ divine punishment, Heaven’s vengeance, retribution</text:p>
            <text:p/>
            <text:p>罰金 ・ ばっきん ・ fine</text:p>
            <text:p/>
            <text:p>罰当たり ・ ばちあたり ・ damned</text:p>
            <text:p/>
            <text:p>刑罰 ・ けいばつ ・ penalty, punishment</text:p>
            <text:p/>
            <text:p>罰を科する ・ ばつをかする ・ inflict a punishment</text:p>
            <text:p/>
            <text:p>罰点 ・ ばってん ・ black / X mark</text:p>
            <text:p/>
            <text:p>処罰 ・ しょばつ ・ punishment, penalt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同伴する ・ どうはんする ・ accompany, go with</text:p>
            <text:p/>
            <text:p>伴う ・ ともなう ・ [vi] accompany, go with, attend</text:p>
            <text:p/>
            <text:p>伴奏 ・ ばんそう ・ accompaniment</text:p>
            <text:p/>
            <text:p>お相伴 ・ おしょうばん ・ participation</text:p>
            <text:p/>
            <text:p>同伴する ・ どうはんする ・ accompany, go with</text:p>
            <text:p/>
            <text:p>随伴する ・ ずいはんする ・ attend, accompany, follow</text:p>
            <text:p/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判決 ・ はんけつ ・ judicial decision, judgment, sentence</text:p>
            <text:p/>
            <text:p>判子 ・ はんこ ・ personal seal; seal impression</text:p>
            <text:p/>
            <text:p>判事 ・ はんじ ・ judge</text:p>
            <text:p/>
            <text:p>判じる ・ はんじる ・ judge, decide, interpret</text:p>
            <text:p/>
            <text:p>評判 ・ ひょうばん ・ fame, reputation</text:p>
            <text:p/>
            <text:p>判を押す ・ はんをおす ・ affix a seal</text:p>
            <text:p/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評価 ・ ひょうか ・ evaluation, appraisal</text:p>
            <text:p/>
            <text:p>評判 ・ ひょうばん ・ fame, reputation</text:p>
            <text:p/>
            <text:p>好評 ・ こうひょう ・ favorable criticism, public favor</text:p>
            <text:p/>
            <text:p>書評 ・ しょひょう ・ book reviews</text:p>
            <text:p/>
            <text:p>評定¹ ・ ひょうじょう ・ conference, consultation</text:p>
            <text:p/>
            <text:p>評定² ・ ひょうてい ・ rating, evalu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 office:value-type="string" calcext:value-type="string">
            <text:p>批評 ・ ひひょう ・ criticism, comment</text:p>
            <text:p/>
            <text:p>批評家 ・ ひひょうか ・ critic, reviewer</text:p>
            <text:p/>
            <text:p>批准する ・ ひじゅんする ・ ratify</text:p>
            <text:p/>
            <text:p>批判 ・ ひはん ・ criticism, comment</text:p>
            <text:p/>
            <text:p>批難 ・ ひなん ・ criticism, bl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 office:value-type="string" calcext:value-type="string">
            <text:p>元帥 ・ げんすい ・ marshal, general</text:p>
            <text:p/>
            <text:p>総帥 ・ そうすい ・ commander in chie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教師 ・ きょうし ・ teacher, instructor</text:p>
            <text:p/>
            <text:p>ペテン師 ・ ぺてんし ・ swindler, finagler</text:p>
            <text:p/>
            <text:p>牧師 ・ ぼくし ・ pastor, minister, priest</text:p>
            <text:p/>
            <text:p>医師 ・ いし ・ doctor, physician, surgeon</text:p>
            <text:p/>
            <text:p>師範 ・ しはん ・ teacher, master, coach</text:p>
            <text:p/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る ・ すわる ・ [vi] sit down</text:p>
            <text:p/>
            <text:p>座席 ・ ざせき ・ seat</text:p>
            <text:p/>
            <text:p>座標 ・ ざひょう ・ coordinates</text:p>
            <text:p/>
            <text:p>座布団 ・ ざぶとん ・ floor cushion</text:p>
            <text:p/>
            <text:p>星座 ・ せいざ ・ constellation</text:p>
            <text:p/>
            <text:p>口座 ・ こうざ ・ bank account</text:p>
            <text:p/>
            <text:p>正座する ・ せいざする ・ sit upright / stra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 office:value-type="string" calcext:value-type="string">
            <text:p>対座する ・ たいざする ・ sit face to face</text:p>
            <text:p/>
            <text:p>独坐 ・ どくざ ・ sitting alon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卒業 ・ そつぎょう ・ graduation</text:p>
            <text:p/>
            <text:p>一等卒 ・ いっとうそつ ・ private first class</text:p>
            <text:p/>
            <text:p>中卒 ・ ちゅうそつ ・ junior high graduate</text:p>
            <text:p/>
            <text:p>東大卒 ・ とうだいそつ ・ graduate from Tokyo University</text:p>
            <text:p/>
            <text:p>高卒 ・ こうそつ ・ high school graduate</text:p>
            <text:p/>
            <text:p>兵卒 ・ へいそつ ・ private, common soldier</text:p>
            <text:p/>
            <text:p>卒論 ・ そつろん ・ graduation thesis, dissertation</text:p>
            <text:p/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率いる ・ ひきいる ・ [vt] lead, command</text:p>
            <text:p/>
            <text:p>比率 ・ ひりつ ・ ratio, percentage</text:p>
            <text:p/>
            <text:p>利率 ・ りりつ ・ interest rate </text:p>
            <text:p/>
            <text:p>能率 ・ のうりつ ・ efficiency</text:p>
            <text:p/>
            <text:p>軽率な ・ けいそつな ・ rash, light-headed, careless</text:p>
            <text:p/>
            <text:p>引率者 ・ いんそつしゃ ・ leader, commander</text:p>
            <text:p/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下 ・ さんか ・ under the umbrella of , affiliated, subsidiary</text:p>
            <text:p/>
            <text:p>日傘 ・ ひがさ ・ parasol</text:p>
            <text:p/>
            <text:p>雨傘 ・ あまがさ ・ umbrella</text:p>
            <text:p/>
            <text:p>傘 ・ かさ ・ umbrella</text:p>
            <text:p/>
            <text:p>傘を差す ・ かさをさす ・ hold an umbrella</text:p>
            <text:p/>
            <text:p>鉄傘 ・ てっさん ・ iron dome</text:p>
            <text:p/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竹笠 ・ たけがさ ・ bamboo hat</text:p>
            <text:p/>
            <text:p>松笠 ・ まつかさ ・ pine cone</text:p>
            <text:p/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/>
            <text:p>星占い ・ ほしうらない ・ astrology</text:p>
            <text:p/>
            <text:p>衛星 ・ えいせい ・ satellite, moon</text:p>
            <text:p/>
            <text:p>巨星 ・ きょせい ・ giant star; great person / star, big shot</text:p>
            <text:p/>
            <text:p>星条旗 ・ せいじょうき ・ The Stars &amp; Stripes</text:p>
            <text:p/>
            <text:p>星座 ・ せいざ ・ constellation</text:p>
            <text:p/>
            <text:p>明星 ・ みょうじょう ・ Venus</text:p>
            <text:p/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レモンの汁 ・ レモンのしる ・ lemon juice</text:p>
            <text:p/>
            <text:p>果汁 ・ かじゅう ・ fruit juice</text:p>
            <text:p/>
            <text:p>肉汁 ・ にくじゅう ・ meat juice, gravy</text:p>
            <text:p/>
            <text:p>汁椀 ・ しるわん ・ soup bowl</text:p>
            <text:p/>
            <text:p>一汁一菜 ・ いちじゅういっさい ・ simple meal</text:p>
            <text:p/>
            <text:p>蜜柑の汁 ・ みかんのしる ・ mandarin orange juice</text:p>
            <text:p/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  <text:p/>
            <text:p>北斗七星 ・ ほくとしちせい ・ the Big Dipp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料金 ・ りょうきん ・ charge, rate, fee, fare</text:p>
            <text:p/>
            <text:p>料理 ・ りょうり ・ cooking, cuisine; handling</text:p>
            <text:p/>
            <text:p>無料 ・ むりょう ・ for free</text:p>
            <text:p/>
            <text:p>原料 ・ げんりょう ・ raw material</text:p>
            <text:p/>
            <text:p>有料 ・ ゆうりょう ・ for a fee</text:p>
            <text:p/>
            <text:p>食料 ・ しょくりょう ・ food, foodstuffs</text:p>
            <text:p/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科学 ・ かがく ・ science</text:p>
            <text:p/>
            <text:p>科する ・ かする ・ inflict, levy a fine, … </text:p>
            <text:p/>
            <text:p>理科 ・ りか ・ science; science department</text:p>
            <text:p/>
            <text:p>歯科 ・ しか ・ dentistry</text:p>
            <text:p/>
            <text:p>前科 ・ ぜんか ・ previous offense, criminal record</text:p>
            <text:p/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自然 ・ しぜん ・ nature</text:p>
            <text:p/>
            <text:p>平然と ・ へいぜんと ・ calmly, quietly</text:p>
            <text:p/>
            <text:p>全然 ・ ぜんぜん ・ wholly, totally, completely; not at all</text:p>
            <text:p/>
            <text:p>当然 ・ とうぜん ・ naturally, as a matter of course</text:p>
            <text:p/>
            <text:p>天然の ・ てんねんの ・ natural</text:p>
            <text:p/>
            <text:p>断然 ・ だんぜん ・ resolutely, decisively</text:p>
            <text:p/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料 ・ ねんりょう ・ fuel</text:p>
            <text:p/>
            <text:p>燃やす ・ もやす ・ [vt] burn</text:p>
            <text:p/>
            <text:p>燃える ・ もえる ・ [vi] burn</text:p>
            <text:p/>
            <text:p>燃え尽きる ・ もえつきる ・ burn out / away, be burned up</text:p>
            <text:p/>
            <text:p>燃え付く ・ もえつく ・ catch fire</text:p>
            <text:p/>
            <text:p>再燃する ・ さいねんする ・ revive, come to the fore again</text:p>
            <text:p/>
            <text:p>内燃機関 ・ ないねんきかん ・ internal-combustion engine</text:p>
            <text:p/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る ・ だまる ・ [vi] become silent, shut one's mouth</text:p>
            <text:p/>
            <text:p>沈黙 ・ ちんもく ・ silence, reticence</text:p>
            <text:p/>
            <text:p>黙り ・ だんまり ・ silence, taciturnity; refusing explanation; pantomime</text:p>
            <text:p/>
            <text:p>黙秘する ・ もくひする ・ keep silent / secret</text:p>
            <text:p/>
            <text:p>暗黙の ・ あんもくの ・ tacit</text:p>
            <text:p/>
            <text:p>黙り込む ・ だまりこむ ・ sink into silence</text:p>
            <text:p/>
            <text:p>黙読する ・ もくどくする ・ read silently</text:p>
            <text:p/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医 ・ じゅうい ・ veterinarian</text:p>
            <text:p/>
            <text:p>獣 ・ けもの ・ beast</text:p>
            <text:p/>
            <text:p>獣道 ・ けものみち ・ animal trail</text:p>
            <text:p/>
            <text:p>珍獣 ・ ちんじゅう ・ rare animal</text:p>
            <text:p/>
            <text:p>野獣 ・ やじゅう ・ wild animal / game</text:p>
            <text:p/>
            <text:p>猛獣 ・ もうじゅう ・ fierce animal, savage beast</text:p>
            <text:p/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師 ・ りょうし ・ hunter</text:p>
            <text:p/>
            <text:p>猟季 ・ りょうき ・ hunting season</text:p>
            <text:p/>
            <text:p>猟をする ・ りょうをする ・ hunt, shoot</text:p>
            <text:p/>
            <text:p>猟銃 ・ りょうじゅう ・ hunting gun</text:p>
            <text:p/>
            <text:p>猟犬 ・ りょうけん ・ hound, hunting dog</text:p>
            <text:p/>
            <text:p>禁猟 ・ きんりょう ・ prohibition of shooting / hunt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師 ・ りょうし ・ fisherman</text:p>
            <text:p/>
            <text:p>漁業 ・ ぎょぎょう ・ fishing industry</text:p>
            <text:p/>
            <text:p>漁 ・ りょう ・ fishing, fishery, fishing excursion</text:p>
            <text:p/>
            <text:p>漁船 ・ ぎょせん ・ fishing boat</text:p>
            <text:p/>
            <text:p>漁獲 ・ ぎょかく ・ fishing; haul catch of fish </text:p>
            <text:p/>
            <text:p>出漁する ・ しゅつりょうする ・ go off fishing</text:p>
            <text:p/>
            <text:p>禁漁 ・ きんりょう ・ prohibition of fishing</text:p>
            <text:p/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に行く ・ かりにいく ・ go hunting</text:p>
            <text:p/>
            <text:p>狩猟 ・ しゅりょう ・ hunt(ing)</text:p>
            <text:p/>
            <text:p>狩猟期 ・ しゅりょうき ・ hunting season</text:p>
            <text:p/>
            <text:p>狩り込み ・ かりこみ ・ roundup</text:p>
            <text:p/>
            <text:p>狩り出す ・ かりだす ・ hunt out, round up</text:p>
            <text:p/>
            <text:p>暴力団狩り ・ ぼうりょくだんがり ・ gangster-roundup</text:p>
            <text:p/>
            <text:p>潮干狩り ・ しおひがり ・ shell gathering at low tid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烈な ・ もうれつな ・ violent, vehement, fierce</text:p>
            <text:p/>
            <text:p>猛犬 ・ もうけん ・ ferocious dog</text:p>
            <text:p/>
            <text:p>猛獣 ・ もうじゅう ・ savage beast</text:p>
            <text:p/>
            <text:p>猛然と ・ もうぜんと ・ fiercely</text:p>
            <text:p/>
            <text:p>猛毒 ・ もうどく ・ deadly poison</text:p>
            <text:p/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禁煙 ・ きんえん ・ NO SMOKING; giving up smoking</text:p>
            <text:p/>
            <text:p>煙い ・ けむい ・ smoky</text:p>
            <text:p/>
            <text:p>煙る ・ けむる ・ [vi] smoke; be hazy</text:p>
            <text:p/>
            <text:p>煙 ・ けむり ・ smoke</text:p>
            <text:p/>
            <text:p>煙草 ・ たばこ ・ tobacco; cigarette</text:p>
            <text:p/>
            <text:p>煙になる ・ けむりになる ・ vanish in thin air</text:p>
            <text:p/>
            <text:p>煙たい ・ けむたい ・ smoky; feeling awkward</text:p>
            <text:p/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き鳥 ・ やきとり ・ grilled chicken</text:p>
            <text:p/>
            <text:p>全焼する ・ ぜんしょうする ・ be burnt down</text:p>
            <text:p/>
            <text:p>焼ける ・ やける ・ [vi] burn, glow red; be sunburnt, heated</text:p>
            <text:p/>
            <text:p>燃焼 ・ ねんしょう ・ combustion, burning</text:p>
            <text:p/>
            <text:p>夕焼け ・ ゆうやけ ・ sunset glow</text:p>
            <text:p/>
            <text:p>焼き場 ・ やきば ・ crematory</text:p>
            <text:p/>
            <text:p>類焼する ・ るいしょうする ・ catch fire from next door </text:p>
            <text:p/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の空 ・ あかつきのそら ・ dawning sky</text:p>
            <text:p/>
            <text:p>暁 ・ あかつき ・ dawn</text:p>
            <text:p/>
            <text:p>暁天 ・ ぎょうてん ・ dawn</text:p>
            <text:p/>
            <text:p>暁星 ・ ぎょうせい ・ morning star, Venus</text:p>
            <text:p/>
            <text:p>今暁 ・ こんぎょう ・ at daybreak toda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旧式 ・ きゅうしき ・ old style, old type</text:p>
            <text:p/>
            <text:p>旧ソ連 ・ きゅうソれん ・ ex-Soviet Union</text:p>
            <text:p/>
            <text:p>旧制 ・ きゅうせい ・ old system, old style</text:p>
            <text:p/>
            <text:p>新旧の ・ しんきゅうの ・ old and new</text:p>
            <text:p/>
            <text:p>復旧する ・ ふっきゅうする ・ be restored, recover</text:p>
            <text:p/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児童 ・ じどう ・ child, juvenile</text:p>
            <text:p/>
            <text:p>小児科 ・ しょうにか ・ pediatrics department of </text:p>
            <text:p/>
            <text:p>乳児 ・ にゅうじ ・ infant, baby, suckling</text:p>
            <text:p/>
            <text:p>育児 ・ いくじ ・ infant rearing, nursing of children</text:p>
            <text:p/>
            <text:p>園児 ・ えんじ ・ kindergarten child</text:p>
            <text:p/>
            <text:p>稚児 ・ ちご ・ infant, child</text:p>
            <text:p/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 office:value-type="string" calcext:value-type="string">
            <text:p>私も亦 ・ わたしもまた ・ I also, me too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十字 ・ せきじゅうじ ・ Red Cross</text:p>
            <text:p/>
            <text:p>赤らむ ・ あからむ ・ [vi] become red</text:p>
            <text:p/>
            <text:p>赤字 ・ あかじ ・ deficit, red figures</text:p>
            <text:p/>
            <text:p>赤外線 ・ せきがいせん ・ infrared rays</text:p>
            <text:p/>
            <text:p>赤金 ・ あかがね ・ copper</text:p>
            <text:p/>
            <text:p>赤らめる ・ あからめる ・ [vt] blush, redden</text:p>
            <text:p/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化 ・ へんか ・ change, variety; declension</text:p>
            <text:p/>
            <text:p>変わる ・ かわる ・ [vi] change, be different</text:p>
            <text:p/>
            <text:p>変える ・ かえる ・ [vt] change, revise</text:p>
            <text:p/>
            <text:p>変動 ・ へんどう ・ change, fluctuation</text:p>
            <text:p/>
            <text:p>変革 ・ へんかく ・ change, reform, revolution</text:p>
            <text:p/>
            <text:p>変わり目 ・ かわりめ ・ turning point</text:p>
            <text:p/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野蛮な ・ やばんな ・ savage, barbarous</text:p>
            <text:p/>
            <text:p>蛮人 ・ ばんじん ・ savage, barbarian; aboriginal</text:p>
            <text:p/>
            <text:p>蛮族 ・ ばんぞく ・ savage tribe</text:p>
            <text:p/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人 ・ こいびと ・ lover, sweetheart</text:p>
            <text:p/>
            <text:p>恋愛 ・ れんあい ・ love romantic </text:p>
            <text:p/>
            <text:p>恋 ・ こい ・ love romantic </text:p>
            <text:p/>
            <text:p>恋しい ・ こいしい ・ beloved, dear, darling</text:p>
            <text:p/>
            <text:p>初恋 ・ はつこい ・ first love</text:p>
            <text:p/>
            <text:p>失恋 ・ しつれん ・ unrequited love</text:p>
            <text:p/>
            <text:p>恋する ・ こいする ・ love, fall in love with</text:p>
            <text:p/>
            <text:p>恋う ・ こう ・ [vt] lov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しい ・ いとしい ・ darling, beloved</text:p>
            <text:p/>
            <text:p>恋愛 ・ れんあい ・ romantic love</text:p>
            <text:p/>
            <text:p>愛する ・ あいする ・ love, be fond of</text:p>
            <text:p/>
            <text:p>愛称 ・ あいしょう ・ nickname, pet name</text:p>
            <text:p/>
            <text:p>愛国心 ・ あいこくしん ・ patriotism, nationalism</text:p>
            <text:p/>
            <text:p>愛好する ・ あいこうする ・ love, be fond of</text:p>
            <text:p/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国 ・ ゆうこく ・ patriotism, concern for one's country</text:p>
            <text:p/>
            <text:p>憂える ・ うれえる ・ [vt] worry about</text:p>
            <text:p/>
            <text:p>憂さ ・ うさ ・ gloom, melancholy</text:p>
            <text:p/>
            <text:p>憂い¹ ・ うい ・ melancholy, sad</text:p>
            <text:p/>
            <text:p>憂い² ・ うれい ・ anxiety, trouble, worry</text:p>
            <text:p/>
            <text:p>憂き ・ うき ・ [literary] grief, sorrow</text:p>
            <text:p/>
            <text:p>物憂い ・ ものうい ・ languid, melanchol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しい ・ やさしい ・ gentle, kind</text:p>
            <text:p/>
            <text:p>優先 ・ ゆうせん ・ preference, priority</text:p>
            <text:p/>
            <text:p>優れた学者 ・ すぐれたがくしゃ ・ eminent scholar</text:p>
            <text:p/>
            <text:p>優れる ・ すぐれる ・ [vi]be excellent, surpass; be better, superior to</text:p>
            <text:p/>
            <text:p>優勝する ・ ゆうしょうする ・ win, be victorious</text:p>
            <text:p/>
            <text:p>優れて ・ すぐれて ・ exceedingly, by far, conspicuously</text:p>
            <text:p/>
            <text:p>優しくする ・ やさしくする ・ be kind to, treat kindly</text:p>
            <text:p/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焼き栗 ・ やきぐり ・ roasted chestnuts</text:p>
            <text:p/>
            <text:p>栗 ・ くり ・ chestnut</text:p>
            <text:p/>
            <text:p>栗毛 ・ くりげ ・ chestnut horse </text:p>
            <text:p/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投票する ・ とうひょうする ・ vote, cast a ballot</text:p>
            <text:p/>
            <text:p>伝票 ・ でんぴょう ・ slip, chit, ticket</text:p>
            <text:p/>
            <text:p>得票 ・ とくひょう ・ number of votes obtained</text:p>
            <text:p/>
            <text:p>票田 ・ ひょうでん ・ favorable voting constituency</text:p>
            <text:p/>
            <text:p>開票 ・ かいひょう ・ official counting of votes</text:p>
            <text:p/>
            <text:p>調査票 ・ ちょうさひょう ・ questionnaire</text:p>
            <text:p/>
            <text:p>票を読む ・ ひょうをよむ ・ count the vot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目標 ・ もくひょう ・ mark, target, goal, object</text:p>
            <text:p/>
            <text:p>商標 ・ しょうひょう ・ trademark</text:p>
            <text:p/>
            <text:p>標語 ・ ひょうご ・ slogan, motto, catch word</text:p>
            <text:p/>
            <text:p>標示する ・ ひょうじする ・ post up, declare, demonstrate</text:p>
            <text:p/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浮漂 ・ ふひょう ・ floating</text:p>
            <text:p/>
            <text:p>漂う ・ ただよう ・ [vi] drift, float</text:p>
            <text:p/>
            <text:p>漂然 ・ ひょうぜん ・ casually, aimlessly, unexpectedly</text:p>
            <text:p/>
            <text:p>漂着 ・ ひょうちゃく ・ drifting ashore</text:p>
            <text:p/>
            <text:p>漂う小舟 ・ ただようこぶね ・ drifting boa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変遷 ・ へんせん ・ changes, vicissitudes</text:p>
            <text:p/>
            <text:p>左遷 ・ させん ・ relegation, demotion</text:p>
            <text:p/>
            <text:p>遷都 ・ せんと ・ transfer of the capital</text:p>
            <text:p/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自 ・ かくじ ・ each one, every individual</text:p>
            <text:p/>
            <text:p>各の 考えで ・ おのおのの かんがえで ・ at individual discretion</text:p>
            <text:p/>
            <text:p>各地 ・ かくち ・ every place; various places</text:p>
            <text:p/>
            <text:p>各 ・ おのおの ・ each</text:p>
            <text:p/>
            <text:p>各一部 ・ かくいちぶ ・ one copy each</text:p>
            <text:p/>
            <text:p>各方 ・ おのおのがた ・ all of you</text:p>
            <text:p/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お客さん ・ おきゃくさん ・ visitor, guest; customer, client; spectator; passenger; outsider</text:p>
            <text:p/>
            <text:p>客室 ・ きゃくしつ ・ guest room, stateroom</text:p>
            <text:p/>
            <text:p>来客 ・ らいきゃく ・ visitor, guest</text:p>
            <text:p/>
            <text:p>常客 ・ じょうきゃく ・ regular customer</text:p>
            <text:p/>
            <text:p>客観 ・ きゃっかん ・ object; objective</text:p>
            <text:p/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道路 ・ どうろ ・ road, street, way</text:p>
            <text:p/>
            <text:p>線路 ・ せんろ ・ line, track esp. railway </text:p>
            <text:p/>
            <text:p>路地 ・ ろじ ・ alley, lane</text:p>
            <text:p/>
            <text:p>通路 ・ つうろ ・ passage, pathway, aisle</text:p>
            <text:p/>
            <text:p>旅路 ・ たびじ ・ journey</text:p>
            <text:p/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合格する ・ ごうかくする ・ pass an examination , qualify</text:p>
            <text:p/>
            <text:p>価格 ・ かかく ・ price, cost</text:p>
            <text:p/>
            <text:p>性格 ・ せいかく ・ character, personality</text:p>
            <text:p/>
            <text:p>体格 ・ たいかく ・ physique, build</text:p>
            <text:p/>
            <text:p>格安な ・ かくやすな ・ inexpensive, reasonable in price</text:p>
            <text:p/>
            <text:p>格上げする ・ かくあげする ・ raise to higher status, promote to a higher rank</text:p>
            <text:p/>
            <text:p>格好 ・ かっこう ・ suitability, moderate price ; shape, form; appearance, manner</text:p>
            <text:p/>
            <text:p>格子 ・ こうし ・ latticework, lattice, grid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み合う ・ からみあう ・ intertwine, interlock</text:p>
            <text:p/>
            <text:p>連絡 ・ れんらく ・ connection, contact; communication</text:p>
            <text:p/>
            <text:p>絡む ・ からむ ・ [vi] entwine, twine around; get caught</text:p>
            <text:p/>
            <text:p>絡まる ・ からまる ・ [vi] entwine, twine around; get caught / entangled</text:p>
            <text:p/>
            <text:p>絡める ・ からめる ・ [vt] entwine, entangle, twine around; coat, cover, baste; link, involve</text:p>
            <text:p/>
            <text:p>籠絡する ・ ろうらくする ・ inveigle, ensnare, entice</text:p>
            <text:p/>
            <text:p>短絡 ・ たんらく ・ short circui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戦略 ・ せんりゃく ・ strategy, stratagem</text:p>
            <text:p/>
            <text:p>省略する ・ しょうりゃくする ・ omit, abbreviate</text:p>
            <text:p/>
            <text:p>略語 ・ りゃくご ・ abbreviation</text:p>
            <text:p/>
            <text:p>略す ・ りゃくす ・ abbreviate; leave out</text:p>
            <text:p/>
            <text:p>略取 ・ りゃくしゅ ・ abduction</text:p>
            <text:p/>
            <text:p>政略 ・ せいりゃく ・ politics; political maneuver</text:p>
            <text:p/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内閣 ・ ないかく ・ cabinet of a government </text:p>
            <text:p/>
            <text:p>天守閣 ・ てんしゅかく ・ castle-tower; dungeon, keep</text:p>
            <text:p/>
            <text:p>閣下 ・ かっか ・ Your / His Excellency</text:p>
            <text:p/>
            <text:p>楼閣 ・ ろうかく ・ multistoried building</text:p>
            <text:p/>
            <text:p>閣僚 ・ かくりょう ・ cabinet members</text:p>
            <text:p/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落下 ・ らっか ・ fall, drop, descent</text:p>
            <text:p/>
            <text:p>下落 ・ げらく ・ depreciation, slump; decline, fall</text:p>
            <text:p/>
            <text:p>落ちる ・ おちる ・ [vi] fall, drop; fail</text:p>
            <text:p/>
            <text:p>落ち葉 ・ おちば ・ fallen leaves</text:p>
            <text:p/>
            <text:p>落とす ・ おとす ・ [vt] let fall, drop; remove</text:p>
            <text:p/>
            <text:p>落ち込む ・ おちこむ ・ [vt] fall into; feel down, be in a slump </text:p>
            <text:p/>
            <text:p>段落 ・ だんらく ・ paragraph; end, conclusion</text:p>
            <text:p/>
            <text:p>低落する ・ ていらくする ・ fall, depreciate, go dow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 office:value-type="string" calcext:value-type="string">
            <text:p>南口 ・ みなみぐち ・ south exit</text:p>
            <text:p/>
            <text:p>南北 ・ なんぼく ・ north &amp; south, North-South</text:p>
            <text:p/>
            <text:p>東南 ・ とうなん ・ southeast</text:p>
            <text:p/>
            <text:p>南部 ・ なんぶ ・ south(ern) part; South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西側 ・ にしがわ ・ west side; West Europe and America</text:p>
            <text:p/>
            <text:p>西洋 ・ せいよう ・ the West</text:p>
            <text:p/>
            <text:p>西部 ・ せいぶ ・ western part; the West</text:p>
            <text:p/>
            <text:p>北西 ・ ほくせい ・ northwest</text:p>
            <text:p/>
            <text:p>大西洋 ・ たいせいよう ・ Atlantic Ocean</text:p>
            <text:p/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酉年 ・ とりどし ・ Year of the Rooster</text:p>
            <text:p/>
            <text:p>酉の方角 ・ とりのほうがく ・ west</text:p>
            <text:p/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 office:value-type="string" calcext:value-type="string">
            <text:p>飲酒 ・ いんしゅ ・ drinking alcoholic drinks </text:p>
            <text:p/>
            <text:p>お酒 ・ おさけ ・ sake; alcoholic drink, wine, liquor, beer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お洒落 ・ おしゃれ ・ stylishly dressed</text:p>
            <text:p/>
            <text:p>洒落 ・ しゃれ ・ witticism, joke; pun, wordplay</text:p>
            <text:p/>
            <text:p>洒落る ・ しゃれる ・ pun, play on words; jest, joke; dress smartly / stylishly; make up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る ・ くばる ・ [vt] distribute, allot</text:p>
            <text:p/>
            <text:p>支配する ・ しはいする ・ control, manage, govern</text:p>
            <text:p/>
            <text:p>手配 ・ てはい ・ arrangement, preparation; search instruction by police </text:p>
            <text:p/>
            <text:p>配付 ・ はいふ ・ distribution, apportionment</text:p>
            <text:p/>
            <text:p>配置 ・ はいち ・ arrangement; posting of troops </text:p>
            <text:p/>
            <text:p>配合 ・ はいごう ・ combination, distribution, arrangement; harmony</text:p>
            <text:p/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酸素 ・ さんそ ・ oxygen</text:p>
            <text:p/>
            <text:p>酸性 ・ さんせい ・ acidity</text:p>
            <text:p/>
            <text:p>酸化 ・ さんか ・ oxidation</text:p>
            <text:p/>
            <text:p>酸っぱい ・ すっぱい ・ sour, acid</text:p>
            <text:p/>
            <text:p>乳酸 ・ にゅうさん ・ lactic acid</text:p>
            <text:p/>
            <text:p>アミノ酸 ・ あみのさん ・ amino acid</text:p>
            <text:p/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予する ・ ゆうよする ・ postpone, delay, extend; hesitate</text:p>
            <text:p/>
            <text:p>猶の事 ・ なおのこと ・ all the more, still more</text:p>
            <text:p/>
            <text:p>猶良い ・ なおよい ・ still better</text:p>
            <text:p/>
            <text:p>昼猶暗い ・ ひるなおくらい ・ dark even in the daytime</text:p>
            <text:p/>
            <text:p>春猶浅し ・ はるなおあさし ・ """Spring is not yet far advanced"""</text:p>
            <text:p/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い ・ たっとい ・ exalted, august</text:p>
            <text:p/>
            <text:p>尊重する ・ そんちょうする ・ respect, esteem, value</text:p>
            <text:p/>
            <text:p>尊ぶ ・ たっとぶ ・ [vt] honor, respect, revere</text:p>
            <text:p/>
            <text:p>尊顔 ・ そんがん ・ your countenance</text:p>
            <text:p/>
            <text:p>尊父 ・ そんぷ ・ your father</text:p>
            <text:p/>
            <text:p>自尊心 ・ じそんしん ・ self-respect, pride spirit of </text:p>
            <text:p/>
            <text:p>尊敬する ・ そんけいする ・ respect, revere, esteem, hon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 office:value-type="string" calcext:value-type="string">
            <text:p>遵守する ・ じゅんしゅする ・ observe, conform to, obey, follow</text:p>
            <text:p/>
            <text:p>遵法 ・ じゅんぽう ・ law observ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導入する ・ どうにゅうする ・ lead into, bring into</text:p>
            <text:p/>
            <text:p>導く ・ みちびく ・ [vt] guide, conduct</text:p>
            <text:p/>
            <text:p>主導 ・ しゅどう ・ initiative, leadership</text:p>
            <text:p/>
            <text:p>指導する ・ しどうする ・ guide, lead, instruct</text:p>
            <text:p/>
            <text:p>半導体 ・ はんどうたい ・ semiconductor</text:p>
            <text:p/>
            <text:p>導き ・ みちびき ・ guidance</text:p>
            <text:p/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う ・ うやまう ・ [vt] respect, revere, honor</text:p>
            <text:p/>
            <text:p>尊敬する ・ そんけいする ・ respect, esteem, honor</text:p>
            <text:p/>
            <text:p>敬老 ・ けいろう ・ respect for the aged</text:p>
            <text:p/>
            <text:p>敬語 ・ けいご ・ honorific language,｀ polite speech</text:p>
            <text:p/>
            <text:p>敬遠する ・ けいえんする ・ keep at a respectful distance; avoid</text:p>
            <text:p/>
            <text:p>敬具 ・ けいぐ ・ Yours truly / respectfully</text:p>
            <text:p/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察 ・ けいさつ ・ police</text:p>
            <text:p/>
            <text:p>警視庁 ・ けいしちょう ・ Metropolitan Police Office</text:p>
            <text:p/>
            <text:p>警告 ・ けいこく ・ warning, admonition</text:p>
            <text:p/>
            <text:p>警戒 ・ けいかい ・ caution, precaution, warning; watch, guard, vigilance</text:p>
            <text:p/>
            <text:p>警備 ・ けいび ・ guard, defense</text:p>
            <text:p/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驚がく [驚愕] ・ きょうがく ・ astonishment, surprise, shock</text:p>
            <text:p/>
            <text:p>驚く ・ おどろく ・ [vi] be surprised; be frightened</text:p>
            <text:p/>
            <text:p>驚かす ・ おどろかす ・ [vt] surprise; frighten</text:p>
            <text:p/>
            <text:p>驚くべき ・ おどろくべき ・ astonishing, wonderful</text:p>
            <text:p/>
            <text:p>世人を驚かす ・ せじんをおどろかす ・ strike terror in people’s hearts</text:p>
            <text:p/>
            <text:p>驚かされる ・ おどろかされる ・ be surprised</text:p>
            <text:p/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解散 ・ かいさん ・ breakup, dispersion; dissolution</text:p>
            <text:p/>
            <text:p>散らす ・ ちらす ・ [vt] scatter, disperse, break up</text:p>
            <text:p/>
            <text:p>散る ・ ちる ・ [vi] scatter, disperse, break up, dissipate fall, be scattered / shed; die </text:p>
            <text:p/>
            <text:p>散歩 ・ さんぽ ・ leisurely stroll, walk</text:p>
            <text:p/>
            <text:p>散発的な ・ さんぱつてきな ・ sporadic</text:p>
            <text:p/>
            <text:p>四散する ・ しさんする ・ scatter in all directions </text:p>
            <text:p/>
            <text:p>一目散に ・ いちもくさんに ・ at full / top speed</text:p>
            <text:p/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然と ・ かんぜんと ・ boldly, bravely</text:p>
            <text:p/>
            <text:p>敢えてする ・ あえてする ・ dare to do; do anyway</text:p>
            <text:p/>
            <text:p>取り敢えず ・ とりあえず ・ as a temporary measure, for now</text:p>
            <text:p/>
            <text:p>敢えず ・ あえず ・ [literary] hardly finishing doing , unable to do sufficiently</text:p>
            <text:p/>
            <text:p>敢行 ・ かんこう ・ decisive / daring action</text:p>
            <text:p/>
            <text:p>果敢な ・ かかんな ・ bold, daring; resolut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しい ・ きびしい ・ severe, strict, rigorous</text:p>
            <text:p/>
            <text:p>厳禁 ・ げんきん ・ strictly prohibited</text:p>
            <text:p/>
            <text:p>厳かな ・ おごそかな ・ solemn, dignified</text:p>
            <text:p/>
            <text:p>尊厳 ・ そんげん ・ dignity, sanctity</text:p>
            <text:p/>
            <text:p>厳正 ・ げんせい ・ exactness, strictness, rigor</text:p>
            <text:p/>
            <text:p>戒厳令 ・ かいげんれい ・ martial law</text:p>
            <text:p/>
            <text:p>荘厳な ・ そうごんな ・ solemn, sublime</text:p>
            <text:p/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教 ・ ぶっきょう ・ Buddhism</text:p>
            <text:p/>
            <text:p>仏様 ・ ほとけさま ・ Buddha; deceased person</text:p>
            <text:p/>
            <text:p>念仏 ・ ねんぶつ ・ Buddhist invocation, prayer to Amitabha</text:p>
            <text:p/>
            <text:p>日仏 ・ にちふつ ・ Japan &amp; France, Japanese-French</text:p>
            <text:p/>
            <text:p>仏印 ・ ふついん ・ French Indochina</text:p>
            <text:p/>
            <text:p>神仏 ・ しんぶつ ・ gods and Buddha; Shintō and Buddhism</text:p>
            <text:p/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底 ・ ふってい ・ shortage</text:p>
            <text:p/>
            <text:p>支払い ・ しはらい ・ payment, payout, defrayment</text:p>
            <text:p/>
            <text:p>払い戻す ・ はらいもどす ・ pay back</text:p>
            <text:p/>
            <text:p>払い込む ・ はらいこむ ・ pay in, pay up</text:p>
            <text:p/>
            <text:p>払う ・ はらう ・ [vt] pay; clear away</text:p>
            <text:p/>
            <text:p>払拭する ・ ふっしょくする ・ wipe out / away, dispel, cast aside worries, … </text:p>
            <text:p/>
            <text:p>厄払い ・ やくばらい ・ exorcism</text:p>
            <text:p/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大する ・ かくだいする ・ magnify, enlarge, expand</text:p>
            <text:p/>
            <text:p>拡散 ・ かくさん ・ scattering, diffusion</text:p>
            <text:p/>
            <text:p>軍拡 ・ ぐんかく ・ expansion of armaments</text:p>
            <text:p/>
            <text:p>拡張する ・ かくちょうする ・ expand, extend, enlarge</text:p>
            <text:p/>
            <text:p>拡声器 ・ かくせいき ・ loud speaker, megaphone</text:p>
            <text:p/>
            <text:p>拡充 ・ かくじゅう ・ expansion, amplification</text:p>
            <text:p/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可決 ・ かけつ ・ approval [adoption] of a bill</text:p>
            <text:p/>
            <text:p>可燃ゴミ ・ かねんゴミ ・ burnable trash</text:p>
            <text:p/>
            <text:p>可愛い ・ かわいい ・ lovable, darling, sweet</text:p>
            <text:p/>
            <text:p>不可欠 ・ ふかけつ ・ indispensable</text:p>
            <text:p/>
            <text:p>許可する ・ きょかする ・ permit, approve, authorize</text:p>
            <text:p/>
            <text:p>可否 ・ かひ ・ right or wrong, propriety</text:p>
            <text:p/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幾何学 ・ きかがく ・ geometry</text:p>
            <text:p/>
            <text:p>何才ですか ・ なんさいですか ・ How old are you?</text:p>
            <text:p/>
            <text:p>何時ですか ・ なんじですか ・ What time is it?</text:p>
            <text:p/>
            <text:p>何彼と ・ なにかと ・ in various ways</text:p>
            <text:p/>
            <text:p>何しろ ・ なにしろ ・ anyhow, at any rate; as you know</text:p>
            <text:p/>
            <text:p>何気無く ・ なにげなく ・ casually, as if nothing had happened</text:p>
            <text:p/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める ・ いじめる ・ [vt] bully, torment</text:p>
            <text:p/>
            <text:p>苛烈な ・ かれつな ・ severe, intense</text:p>
            <text:p/>
            <text:p>苛政 ・ かせい ・ tyranny, despotism</text:p>
            <text:p/>
            <text:p>苛性 ・ かせい ・ caustic</text:p>
            <text:p/>
            <text:p>苛む ・ さいなむ ・ [vt] torment, torture, harass</text:p>
            <text:p/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物 ・ にもつ ・ baggage, luggage, load</text:p>
            <text:p/>
            <text:p>在荷 ・ ざいか ・ stock, goods on hand</text:p>
            <text:p/>
            <text:p>荷造り ・ にづくり ・ packing</text:p>
            <text:p/>
            <text:p>荷 ・ に ・ load, cargo</text:p>
            <text:p/>
            <text:p>入荷 ・ にゅうか ・ arrival of goods at a shop </text:p>
            <text:p/>
            <text:p>荷を下ろす ・ にをおろす ・ take a load off</text:p>
            <text:p/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運河 ・ うんが ・ canal</text:p>
            <text:p/>
            <text:p>河川 ・ かせん ・ rivers</text:p>
            <text:p/>
            <text:p>河原 ・ かわら ・ dry riverbed, river beach</text:p>
            <text:p/>
            <text:p>銀河 ・ ぎんが ・ Milky Way; galaxy</text:p>
            <text:p/>
            <text:p>河岸 ・ かし ・ riverside; fish market</text:p>
            <text:p/>
            <text:p>河底 ・ かわぞこ ・ riverbe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呆 ・ あほう ・ fool, idiot</text:p>
            <text:p/>
            <text:p>阿‑ ・ お‑ ・ prefix to convey intimacy esp. names of women </text:p>
            <text:p/>
            <text:p>阿父様 ・ おとうさま ・ Father</text:p>
            <text:p/>
            <text:p>阿る ・ おもねる ・ [vi] flatter, fawn upon, toady</text:p>
            <text:p/>
            <text:p>阿倍 ・ あべ ・ Abe surname </text:p>
            <text:p/>
            <text:p>南阿 ・ なんあ ・ South Africa</text:p>
            <text:p/>
            <text:p>阿片 ・ あへん ・ opium</text:p>
            <text:p/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法 ・ しほう ・ administration of justice</text:p>
            <text:p/>
            <text:p>司会する ・ しかいする ・ preside; emcee</text:p>
            <text:p/>
            <text:p>司書 ・ ししょ ・ librarian</text:p>
            <text:p/>
            <text:p>司令官 ・ しれいかん ・ commander</text:p>
            <text:p/>
            <text:p>司祭 ・ しさい ・ priest Christian </text:p>
            <text:p/>
            <text:p>上司 ・ じょうし ・ superior officer, superior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う ・ うかがう ・ [vt] inquire about , be told; pay a visit</text:p>
            <text:p/>
            <text:p>伺い ・ うかがい ・ question, inquiry; consulting the oracle; call, visit</text:p>
            <text:p/>
            <text:p>伺候する ・ しこうする ・ pay one’s respects, make a courtesy call; wait upon a nobleman </text:p>
            <text:p/>
            <text:p>奉伺する ・ ほうしする ・ inquire after so.'s health </text:p>
            <text:p/>
            <text:p>伺いを立てる ・ うかがいをたてる ・ inquire of, ask for so.’s opinion; invoke an oracle</text:p>
            <text:p/>
            <text:p>…と伺った ・ …とうかがった ・ I heard that …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動詞 ・ どうし ・ verb</text:p>
            <text:p/>
            <text:p>名詞 ・ めいし ・ noun</text:p>
            <text:p/>
            <text:p>品詞 ・ ひんし ・ part of speech</text:p>
            <text:p/>
            <text:p>作詞 ・ さくし ・ writing lyrics</text:p>
            <text:p/>
            <text:p>前置詞 ・ ぜんちし ・ preposition</text:p>
            <text:p/>
            <text:p>賞詞 ・ しょうし ・ words of praise, eulogy</text:p>
            <text:p/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育する ・ しいくする ・ raise animals, breed, rear</text:p>
            <text:p/>
            <text:p>犬を飼う ・ いぬをかう ・ keep a dog </text:p>
            <text:p/>
            <text:p>飼料 ・ しりょう ・ fodder</text:p>
            <text:p/>
            <text:p>放し飼い ・ はなしがい ・ grazing; letting a dog run free</text:p>
            <text:p/>
            <text:p>飼い犬 ・ かいいぬ ・ house dog</text:p>
            <text:p/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一冊 ・ いっさつ ・ one volume</text:p>
            <text:p/>
            <text:p>冊数 ・ さっすう ・ number of books</text:p>
            <text:p/>
            <text:p>小冊子 ・ しょうさっし ・ booklet, pamphlet</text:p>
            <text:p/>
            <text:p>分冊 ・ ぶんさつ ・ separate volume</text:p>
            <text:p/>
            <text:p>大冊 ・ たいさつ ・ great volume, bulky book</text:p>
            <text:p/>
            <text:p>別冊 ・ べっさつ ・ separate volume, extra issu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嗣子 ・ しし ・ heir, successor</text:p>
            <text:p/>
            <text:p>皇嗣 ・ こうし ・ Imperial Heir, Crown Prince</text:p>
            <text:p/>
            <text:p>後嗣 ・ こうし ・ heir; successor</text:p>
            <text:p/>
            <text:p>養嗣子 ・ ようしし ・ adoptive heir</text:p>
            <text:p/>
            <text:p>嫡嗣 ・ ちゃくし ・ legitimate heir</text:p>
            <text:p/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く ・ のぞく ・ [vt] peek, look into; stick out, peek through</text:p>
            <text:p/>
            <text:p>覗き穴 ・ のぞきあな ・ peephole</text:p>
            <text:p/>
            <text:p>覗き見 ・ のぞきみ ・ peeking, peeping through a hole, narrow gap, … </text:p>
            <text:p/>
            <text:p>覗き込む ・ のぞきこむ ・ [vt] look into, peer in</text:p>
            <text:p/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歌う ・ うたう ・ [vt] sing, recite</text:p>
            <text:p/>
            <text:p>歌手 ・ かしゅ ・ singer</text:p>
            <text:p/>
            <text:p>歌詞 ・ かし ・ words / lyrics of a song</text:p>
            <text:p/>
            <text:p>和歌 ・ わか ・ Japanese poem, tanka</text:p>
            <text:p/>
            <text:p>子守歌 ・ こもりうた ・ lullaby</text:p>
            <text:p/>
            <text:p>歌 ・ うた ・ song; poem</text:p>
            <text:p/>
            <text:p>歌声 ・ うたごえ ・ singing (voice)</text:p>
            <text:p/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唄う ・ うたう ・ [vt] recite, sing</text:p>
            <text:p/>
            <text:p>子守唄 ・ こもりうた ・ lullaby</text:p>
            <text:p/>
            <text:p>小唄 ・ こうた ・ ditty, ballad</text:p>
            <text:p/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う ・ おう ・ [vt] bear on the back; take upon oneself</text:p>
            <text:p/>
            <text:p>勝負 ・ しょうぶ ・ victory or defeat; match, game</text:p>
            <text:p/>
            <text:p>負ける ・ まける ・ [vi] lose, be defeated</text:p>
            <text:p/>
            <text:p>負かす ・ まかす ・ [vt] defeat, beat, vanquish, outdo, outplay</text:p>
            <text:p/>
            <text:p>言い負かす ・ いいまかす ・ talk a person down, confute</text:p>
            <text:p/>
            <text:p>請け負い ・ うけおい ・ contract for work , contracted work</text:p>
            <text:p/>
            <text:p>負荷 ・ ふか ・ load, burden</text:p>
            <text:p/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敗北 ・ はいぼく ・ defeat, setback</text:p>
            <text:p/>
            <text:p>敗れる ・ やぶれる ・ [vi] be defeated, lose</text:p>
            <text:p/>
            <text:p>試合に敗れる ・ しあいにやぶれる ・ lose a game</text:p>
            <text:p/>
            <text:p>敗戦 ・ はいせん ・ lost battle, defeat</text:p>
            <text:p/>
            <text:p>失敗 ・ しっぱい ・ failure, mistake</text:p>
            <text:p/>
            <text:p>成敗¹ ・ せいはい ・ success or failure</text:p>
            <text:p/>
            <text:p>成敗² ・ せいばい ・ punishment</text:p>
            <text:p/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責任 ・ せきにん ・ responsibility, liability</text:p>
            <text:p/>
            <text:p>責める ・ せめる ・ [vt] blame, censure</text:p>
            <text:p/>
            <text:p>自責 ・ じせき ・ self-accusation</text:p>
            <text:p/>
            <text:p>責務 ・ せきむ ・ responsibility &amp; obligation</text:p>
            <text:p/>
            <text:p>問責 ・ もんせき ・ censure, reproof</text:p>
            <text:p/>
            <text:p>責め道具 ・ せめどうぐ ・ instruments of torture</text:p>
            <text:p/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む ・ つむ ・ [vt] pile up; stow aboard</text:p>
            <text:p/>
            <text:p>積もる ・ つもる ・ [vi] accumulate, get accumulated, be piled up</text:p>
            <text:p/>
            <text:p>面積 ・ めんせき ・ area, square measure</text:p>
            <text:p/>
            <text:p>積もり ・ つもり ・ intention, purpose</text:p>
            <text:p/>
            <text:p>山積する ・ さんせきする ・ form a huge pile</text:p>
            <text:p/>
            <text:p>積雪 ・ せきせつ ・ fallen snow</text:p>
            <text:p/>
            <text:p>積年 ・ せきねん ・ many years</text:p>
            <text:p/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負債 ・ ふさい ・ debt, liabilities</text:p>
            <text:p/>
            <text:p>債券 ・ さいけん ・ bond, debenture</text:p>
            <text:p/>
            <text:p>国債 ・ こくさい ・ national bonds; national debt [loan] </text:p>
            <text:p/>
            <text:p>債務 ・ さいむ ・ debt, obligation, liabilities</text:p>
            <text:p/>
            <text:p>起債 ・ きさい ・ flotation of a loan, issue of bonds</text:p>
            <text:p/>
            <text:p>社債 ・ しゃさい ・ debenture, corporation bond</text:p>
            <text:p/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漬ける ・ つける ・ [vt] pickle, preserve; immerse, dip</text:p>
            <text:p/>
            <text:p>漬け物 ・ つけもの ・ pickles, pickled vegetables</text:p>
            <text:p/>
            <text:p>湯に漬かる ・ ゆにつかる ・ have a dip in the bath tub</text:p>
            <text:p/>
            <text:p>漬かる ・ つかる ・ [vi] be immersed, steeped, be soaked in, submerged; be seasoned, salted</text:p>
            <text:p/>
            <text:p>手を水に漬ける ・ てをみずにつける ・ immerse / dip one’s hand in water</text:p>
            <text:p/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糸 ・ ぼうし ・ spinning; spun cotton / wool</text:p>
            <text:p/>
            <text:p>紡ぐ ・ つむぐ ・ [vt] spin, make yarn; spin a tale , speak</text:p>
            <text:p/>
            <text:p>綿を糸 に紡ぐ ・ めんをいと につむぐ ・ spin cotton into yarn</text:p>
            <text:p/>
            <text:p>紡績 ・ ぼうせき ・ spinning</text:p>
            <text:p/>
            <text:p>混紡 ・ こんぼう ・ mixed spinning</text:p>
            <text:p/>
            <text:p>紡織 ・ ぼうしょく ・ spinning and weaving</text:p>
            <text:p/>
            <text:p>紡錘 ・ ぼうすい ・ spindle</text:p>
            <text:p/>
            <text:p>紡毛 ・ ぼうもう ・ carded wool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成績 ・ せいせき ・ results, record, achievement</text:p>
            <text:p/>
            <text:p>紡績 ・ ぼうせき ・ spinning</text:p>
            <text:p/>
            <text:p>実績 ・ じっせき ・ actual result, positive achievements</text:p>
            <text:p/>
            <text:p>業績 ・ ぎょうせき ・ achievements; business results</text:p>
            <text:p/>
            <text:p>功績 ・ こうせき ・ meritorious deed, achievement</text:p>
            <text:p/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家具 ・ かぐ ・ furniture</text:p>
            <text:p/>
            <text:p>具合 ・ ぐあい ・ condition, state; health; manner, way</text:p>
            <text:p/>
            <text:p>用具 ・ ようぐ ・ tool, instrument, appliance</text:p>
            <text:p/>
            <text:p>道具 ・ どうぐ ・ tool, implement; furniture; ingredient</text:p>
            <text:p/>
            <text:p>具体的な ・ ぐたいてきな ・ concrete, specific</text:p>
            <text:p/>
            <text:p>絵の具 ・ えのぐ ・ colors, oils, paint</text:p>
            <text:p/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実 ・ しんじつ ・ truth, reality</text:p>
            <text:p/>
            <text:p>真ん中 ・ まんなか ・ center, middle</text:p>
            <text:p/>
            <text:p>真相 ・ しんそう ・ truth, facts, real situation</text:p>
            <text:p/>
            <text:p>真に受ける ・ まにうける ・ take seriously, believe</text:p>
            <text:p/>
            <text:p>真正面 ・ ましょうめん ・ right in front</text:p>
            <text:p/>
            <text:p>真の友 ・ しんのとも ・ true friend</text:p>
            <text:p/>
            <text:p>真に¹ ・ しんに ・ truly, indeed, really</text:p>
            <text:p/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ちに ・ ただちに ・ straight away, at once</text:p>
            <text:p/>
            <text:p>直す ・ なおす ・ [vt] set right, fix</text:p>
            <text:p/>
            <text:p>直らない ・ なおらない ・ irreparable, beyond repair</text:p>
            <text:p/>
            <text:p>直線 ・ ちょくせん ・ straight line</text:p>
            <text:p/>
            <text:p>正直に ・ しょうじきに ・ honestly, frankly</text:p>
            <text:p/>
            <text:p>真っ直ぐに ・ まっすぐに ・ dead straight; honestly</text:p>
            <text:p/>
            <text:p>直答¹ ・ ちょくとう ・ direct [prompt] answer</text:p>
            <text:p/>
            <text:p>直答² ・ じきとう ・ direct answ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物 ・ しょくぶつ ・ plant, vegetation</text:p>
            <text:p/>
            <text:p>植える ・ うえる ・ [vt] plant, grow</text:p>
            <text:p/>
            <text:p>植わる ・ うわる ・ [vi] be planted</text:p>
            <text:p/>
            <text:p>植え木 ・ うえき ・ garden plant, pot plant</text:p>
            <text:p/>
            <text:p>植民地 ・ しょくみんち ・ colony, settlement</text:p>
            <text:p/>
            <text:p>植民 ・ しょくみん ・ colonization</text:p>
            <text:p/>
            <text:p>入植 ・ にゅうしょく ・ settlement, immigration</text:p>
            <text:p/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生殖 ・ せいしょく ・ reproduction, procreation</text:p>
            <text:p/>
            <text:p>財産が殖える ・ ざいさんがふえる ・ become rich</text:p>
            <text:p/>
            <text:p>殖産 ・ しょくさん ・ production increase, one's fortune grows</text:p>
            <text:p/>
            <text:p>利殖 ・ りしょく ・ moneymaking</text:p>
            <text:p/>
            <text:p>増殖する ・ ぞうしょくする ・ multiply, increase, propagate</text:p>
            <text:p/>
            <text:p>繁殖する ・ はんしょくする ・ breed, propagate, increase, multiply</text:p>
            <text:p/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する ・ あたいする ・ be worth, deserve, merit</text:p>
            <text:p/>
            <text:p>価値 ・ かち ・ value, merit, worth</text:p>
            <text:p/>
            <text:p>値上げ ・ ねあげ ・ price hike</text:p>
            <text:p/>
            <text:p>値 ・ あたい ・ value</text:p>
            <text:p/>
            <text:p>数値 ・ すうち ・ numerical value</text:p>
            <text:p/>
            <text:p>値切る ・ ねぎる ・ [vt] beat down the price, bargain</text:p>
            <text:p/>
            <text:p>値引き ・ ねびき ・ reduction in price, discount</text:p>
            <text:p/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く ・ おく ・ put in place; leave behind</text:p>
            <text:p/>
            <text:p>位置 ・ いち ・ position, place</text:p>
            <text:p/>
            <text:p>物置き ・ ものおき ・ closet, storeroom, shed</text:p>
            <text:p/>
            <text:p>置き物 ・ おきもの ・ ornament</text:p>
            <text:p/>
            <text:p>前置詞 ・ ぜんちし ・ preposition</text:p>
            <text:p/>
            <text:p>安置する ・ あんちする ・ install, lay in state</text:p>
            <text:p/>
            <text:p>常置の ・ じょうちの ・ permanent; standing</text:p>
            <text:p/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立 ・ けんりつ ・ prefectural</text:p>
            <text:p/>
            <text:p>県民 ・ けんみん ・ citizens of a prefecture</text:p>
            <text:p/>
            <text:p>県知事 ・ けんちじ ・ prefectural governor</text:p>
            <text:p/>
            <text:p>都道府県 ・ とどうふけん ・ urban &amp; rural prefectures</text:p>
            <text:p/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 office:value-type="string" calcext:value-type="string">
            <text:p>砂州 [砂洲] ・ さす ・ sandbar, sandbank</text:p>
            <text:p/>
            <text:p>テキサス州 ・ テキサスしゅう ・ State of Texas</text:p>
            <text:p/>
            <text:p>州政府 ・ しゅうせいふ ・ state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 office:value-type="string" calcext:value-type="string">
            <text:p>座洲する ・ ざすする ・ strand, run aground</text:p>
            <text:p/>
            <text:p>砂洲 ・ さす ・ sandbar, sandbank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ぐ ・ つぐ ・ [vt] join, piece together; splice, set bones , graft</text:p>
            <text:p/>
            <text:p>直接に ・ ちょくせつに ・ directly</text:p>
            <text:p/>
            <text:p>接する ・ せっする ・ come in contact; adjoin</text:p>
            <text:p/>
            <text:p>接着 ・ せっちゃく ・ adhesion, gluing</text:p>
            <text:p/>
            <text:p>接続 ・ せつぞく ・ connection, joining</text:p>
            <text:p/>
            <text:p>接触 ・ せっしょく ・ contact, touch</text:p>
            <text:p/>
            <text:p>接線 ・ せっせん ・ tangent</text:p>
            <text:p/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続する ・ けいぞくする ・ continue, last, maintain</text:p>
            <text:p/>
            <text:p>家を継ぐ ・ いえをつぐ ・ succeed to a house</text:p>
            <text:p/>
            <text:p>後継 ・ こうけい ・ succession; successor, heir</text:p>
            <text:p/>
            <text:p>受け継ぐ ・ うけつぐ ・ [vt] inherit, succeed to</text:p>
            <text:p/>
            <text:p>継起する ・ けいきする ・ occur in succession</text:p>
            <text:p/>
            <text:p>引き継ぐ ・ ひきつぐ ・ [vt] take over, hand over; succeed to, inherit</text:p>
            <text:p/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切断する ・ せつだんする ・ cut off, sever</text:p>
            <text:p/>
            <text:p>判断 ・ はんだん ・ judgment, decision</text:p>
            <text:p/>
            <text:p>断る ・ ことわる ・ [vt] refuse, reject; give advance notice, inform</text:p>
            <text:p/>
            <text:p>決断 ・ けつだん ・ decision, determination, resolution</text:p>
            <text:p/>
            <text:p>断つ ・ たつ ・ [vt] cut off / apart, sever detach by severing </text:p>
            <text:p/>
            <text:p>断ち切る ・ たちきる ・ cut off, disconnect</text:p>
            <text:p/>
            <text:p>断じて ・ だんじて ・ decidedly, absolutely</text:p>
            <text:p/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対応する ・ たいおうする ・ correspond answer to; be equivalent; deal cope with</text:p>
            <text:p/>
            <text:p>応じる ・ おうじる ・ [vi] respond to, act in accordance with; be suitable</text:p>
            <text:p/>
            <text:p>応える ・ こたえる ・ [vi] respond to a call request ; live up to; take its toll, strike home</text:p>
            <text:p/>
            <text:p>反応する ・ はんのうする ・ react, respond</text:p>
            <text:p/>
            <text:p>応接 ・ おうせつ ・ reception [as of guests] </text:p>
            <text:p/>
            <text:p>応用 ・ おうよう ・ practical application</text:p>
            <text:p/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/>
            <text:p>床の間 ・ とこのま ・ alcove</text:p>
            <text:p/>
            <text:p>温床 ・ おんしょう ・ hotbed; breeding ground</text:p>
            <text:p/>
            <text:p>着床 ・ ちゃくしょう ・ implantation</text:p>
            <text:p/>
            <text:p>視床 ・ ししょう ・ thalamus</text:p>
            <text:p/>
            <text:p>床屋 ・ とこや ・ barber(shop)</text:p>
            <text:p/>
            <text:p>川床 ・ かわどこ ・ riverbed</text:p>
            <text:p/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薬 ・ まやく ・ narcotic, drug</text:p>
            <text:p/>
            <text:p>麻布 ・ あさぬの ・ hemp cloth, linen</text:p>
            <text:p/>
            <text:p>胡麻 ・ ごま ・ sesame</text:p>
            <text:p/>
            <text:p>麻袋 ・ あさぶくろ ・ jute bag</text:p>
            <text:p/>
            <text:p>亜麻 ・ あま ・ flax</text:p>
            <text:p/>
            <text:p>麻酔 ・ ますい ・ anesthesia</text:p>
            <text:p/>
            <text:p>大麻 ・ たいま ・ hemp; paper amulet Shintō rite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学歴 ・ がくれき ・ academic background</text:p>
            <text:p/>
            <text:p>戦歴 ・ せんれき ・ war record</text:p>
            <text:p/>
            <text:p>病歴 ・ びょうれき ・ case history, patient's record</text:p>
            <text:p/>
            <text:p>経歴 ・ けいれき ・ personal history</text:p>
            <text:p/>
            <text:p>逮捕歴 ・ たいほれき ・ criminal record</text:p>
            <text:p/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西暦 ・ せいれき ・ Christian Era, A.D.</text:p>
            <text:p/>
            <text:p>暦の上では ・ こよみのうえでは ・ according to the calendar</text:p>
            <text:p/>
            <text:p>暦 ・ こよみ ・ calendar</text:p>
            <text:p/>
            <text:p>暦年 ・ れきねん ・ calendar year</text:p>
            <text:p/>
            <text:p>太陽暦 ・ たいようれき ・ solar calendar</text:p>
            <text:p/>
            <text:p>旧暦 ・ きゅうれき ・ old [lunar] calendar</text:p>
            <text:p/>
            <text:p>花暦 ・ はなごよみ ・ floral calendar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/>
            <text:p>臨時の ・ りんじの ・ temporary, provisional, special</text:p>
            <text:p/>
            <text:p>臨海 ・ りんかい ・ seaside, oceanfront; coastal, maritime</text:p>
            <text:p/>
            <text:p>臨機応変 ・ りんきおうへん ・ adaptation to circumstances</text:p>
            <text:p/>
            <text:p>臨床 ・ りんしょう ・ clinical</text:p>
            <text:p/>
            <text:p>臨終 ・ りんじゅう ・ hour of death, one’s last moment</text:p>
            <text:p/>
            <text:p>会合に臨む ・ かいごうにのぞむ ・ be present at a meeting</text:p>
            <text:p/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花園 ・ はなぞの ・ flower garden</text:p>
            <text:p/>
            <text:p>公園 ・ こうえん ・ park, public garden</text:p>
            <text:p/>
            <text:p>植物園 ・ しょくぶつえん ・ botanical garden</text:p>
            <text:p/>
            <text:p>動物園 ・ どうぶつえん ・ zoological park</text:p>
            <text:p/>
            <text:p>学園 ・ がくえん ・ educational institution, school</text:p>
            <text:p/>
            <text:p>園児 ・ えんじ ・ kindergarten child</text:p>
            <text:p/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遠い ・ とおい ・ distant, remote</text:p>
            <text:p/>
            <text:p>遠足 ・ えんそく ・ excursion, hike, long walk</text:p>
            <text:p/>
            <text:p>遠近法 ・ えんきんほう ・ perspective</text:p>
            <text:p/>
            <text:p>遠心力 ・ えんしんりょく ・ centrifugal force</text:p>
            <text:p/>
            <text:p>敬遠する ・ けいえんする ・ keep at respectful distance; avoid</text:p>
            <text:p/>
            <text:p>遠ざかる ・ とおざかる ・ become distant; keep away</text:p>
            <text:p/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える ・ あたえる ・ [vt] give, grant; inflict</text:p>
            <text:p/>
            <text:p>供与する ・ きょうよする ・ offer, present, submit</text:p>
            <text:p/>
            <text:p>関与する ・ かんよする ・ take part, participate in, be concerned in</text:p>
            <text:p/>
            <text:p>給与する ・ きゅうよする ・ grant; pay a salary </text:p>
            <text:p/>
            <text:p>与党 ・ よとう ・ party in power</text:p>
            <text:p/>
            <text:p>与国 ・ よこく ・ ally</text:p>
            <text:p/>
            <text:p>分け与える ・ わけあたえる ・ distribute, hand out</text:p>
            <text:p/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写真 ・ しゃしん ・ photograph</text:p>
            <text:p/>
            <text:p>写真に写る ・ しゃしんにうつる ・ be photographed, appear in photograph</text:p>
            <text:p/>
            <text:p>写真を写す ・ しゃしんをうつす ・ take a picture</text:p>
            <text:p/>
            <text:p>写生 ・ しゃせい ・ sketching from nature; portrayal</text:p>
            <text:p/>
            <text:p>生き写し ・ いきうつし ・ close resemblance</text:p>
            <text:p/>
            <text:p>写実 ・ しゃじつ ・ objective description; realism</text:p>
            <text:p/>
            <text:p>模写 ・ もしゃ ・ copying, reproduction, tracing</text:p>
            <text:p/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東京に移る ・ とうきょうにうつる ・ move to Tokyo</text:p>
            <text:p/>
            <text:p>移動する ・ いどうする ・ move, shift, transfer</text:p>
            <text:p/>
            <text:p>移植 ・ いしょく ・ transplanting</text:p>
            <text:p/>
            <text:p>移民 ・ いみん ・ migration; migrant</text:p>
            <text:p/>
            <text:p>病気を移す ・ びょうきをうつす ・ transmit an illness</text:p>
            <text:p/>
            <text:p>移す ・ うつす ・ [vt] shift, move, transfer; transfuse liquids, colors ; transmit a disease </text:p>
            <text:p/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 office:value-type="string" calcext:value-type="string">
            <text:p>卸す ・ おろす ・ [vt] sell wholesale</text:p>
            <text:p/>
            <text:p>卸で買う ・ おろしでかう ・ buy wholesale</text:p>
            <text:p/>
            <text:p>卸値 ・ おろしね ・ wholesale price</text:p>
            <text:p/>
            <text:p>卸売り ・ おろしうり ・ wholesale</text:p>
            <text:p/>
            <text:p>卸商 ・ おろししょう ・ wholesale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お御輿 ・ おみこし ・ palanquin shrine carried in festivals </text:p>
            <text:p/>
            <text:p>御苑 ・ ぎょえん ・ Imperial Garden</text:p>
            <text:p/>
            <text:p>御身 ・ おんみ ・ you [him] ; your [his] honorable body</text:p>
            <text:p/>
            <text:p>御玉 ・ おたま ・ ladle; egg</text:p>
            <text:p/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雑な ・ ふくざつな ・ complicated, complex, involved</text:p>
            <text:p/>
            <text:p>複製 ・ ふくせい ・ duplication, reproduction</text:p>
            <text:p/>
            <text:p>複数 ・ ふくすう ・ plural</text:p>
            <text:p/>
            <text:p>複合 ・ ふくごう ・ compound, composite, complex</text:p>
            <text:p/>
            <text:p>複本 ・ ふくほん ・ duplicate, copy</text:p>
            <text:p/>
            <text:p>複写 ・ ふくしゃ ・ copy, duplic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お腹空いた ・ おなかすいた ・ I'm hungry</text:p>
            <text:p/>
            <text:p>腹を立てる ・ はらをたてる ・ get angry, take offense</text:p>
            <text:p/>
            <text:p>切腹 ・ せっぷく ・ harakiri suicide by disembowelment </text:p>
            <text:p/>
            <text:p>腹 ・ はら ・ belly</text:p>
            <text:p/>
            <text:p>腹痛 ・ ふくつう ・ abdominal pain</text:p>
            <text:p/>
            <text:p>腹部 ・ ふくぶ ・ abdomen, belly</text:p>
            <text:p/>
            <text:p>腹一杯 ・ はらいっぱい ・ full stomach</text:p>
            <text:p/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習 ・ ふくしゅう ・ review</text:p>
            <text:p/>
            <text:p>回復 ・ かいふく ・ recovery, restoration; rehabilitation</text:p>
            <text:p/>
            <text:p>復活 ・ ふっかつ ・ revival, rebirth, resurrection</text:p>
            <text:p/>
            <text:p>復元 ・ ふくげん ・ restoration to original state</text:p>
            <text:p/>
            <text:p>反復 ・ はんぷく ・ repetition, reiteration</text:p>
            <text:p/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復 ・ おうふく ・ going and returning; round trip</text:p>
            <text:p/>
            <text:p>往時 ・ おうじ ・ bygone days</text:p>
            <text:p/>
            <text:p>往来 ・ おうらい ・ come-and-go, traffic; road, street</text:p>
            <text:p/>
            <text:p>往生する ・ おうじょうする ・ pass away; be at wit's end, submit</text:p>
            <text:p/>
            <text:p>往古より ・ おうこより ・ from ancient times, from times immemorial</text:p>
            <text:p/>
            <text:p>一往 ・ いちおう ・ once; in outline; tentatively; or the time being</text:p>
            <text:p/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大黒柱 ・ だいこくばしら ・ central pillar of a house ; mainstay</text:p>
            <text:p/>
            <text:p>電柱 ・ でんちゅう ・ power pole</text:p>
            <text:p/>
            <text:p>柱 ・ はしら ・ pillar</text:p>
            <text:p/>
            <text:p>円柱 ・ えんちゅう ・ cylinder, column, shaft</text:p>
            <text:p/>
            <text:p>柱時計 ・ はしらどけい ・ grandfather’s clock</text:p>
            <text:p/>
            <text:p>門柱 ・ もんちゅう ・ gate post, pier</text:p>
            <text:p/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出征する ・ しゅっせいする ・ go to war</text:p>
            <text:p/>
            <text:p>征戦 ・ せいせん ・ military expedition</text:p>
            <text:p/>
            <text:p>征服 ・ せいふく ・ conquest, subjugation</text:p>
            <text:p/>
            <text:p>遠征 ・ えんせい ・ punitive expedition, invasion; tour</text:p>
            <text:p/>
            <text:p>征伐 ・ せいばつ ・ subjugation, conquest</text:p>
            <text:p/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来の ・ じゅうらいの ・ former, existing, heretofore</text:p>
            <text:p/>
            <text:p>従う ・ したがう ・ [vi] follow, attend on, obey</text:p>
            <text:p/>
            <text:p>…に従って ・ にしたがって ・ in proportion to …; in accordance with</text:p>
            <text:p/>
            <text:p>従える ・ したがえる ・ [vt] be attended by, take along</text:p>
            <text:p/>
            <text:p>従僕 ・ じゅうぼく ・ servant, attendant</text:p>
            <text:p/>
            <text:p>従事する ・ じゅうじする ・ engage in, be engaged in</text:p>
            <text:p/>
            <text:p>従的な ・ じゅうてきな ・ subordinate, seconda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生徒 ・ せいと ・ pupil, student</text:p>
            <text:p/>
            <text:p>徒歩五分 ・ とほごふん ・ five minutes on foot</text:p>
            <text:p/>
            <text:p>仏教徒 ・ ぶっきょうと ・ Buddhist faithful </text:p>
            <text:p/>
            <text:p>徒党 ・ ととう ・ clique, faction, conspirators</text:p>
            <text:p/>
            <text:p>学徒 ・ がくと ・ student, follower</text:p>
            <text:p/>
            <text:p>暴徒 ・ ぼうと ・ rioters, mobsters, insurgents</text:p>
            <text:p/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断 ・ じゅうだん ・ cutting vertically</text:p>
            <text:p/>
            <text:p>縦の ・ たての ・ vertical, longitudinal</text:p>
            <text:p/>
            <text:p>縦軸 ・ たてじく ・ vertical axis, y-axis</text:p>
            <text:p/>
            <text:p>縦書き ・ たてがき ・ vertical writing</text:p>
            <text:p/>
            <text:p>縦横に ・ じゅうおうに ・ vertically &amp; horizontally, in all directions; freely</text:p>
            <text:p/>
            <text:p>縦貫する ・ じゅうかんする ・ run through, traverse</text:p>
            <text:p/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びる ・ のびる ・ [vi] extend in space / time , be prolonged; be postponed, delayed</text:p>
            <text:p/>
            <text:p>延長 ・ えんちょう ・ extension, prolongation, continuation</text:p>
            <text:p/>
            <text:p>延発 ・ えんぱつ ・ postponed / delayed departure</text:p>
            <text:p/>
            <text:p>延ばす ・ のばす ・ [vt] extend, prolong; postpone</text:p>
            <text:p/>
            <text:p>延べる ・ のべる ・ [vt] extend, stretch out one’s arm ; postpone, delay</text:p>
            <text:p/>
            <text:p>延期 ・ えんき ・ postponement, deferment</text:p>
            <text:p/>
            <text:p>延べ時間 ・ のべじかん ・ total man hours</text:p>
            <text:p/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伸びる ・ のびる ・ [vi] stretch, extend, spread, grow, develop</text:p>
            <text:p/>
            <text:p>二伸 ・ にしん ・ postscript, P.S.</text:p>
            <text:p/>
            <text:p>急伸 ・ きゅうしん ・ sudden rise esp. stock prices , jump</text:p>
            <text:p/>
            <text:p>伸ばす ・ のばす ・ [vt] stretch, elongate, extend, spread</text:p>
            <text:p/>
            <text:p>引き伸ばす ・ ひきのばす ・ stretch out, elongate; enlarge photographs </text:p>
            <text:p/>
            <text:p>伸びやか ・ のびやか ・ carefree; comfortable</text:p>
            <text:p/>
            <text:p>伸べる ・ のべる ・ [vt] extend, postpone; stretch out one’s arm </text:p>
            <text:p/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紳士 ・ しんし ・ gentleman</text:p>
            <text:p/>
            <text:p>紳士用 ・ しんしよう ・ men's clothing, … </text:p>
            <text:p/>
            <text:p>紳商 ・ しんしょう ・ merchant prince, rich merchant</text:p>
            <text:p/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縮小 ・ しゅくしょう ・ reduction, curtailment, cut</text:p>
            <text:p/>
            <text:p>濃縮する ・ のうしゅくする ・ concentrate</text:p>
            <text:p/>
            <text:p>縮む ・ ちぢむ ・ [vi] shrink, contract</text:p>
            <text:p/>
            <text:p>縮まる ・ ちぢまる ・ [vi] be shortened, contracted</text:p>
            <text:p/>
            <text:p>縮める ・ ちぢめる ・ [vt] contract, shorten, shrink</text:p>
            <text:p/>
            <text:p>縮れる ・ ちぢれる ・ [vi] be wavy, curl; be wrinkled</text:p>
            <text:p/>
            <text:p>縮らす ・ ちぢらす ・ [vt] curl, crinkle, crimp</text:p>
            <text:p/>
            <text:p>短縮 ・ たんしゅく ・ shortening, contrac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誕生 ・ たんじょう ・ birth, nativity</text:p>
            <text:p/>
            <text:p>誕生日 ・ たんじょうび ・ birthday</text:p>
            <text:p/>
            <text:p>生誕 ・ せいたん ・ birth, nativity</text:p>
            <text:p/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法廷 ・ ほうてい ・ court of law</text:p>
            <text:p/>
            <text:p>朝廷 ・ ちょうてい ・ imperial court</text:p>
            <text:p/>
            <text:p>廷内で ・ ていないで ・ in the court</text:p>
            <text:p/>
            <text:p>出廷 ・ しゅってい ・ appearance in court</text:p>
            <text:p/>
            <text:p>廷臣 ・ ていしん ・ court official</text:p>
            <text:p/>
            <text:p>宮廷 ・ きゅうてい ・ the Court / Palace</text:p>
            <text:p/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園 ・ ていえん ・ garden, park</text:p>
            <text:p/>
            <text:p>庭師 ・ にわし ・ gardener</text:p>
            <text:p/>
            <text:p>庭 ・ にわ ・ garden, yard</text:p>
            <text:p/>
            <text:p>家庭 ・ かてい ・ home, family, household</text:p>
            <text:p/>
            <text:p>校庭 ・ こうてい ・ schoolyard, campus</text:p>
            <text:p/>
            <text:p>庭木 ・ にわき ・ garden tree, shrub</text:p>
            <text:p/>
            <text:p>石庭 ・ せきてい ・ rock garde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舟艇 ・ しゅうてい ・ boat, craft</text:p>
            <text:p/>
            <text:p>艇庫 ・ ていこ ・ boat house</text:p>
            <text:p/>
            <text:p>艇長 ・ ていちょう ・ coxswain, captain of a submarine </text:p>
            <text:p/>
            <text:p>短艇 ・ たんてい ・ boat</text:p>
            <text:p/>
            <text:p>警備艇 ・ けいびてい ・ guardship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展示する ・ てんじする ・ put on display, exhibit</text:p>
            <text:p/>
            <text:p>展開 ・ てんかい ・ unfolding, development; deployment</text:p>
            <text:p/>
            <text:p>発展 ・ はってん ・ expansion, development; prosperity</text:p>
            <text:p/>
            <text:p>ダリ展 ・ ダリてん ・ Dali exhibition</text:p>
            <text:p/>
            <text:p>進展 ・ しんてん ・ development, progress</text:p>
            <text:p/>
            <text:p>伸展する ・ しんてんする ・ expand, extend</text:p>
            <text:p/>
            <text:p>個展 ・ こてん ・ personal exhibition</text:p>
            <text:p/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殿下 ・ でんか ・ His Imperial Highness</text:p>
            <text:p/>
            <text:p>殿堂 ・ でんどう ・ hall, palace, shrine; sanctuary</text:p>
            <text:p/>
            <text:p>御殿 ・ ごてん ・ palace</text:p>
            <text:p/>
            <text:p>殿様 ・ とのさま ・ feudal lord</text:p>
            <text:p/>
            <text:p>若殿 ・ わかとの ・ young lord</text:p>
            <text:p/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なる ・ ことなる ・ [vi] differ, be different from</text:p>
            <text:p/>
            <text:p>異にする ・ ことにする ・ differ, be different</text:p>
            <text:p/>
            <text:p>異常な ・ いじょうな ・ abnormal, unusual, extraordinary</text:p>
            <text:p/>
            <text:p>異動 ・ いどう ・ shifting, reshuffle</text:p>
            <text:p/>
            <text:p>異心 ・ いしん ・ treasonous intention, betrayal; eccentricity</text:p>
            <text:p/>
            <text:p>異例 ・ いれい ・ singular case, exception</text:p>
            <text:p/>
            <text:p>異色の ・ いしょくの ・ novel, unique</text:p>
            <text:p/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を広げる ・ つばさをひろげる ・ spread its wings</text:p>
            <text:p/>
            <text:p>左翼 ・ さよく ・ left wing / flank</text:p>
            <text:p/>
            <text:p>右翼 ・ うよく ・ right wing / flank</text:p>
            <text:p/>
            <text:p>翼 ・ つばさ ・ wing</text:p>
            <text:p/>
            <text:p>両翼 ・ りょうよく ・ both flanks; two wings</text:p>
            <text:p/>
            <text:p>羽翼 ・ うよく ・ wings; assistance</text:p>
            <text:p/>
            <text:p>主翼 ・ しゅよく ・ wing aircraft </text:p>
            <text:p/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積 ・ るいせき ・ accumulation</text:p>
            <text:p/>
            <text:p>累進 ・ るいしん ・ successive promotions; progressive tax, … </text:p>
            <text:p/>
            <text:p>累加 ・ るいか ・ cumulation, cumulative rise</text:p>
            <text:p/>
            <text:p>累計 ・ るいけい ・ total</text:p>
            <text:p/>
            <text:p>累増 ・ るいぞう ・ cumulative / progressive increase</text:p>
            <text:p/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満塁ホームラン ・ まんるいホームラン ・ grand-slam home run</text:p>
            <text:p/>
            <text:p>土塁 ・ どるい ・ earthwork, parapet</text:p>
            <text:p/>
            <text:p>三塁 ・ さんるい ・ third base</text:p>
            <text:p/>
            <text:p>塁壁 ・ るいへき ・ rampart</text:p>
            <text:p/>
            <text:p>本塁打 ・ ほんるいだ ・ home run</text:p>
            <text:p/>
            <text:p>満塁 ・ まんるい ・ full bases</text:p>
            <text:p/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吏員 ・ りいん ・ official</text:p>
            <text:p/>
            <text:p>官吏 ・ かんり ・ government official</text:p>
            <text:p/>
            <text:p>公吏 ・ こうり ・ public official</text:p>
            <text:p/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用する ・ しようする ・ use, employ, apply</text:p>
            <text:p/>
            <text:p>使い方 ・ つかいかた ・ how to use, usage</text:p>
            <text:p/>
            <text:p>大使 ・ たいし ・ ambassador</text:p>
            <text:p/>
            <text:p>使用中 ・ しようちゅう ・ in use, occupied</text:p>
            <text:p/>
            <text:p>天使 ・ てんし ・ angel</text:p>
            <text:p/>
            <text:p>使う ・ つかう ・ [vt] use</text:p>
            <text:p/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世界史 ・ せかいし ・ world history</text:p>
            <text:p/>
            <text:p>史料 ・ しりょう ・ historical materials / records</text:p>
            <text:p/>
            <text:p>歴史 ・ れきし ・ history</text:p>
            <text:p/>
            <text:p>史上に ・ しじょうに ・ in history, in the annals</text:p>
            <text:p/>
            <text:p>史書 ・ ししょ ・ history book</text:p>
            <text:p/>
            <text:p>史跡 ・ しせき ・ historic spot / remains</text:p>
            <text:p/>
            <text:p>史学者 ・ しがくしゃ ・ historia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に ・ さらに ・ furthermore; still more</text:p>
            <text:p/>
            <text:p>更新する ・ こうしんする ・ renew, renovate</text:p>
            <text:p/>
            <text:p>更生 ・ こうせい ・ rebirth, rehabilitation; recycling</text:p>
            <text:p/>
            <text:p>更ける ・ ふける ・ [vi] grow late, wear on</text:p>
            <text:p/>
            <text:p>更かす ・ ふかす ・ [vt] sit up till late at night </text:p>
            <text:p/>
            <text:p>変更する ・ へんこうする ・ alter, change, modify</text:p>
            <text:p/>
            <text:p>尚更 ・ なおさら ・ still more, all the more</text:p>
            <text:p/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次の便 ・ つぎのびん ・ next post; next flight</text:p>
            <text:p/>
            <text:p>便利な ・ べんりな ・ convenient, handy, useful</text:p>
            <text:p/>
            <text:p>便り ・ たより ・ news, tidings; correspondence, letter</text:p>
            <text:p/>
            <text:p>不便な ・ ふべんな ・ inconvenient</text:p>
            <text:p/>
            <text:p>便器 ・ べんき ・ toilet bowl, urinal</text:p>
            <text:p/>
            <text:p>方便 ・ ほうべん ・ expedient, instrument</text:p>
            <text:p/>
            <text:p>下り便 ・ くだりびん ・ outbound / down train</text:p>
            <text:p/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強硬な ・ きょうこうな ・ firm attitude , unbending; drastic measure </text:p>
            <text:p/>
            <text:p>硬い石 ・ かたいいし ・ hard stone</text:p>
            <text:p/>
            <text:p>硬化する ・ こうかする ・ harden, stiffen</text:p>
            <text:p/>
            <text:p>硬い表情 ・ かたいひょうじょう ・ stiff expression</text:p>
            <text:p/>
            <text:p>硬貨 ・ こうか ・ coin, metallic currency</text:p>
            <text:p/>
            <text:p>硬直 ・ こうちょく ・ stiffness, rigidity</text:p>
            <text:p/>
            <text:p>硬度 ・ こうど ・ hardnes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楽 ・ のうがく ・ Noh drama</text:p>
            <text:p/>
            <text:p>能力 ・ のうりょく ・ ability, capacity, faculty</text:p>
            <text:p/>
            <text:p>才能 ・ さいのう ・ talent, ability</text:p>
            <text:p/>
            <text:p>可能 ・ かのう ・ possible, feasible</text:p>
            <text:p/>
            <text:p>機能 ・ きのう ・ function, faculty</text:p>
            <text:p/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態度 ・ たいど ・ attitude, posture</text:p>
            <text:p/>
            <text:p>状態 ・ じょうたい ・ state, condition, situation, appearance, aspect</text:p>
            <text:p/>
            <text:p>実態 ・ じったい ・ actual conditions, state</text:p>
            <text:p/>
            <text:p>事態 ・ じたい ・ situation, state of affairs</text:p>
            <text:p/>
            <text:p>生態 ・ せいたい ・ ecology; mode of life</text:p>
            <text:p/>
            <text:p>重態 ・ じゅうたい ・ serious condition, critical state</text:p>
            <text:p/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白熊 ・ しろくま ・ sea bear, polar bear</text:p>
            <text:p/>
            <text:p>黒熊 ・ くろくま ・ black bear</text:p>
            <text:p/>
            <text:p>熊本 ・ くまもと ・ Kumamoto city and prefecture 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める ・ やめる ・ [vt] discontinue</text:p>
            <text:p/>
            <text:p>罷業 ・ ひぎょう ・ work stoppage, strike</text:p>
            <text:p/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 office:value-type="string" calcext:value-type="string">
            <text:p>羅針盤 ・ らしんばん ・ compass</text:p>
            <text:p/>
            <text:p>羅列する ・ られつする ・ arrange, itemize</text:p>
            <text:p/>
            <text:p>曼荼羅 ・ まんだら ・ mandala Sanskrit circle </text:p>
            <text:p/>
            <text:p>天麩羅 ・ てんぷら ・ tempura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雨雲 ・ あまぐも ・ rain clouds</text:p>
            <text:p/>
            <text:p>白雲 ・ しらくも ・ white clouds</text:p>
            <text:p/>
            <text:p>雲行き ・ くもゆき ・ weather, look of the sky; situation, turn of affairs; signs</text:p>
            <text:p/>
            <text:p>雲 ・ くも ・ cloud</text:p>
            <text:p/>
            <text:p>積乱雲 ・ せきらんうん ・ cumulonimbus</text:p>
            <text:p/>
            <text:p>雲間 ・ くもま ・ rift between clouds</text:p>
            <text:p/>
            <text:p>雲海 ・ うんかい ・ sea of clouds</text:p>
            <text:p/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曇天 ・ どんてん ・ cloudy weather</text:p>
            <text:p/>
            <text:p>曇る ・ くもる ・ become cloudy</text:p>
            <text:p/>
            <text:p>曇り勝ち ・ くもりがち ・ cloudy</text:p>
            <text:p/>
            <text:p>曇り空 ・ くもりぞら ・ cloudy sky / weather</text:p>
            <text:p/>
            <text:p>薄曇り ・ うすぐもり ・ slightly cloudy weather</text:p>
            <text:p/>
            <text:p>花曇り ・ はなぐもり ・ cloudy weather in springti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新雪 ・ しんせつ ・ fresh snow</text:p>
            <text:p/>
            <text:p>初雪 ・ はつゆき ・ first snow of the season</text:p>
            <text:p/>
            <text:p>雪合戦 ・ ゆきがっせん ・ snowball fight</text:p>
            <text:p/>
            <text:p>雪 ・ ゆき ・ snow</text:p>
            <text:p/>
            <text:p>雪上車 ・ せつじょうしゃ ・ snowmobile</text:p>
            <text:p/>
            <text:p>雪焼け ・ ゆきやけ ・ snow-tan / -burn from light reflected in snow </text:p>
            <text:p/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雨 ・ らいう ・ thunderstorm</text:p>
            <text:p/>
            <text:p>雷親父 ・ かみなりおやじ ・ irascible old man</text:p>
            <text:p/>
            <text:p>雷雲 ・ らいうん ・ thundercloud</text:p>
            <text:p/>
            <text:p>地雷 ・ じらい ・ land mine</text:p>
            <text:p/>
            <text:p>雷 ・ かみなり ・ thunder(bolt); thundering rebuke / at so.</text:p>
            <text:p/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時 ・ れいじ ・ twelve o'clock</text:p>
            <text:p/>
            <text:p>零点 ・ れいてん ・ score of zero</text:p>
            <text:p/>
            <text:p>零下 ・ れいか ・ below zero, sub-zero</text:p>
            <text:p/>
            <text:p>零度 ・ れいど ・ zero degrees, freezing point</text:p>
            <text:p/>
            <text:p>零敗 ・ れいはい ・ losing w/o scoring a point , whitewash, being shut out</text:p>
            <text:p/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地震 ・ じしん ・ earthquake</text:p>
            <text:p/>
            <text:p>震う ・ ふるう ・ tremble, shudder</text:p>
            <text:p/>
            <text:p>震い ・ ふるい ・ trembling, shivering, shaking</text:p>
            <text:p/>
            <text:p>震源地 ・ しんげんち ・ epicenter</text:p>
            <text:p/>
            <text:p>震度 ・ しんど ・ seismic intensity</text:p>
            <text:p/>
            <text:p>震動 ・ しんどう ・ shock, tremor, vibration</text:p>
            <text:p/>
            <text:p>身震い ・ みぶるい ・ shivering</text:p>
            <text:p/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動 ・ しんどう ・ vibration</text:p>
            <text:p/>
            <text:p>手を振る ・ てをふる ・ wave one's hand</text:p>
            <text:p/>
            <text:p>振興 ・ しんこう ・ promotion, furtherance, rousing</text:p>
            <text:p/>
            <text:p>腕を振るう ・ うでをふるう ・ display one's ability</text:p>
            <text:p/>
            <text:p>不振 ・ ふしん ・ dullness, depression, stagnation, slump</text:p>
            <text:p/>
            <text:p>振られる ・ ふられる ・ [vi] get the mitten, be kicked out</text:p>
            <text:p/>
            <text:p>振り子 ・ ふりこ ・ pendulum</text:p>
            <text:p/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持久 ・ じきゅう ・ endurance</text:p>
            <text:p/>
            <text:p>久しい ・ ひさしい ・ long, longstanding</text:p>
            <text:p/>
            <text:p>久久に ・ ひさびさに ・ after a long time, first time in a long period</text:p>
            <text:p/>
            <text:p>久し振りに ・ ひさしぶりに ・ after a long time</text:p>
            <text:p/>
            <text:p>久遠 ・ くおん ・ eternity</text:p>
            <text:p/>
            <text:p>永久の ・ えいきゅうの ・ permanent, eternal, lasting</text:p>
            <text:p/>
            <text:p>l耐久性 ・ たいきゅうせい ・ durability, persistence, lasting quality</text:p>
            <text:p/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やか ・ にぎやか ・ bustling</text:p>
            <text:p/>
            <text:p>賑わう ・ にぎわう ・ [vi] flourish, prosper, be bustling</text:p>
            <text:p/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砂丘 ・ さきゅう ・ sand dune, sand hill</text:p>
            <text:p/>
            <text:p>丘の上に ・ おかのうえ に ・ on top of a hill</text:p>
            <text:p/>
            <text:p>丘 ・ おか ・ hill</text:p>
            <text:p/>
            <text:p>火口丘 ・ かこうきゅう ・ volcanic cone</text:p>
            <text:p/>
            <text:p>丘辺 ・ おかべ ・ vicinity of a hil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隊 ・ へいたい ・ soldier; troops</text:p>
            <text:p/>
            <text:p>兵卒 ・ へいそつ ・ private, common soldier</text:p>
            <text:p/>
            <text:p>兵器 ・ へいき ・ arms, weapon, ordnance</text:p>
            <text:p/>
            <text:p>兵士 ・ へいし ・ soldier</text:p>
            <text:p/>
            <text:p>兵事 ・ へいじ ・ military affairs</text:p>
            <text:p/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 office:value-type="string" calcext:value-type="string">
            <text:p>山岳 ・ さんがく ・ mountains</text:p>
            <text:p/>
            <text:p>岳友会 ・ がくゆうかい ・ mountaineering club</text:p>
            <text:p/>
            <text:p>朝日岳 ・ あさひだけ ・ Mt. Asahi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海浜 ・ かいひん ・ seashore, seaside, beach</text:p>
            <text:p/>
            <text:p>浜辺 ・ はまべ ・ beach, seashore</text:p>
            <text:p/>
            <text:p>砂浜 ・ すなはま ・ sandy beach, sands</text:p>
            <text:p/>
            <text:p>浜 ・ はま ・ beach</text:p>
            <text:p/>
            <text:p>浜風 ・ はまかぜ ・ beach wind</text:p>
            <text:p/>
            <text:p>浜伝いに ・ はまづたいに ・ along the beach</text:p>
            <text:p/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宿舎 ・ しゅくしゃ ・ lodgings, quarters</text:p>
            <text:p/>
            <text:p>校舎 ・ こうしゃ ・ school building</text:p>
            <text:p/>
            <text:p>田舎 ・ いなか ・ country, rural district</text:p>
            <text:p/>
            <text:p>兵舎 ・ へいしゃ ・ barracks</text:p>
            <text:p/>
            <text:p>駅舎 ・ えきしゃ ・ station building</text:p>
            <text:p/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び読む ・ ふたたびよむ ・ reread</text:p>
            <text:p/>
            <text:p>再生 ・ さいせい ・ reclamation; regeneration, resuscitation; playback</text:p>
            <text:p/>
            <text:p>再三 ・ さいさん ・ again and again, repeatedly</text:p>
            <text:p/>
            <text:p>再来週 ・ さらいしゅう ・ the week after next</text:p>
            <text:p/>
            <text:p>再開 ・ さいかい ・ reopening, resumption</text:p>
            <text:p/>
            <text:p>再度 ・ さいど ・ another time, a second ti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の巻 ・ とらのまき ・ key, crib, pony; secret of a trade </text:p>
            <text:p/>
            <text:p>虎穴 ・ こけつ ・ tiger's den; dangerous place</text:p>
            <text:p/>
            <text:p>虎口 ・ ここう ・ tiger’s den; dangerous place</text:p>
            <text:p/>
            <text:p>虎 ・ とら ・ tiger</text:p>
            <text:p/>
            <text:p>竜虎の争い ・ りゅうこのあらそい ・ well matched contest</text:p>
            <text:p/>
            <text:p>虎視眈眈 ・ こしたんたん ・ on the alert, eye covetously</text:p>
            <text:p/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寅年 ・ とらどし ・ year of the tiger</text:p>
            <text:p/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出演する ・ しゅつえんする ・ appear on stage, perform</text:p>
            <text:p/>
            <text:p>演出 ・ えんしゅつ ・ production of a play ; representation</text:p>
            <text:p/>
            <text:p>ロミオを演じる ・ ロミオをえんじる ・ play the part of Romeo</text:p>
            <text:p/>
            <text:p>上演する ・ じょうえんする ・ put on stage</text:p>
            <text:p/>
            <text:p>演説 ・ えんぜつ ・ public speech, address, oration</text:p>
            <text:p/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色 ・ きいろ ・ yellow</text:p>
            <text:p/>
            <text:p>黄金 ・ おうごん¹ こがね² ・ gold; money</text:p>
            <text:p/>
            <text:p>黄身 ・ きみ ・ egg yolk</text:p>
            <text:p/>
            <text:p>黄海 ・ こうかい ・ the Yellow Sea</text:p>
            <text:p/>
            <text:p>黄熱病 ・ おうねつびょう ・ yellow fever</text:p>
            <text:p/>
            <text:p>黄ばむ ・ きばむ ・ grow yellowish</text:p>
            <text:p/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断する ・ おうだんする ・ cross, traverse</text:p>
            <text:p/>
            <text:p>専横 ・ せんおう ・ arbitrariness, despotism</text:p>
            <text:p/>
            <text:p>縦横に ・ じゅうおうに ・ vertically and horizontally, in all directions; freely</text:p>
            <text:p/>
            <text:p>横車を押す ・ よこぐるまをおす ・ have one’s own way, act perversely</text:p>
            <text:p/>
            <text:p>横軸 ・ よこじく ・ x-axis, horizontal axis</text:p>
            <text:p/>
            <text:p>横 ・ よこ ・ width; horizontal; sideways; side</text:p>
            <text:p/>
            <text:p>横着な ・ おうちゃくな ・ impudent, brazen; idle, lazy</text:p>
            <text:p/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48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える ・ かまえる ・ [vt] set up a house ; assume a posture, make ready</text:p>
            <text:p/>
            <text:p>構造 ・ こうぞう ・ structure, construction, framework</text:p>
            <text:p/>
            <text:p>構う ・ かまう ・ mind, care about / for; be concerned about; entertain</text:p>
            <text:p/>
            <text:p>構わない ・ かまわない ・ do not care / mind</text:p>
            <text:p/>
            <text:p>構成 ・ こうせい ・ composition, construction, formation, organization</text:p>
            <text:p/>
            <text:p>居を構える ・ きょをかまえる ・ take up one’s residence</text:p>
            <text:p/>
            <text:p>待ち構える ・ まちかまえる ・ wait eagerly for, be on the watch for</text:p>
            <text:p/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演 ・ こうえん ・ lecture</text:p>
            <text:p/>
            <text:p>講師 ・ こうし ・ speaker, lecturer</text:p>
            <text:p/>
            <text:p>講座 ・ こうざ ・ lectureship, professor's chair; course of study</text:p>
            <text:p/>
            <text:p>講読する ・ こうどくする ・ read and explain</text:p>
            <text:p/>
            <text:p>講話 ・ こうわ ・ lecture, discourse</text:p>
            <text:p/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 office:value-type="string" calcext:value-type="string">
            <text:p>購買 ・ こうばい ・ purchase, buying</text:p>
            <text:p/>
            <text:p>購読 ・ こうどく ・ subscription</text:p>
            <text:p/>
            <text:p>購入 ・ こうにゅう ・ purchase, buying</text:p>
            <text:p/>
            <text:p>購書 ・ こうしょ ・ purchasing books; purchased book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海溝 ・ かいこう ・ sea trench</text:p>
            <text:p/>
            <text:p>溝が有る ・ みぞがある ・ to be estranged</text:p>
            <text:p/>
            <text:p>溝鼠 ・ どぶねずみ ・ common rat; dark gray</text:p>
            <text:p/>
            <text:p>溝 ・ みぞ ・ ditch, gutter, groove</text:p>
            <text:p/>
            <text:p>排水溝 ・ はいすいこう ・ drainage, canal</text:p>
            <text:p/>
            <text:p>側溝 ・ そっこう ・ channel, ditch, gutter</text:p>
            <text:p/>
            <text:p>下水溝 ・ げすいこう ・ ditch</text:p>
            <text:p/>
            <text:p>溝レール ・ みぞレール ・ grooved rai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定 ・ かてい ・ assumption, supposition</text:p>
            <text:p/>
            <text:p>仮に ・ かりに ・ provisionally; for example; supposing that</text:p>
            <text:p/>
            <text:p>仮名 ・ かな ・ kana, Japanese syllabary</text:p>
            <text:p/>
            <text:p>仮設の ・ かせつの ・ provisional; hypothetic</text:p>
            <text:p/>
            <text:p>仮説 ・ かせつ ・ hypothesis</text:p>
            <text:p/>
            <text:p>仮面 ・ かめん ・ mask, disguise</text:p>
            <text:p/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片道 ・ かたみち ・ one-way</text:p>
            <text:p/>
            <text:p>断片 ・ だんぺん ・ fragment, piece</text:p>
            <text:p/>
            <text:p>一片 ・ いっぺん ・ piece, bit, fragment, scrap</text:p>
            <text:p/>
            <text:p>片仮名 ・ かたかな ・ katakana</text:p>
            <text:p/>
            <text:p>破片 ・ はへん ・ fragment, broken piece, scrap</text:p>
            <text:p/>
            <text:p>雪片 ・ せっぺん ・ snowflake</text:p>
            <text:p/>
            <text:p>片思い ・ かたおもい ・ unrequited / unreciprocated love</text:p>
            <text:p/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出版 ・ しゅっぱん ・ publishing; publication</text:p>
            <text:p/>
            <text:p>英語版 ・ えいごばん ・ English edition</text:p>
            <text:p/>
            <text:p>版元 ・ はんもと ・ publisher</text:p>
            <text:p/>
            <text:p>重版 ・ じゅうはん ・ 2nd printing, reprint; 2nd edition</text:p>
            <text:p/>
            <text:p>決定版 ・ けっていばん ・ authoritative edition; last word</text:p>
            <text:p/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床板 ・ ゆかいた ・ floorboard</text:p>
            <text:p/>
            <text:p>黒板 ・ こくばん ・ blackboard</text:p>
            <text:p/>
            <text:p>板前 ・ いたまえ ・ chef esp. high-end Jap. cuisine , cook; kitchen area with chopping board</text:p>
            <text:p/>
            <text:p>溝板 ・ どぶいた ・ boards covering a drainage ditch</text:p>
            <text:p/>
            <text:p>板 ・ いた ・ board, plate</text:p>
            <text:p/>
            <text:p>鉄板 ・ てっぱん ・ iron plate</text:p>
            <text:p/>
            <text:p>板切れ ・ いたきれ ・ piece of wood, scrap lumber</text:p>
            <text:p/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販売する ・ はんばいする ・ sell, market</text:p>
            <text:p/>
            <text:p>再販 ・ さいはん ・ resale</text:p>
            <text:p/>
            <text:p>自動販売機 ・ じどうはんばいき ・ vending machine</text:p>
            <text:p/>
            <text:p>市販 ・ しはん ・ marketing</text:p>
            <text:p/>
            <text:p>販路 ・ はんろ ・ market, outlet</text:p>
            <text:p/>
            <text:p>信販 ・ しんぱん ・ sales on credit</text:p>
            <text:p/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義父 ・ ぎふ ・ father-in-law; foster father, stepfather</text:p>
            <text:p/>
            <text:p>定義 ・ ていぎ ・ definition</text:p>
            <text:p/>
            <text:p>義理 ・ ぎり ・ sense of duty / honor, obligation, debt of gratitude; justice; courtesy</text:p>
            <text:p/>
            <text:p>義歯 ・ ぎし ・ artificial tooth, denture</text:p>
            <text:p/>
            <text:p>字義 ・ じぎ ・ character definition, meaning of a word / term</text:p>
            <text:p/>
            <text:p>講義 ・ こうぎ ・ lecture</text:p>
            <text:p/>
            <text:p>忠義 ・ ちゅうぎ ・ loyalty, fidelity, devotion</text:p>
            <text:p/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議院 ・ ぎいん ・ House, Diet Chamber</text:p>
            <text:p/>
            <text:p>議決 ・ ぎけつ ・ decision, resolution</text:p>
            <text:p/>
            <text:p>議会 ・ ぎかい ・ assembly, national assembly</text:p>
            <text:p/>
            <text:p>議員 ・ ぎいん ・ member of an assembly / Diet</text:p>
            <text:p/>
            <text:p>会議 ・ かいぎ ・ conference, meeting, council</text:p>
            <text:p/>
            <text:p>建議 ・ けんぎ ・ proposal, suggestion</text:p>
            <text:p/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儀式 ・ ぎしき ・ ceremony, rite, ritual</text:p>
            <text:p/>
            <text:p>行儀 ・ ぎょうぎ ・ manners, behavior</text:p>
            <text:p/>
            <text:p>礼儀正しい ・ れいぎただしい ・ polite</text:p>
            <text:p/>
            <text:p>礼儀 ・ れいぎ ・ etiquette, propriety, courtesy, manners</text:p>
            <text:p/>
            <text:p>葬儀 ・ そうぎ ・ funeral service / rites</text:p>
            <text:p/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/>
            <text:p>犠打 ・ ぎだ ・ sacrifice batting baseball </text:p>
            <text:p/>
            <text:p>犠飛 ・ ぎひ ・ sacrifice fly baseball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犠牲 ・ ぎせい ・ sacrifice</text:p>
            <text:p/>
            <text:p>犠牲者 ・ ぎせいしゃ ・ victim</text:p>
            <text:p/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要旨 ・ ようし ・ gist, summary, abstract; purport</text:p>
            <text:p/>
            <text:p>主旨 ・ しゅし ・ gist, main point, substance</text:p>
            <text:p/>
            <text:p>旨い ・ うまい ・ fortunate, splendid, promising; skillful, delicious</text:p>
            <text:p/>
            <text:p>旨 ・ むね ・ purport, gist</text:p>
            <text:p/>
            <text:p>宗旨 ・ しゅうし ・ sect tenets of a religious … </text:p>
            <text:p/>
            <text:p>本旨 ・ ほんし ・ main object, true ai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定する ・ していする ・ designate, appoint</text:p>
            <text:p/>
            <text:p>指す ・ さす ・ [vt] point with one's finger </text:p>
            <text:p/>
            <text:p>指し図 ・ さしず ・ directions</text:p>
            <text:p/>
            <text:p>目指す ・ めざす ・ aim for, have an eye on</text:p>
            <text:p/>
            <text:p>指示する ・ しじする ・ instruct; indicate, point to</text:p>
            <text:p/>
            <text:p>指 ・ ゆび ・ finger</text:p>
            <text:p/>
            <text:p>指の節 ・ ゆびのふし ・ knuckle</text:p>
            <text:p/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 office:value-type="string" calcext:value-type="string">
            <text:p>指揮者 ・ しきしゃ ・ conductor; commander</text:p>
            <text:p/>
            <text:p>指揮する ・ しきする ・ conduct; command</text:p>
            <text:p/>
            <text:p>発揮する ・ はっきする ・ display, demonstrate; put to us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く ・ かがやく ・ shine brilliantly, glitter, light up</text:p>
            <text:p/>
            <text:p>輝かしい ・ かがやかしい ・ bright, brilliant</text:p>
            <text:p/>
            <text:p>輝き渡る ・ かがやきわたる ・ shine out far and wide</text:p>
            <text:p/>
            <text:p>輝度 ・ きど ・ brightness</text:p>
            <text:p/>
            <text:p>輝輝 ・ きき ・ brilliance</text:p>
            <text:p/>
            <text:p>光輝有る ・ こうきある ・ shining, brilliant, glorious, splendi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49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駐屯する ・ ちゅうとんする ・ be stationed, occup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50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53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53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55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55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54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53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52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45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57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43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51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53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47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39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56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37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40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34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33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46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38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32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36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41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35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44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42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6" table:default-cell-style-name="Default"/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4" table:default-cell-style-name="Default"/>
        </table:table-column-group>
        <table:table-column table:style-name="co2" table:number-columns-repeated="56" table:default-cell-style-name="Default"/>
        <table:table-row table:style-name="ro58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9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315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9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228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8">
          <table:table-cell table:style-name="ce62" office:value-type="string" calcext:value-type="string">
            <office:annotation draw:style-name="gr3" draw:text-style-name="P2" svg:width="4.698in" svg:height="0.3902in" svg:x="0.8504in" svg:y="0.9071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9">
          <table:table-cell table:number-columns-repeated="5"/>
          <table:table-cell table:style-name="ce61"/>
          <table:table-cell table:number-columns-repeated="58"/>
        </table:table-row>
        <table:table-row table:style-name="ro58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59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60" table:number-rows-repeated="1045769">
          <table:table-cell table:number-columns-repeated="64"/>
        </table:table-row>
        <table:table-row table:style-name="ro60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dc:date>2022-06-10T12:33:21.334424435</dc:date>
    <meta:editing-duration>PT13H36M29S</meta:editing-duration>
    <meta:editing-cycles>18</meta:editing-cycles>
    <meta:document-statistic meta:table-count="2" meta:cell-count="6893" meta:object-count="0"/>
  </office:meta>
</office:document-meta>
</file>